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83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m serv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e.exec_start <text:s text:c="31"/></text:p>
          </table:table-cell>
          <table:table-cell office:value-type="float" office:value="411924244.117222" calcext:value-type="float">
            <text:p>411924244.117222</text:p>
          </table:table-cell>
          <table:table-cell table:number-columns-repeated="4"/>
          <table:table-cell office:value-type="string" calcext:value-type="string">
            <text:p>se.exec_start <text:s text:c="31"/></text:p>
          </table:table-cell>
          <table:table-cell office:value-type="float" office:value="361001532.244551" calcext:value-type="float">
            <text:p>361001532.244551</text:p>
          </table:table-cell>
          <table:table-cell table:number-columns-repeated="4"/>
          <table:table-cell office:value-type="string" calcext:value-type="string">
            <text:p>se.exec_start <text:s text:c="31"/></text:p>
          </table:table-cell>
          <table:table-cell office:value-type="float" office:value="413751069.191241" calcext:value-type="float">
            <text:p>413751069.191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vruntime <text:s text:c="33"/></text:p>
          </table:table-cell>
          <table:table-cell office:value-type="float" office:value="7455728208.09741" calcext:value-type="float">
            <text:p>7455728208.09741</text:p>
          </table:table-cell>
          <table:table-cell table:number-columns-repeated="4"/>
          <table:table-cell office:value-type="string" calcext:value-type="string">
            <text:p>se.vruntime <text:s text:c="33"/></text:p>
          </table:table-cell>
          <table:table-cell office:value-type="float" office:value="7396124320.98094" calcext:value-type="float">
            <text:p>7396124320.98094</text:p>
          </table:table-cell>
          <table:table-cell table:number-columns-repeated="4"/>
          <table:table-cell office:value-type="string" calcext:value-type="string">
            <text:p>se.vruntime <text:s text:c="33"/></text:p>
          </table:table-cell>
          <table:table-cell office:value-type="float" office:value="7583871204.31612" calcext:value-type="float">
            <text:p>7583871204.31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sum_exec_runtime <text:s text:c="25"/></text:p>
          </table:table-cell>
          <table:table-cell office:value-type="float" office:value="199833358.71758" calcext:value-type="float">
            <text:p>199833358.71758</text:p>
          </table:table-cell>
          <table:table-cell table:number-columns-repeated="4"/>
          <table:table-cell office:value-type="string" calcext:value-type="string">
            <text:p>se.sum_exec_runtime <text:s text:c="25"/></text:p>
          </table:table-cell>
          <table:table-cell office:value-type="float" office:value="198601357.820652" calcext:value-type="float">
            <text:p>198601357.820652</text:p>
          </table:table-cell>
          <table:table-cell table:number-columns-repeated="4"/>
          <table:table-cell office:value-type="string" calcext:value-type="string">
            <text:p>se.sum_exec_runtime <text:s text:c="25"/></text:p>
          </table:table-cell>
          <table:table-cell office:value-type="float" office:value="201621075.135883" calcext:value-type="float">
            <text:p>201621075.135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nr_migrations <text:s text:c="28"/></text:p>
          </table:table-cell>
          <table:table-cell office:value-type="float" office:value="126055" calcext:value-type="float">
            <text:p>126055</text:p>
          </table:table-cell>
          <table:table-cell table:number-columns-repeated="4"/>
          <table:table-cell office:value-type="string" calcext:value-type="string">
            <text:p>se.nr_migrations <text:s text:c="28"/></text:p>
          </table:table-cell>
          <table:table-cell office:value-type="float" office:value="124178" calcext:value-type="float">
            <text:p>124178</text:p>
          </table:table-cell>
          <table:table-cell table:number-columns-repeated="4"/>
          <table:table-cell office:value-type="string" calcext:value-type="string">
            <text:p>se.nr_migrations <text:s text:c="28"/></text:p>
          </table:table-cell>
          <table:table-cell office:value-type="float" office:value="126137" calcext:value-type="float">
            <text:p>126137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e.exec_start <text:s text:c="31"/></text:p>
          </table:table-cell>
          <table:table-cell office:value-type="float" office:value="413751069.191241" calcext:value-type="float">
            <text:p>413751069.191241</text:p>
          </table:table-cell>
          <table:table-cell/>
          <table:table-cell table:formula="of:=[.B9]-[.B3]" office:value-type="float" office:value="1826825.07401901" calcext:value-type="float">
            <text:p>1826825.07401901</text:p>
          </table:table-cell>
          <table:table-cell table:number-columns-repeated="2"/>
          <table:table-cell office:value-type="string" calcext:value-type="string">
            <text:p>se.exec_start <text:s text:c="31"/></text:p>
          </table:table-cell>
          <table:table-cell office:value-type="float" office:value="411924244.117222" calcext:value-type="float">
            <text:p>411924244.117222</text:p>
          </table:table-cell>
          <table:table-cell/>
          <table:table-cell table:formula="of:=[.H9]-[.H3]" office:value-type="float" office:value="50922711.872671" calcext:value-type="float">
            <text:p>50922711.872671</text:p>
          </table:table-cell>
          <table:table-cell table:number-columns-repeated="2"/>
          <table:table-cell office:value-type="string" calcext:value-type="string">
            <text:p>se.exec_start <text:s text:c="31"/></text:p>
          </table:table-cell>
          <table:table-cell office:value-type="float" office:value="423846753.778964" calcext:value-type="float">
            <text:p>423846753.778964</text:p>
          </table:table-cell>
          <table:table-cell/>
          <table:table-cell table:formula="of:=[.N9]-[.N3]" office:value-type="float" office:value="10095684.587723" calcext:value-type="float">
            <text:p>10095684.587723</text:p>
          </table:table-cell>
        </table:table-row>
        <table:table-row table:style-name="ro1">
          <table:table-cell office:value-type="string" calcext:value-type="string">
            <text:p>se.vruntime <text:s text:c="33"/></text:p>
          </table:table-cell>
          <table:table-cell office:value-type="float" office:value="7583871204.31612" calcext:value-type="float">
            <text:p>7583871204.31612</text:p>
          </table:table-cell>
          <table:table-cell/>
          <table:table-cell table:formula="of:=[.B10]-[.B4]" office:value-type="float" office:value="128142996.21871" calcext:value-type="float">
            <text:p>128142996.21871</text:p>
          </table:table-cell>
          <table:table-cell table:number-columns-repeated="2"/>
          <table:table-cell office:value-type="string" calcext:value-type="string">
            <text:p>se.vruntime <text:s text:c="33"/></text:p>
          </table:table-cell>
          <table:table-cell office:value-type="float" office:value="7455728208.09741" calcext:value-type="float">
            <text:p>7455728208.09741</text:p>
          </table:table-cell>
          <table:table-cell/>
          <table:table-cell table:formula="of:=[.H10]-[.H4]" office:value-type="float" office:value="59603887.1164703" calcext:value-type="float">
            <text:p>59603887.1164703</text:p>
          </table:table-cell>
          <table:table-cell table:number-columns-repeated="2"/>
          <table:table-cell office:value-type="string" calcext:value-type="string">
            <text:p>se.vruntime <text:s text:c="33"/></text:p>
          </table:table-cell>
          <table:table-cell office:value-type="float" office:value="7544375610.8963" calcext:value-type="float">
            <text:p>7544375610.8963</text:p>
          </table:table-cell>
          <table:table-cell/>
          <table:table-cell table:formula="of:=[.N10]-[.N4]" office:value-type="float" office:value="-39495593.4198198" calcext:value-type="float">
            <text:p>-39495593.4198198</text:p>
          </table:table-cell>
        </table:table-row>
        <table:table-row table:style-name="ro1">
          <table:table-cell office:value-type="string" calcext:value-type="string">
            <text:p>se.sum_exec_runtime <text:s text:c="25"/></text:p>
          </table:table-cell>
          <table:table-cell office:value-type="float" office:value="201621075.135883" calcext:value-type="float">
            <text:p>201621075.135883</text:p>
          </table:table-cell>
          <table:table-cell/>
          <table:table-cell table:formula="of:=[.B11]-[.B5]" office:value-type="float" office:value="1787716.41830301" calcext:value-type="float">
            <text:p>1787716.41830301</text:p>
          </table:table-cell>
          <table:table-cell table:number-columns-repeated="2"/>
          <table:table-cell office:value-type="string" calcext:value-type="string">
            <text:p>se.sum_exec_runtime <text:s text:c="25"/></text:p>
          </table:table-cell>
          <table:table-cell office:value-type="float" office:value="199833358.71758" calcext:value-type="float">
            <text:p>199833358.71758</text:p>
          </table:table-cell>
          <table:table-cell/>
          <table:table-cell table:formula="of:=[.H11]-[.H5]" office:value-type="float" office:value="1232000.89692798" calcext:value-type="float">
            <text:p>1232000.89692798</text:p>
          </table:table-cell>
          <table:table-cell table:number-columns-repeated="2"/>
          <table:table-cell office:value-type="string" calcext:value-type="string">
            <text:p>se.sum_exec_runtime <text:s text:c="25"/></text:p>
          </table:table-cell>
          <table:table-cell office:value-type="float" office:value="203408672.26709" calcext:value-type="float">
            <text:p>203408672.26709</text:p>
          </table:table-cell>
          <table:table-cell/>
          <table:table-cell table:formula="of:=[.N11]-[.N5]" office:value-type="float" office:value="1787597.13120699" calcext:value-type="float">
            <text:p>1787597.13120699</text:p>
          </table:table-cell>
        </table:table-row>
        <table:table-row table:style-name="ro1">
          <table:table-cell office:value-type="string" calcext:value-type="string">
            <text:p>se.nr_migrations <text:s text:c="28"/></text:p>
          </table:table-cell>
          <table:table-cell office:value-type="float" office:value="126137" calcext:value-type="float">
            <text:p>126137</text:p>
          </table:table-cell>
          <table:table-cell/>
          <table:table-cell table:formula="of:=[.B12]-[.B6]"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se.nr_migrations <text:s text:c="28"/></text:p>
          </table:table-cell>
          <table:table-cell office:value-type="float" office:value="126055" calcext:value-type="float">
            <text:p>126055</text:p>
          </table:table-cell>
          <table:table-cell/>
          <table:table-cell table:formula="of:=[.H12]-[.H6]" office:value-type="float" office:value="1877" calcext:value-type="float">
            <text:p>1877</text:p>
          </table:table-cell>
          <table:table-cell table:number-columns-repeated="2"/>
          <table:table-cell office:value-type="string" calcext:value-type="string">
            <text:p>se.nr_migrations <text:s text:c="28"/></text:p>
          </table:table-cell>
          <table:table-cell office:value-type="float" office:value="126227" calcext:value-type="float">
            <text:p>126227</text:p>
          </table:table-cell>
          <table:table-cell/>
          <table:table-cell table:formula="of:=[.N12]-[.N6]" office:value-type="float" office:value="90" calcext:value-type="float">
            <text:p>9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6"/>
          <table:table-cell table:formula="of:=[.J9]/[.D9]" office:value-type="float" office:value="27.8749797103677" calcext:value-type="float">
            <text:p>27.8749797103677</text:p>
          </table:table-cell>
          <table:table-cell table:number-columns-repeated="2"/>
          <table:table-cell table:formula="of:=[.J9]/[.P9]" office:value-type="float" office:value="5.04400780652325" calcext:value-type="float">
            <text:p>5.0440078065232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J10]/[.D10]" office:value-type="float" office:value="0.465135738005849" calcext:value-type="float">
            <text:p>0.465135738005849</text:p>
          </table:table-cell>
          <table:table-cell table:number-columns-repeated="2"/>
          <table:table-cell table:formula="of:=[.J10]/[.P10]" office:value-type="float" office:value="-1.50912752425084" calcext:value-type="float">
            <text:p>-1.50912752425084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J11]/[.D11]" office:value-type="float" office:value="0.689147833691351" calcext:value-type="float">
            <text:p>0.689147833691351</text:p>
          </table:table-cell>
          <table:table-cell table:number-columns-repeated="2"/>
          <table:table-cell table:formula="of:=[.J11]/[.P11]" office:value-type="float" office:value="0.689193820811366" calcext:value-type="float">
            <text:p>0.689193820811366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J12]/[.D12]" office:value-type="float" office:value="22.890243902439" calcext:value-type="float">
            <text:p>22.890243902439</text:p>
          </table:table-cell>
          <table:table-cell table:number-columns-repeated="2"/>
          <table:table-cell table:formula="of:=[.J12]/[.P12]" office:value-type="float" office:value="20.8555555555556" calcext:value-type="float">
            <text:p>20.8555555555556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lru</text:p>
          </table:table-cell>
          <table:table-cell table:number-columns-repeated="2"/>
          <table:table-cell office:value-type="string" calcext:value-type="string">
            <text:p>mglru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gmigrate_success</text:p>
          </table:table-cell>
          <table:table-cell office:value-type="float" office:value="408625534" calcext:value-type="float">
            <text:p>408625534</text:p>
          </table:table-cell>
          <table:table-cell office:value-type="float" office:value="408625570" calcext:value-type="float">
            <text:p>408625570</text:p>
          </table:table-cell>
          <table:table-cell table:formula="of:=[.C24]-[.B24]" office:value-type="float" office:value="36" calcext:value-type="float">
            <text:p>36</text:p>
          </table:table-cell>
          <table:table-cell office:value-type="float" office:value="402167506" calcext:value-type="float">
            <text:p>402167506</text:p>
          </table:table-cell>
          <table:table-cell office:value-type="float" office:value="407131638" calcext:value-type="float">
            <text:p>407131638</text:p>
          </table:table-cell>
          <table:table-cell table:formula="of:=[.F24]-[.E24]" office:value-type="float" office:value="4964132" calcext:value-type="float">
            <text:p>4964132</text:p>
          </table:table-cell>
          <table:table-cell table:formula="of:=[.G24]/[.D24]" office:value-type="float" office:value="137892.555555556" calcext:value-type="float">
            <text:p>137892.555555556</text:p>
          </table:table-cell>
          <table:table-cell/>
          <table:table-cell office:value-type="string" calcext:value-type="string">
            <text:p>nr_free_pages</text:p>
          </table:table-cell>
          <table:table-cell office:value-type="float" office:value="42268561" calcext:value-type="float">
            <text:p>42268561</text:p>
          </table:table-cell>
          <table:table-cell office:value-type="float" office:value="21588374" calcext:value-type="float">
            <text:p>21588374</text:p>
          </table:table-cell>
          <table:table-cell table:formula="of:=[.L24]-[.K24]" office:value-type="float" office:value="-20680187" calcext:value-type="float">
            <text:p>-20680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outrun</text:p>
          </table:table-cell>
          <table:table-cell office:value-type="float" office:value="517950" calcext:value-type="float">
            <text:p>517950</text:p>
          </table:table-cell>
          <table:table-cell office:value-type="float" office:value="517953" calcext:value-type="float">
            <text:p>517953</text:p>
          </table:table-cell>
          <table:table-cell table:formula="of:=[.C25]-[.B25]" office:value-type="float" office:value="3" calcext:value-type="float">
            <text:p>3</text:p>
          </table:table-cell>
          <table:table-cell office:value-type="float" office:value="513180" calcext:value-type="float">
            <text:p>513180</text:p>
          </table:table-cell>
          <table:table-cell office:value-type="float" office:value="517950" calcext:value-type="float">
            <text:p>517950</text:p>
          </table:table-cell>
          <table:table-cell table:formula="of:=[.F25]-[.E25]" office:value-type="float" office:value="4770" calcext:value-type="float">
            <text:p>4770</text:p>
          </table:table-cell>
          <table:table-cell table:formula="of:=[.G25]/[.D25]" office:value-type="float" office:value="1590" calcext:value-type="float">
            <text:p>1590</text:p>
          </table:table-cell>
          <table:table-cell/>
          <table:table-cell office:value-type="string" calcext:value-type="string">
            <text:p>nr_zone_inactive_anon</text:p>
          </table:table-cell>
          <table:table-cell office:value-type="float" office:value="21771" calcext:value-type="float">
            <text:p>21771</text:p>
          </table:table-cell>
          <table:table-cell office:value-type="float" office:value="21800" calcext:value-type="float">
            <text:p>21800</text:p>
          </table:table-cell>
          <table:table-cell table:formula="of:=[.L25]-[.K25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low_wmark_hit_quickly</text:p>
          </table:table-cell>
          <table:table-cell office:value-type="float" office:value="391466" calcext:value-type="float">
            <text:p>391466</text:p>
          </table:table-cell>
          <table:table-cell office:value-type="float" office:value="391468" calcext:value-type="float">
            <text:p>391468</text:p>
          </table:table-cell>
          <table:table-cell table:formula="of:=[.C26]-[.B26]" office:value-type="float" office:value="2" calcext:value-type="float">
            <text:p>2</text:p>
          </table:table-cell>
          <table:table-cell office:value-type="float" office:value="390275" calcext:value-type="float">
            <text:p>390275</text:p>
          </table:table-cell>
          <table:table-cell office:value-type="float" office:value="391466" calcext:value-type="float">
            <text:p>391466</text:p>
          </table:table-cell>
          <table:table-cell table:formula="of:=[.F26]-[.E26]" office:value-type="float" office:value="1191" calcext:value-type="float">
            <text:p>1191</text:p>
          </table:table-cell>
          <table:table-cell table:formula="of:=[.G26]/[.D26]" office:value-type="float" office:value="595.5" calcext:value-type="float">
            <text:p>595.5</text:p>
          </table:table-cell>
          <table:table-cell/>
          <table:table-cell office:value-type="string" calcext:value-type="string">
            <text:p>nr_zone_active_anon</text:p>
          </table:table-cell>
          <table:table-cell office:value-type="float" office:value="62420" calcext:value-type="float">
            <text:p>62420</text:p>
          </table:table-cell>
          <table:table-cell office:value-type="float" office:value="62434" calcext:value-type="float">
            <text:p>62434</text:p>
          </table:table-cell>
          <table:table-cell table:formula="of:=[.L26]-[.K26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wake</text:p>
          </table:table-cell>
          <table:table-cell office:value-type="float" office:value="33203" calcext:value-type="float">
            <text:p>33203</text:p>
          </table:table-cell>
          <table:table-cell office:value-type="float" office:value="33205" calcext:value-type="float">
            <text:p>33205</text:p>
          </table:table-cell>
          <table:table-cell table:formula="of:=[.C27]-[.B27]" office:value-type="float" office:value="2" calcext:value-type="float">
            <text:p>2</text:p>
          </table:table-cell>
          <table:table-cell office:value-type="float" office:value="32804" calcext:value-type="float">
            <text:p>32804</text:p>
          </table:table-cell>
          <table:table-cell office:value-type="float" office:value="33203" calcext:value-type="float">
            <text:p>33203</text:p>
          </table:table-cell>
          <table:table-cell table:formula="of:=[.F27]-[.E27]" office:value-type="float" office:value="399" calcext:value-type="float">
            <text:p>399</text:p>
          </table:table-cell>
          <table:table-cell table:formula="of:=[.G27]/[.D27]" office:value-type="float" office:value="199.5" calcext:value-type="float">
            <text:p>199.5</text:p>
          </table:table-cell>
          <table:table-cell/>
          <table:table-cell office:value-type="string" calcext:value-type="string">
            <text:p>nr_zone_inactive_file</text:p>
          </table:table-cell>
          <table:table-cell office:value-type="float" office:value="10057" calcext:value-type="float">
            <text:p>10057</text:p>
          </table:table-cell>
          <table:table-cell office:value-type="float" office:value="5309868" calcext:value-type="float">
            <text:p>5309868</text:p>
          </table:table-cell>
          <table:table-cell table:formula="of:=[.L27]-[.K27]" office:value-type="float" office:value="5299811" calcext:value-type="float">
            <text:p>5299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miss</text:p>
          </table:table-cell>
          <table:table-cell office:value-type="float" office:value="82763190" calcext:value-type="float">
            <text:p>82763190</text:p>
          </table:table-cell>
          <table:table-cell office:value-type="float" office:value="82825629" calcext:value-type="float">
            <text:p>82825629</text:p>
          </table:table-cell>
          <table:table-cell table:formula="of:=[.C28]-[.B28]" office:value-type="float" office:value="62439" calcext:value-type="float">
            <text:p>62439</text:p>
          </table:table-cell>
          <table:table-cell office:value-type="float" office:value="81981538" calcext:value-type="float">
            <text:p>81981538</text:p>
          </table:table-cell>
          <table:table-cell office:value-type="float" office:value="82763190" calcext:value-type="float">
            <text:p>82763190</text:p>
          </table:table-cell>
          <table:table-cell table:formula="of:=[.F28]-[.E28]" office:value-type="float" office:value="781652" calcext:value-type="float">
            <text:p>781652</text:p>
          </table:table-cell>
          <table:table-cell table:formula="of:=[.G28]/[.D28]" office:value-type="float" office:value="12.5186502025977" calcext:value-type="float">
            <text:p>12.5186502025977</text:p>
          </table:table-cell>
          <table:table-cell/>
          <table:table-cell office:value-type="string" calcext:value-type="string">
            <text:p>nr_zone_active_file</text:p>
          </table:table-cell>
          <table:table-cell office:value-type="float" office:value="28891" calcext:value-type="float">
            <text:p>28891</text:p>
          </table:table-cell>
          <table:table-cell office:value-type="float" office:value="15299022" calcext:value-type="float">
            <text:p>15299022</text:p>
          </table:table-cell>
          <table:table-cell table:formula="of:=[.L28]-[.K28]" office:value-type="float" office:value="15270131" calcext:value-type="float">
            <text:p>15270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foreign</text:p>
          </table:table-cell>
          <table:table-cell office:value-type="float" office:value="82763190" calcext:value-type="float">
            <text:p>82763190</text:p>
          </table:table-cell>
          <table:table-cell office:value-type="float" office:value="82825629" calcext:value-type="float">
            <text:p>82825629</text:p>
          </table:table-cell>
          <table:table-cell table:formula="of:=[.C29]-[.B29]" office:value-type="float" office:value="62439" calcext:value-type="float">
            <text:p>62439</text:p>
          </table:table-cell>
          <table:table-cell office:value-type="float" office:value="81981538" calcext:value-type="float">
            <text:p>81981538</text:p>
          </table:table-cell>
          <table:table-cell office:value-type="float" office:value="82763190" calcext:value-type="float">
            <text:p>82763190</text:p>
          </table:table-cell>
          <table:table-cell table:formula="of:=[.F29]-[.E29]" office:value-type="float" office:value="781652" calcext:value-type="float">
            <text:p>781652</text:p>
          </table:table-cell>
          <table:table-cell table:formula="of:=[.G29]/[.D29]" office:value-type="float" office:value="12.5186502025977" calcext:value-type="float">
            <text:p>12.5186502025977</text:p>
          </table:table-cell>
          <table:table-cell/>
          <table:table-cell office:value-type="string" calcext:value-type="string">
            <text:p>nr_zone_unevictable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L29]-[.K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other</text:p>
          </table:table-cell>
          <table:table-cell office:value-type="float" office:value="82825648" calcext:value-type="float">
            <text:p>82825648</text:p>
          </table:table-cell>
          <table:table-cell office:value-type="float" office:value="82888529" calcext:value-type="float">
            <text:p>82888529</text:p>
          </table:table-cell>
          <table:table-cell table:formula="of:=[.C30]-[.B30]" office:value-type="float" office:value="62881" calcext:value-type="float">
            <text:p>62881</text:p>
          </table:table-cell>
          <table:table-cell office:value-type="float" office:value="82043503" calcext:value-type="float">
            <text:p>82043503</text:p>
          </table:table-cell>
          <table:table-cell office:value-type="float" office:value="82825648" calcext:value-type="float">
            <text:p>82825648</text:p>
          </table:table-cell>
          <table:table-cell table:formula="of:=[.F30]-[.E30]" office:value-type="float" office:value="782145" calcext:value-type="float">
            <text:p>782145</text:p>
          </table:table-cell>
          <table:table-cell table:formula="of:=[.G30]/[.D30]" office:value-type="float" office:value="12.438494934877" calcext:value-type="float">
            <text:p>12.438494934877</text:p>
          </table:table-cell>
          <table:table-cell/>
          <table:table-cell office:value-type="string" calcext:value-type="string">
            <text:p>nr_zone_write_pendin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L30]-[.K30]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file</text:p>
          </table:table-cell>
          <table:table-cell office:value-type="float" office:value="9921" calcext:value-type="float">
            <text:p>9921</text:p>
          </table:table-cell>
          <table:table-cell office:value-type="float" office:value="5227089" calcext:value-type="float">
            <text:p>5227089</text:p>
          </table:table-cell>
          <table:table-cell table:formula="of:=[.C31]-[.B31]" office:value-type="float" office:value="5217168" calcext:value-type="float">
            <text:p>5217168</text:p>
          </table:table-cell>
          <table:table-cell office:value-type="float" office:value="10457" calcext:value-type="float">
            <text:p>10457</text:p>
          </table:table-cell>
          <table:table-cell office:value-type="float" office:value="20458774" calcext:value-type="float">
            <text:p>20458774</text:p>
          </table:table-cell>
          <table:table-cell table:formula="of:=[.F31]-[.E31]" office:value-type="float" office:value="20448317" calcext:value-type="float">
            <text:p>20448317</text:p>
          </table:table-cell>
          <table:table-cell table:formula="of:=[.G31]/[.D31]" office:value-type="float" office:value="3.91942850987356" calcext:value-type="float">
            <text:p>3.91942850987356</text:p>
          </table:table-cell>
          <table:table-cell/>
          <table:table-cell office:value-type="string" calcext:value-type="string">
            <text:p>nr_mlock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L31]-[.K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file</text:p>
          </table:table-cell>
          <table:table-cell office:value-type="float" office:value="9921" calcext:value-type="float">
            <text:p>9921</text:p>
          </table:table-cell>
          <table:table-cell office:value-type="float" office:value="5227089" calcext:value-type="float">
            <text:p>5227089</text:p>
          </table:table-cell>
          <table:table-cell table:formula="of:=[.C32]-[.B32]" office:value-type="float" office:value="5217168" calcext:value-type="float">
            <text:p>5217168</text:p>
          </table:table-cell>
          <table:table-cell office:value-type="float" office:value="10457" calcext:value-type="float">
            <text:p>10457</text:p>
          </table:table-cell>
          <table:table-cell office:value-type="float" office:value="20458774" calcext:value-type="float">
            <text:p>20458774</text:p>
          </table:table-cell>
          <table:table-cell table:formula="of:=[.F32]-[.E32]" office:value-type="float" office:value="20448317" calcext:value-type="float">
            <text:p>20448317</text:p>
          </table:table-cell>
          <table:table-cell table:formula="of:=[.G32]/[.D32]" office:value-type="float" office:value="3.91942850987356" calcext:value-type="float">
            <text:p>3.91942850987356</text:p>
          </table:table-cell>
          <table:table-cell/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32]-[.K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stack</text:p>
          </table:table-cell>
          <table:table-cell office:value-type="float" office:value="17616" calcext:value-type="float">
            <text:p>17616</text:p>
          </table:table-cell>
          <table:table-cell office:value-type="float" office:value="17840" calcext:value-type="float">
            <text:p>17840</text:p>
          </table:table-cell>
          <table:table-cell table:formula="of:=[.C33]-[.B33]" office:value-type="float" office:value="224" calcext:value-type="float">
            <text:p>224</text:p>
          </table:table-cell>
          <table:table-cell office:value-type="float" office:value="16832" calcext:value-type="float">
            <text:p>16832</text:p>
          </table:table-cell>
          <table:table-cell office:value-type="float" office:value="17632" calcext:value-type="float">
            <text:p>17632</text:p>
          </table:table-cell>
          <table:table-cell table:formula="of:=[.F33]-[.E33]" office:value-type="float" office:value="800" calcext:value-type="float">
            <text:p>800</text:p>
          </table:table-cell>
          <table:table-cell table:formula="of:=[.G33]/[.D33]" office:value-type="float" office:value="3.57142857142857" calcext:value-type="float">
            <text:p>3.57142857142857</text:p>
          </table:table-cell>
          <table:table-cell/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33]-[.K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pages</text:p>
          </table:table-cell>
          <table:table-cell office:value-type="float" office:value="86763" calcext:value-type="float">
            <text:p>86763</text:p>
          </table:table-cell>
          <table:table-cell office:value-type="float" office:value="86723" calcext:value-type="float">
            <text:p>86723</text:p>
          </table:table-cell>
          <table:table-cell table:formula="of:=[.C34]-[.B34]" office:value-type="float" office:value="-40" calcext:value-type="float">
            <text:p>-40</text:p>
          </table:table-cell>
          <table:table-cell office:value-type="float" office:value="86938" calcext:value-type="float">
            <text:p>86938</text:p>
          </table:table-cell>
          <table:table-cell office:value-type="float" office:value="86820" calcext:value-type="float">
            <text:p>86820</text:p>
          </table:table-cell>
          <table:table-cell table:formula="of:=[.F34]-[.E34]" office:value-type="float" office:value="-118" calcext:value-type="float">
            <text:p>-118</text:p>
          </table:table-cell>
          <table:table-cell table:formula="of:=[.G34]/[.D34]" office:value-type="float" office:value="2.95" calcext:value-type="float">
            <text:p>2.95</text:p>
          </table:table-cell>
          <table:table-cell/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34]-[.K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unreclaimable</text:p>
          </table:table-cell>
          <table:table-cell office:value-type="float" office:value="56739" calcext:value-type="float">
            <text:p>56739</text:p>
          </table:table-cell>
          <table:table-cell office:value-type="float" office:value="57111" calcext:value-type="float">
            <text:p>57111</text:p>
          </table:table-cell>
          <table:table-cell table:formula="of:=[.C35]-[.B35]" office:value-type="float" office:value="372" calcext:value-type="float">
            <text:p>372</text:p>
          </table:table-cell>
          <table:table-cell office:value-type="float" office:value="56574" calcext:value-type="float">
            <text:p>56574</text:p>
          </table:table-cell>
          <table:table-cell office:value-type="float" office:value="57461" calcext:value-type="float">
            <text:p>57461</text:p>
          </table:table-cell>
          <table:table-cell table:formula="of:=[.F35]-[.E35]" office:value-type="float" office:value="887" calcext:value-type="float">
            <text:p>887</text:p>
          </table:table-cell>
          <table:table-cell table:formula="of:=[.G35]/[.D35]" office:value-type="float" office:value="2.38440860215054" calcext:value-type="float">
            <text:p>2.38440860215054</text:p>
          </table:table-cell>
          <table:table-cell/>
          <table:table-cell office:value-type="string" calcext:value-type="string">
            <text:p>numa_hit</text:p>
          </table:table-cell>
          <table:table-cell office:value-type="float" office:value="244535358685" calcext:value-type="float">
            <text:p>244535358685</text:p>
          </table:table-cell>
          <table:table-cell office:value-type="float" office:value="245916448202" calcext:value-type="float">
            <text:p>245916448202</text:p>
          </table:table-cell>
          <table:table-cell table:formula="of:=[.L35]-[.K35]" office:value-type="float" office:value="1381089517" calcext:value-type="float">
            <text:p>1381089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apped</text:p>
          </table:table-cell>
          <table:table-cell office:value-type="float" office:value="37858" calcext:value-type="float">
            <text:p>37858</text:p>
          </table:table-cell>
          <table:table-cell office:value-type="float" office:value="37922" calcext:value-type="float">
            <text:p>37922</text:p>
          </table:table-cell>
          <table:table-cell table:formula="of:=[.C36]-[.B36]" office:value-type="float" office:value="64" calcext:value-type="float">
            <text:p>64</text:p>
          </table:table-cell>
          <table:table-cell office:value-type="float" office:value="37856" calcext:value-type="float">
            <text:p>37856</text:p>
          </table:table-cell>
          <table:table-cell office:value-type="float" office:value="37956" calcext:value-type="float">
            <text:p>37956</text:p>
          </table:table-cell>
          <table:table-cell table:formula="of:=[.F36]-[.E36]" office:value-type="float" office:value="100" calcext:value-type="float">
            <text:p>100</text:p>
          </table:table-cell>
          <table:table-cell table:formula="of:=[.G36]/[.D36]" office:value-type="float" office:value="1.5625" calcext:value-type="float">
            <text:p>1.5625</text:p>
          </table:table-cell>
          <table:table-cell/>
          <table:table-cell office:value-type="string" calcext:value-type="string">
            <text:p>numa_miss</text:p>
          </table:table-cell>
          <table:table-cell office:value-type="float" office:value="82825629" calcext:value-type="float">
            <text:p>82825629</text:p>
          </table:table-cell>
          <table:table-cell office:value-type="float" office:value="82885252" calcext:value-type="float">
            <text:p>82885252</text:p>
          </table:table-cell>
          <table:table-cell table:formula="of:=[.L36]-[.K36]" office:value-type="float" office:value="59623" calcext:value-type="float">
            <text:p>5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file</text:p>
          </table:table-cell>
          <table:table-cell office:value-type="float" office:value="54391515695" calcext:value-type="float">
            <text:p>54391515695</text:p>
          </table:table-cell>
          <table:table-cell office:value-type="float" office:value="54934539236" calcext:value-type="float">
            <text:p>54934539236</text:p>
          </table:table-cell>
          <table:table-cell table:formula="of:=[.C37]-[.B37]" office:value-type="float" office:value="543023541" calcext:value-type="float">
            <text:p>543023541</text:p>
          </table:table-cell>
          <table:table-cell office:value-type="float" office:value="53601175460" calcext:value-type="float">
            <text:p>53601175460</text:p>
          </table:table-cell>
          <table:table-cell office:value-type="float" office:value="54391515694" calcext:value-type="float">
            <text:p>54391515694</text:p>
          </table:table-cell>
          <table:table-cell table:formula="of:=[.F37]-[.E37]" office:value-type="float" office:value="790340234" calcext:value-type="float">
            <text:p>790340234</text:p>
          </table:table-cell>
          <table:table-cell table:formula="of:=[.G37]/[.D37]" office:value-type="float" office:value="1.45544377789691" calcext:value-type="float">
            <text:p>1.45544377789691</text:p>
          </table:table-cell>
          <table:table-cell/>
          <table:table-cell office:value-type="string" calcext:value-type="string">
            <text:p>numa_foreign</text:p>
          </table:table-cell>
          <table:table-cell office:value-type="float" office:value="82825629" calcext:value-type="float">
            <text:p>82825629</text:p>
          </table:table-cell>
          <table:table-cell office:value-type="float" office:value="82885252" calcext:value-type="float">
            <text:p>82885252</text:p>
          </table:table-cell>
          <table:table-cell table:formula="of:=[.L37]-[.K37]" office:value-type="float" office:value="59623" calcext:value-type="float">
            <text:p>5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kswapd</text:p>
          </table:table-cell>
          <table:table-cell office:value-type="float" office:value="91049910954" calcext:value-type="float">
            <text:p>91049910954</text:p>
          </table:table-cell>
          <table:table-cell office:value-type="float" office:value="91644024507" calcext:value-type="float">
            <text:p>91644024507</text:p>
          </table:table-cell>
          <table:table-cell table:formula="of:=[.C38]-[.B38]" office:value-type="float" office:value="594113553" calcext:value-type="float">
            <text:p>594113553</text:p>
          </table:table-cell>
          <table:table-cell office:value-type="float" office:value="90198380280" calcext:value-type="float">
            <text:p>90198380280</text:p>
          </table:table-cell>
          <table:table-cell office:value-type="float" office:value="91049910954" calcext:value-type="float">
            <text:p>91049910954</text:p>
          </table:table-cell>
          <table:table-cell table:formula="of:=[.F38]-[.E38]" office:value-type="float" office:value="851530674" calcext:value-type="float">
            <text:p>851530674</text:p>
          </table:table-cell>
          <table:table-cell table:formula="of:=[.G38]/[.D38]" office:value-type="float" office:value="1.43327932800079" calcext:value-type="float">
            <text:p>1.43327932800079</text:p>
          </table:table-cell>
          <table:table-cell/>
          <table:table-cell office:value-type="string" calcext:value-type="string">
            <text:p>numa_interleave</text:p>
          </table:table-cell>
          <table:table-cell table:number-columns-repeated="2" office:value-type="float" office:value="5717" calcext:value-type="float">
            <text:p>5717</text:p>
          </table:table-cell>
          <table:table-cell table:formula="of:=[.L38]-[.K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kswapd</text:p>
          </table:table-cell>
          <table:table-cell office:value-type="float" office:value="91052613162" calcext:value-type="float">
            <text:p>91052613162</text:p>
          </table:table-cell>
          <table:table-cell office:value-type="float" office:value="91646825547" calcext:value-type="float">
            <text:p>91646825547</text:p>
          </table:table-cell>
          <table:table-cell table:formula="of:=[.C39]-[.B39]" office:value-type="float" office:value="594212385" calcext:value-type="float">
            <text:p>594212385</text:p>
          </table:table-cell>
          <table:table-cell office:value-type="float" office:value="90201080527" calcext:value-type="float">
            <text:p>90201080527</text:p>
          </table:table-cell>
          <table:table-cell office:value-type="float" office:value="91052613162" calcext:value-type="float">
            <text:p>91052613162</text:p>
          </table:table-cell>
          <table:table-cell table:formula="of:=[.F39]-[.E39]" office:value-type="float" office:value="851532635" calcext:value-type="float">
            <text:p>851532635</text:p>
          </table:table-cell>
          <table:table-cell table:formula="of:=[.G39]/[.D39]" office:value-type="float" office:value="1.43304423888775" calcext:value-type="float">
            <text:p>1.43304423888775</text:p>
          </table:table-cell>
          <table:table-cell/>
          <table:table-cell office:value-type="string" calcext:value-type="string">
            <text:p>numa_local</text:p>
          </table:table-cell>
          <table:table-cell office:value-type="float" office:value="244535295765" calcext:value-type="float">
            <text:p>244535295765</text:p>
          </table:table-cell>
          <table:table-cell office:value-type="float" office:value="245916385509" calcext:value-type="float">
            <text:p>245916385509</text:p>
          </table:table-cell>
          <table:table-cell table:formula="of:=[.L39]-[.K39]" office:value-type="float" office:value="1381089744" calcext:value-type="float">
            <text:p>1381089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background_threshold</text:p>
          </table:table-cell>
          <table:table-cell office:value-type="float" office:value="4201057" calcext:value-type="float">
            <text:p>4201057</text:p>
          </table:table-cell>
          <table:table-cell office:value-type="float" office:value="4192254" calcext:value-type="float">
            <text:p>4192254</text:p>
          </table:table-cell>
          <table:table-cell table:formula="of:=[.C40]-[.B40]" office:value-type="float" office:value="-8803" calcext:value-type="float">
            <text:p>-8803</text:p>
          </table:table-cell>
          <table:table-cell office:value-type="float" office:value="4201967" calcext:value-type="float">
            <text:p>4201967</text:p>
          </table:table-cell>
          <table:table-cell office:value-type="float" office:value="4189927" calcext:value-type="float">
            <text:p>4189927</text:p>
          </table:table-cell>
          <table:table-cell table:formula="of:=[.F40]-[.E40]" office:value-type="float" office:value="-12040" calcext:value-type="float">
            <text:p>-12040</text:p>
          </table:table-cell>
          <table:table-cell table:formula="of:=[.G40]/[.D40]" office:value-type="float" office:value="1.36771555151653" calcext:value-type="float">
            <text:p>1.36771555151653</text:p>
          </table:table-cell>
          <table:table-cell/>
          <table:table-cell office:value-type="string" calcext:value-type="string">
            <text:p>numa_other</text:p>
          </table:table-cell>
          <table:table-cell office:value-type="float" office:value="82888549" calcext:value-type="float">
            <text:p>82888549</text:p>
          </table:table-cell>
          <table:table-cell office:value-type="float" office:value="82947945" calcext:value-type="float">
            <text:p>82947945</text:p>
          </table:table-cell>
          <table:table-cell table:formula="of:=[.L40]-[.K40]" office:value-type="float" office:value="59396" calcext:value-type="float">
            <text:p>59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threshold</text:p>
          </table:table-cell>
          <table:table-cell office:value-type="float" office:value="8412386" calcext:value-type="float">
            <text:p>8412386</text:p>
          </table:table-cell>
          <table:table-cell office:value-type="float" office:value="8394758" calcext:value-type="float">
            <text:p>8394758</text:p>
          </table:table-cell>
          <table:table-cell table:formula="of:=[.C41]-[.B41]" office:value-type="float" office:value="-17628" calcext:value-type="float">
            <text:p>-17628</text:p>
          </table:table-cell>
          <table:table-cell office:value-type="float" office:value="8414209" calcext:value-type="float">
            <text:p>8414209</text:p>
          </table:table-cell>
          <table:table-cell office:value-type="float" office:value="8390099" calcext:value-type="float">
            <text:p>8390099</text:p>
          </table:table-cell>
          <table:table-cell table:formula="of:=[.F41]-[.E41]" office:value-type="float" office:value="-24110" calcext:value-type="float">
            <text:p>-24110</text:p>
          </table:table-cell>
          <table:table-cell table:formula="of:=[.G41]/[.D41]" office:value-type="float" office:value="1.36771046063081" calcext:value-type="float">
            <text:p>1.36771046063081</text:p>
          </table:table-cell>
          <table:table-cell/>
          <table:table-cell office:value-type="string" calcext:value-type="string">
            <text:p>nr_inactive_anon</text:p>
          </table:table-cell>
          <table:table-cell office:value-type="float" office:value="21771" calcext:value-type="float">
            <text:p>21771</text:p>
          </table:table-cell>
          <table:table-cell office:value-type="float" office:value="21800" calcext:value-type="float">
            <text:p>21800</text:p>
          </table:table-cell>
          <table:table-cell table:formula="of:=[.L41]-[.K41]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write_pend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2]-[.B42]"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2]-[.E42]" office:value-type="float" office:value="-12" calcext:value-type="float">
            <text:p>-12</text:p>
          </table:table-cell>
          <table:table-cell table:formula="of:=[.G42]/[.D42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nr_active_anon</text:p>
          </table:table-cell>
          <table:table-cell office:value-type="float" office:value="62420" calcext:value-type="float">
            <text:p>62420</text:p>
          </table:table-cell>
          <table:table-cell office:value-type="float" office:value="62434" calcext:value-type="float">
            <text:p>62434</text:p>
          </table:table-cell>
          <table:table-cell table:formula="of:=[.L42]-[.K42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43]-[.B43]"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3]-[.E43]" office:value-type="float" office:value="-12" calcext:value-type="float">
            <text:p>-12</text:p>
          </table:table-cell>
          <table:table-cell table:formula="of:=[.G43]/[.D43]" office:value-type="float" office:value="1.33333333333333" calcext:value-type="float">
            <text:p>1.33333333333333</text:p>
          </table:table-cell>
          <table:table-cell/>
          <table:table-cell office:value-type="string" calcext:value-type="string">
            <text:p>nr_inactive_file</text:p>
          </table:table-cell>
          <table:table-cell office:value-type="float" office:value="10057" calcext:value-type="float">
            <text:p>10057</text:p>
          </table:table-cell>
          <table:table-cell office:value-type="float" office:value="5309868" calcext:value-type="float">
            <text:p>5309868</text:p>
          </table:table-cell>
          <table:table-cell table:formula="of:=[.L43]-[.K43]" office:value-type="float" office:value="5299811" calcext:value-type="float">
            <text:p>5299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normal</text:p>
          </table:table-cell>
          <table:table-cell office:value-type="float" office:value="241513144523" calcext:value-type="float">
            <text:p>241513144523</text:p>
          </table:table-cell>
          <table:table-cell office:value-type="float" office:value="242865513320" calcext:value-type="float">
            <text:p>242865513320</text:p>
          </table:table-cell>
          <table:table-cell table:formula="of:=[.C44]-[.B44]" office:value-type="float" office:value="1352368797" calcext:value-type="float">
            <text:p>1352368797</text:p>
          </table:table-cell>
          <table:table-cell office:value-type="float" office:value="239943582804" calcext:value-type="float">
            <text:p>239943582804</text:p>
          </table:table-cell>
          <table:table-cell office:value-type="float" office:value="241513143878" calcext:value-type="float">
            <text:p>241513143878</text:p>
          </table:table-cell>
          <table:table-cell table:formula="of:=[.F44]-[.E44]" office:value-type="float" office:value="1569561074" calcext:value-type="float">
            <text:p>1569561074</text:p>
          </table:table-cell>
          <table:table-cell table:formula="of:=[.G44]/[.D44]" office:value-type="float" office:value="1.16060136664038" calcext:value-type="float">
            <text:p>1.16060136664038</text:p>
          </table:table-cell>
          <table:table-cell/>
          <table:table-cell office:value-type="string" calcext:value-type="string">
            <text:p>nr_active_file</text:p>
          </table:table-cell>
          <table:table-cell office:value-type="float" office:value="28891" calcext:value-type="float">
            <text:p>28891</text:p>
          </table:table-cell>
          <table:table-cell office:value-type="float" office:value="15299022" calcext:value-type="float">
            <text:p>15299022</text:p>
          </table:table-cell>
          <table:table-cell table:formula="of:=[.L44]-[.K44]" office:value-type="float" office:value="15270131" calcext:value-type="float">
            <text:p>15270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ree</text:p>
          </table:table-cell>
          <table:table-cell office:value-type="float" office:value="243702770763" calcext:value-type="float">
            <text:p>243702770763</text:p>
          </table:table-cell>
          <table:table-cell office:value-type="float" office:value="245055331794" calcext:value-type="float">
            <text:p>245055331794</text:p>
          </table:table-cell>
          <table:table-cell table:formula="of:=[.C45]-[.B45]" office:value-type="float" office:value="1352561031" calcext:value-type="float">
            <text:p>1352561031</text:p>
          </table:table-cell>
          <table:table-cell office:value-type="float" office:value="242126432869" calcext:value-type="float">
            <text:p>242126432869</text:p>
          </table:table-cell>
          <table:table-cell office:value-type="float" office:value="243680812286" calcext:value-type="float">
            <text:p>243680812286</text:p>
          </table:table-cell>
          <table:table-cell table:formula="of:=[.F45]-[.E45]" office:value-type="float" office:value="1554379417" calcext:value-type="float">
            <text:p>1554379417</text:p>
          </table:table-cell>
          <table:table-cell table:formula="of:=[.G45]/[.D45]" office:value-type="float" office:value="1.14921203655467" calcext:value-type="float">
            <text:p>1.14921203655467</text:p>
          </table:table-cell>
          <table:table-cell/>
          <table:table-cell office:value-type="string" calcext:value-type="string">
            <text:p>nr_unevictable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L45]-[.K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file</text:p>
          </table:table-cell>
          <table:table-cell office:value-type="float" office:value="236360493686" calcext:value-type="float">
            <text:p>236360493686</text:p>
          </table:table-cell>
          <table:table-cell office:value-type="float" office:value="237692227303" calcext:value-type="float">
            <text:p>237692227303</text:p>
          </table:table-cell>
          <table:table-cell table:formula="of:=[.C46]-[.B46]" office:value-type="float" office:value="1331733617" calcext:value-type="float">
            <text:p>1331733617</text:p>
          </table:table-cell>
          <table:table-cell office:value-type="float" office:value="234833299473" calcext:value-type="float">
            <text:p>234833299473</text:p>
          </table:table-cell>
          <table:table-cell office:value-type="float" office:value="236360493685" calcext:value-type="float">
            <text:p>236360493685</text:p>
          </table:table-cell>
          <table:table-cell table:formula="of:=[.F46]-[.E46]" office:value-type="float" office:value="1527194212" calcext:value-type="float">
            <text:p>1527194212</text:p>
          </table:table-cell>
          <table:table-cell table:formula="of:=[.G46]/[.D46]" office:value-type="float" office:value="1.1467715408734" calcext:value-type="float">
            <text:p>1.1467715408734</text:p>
          </table:table-cell>
          <table:table-cell/>
          <table:table-cell office:value-type="string" calcext:value-type="string">
            <text:p>nr_slab_reclaimable</text:p>
          </table:table-cell>
          <table:table-cell office:value-type="float" office:value="17885" calcext:value-type="float">
            <text:p>17885</text:p>
          </table:table-cell>
          <table:table-cell office:value-type="float" office:value="130704" calcext:value-type="float">
            <text:p>130704</text:p>
          </table:table-cell>
          <table:table-cell table:formula="of:=[.L46]-[.K46]" office:value-type="float" office:value="112819" calcext:value-type="float">
            <text:p>112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file</text:p>
          </table:table-cell>
          <table:table-cell office:value-type="float" office:value="240138575051" calcext:value-type="float">
            <text:p>240138575051</text:p>
          </table:table-cell>
          <table:table-cell office:value-type="float" office:value="241490755930" calcext:value-type="float">
            <text:p>241490755930</text:p>
          </table:table-cell>
          <table:table-cell table:formula="of:=[.C47]-[.B47]" office:value-type="float" office:value="1352180879" calcext:value-type="float">
            <text:p>1352180879</text:p>
          </table:table-cell>
          <table:table-cell office:value-type="float" office:value="238590890674" calcext:value-type="float">
            <text:p>238590890674</text:p>
          </table:table-cell>
          <table:table-cell office:value-type="float" office:value="240138575051" calcext:value-type="float">
            <text:p>240138575051</text:p>
          </table:table-cell>
          <table:table-cell table:formula="of:=[.F47]-[.E47]" office:value-type="float" office:value="1547684377" calcext:value-type="float">
            <text:p>1547684377</text:p>
          </table:table-cell>
          <table:table-cell table:formula="of:=[.G47]/[.D47]" office:value-type="float" office:value="1.14458383566597" calcext:value-type="float">
            <text:p>1.14458383566597</text:p>
          </table:table-cell>
          <table:table-cell/>
          <table:table-cell office:value-type="string" calcext:value-type="string">
            <text:p>nr_slab_unreclaimable</text:p>
          </table:table-cell>
          <table:table-cell office:value-type="float" office:value="56060" calcext:value-type="float">
            <text:p>56060</text:p>
          </table:table-cell>
          <table:table-cell office:value-type="float" office:value="58442" calcext:value-type="float">
            <text:p>58442</text:p>
          </table:table-cell>
          <table:table-cell table:formula="of:=[.L47]-[.K47]" office:value-type="float" office:value="2382" calcext:value-type="float">
            <text:p>2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local</text:p>
          </table:table-cell>
          <table:table-cell office:value-type="float" office:value="243162183358" calcext:value-type="float">
            <text:p>243162183358</text:p>
          </table:table-cell>
          <table:table-cell office:value-type="float" office:value="244535230538" calcext:value-type="float">
            <text:p>244535230538</text:p>
          </table:table-cell>
          <table:table-cell table:formula="of:=[.C48]-[.B48]" office:value-type="float" office:value="1373047180" calcext:value-type="float">
            <text:p>1373047180</text:p>
          </table:table-cell>
          <table:table-cell office:value-type="float" office:value="241593094504" calcext:value-type="float">
            <text:p>241593094504</text:p>
          </table:table-cell>
          <table:table-cell office:value-type="float" office:value="243162182713" calcext:value-type="float">
            <text:p>243162182713</text:p>
          </table:table-cell>
          <table:table-cell table:formula="of:=[.F48]-[.E48]" office:value-type="float" office:value="1569088209" calcext:value-type="float">
            <text:p>1569088209</text:p>
          </table:table-cell>
          <table:table-cell table:formula="of:=[.G48]/[.D48]" office:value-type="float" office:value="1.14277807190864" calcext:value-type="float">
            <text:p>1.14277807190864</text:p>
          </table:table-cell>
          <table:table-cell/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48]-[.K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t</text:p>
          </table:table-cell>
          <table:table-cell office:value-type="float" office:value="243162245816" calcext:value-type="float">
            <text:p>243162245816</text:p>
          </table:table-cell>
          <table:table-cell office:value-type="float" office:value="244535293438" calcext:value-type="float">
            <text:p>244535293438</text:p>
          </table:table-cell>
          <table:table-cell table:formula="of:=[.C49]-[.B49]" office:value-type="float" office:value="1373047622" calcext:value-type="float">
            <text:p>1373047622</text:p>
          </table:table-cell>
          <table:table-cell office:value-type="float" office:value="241593156469" calcext:value-type="float">
            <text:p>241593156469</text:p>
          </table:table-cell>
          <table:table-cell office:value-type="float" office:value="243162245171" calcext:value-type="float">
            <text:p>243162245171</text:p>
          </table:table-cell>
          <table:table-cell table:formula="of:=[.F49]-[.E49]" office:value-type="float" office:value="1569088702" calcext:value-type="float">
            <text:p>1569088702</text:p>
          </table:table-cell>
          <table:table-cell table:formula="of:=[.G49]/[.D49]" office:value-type="float" office:value="1.14277806309037" calcext:value-type="float">
            <text:p>1.14277806309037</text:p>
          </table:table-cell>
          <table:table-cell/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49]-[.K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in</text:p>
          </table:table-cell>
          <table:table-cell office:value-type="float" office:value="971528588754" calcext:value-type="float">
            <text:p>971528588754</text:p>
          </table:table-cell>
          <table:table-cell office:value-type="float" office:value="977019452018" calcext:value-type="float">
            <text:p>977019452018</text:p>
          </table:table-cell>
          <table:table-cell table:formula="of:=[.C50]-[.B50]" office:value-type="float" office:value="5490863264" calcext:value-type="float">
            <text:p>5490863264</text:p>
          </table:table-cell>
          <table:table-cell office:value-type="float" office:value="965256052102" calcext:value-type="float">
            <text:p>965256052102</text:p>
          </table:table-cell>
          <table:table-cell office:value-type="float" office:value="971528587046" calcext:value-type="float">
            <text:p>971528587046</text:p>
          </table:table-cell>
          <table:table-cell table:formula="of:=[.F50]-[.E50]" office:value-type="float" office:value="6272534944" calcext:value-type="float">
            <text:p>6272534944</text:p>
          </table:table-cell>
          <table:table-cell table:formula="of:=[.G50]/[.D50]" office:value-type="float" office:value="1.14235861328489" calcext:value-type="float">
            <text:p>1.14235861328489</text:p>
          </table:table-cell>
          <table:table-cell/>
          <table:table-cell office:value-type="string" calcext:value-type="string">
            <text:p>workingset_node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50]-[.K50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file</text:p>
          </table:table-cell>
          <table:table-cell office:value-type="float" office:value="240155656435" calcext:value-type="float">
            <text:p>240155656435</text:p>
          </table:table-cell>
          <table:table-cell office:value-type="float" office:value="241511495488" calcext:value-type="float">
            <text:p>241511495488</text:p>
          </table:table-cell>
          <table:table-cell table:formula="of:=[.C51]-[.B51]" office:value-type="float" office:value="1355839053" calcext:value-type="float">
            <text:p>1355839053</text:p>
          </table:table-cell>
          <table:table-cell office:value-type="float" office:value="238607370568" calcext:value-type="float">
            <text:p>238607370568</text:p>
          </table:table-cell>
          <table:table-cell office:value-type="float" office:value="240155656435" calcext:value-type="float">
            <text:p>240155656435</text:p>
          </table:table-cell>
          <table:table-cell table:formula="of:=[.F51]-[.E51]" office:value-type="float" office:value="1548285867" calcext:value-type="float">
            <text:p>1548285867</text:p>
          </table:table-cell>
          <table:table-cell table:formula="of:=[.G51]/[.D51]" office:value-type="float" office:value="1.14193927632796" calcext:value-type="float">
            <text:p>1.14193927632796</text:p>
          </table:table-cell>
          <table:table-cell/>
          <table:table-cell office:value-type="string" calcext:value-type="string">
            <text:p>workingset_refault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51]-[.K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reclaimable</text:p>
          </table:table-cell>
          <table:table-cell office:value-type="float" office:value="18491" calcext:value-type="float">
            <text:p>18491</text:p>
          </table:table-cell>
          <table:table-cell office:value-type="float" office:value="130488" calcext:value-type="float">
            <text:p>130488</text:p>
          </table:table-cell>
          <table:table-cell table:formula="of:=[.C52]-[.B52]" office:value-type="float" office:value="111997" calcext:value-type="float">
            <text:p>111997</text:p>
          </table:table-cell>
          <table:table-cell office:value-type="float" office:value="18187" calcext:value-type="float">
            <text:p>18187</text:p>
          </table:table-cell>
          <table:table-cell office:value-type="float" office:value="130571" calcext:value-type="float">
            <text:p>130571</text:p>
          </table:table-cell>
          <table:table-cell table:formula="of:=[.F52]-[.E52]" office:value-type="float" office:value="112384" calcext:value-type="float">
            <text:p>112384</text:p>
          </table:table-cell>
          <table:table-cell table:formula="of:=[.G52]/[.D52]" office:value-type="float" office:value="1.00345544969955" calcext:value-type="float">
            <text:p>1.00345544969955</text:p>
          </table:table-cell>
          <table:table-cell/>
          <table:table-cell office:value-type="string" calcext:value-type="string">
            <text:p>workingset_refault_file</text:p>
          </table:table-cell>
          <table:table-cell office:value-type="float" office:value="237692227437" calcext:value-type="float">
            <text:p>237692227437</text:p>
          </table:table-cell>
          <table:table-cell office:value-type="float" office:value="239031978196" calcext:value-type="float">
            <text:p>239031978196</text:p>
          </table:table-cell>
          <table:table-cell table:formula="of:=[.L52]-[.K52]" office:value-type="float" office:value="1339750759" calcext:value-type="float">
            <text:p>1339750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bs_scanned</text:p>
          </table:table-cell>
          <table:table-cell office:value-type="float" office:value="2410603752" calcext:value-type="float">
            <text:p>2410603752</text:p>
          </table:table-cell>
          <table:table-cell office:value-type="float" office:value="2410607848" calcext:value-type="float">
            <text:p>2410607848</text:p>
          </table:table-cell>
          <table:table-cell table:formula="of:=[.C53]-[.B53]" office:value-type="float" office:value="4096" calcext:value-type="float">
            <text:p>4096</text:p>
          </table:table-cell>
          <table:table-cell office:value-type="float" office:value="2410592249" calcext:value-type="float">
            <text:p>2410592249</text:p>
          </table:table-cell>
          <table:table-cell office:value-type="float" office:value="2410596345" calcext:value-type="float">
            <text:p>2410596345</text:p>
          </table:table-cell>
          <table:table-cell table:formula="of:=[.F53]-[.E53]" office:value-type="float" office:value="4096" calcext:value-type="float">
            <text:p>4096</text:p>
          </table:table-cell>
          <table:table-cell table:formula="of:=[.G53]/[.D53]" office:value-type="float" office:value="1" calcext:value-type="float">
            <text:p>1</text:p>
          </table:table-cell>
          <table:table-cell/>
          <table:table-cell office:value-type="string" calcext:value-type="string">
            <text:p>workingset_activate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53]-[.K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pages</text:p>
          </table:table-cell>
          <table:table-cell office:value-type="float" office:value="42251632" calcext:value-type="float">
            <text:p>42251632</text:p>
          </table:table-cell>
          <table:table-cell office:value-type="float" office:value="21628459" calcext:value-type="float">
            <text:p>21628459</text:p>
          </table:table-cell>
          <table:table-cell table:formula="of:=[.C54]-[.B54]" office:value-type="float" office:value="-20623173" calcext:value-type="float">
            <text:p>-20623173</text:p>
          </table:table-cell>
          <table:table-cell office:value-type="float" office:value="42260519" calcext:value-type="float">
            <text:p>42260519</text:p>
          </table:table-cell>
          <table:table-cell office:value-type="float" office:value="21690534" calcext:value-type="float">
            <text:p>21690534</text:p>
          </table:table-cell>
          <table:table-cell table:formula="of:=[.F54]-[.E54]" office:value-type="float" office:value="-20569985" calcext:value-type="float">
            <text:p>-20569985</text:p>
          </table:table-cell>
          <table:table-cell table:formula="of:=[.G54]/[.D54]" office:value-type="float" office:value="0.997420959422684" calcext:value-type="float">
            <text:p>0.997420959422684</text:p>
          </table:table-cell>
          <table:table-cell/>
          <table:table-cell office:value-type="string" calcext:value-type="string">
            <text:p>workingset_activate_file</text:p>
          </table:table-cell>
          <table:table-cell office:value-type="float" office:value="38019587686" calcext:value-type="float">
            <text:p>38019587686</text:p>
          </table:table-cell>
          <table:table-cell office:value-type="float" office:value="38722439966" calcext:value-type="float">
            <text:p>38722439966</text:p>
          </table:table-cell>
          <table:table-cell table:formula="of:=[.L54]-[.K54]" office:value-type="float" office:value="702852280" calcext:value-type="float">
            <text:p>702852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ages</text:p>
          </table:table-cell>
          <table:table-cell office:value-type="float" office:value="39049" calcext:value-type="float">
            <text:p>39049</text:p>
          </table:table-cell>
          <table:table-cell office:value-type="float" office:value="20574053" calcext:value-type="float">
            <text:p>20574053</text:p>
          </table:table-cell>
          <table:table-cell table:formula="of:=[.C55]-[.B55]" office:value-type="float" office:value="20535004" calcext:value-type="float">
            <text:p>20535004</text:p>
          </table:table-cell>
          <table:table-cell office:value-type="float" office:value="39286" calcext:value-type="float">
            <text:p>39286</text:p>
          </table:table-cell>
          <table:table-cell office:value-type="float" office:value="20488786" calcext:value-type="float">
            <text:p>20488786</text:p>
          </table:table-cell>
          <table:table-cell table:formula="of:=[.F55]-[.E55]" office:value-type="float" office:value="20449500" calcext:value-type="float">
            <text:p>20449500</text:p>
          </table:table-cell>
          <table:table-cell table:formula="of:=[.G55]/[.D55]" office:value-type="float" office:value="0.995836182939141" calcext:value-type="float">
            <text:p>0.995836182939141</text:p>
          </table:table-cell>
          <table:table-cell/>
          <table:table-cell office:value-type="string" calcext:value-type="string">
            <text:p>workingset_restore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55]-[.K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ault</text:p>
          </table:table-cell>
          <table:table-cell office:value-type="float" office:value="83974366" calcext:value-type="float">
            <text:p>83974366</text:p>
          </table:table-cell>
          <table:table-cell office:value-type="float" office:value="84569103" calcext:value-type="float">
            <text:p>84569103</text:p>
          </table:table-cell>
          <table:table-cell table:formula="of:=[.C56]-[.B56]" office:value-type="float" office:value="594737" calcext:value-type="float">
            <text:p>594737</text:p>
          </table:table-cell>
          <table:table-cell office:value-type="float" office:value="83388220" calcext:value-type="float">
            <text:p>83388220</text:p>
          </table:table-cell>
          <table:table-cell office:value-type="float" office:value="83974038" calcext:value-type="float">
            <text:p>83974038</text:p>
          </table:table-cell>
          <table:table-cell table:formula="of:=[.F56]-[.E56]" office:value-type="float" office:value="585818" calcext:value-type="float">
            <text:p>585818</text:p>
          </table:table-cell>
          <table:table-cell table:formula="of:=[.G56]/[.D56]" office:value-type="float" office:value="0.985003455308817" calcext:value-type="float">
            <text:p>0.985003455308817</text:p>
          </table:table-cell>
          <table:table-cell/>
          <table:table-cell office:value-type="string" calcext:value-type="string">
            <text:p>workingset_restore_file</text:p>
          </table:table-cell>
          <table:table-cell office:value-type="float" office:value="54934539236" calcext:value-type="float">
            <text:p>54934539236</text:p>
          </table:table-cell>
          <table:table-cell office:value-type="float" office:value="55480017814" calcext:value-type="float">
            <text:p>55480017814</text:p>
          </table:table-cell>
          <table:table-cell table:formula="of:=[.L56]-[.K56]" office:value-type="float" office:value="545478578" calcext:value-type="float">
            <text:p>545478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direct</text:p>
          </table:table-cell>
          <table:table-cell office:value-type="float" office:value="149088664097" calcext:value-type="float">
            <text:p>149088664097</text:p>
          </table:table-cell>
          <table:table-cell office:value-type="float" office:value="149846731423" calcext:value-type="float">
            <text:p>149846731423</text:p>
          </table:table-cell>
          <table:table-cell table:formula="of:=[.C57]-[.B57]" office:value-type="float" office:value="758067326" calcext:value-type="float">
            <text:p>758067326</text:p>
          </table:table-cell>
          <table:table-cell office:value-type="float" office:value="148392510394" calcext:value-type="float">
            <text:p>148392510394</text:p>
          </table:table-cell>
          <table:table-cell office:value-type="float" office:value="149088664097" calcext:value-type="float">
            <text:p>149088664097</text:p>
          </table:table-cell>
          <table:table-cell table:formula="of:=[.F57]-[.E57]" office:value-type="float" office:value="696153703" calcext:value-type="float">
            <text:p>696153703</text:p>
          </table:table-cell>
          <table:table-cell table:formula="of:=[.G57]/[.D57]" office:value-type="float" office:value="0.918327012817329" calcext:value-type="float">
            <text:p>0.918327012817329</text:p>
          </table:table-cell>
          <table:table-cell/>
          <table:table-cell office:value-type="string" calcext:value-type="string">
            <text:p>workingset_nodereclaim</text:p>
          </table:table-cell>
          <table:table-cell table:number-columns-repeated="2" office:value-type="float" office:value="1045" calcext:value-type="float">
            <text:p>1045</text:p>
          </table:table-cell>
          <table:table-cell table:formula="of:=[.L57]-[.K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</text:p>
          </table:table-cell>
          <table:table-cell office:value-type="float" office:value="149103043273" calcext:value-type="float">
            <text:p>149103043273</text:p>
          </table:table-cell>
          <table:table-cell office:value-type="float" office:value="149864669941" calcext:value-type="float">
            <text:p>149864669941</text:p>
          </table:table-cell>
          <table:table-cell table:formula="of:=[.C58]-[.B58]" office:value-type="float" office:value="761626668" calcext:value-type="float">
            <text:p>761626668</text:p>
          </table:table-cell>
          <table:table-cell office:value-type="float" office:value="148406290041" calcext:value-type="float">
            <text:p>148406290041</text:p>
          </table:table-cell>
          <table:table-cell office:value-type="float" office:value="149103043273" calcext:value-type="float">
            <text:p>149103043273</text:p>
          </table:table-cell>
          <table:table-cell table:formula="of:=[.F58]-[.E58]" office:value-type="float" office:value="696753232" calcext:value-type="float">
            <text:p>696753232</text:p>
          </table:table-cell>
          <table:table-cell table:formula="of:=[.G58]/[.D58]" office:value-type="float" office:value="0.914822525620912" calcext:value-type="float">
            <text:p>0.914822525620912</text:p>
          </table:table-cell>
          <table:table-cell/>
          <table:table-cell office:value-type="string" calcext:value-type="string">
            <text:p>nr_anon_pages</text:p>
          </table:table-cell>
          <table:table-cell office:value-type="float" office:value="87876" calcext:value-type="float">
            <text:p>87876</text:p>
          </table:table-cell>
          <table:table-cell office:value-type="float" office:value="87814" calcext:value-type="float">
            <text:p>87814</text:p>
          </table:table-cell>
          <table:table-cell table:formula="of:=[.L58]-[.K58]" office:value-type="float" office:value="-62" calcext:value-type="float">
            <text:p>-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</text:p>
          </table:table-cell>
          <table:table-cell office:value-type="float" office:value="1520" calcext:value-type="float">
            <text:p>1520</text:p>
          </table:table-cell>
          <table:table-cell office:value-type="float" office:value="1625" calcext:value-type="float">
            <text:p>1625</text:p>
          </table:table-cell>
          <table:table-cell table:formula="of:=[.C59]-[.B59]" office:value-type="float" office:value="105" calcext:value-type="float">
            <text:p>105</text:p>
          </table:table-cell>
          <table:table-cell office:value-type="float" office:value="1520" calcext:value-type="float">
            <text:p>1520</text:p>
          </table:table-cell>
          <table:table-cell office:value-type="float" office:value="1615" calcext:value-type="float">
            <text:p>1615</text:p>
          </table:table-cell>
          <table:table-cell table:formula="of:=[.F59]-[.E59]" office:value-type="float" office:value="95" calcext:value-type="float">
            <text:p>95</text:p>
          </table:table-cell>
          <table:table-cell table:formula="of:=[.G59]/[.D59]" office:value-type="float" office:value="0.904761904761905" calcext:value-type="float">
            <text:p>0.904761904761905</text:p>
          </table:table-cell>
          <table:table-cell/>
          <table:table-cell office:value-type="string" calcext:value-type="string">
            <text:p>nr_mapped</text:p>
          </table:table-cell>
          <table:table-cell office:value-type="float" office:value="38616" calcext:value-type="float">
            <text:p>38616</text:p>
          </table:table-cell>
          <table:table-cell office:value-type="float" office:value="38685" calcext:value-type="float">
            <text:p>38685</text:p>
          </table:table-cell>
          <table:table-cell table:formula="of:=[.L59]-[.K5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use</text:p>
          </table:table-cell>
          <table:table-cell office:value-type="float" office:value="900983" calcext:value-type="float">
            <text:p>900983</text:p>
          </table:table-cell>
          <table:table-cell office:value-type="float" office:value="902232" calcext:value-type="float">
            <text:p>902232</text:p>
          </table:table-cell>
          <table:table-cell table:formula="of:=[.C60]-[.B60]" office:value-type="float" office:value="1249" calcext:value-type="float">
            <text:p>1249</text:p>
          </table:table-cell>
          <table:table-cell office:value-type="float" office:value="899886" calcext:value-type="float">
            <text:p>899886</text:p>
          </table:table-cell>
          <table:table-cell office:value-type="float" office:value="900926" calcext:value-type="float">
            <text:p>900926</text:p>
          </table:table-cell>
          <table:table-cell table:formula="of:=[.F60]-[.E60]" office:value-type="float" office:value="1040" calcext:value-type="float">
            <text:p>1040</text:p>
          </table:table-cell>
          <table:table-cell table:formula="of:=[.G60]/[.D60]" office:value-type="float" office:value="0.832666132906325" calcext:value-type="float">
            <text:p>0.832666132906325</text:p>
          </table:table-cell>
          <table:table-cell/>
          <table:table-cell office:value-type="string" calcext:value-type="string">
            <text:p>nr_file_pages</text:p>
          </table:table-cell>
          <table:table-cell office:value-type="float" office:value="39916" calcext:value-type="float">
            <text:p>39916</text:p>
          </table:table-cell>
          <table:table-cell office:value-type="float" office:value="20609923" calcext:value-type="float">
            <text:p>20609923</text:p>
          </table:table-cell>
          <table:table-cell table:formula="of:=[.L60]-[.K60]" office:value-type="float" office:value="20570007" calcext:value-type="float">
            <text:p>2057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ajfault</text:p>
          </table:table-cell>
          <table:table-cell office:value-type="float" office:value="20842" calcext:value-type="float">
            <text:p>20842</text:p>
          </table:table-cell>
          <table:table-cell office:value-type="float" office:value="20912" calcext:value-type="float">
            <text:p>20912</text:p>
          </table:table-cell>
          <table:table-cell table:formula="of:=[.C61]-[.B61]" office:value-type="float" office:value="70" calcext:value-type="float">
            <text:p>70</text:p>
          </table:table-cell>
          <table:table-cell office:value-type="float" office:value="20789" calcext:value-type="float">
            <text:p>20789</text:p>
          </table:table-cell>
          <table:table-cell office:value-type="float" office:value="20839" calcext:value-type="float">
            <text:p>20839</text:p>
          </table:table-cell>
          <table:table-cell table:formula="of:=[.F61]-[.E61]" office:value-type="float" office:value="50" calcext:value-type="float">
            <text:p>50</text:p>
          </table:table-cell>
          <table:table-cell table:formula="of:=[.G61]/[.D61]" office:value-type="float" office:value="0.714285714285714" calcext:value-type="float">
            <text:p>0.714285714285714</text:p>
          </table:table-cell>
          <table:table-cell/>
          <table:table-cell office:value-type="string" calcext:value-type="string">
            <text:p>nr_dirt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L61]-[.K61]" office:value-type="float" office:value="-7" calcext:value-type="float">
            <text:p>-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out</text:p>
          </table:table-cell>
          <table:table-cell office:value-type="float" office:value="323643048" calcext:value-type="float">
            <text:p>323643048</text:p>
          </table:table-cell>
          <table:table-cell office:value-type="float" office:value="323645348" calcext:value-type="float">
            <text:p>323645348</text:p>
          </table:table-cell>
          <table:table-cell table:formula="of:=[.C62]-[.B62]" office:value-type="float" office:value="2300" calcext:value-type="float">
            <text:p>2300</text:p>
          </table:table-cell>
          <table:table-cell office:value-type="float" office:value="323641264" calcext:value-type="float">
            <text:p>323641264</text:p>
          </table:table-cell>
          <table:table-cell office:value-type="float" office:value="323642856" calcext:value-type="float">
            <text:p>323642856</text:p>
          </table:table-cell>
          <table:table-cell table:formula="of:=[.F62]-[.E62]" office:value-type="float" office:value="1592" calcext:value-type="float">
            <text:p>1592</text:p>
          </table:table-cell>
          <table:table-cell table:formula="of:=[.G62]/[.D62]" office:value-type="float" office:value="0.692173913043478" calcext:value-type="float">
            <text:p>0.692173913043478</text:p>
          </table:table-cell>
          <table:table-cell/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2]-[.K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ten</text:p>
          </table:table-cell>
          <table:table-cell office:value-type="float" office:value="76406440" calcext:value-type="float">
            <text:p>76406440</text:p>
          </table:table-cell>
          <table:table-cell office:value-type="float" office:value="76406808" calcext:value-type="float">
            <text:p>76406808</text:p>
          </table:table-cell>
          <table:table-cell table:formula="of:=[.C63]-[.B63]" office:value-type="float" office:value="368" calcext:value-type="float">
            <text:p>368</text:p>
          </table:table-cell>
          <table:table-cell office:value-type="float" office:value="76406189" calcext:value-type="float">
            <text:p>76406189</text:p>
          </table:table-cell>
          <table:table-cell office:value-type="float" office:value="76406438" calcext:value-type="float">
            <text:p>76406438</text:p>
          </table:table-cell>
          <table:table-cell table:formula="of:=[.F63]-[.E63]" office:value-type="float" office:value="249" calcext:value-type="float">
            <text:p>249</text:p>
          </table:table-cell>
          <table:table-cell table:formula="of:=[.G63]/[.D63]" office:value-type="float" office:value="0.676630434782609" calcext:value-type="float">
            <text:p>0.676630434782609</text:p>
          </table:table-cell>
          <table:table-cell/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3]-[.K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ied</text:p>
          </table:table-cell>
          <table:table-cell office:value-type="float" office:value="76406454" calcext:value-type="float">
            <text:p>76406454</text:p>
          </table:table-cell>
          <table:table-cell office:value-type="float" office:value="76406813" calcext:value-type="float">
            <text:p>76406813</text:p>
          </table:table-cell>
          <table:table-cell table:formula="of:=[.C64]-[.B64]" office:value-type="float" office:value="359" calcext:value-type="float">
            <text:p>359</text:p>
          </table:table-cell>
          <table:table-cell office:value-type="float" office:value="76406205" calcext:value-type="float">
            <text:p>76406205</text:p>
          </table:table-cell>
          <table:table-cell office:value-type="float" office:value="76406442" calcext:value-type="float">
            <text:p>76406442</text:p>
          </table:table-cell>
          <table:table-cell table:formula="of:=[.F64]-[.E64]" office:value-type="float" office:value="237" calcext:value-type="float">
            <text:p>237</text:p>
          </table:table-cell>
          <table:table-cell table:formula="of:=[.G64]/[.D64]" office:value-type="float" office:value="0.66016713091922" calcext:value-type="float">
            <text:p>0.66016713091922</text:p>
          </table:table-cell>
          <table:table-cell/>
          <table:table-cell office:value-type="string" calcext:value-type="string">
            <text:p>nr_shmem</text:p>
          </table:table-cell>
          <table:table-cell office:value-type="float" office:value="1520" calcext:value-type="float">
            <text:p>1520</text:p>
          </table:table-cell>
          <table:table-cell office:value-type="float" office:value="1625" calcext:value-type="float">
            <text:p>1625</text:p>
          </table:table-cell>
          <table:table-cell table:formula="of:=[.L64]-[.K64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otated</text:p>
          </table:table-cell>
          <table:table-cell office:value-type="float" office:value="33725" calcext:value-type="float">
            <text:p>33725</text:p>
          </table:table-cell>
          <table:table-cell office:value-type="float" office:value="33738" calcext:value-type="float">
            <text:p>33738</text:p>
          </table:table-cell>
          <table:table-cell table:formula="of:=[.C65]-[.B65]" office:value-type="float" office:value="13" calcext:value-type="float">
            <text:p>13</text:p>
          </table:table-cell>
          <table:table-cell office:value-type="float" office:value="33334" calcext:value-type="float">
            <text:p>33334</text:p>
          </table:table-cell>
          <table:table-cell office:value-type="float" office:value="33341" calcext:value-type="float">
            <text:p>33341</text:p>
          </table:table-cell>
          <table:table-cell table:formula="of:=[.F65]-[.E65]" office:value-type="float" office:value="7" calcext:value-type="float">
            <text:p>7</text:p>
          </table:table-cell>
          <table:table-cell table:formula="of:=[.G65]/[.D65]" office:value-type="float" office:value="0.538461538461538" calcext:value-type="float">
            <text:p>0.538461538461538</text:p>
          </table:table-cell>
          <table:table-cell/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5]-[.K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s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C66]-[.B66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F66]-[.E66]" office:value-type="float" office:value="15" calcext:value-type="float">
            <text:p>15</text:p>
          </table:table-cell>
          <table:table-cell table:formula="of:=[.G66]/[.D66]" office:value-type="float" office:value="0.5" calcext:value-type="float">
            <text:p>0.5</text:p>
          </table:table-cell>
          <table:table-cell/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6]-[.K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page_table_pages</text:p>
          </table:table-cell>
          <table:table-cell office:value-type="float" office:value="2672" calcext:value-type="float">
            <text:p>2672</text:p>
          </table:table-cell>
          <table:table-cell office:value-type="float" office:value="2747" calcext:value-type="float">
            <text:p>2747</text:p>
          </table:table-cell>
          <table:table-cell table:formula="of:=[.C67]-[.B67]" office:value-type="float" office:value="75" calcext:value-type="float">
            <text:p>75</text:p>
          </table:table-cell>
          <table:table-cell office:value-type="float" office:value="2672" calcext:value-type="float">
            <text:p>2672</text:p>
          </table:table-cell>
          <table:table-cell office:value-type="float" office:value="2702" calcext:value-type="float">
            <text:p>2702</text:p>
          </table:table-cell>
          <table:table-cell table:formula="of:=[.F67]-[.E67]" office:value-type="float" office:value="30" calcext:value-type="float">
            <text:p>30</text:p>
          </table:table-cell>
          <table:table-cell table:formula="of:=[.G67]/[.D67]" office:value-type="float" office:value="0.4" calcext:value-type="float">
            <text:p>0.4</text:p>
          </table:table-cell>
          <table:table-cell/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7]-[.K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movable</text:p>
          </table:table-cell>
          <table:table-cell office:value-type="float" office:value="63606459" calcext:value-type="float">
            <text:p>63606459</text:p>
          </table:table-cell>
          <table:table-cell office:value-type="float" office:value="64232259" calcext:value-type="float">
            <text:p>64232259</text:p>
          </table:table-cell>
          <table:table-cell table:formula="of:=[.C68]-[.B68]" office:value-type="float" office:value="625800" calcext:value-type="float">
            <text:p>625800</text:p>
          </table:table-cell>
          <table:table-cell office:value-type="float" office:value="63468772" calcext:value-type="float">
            <text:p>63468772</text:p>
          </table:table-cell>
          <table:table-cell office:value-type="float" office:value="63606459" calcext:value-type="float">
            <text:p>63606459</text:p>
          </table:table-cell>
          <table:table-cell table:formula="of:=[.F68]-[.E68]" office:value-type="float" office:value="137687" calcext:value-type="float">
            <text:p>137687</text:p>
          </table:table-cell>
          <table:table-cell table:formula="of:=[.G68]/[.D68]" office:value-type="float" office:value="0.220017577500799" calcext:value-type="float">
            <text:p>0.220017577500799</text:p>
          </table:table-cell>
          <table:table-cell/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8]-[.K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normal</text:p>
          </table:table-cell>
          <table:table-cell office:value-type="float" office:value="2105" calcext:value-type="float">
            <text:p>2105</text:p>
          </table:table-cell>
          <table:table-cell office:value-type="float" office:value="2126" calcext:value-type="float">
            <text:p>2126</text:p>
          </table:table-cell>
          <table:table-cell table:formula="of:=[.C69]-[.B69]" office:value-type="float" office:value="21" calcext:value-type="float">
            <text:p>21</text:p>
          </table:table-cell>
          <table:table-cell office:value-type="float" office:value="2103" calcext:value-type="float">
            <text:p>2103</text:p>
          </table:table-cell>
          <table:table-cell office:value-type="float" office:value="2105" calcext:value-type="float">
            <text:p>2105</text:p>
          </table:table-cell>
          <table:table-cell table:formula="of:=[.F69]-[.E69]" office:value-type="float" office:value="2" calcext:value-type="float">
            <text:p>2</text:p>
          </table:table-cell>
          <table:table-cell table:formula="of:=[.G69]/[.D69]" office:value-type="float" office:value="0.0952380952380952" calcext:value-type="float">
            <text:p>0.0952380952380952</text:p>
          </table:table-cell>
          <table:table-cell/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69]-[.K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ages_migrated</text:p>
          </table:table-cell>
          <table:table-cell office:value-type="float" office:value="22913" calcext:value-type="float">
            <text:p>22913</text:p>
          </table:table-cell>
          <table:table-cell office:value-type="float" office:value="22949" calcext:value-type="float">
            <text:p>22949</text:p>
          </table:table-cell>
          <table:table-cell table:formula="of:=[.C70]-[.B70]" office:value-type="float" office:value="36" calcext:value-type="float">
            <text:p>36</text:p>
          </table:table-cell>
          <table:table-cell office:value-type="float" office:value="22910" calcext:value-type="float">
            <text:p>22910</text:p>
          </table:table-cell>
          <table:table-cell office:value-type="float" office:value="22913" calcext:value-type="float">
            <text:p>22913</text:p>
          </table:table-cell>
          <table:table-cell table:formula="of:=[.F70]-[.E70]" office:value-type="float" office:value="3" calcext:value-type="float">
            <text:p>3</text:p>
          </table:table-cell>
          <table:table-cell table:formula="of:=[.G70]/[.D70]" office:value-type="float" office:value="0.0833333333333333" calcext:value-type="float">
            <text:p>0.0833333333333333</text:p>
          </table:table-cell>
          <table:table-cell/>
          <table:table-cell office:value-type="string" calcext:value-type="string">
            <text:p>nr_vmscan_wri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70]-[.K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32</text:p>
          </table:table-cell>
          <table:table-cell office:value-type="float" office:value="1731888008" calcext:value-type="float">
            <text:p>1731888008</text:p>
          </table:table-cell>
          <table:table-cell office:value-type="float" office:value="1752629272" calcext:value-type="float">
            <text:p>1752629272</text:p>
          </table:table-cell>
          <table:table-cell table:formula="of:=[.C71]-[.B71]" office:value-type="float" office:value="20741264" calcext:value-type="float">
            <text:p>20741264</text:p>
          </table:table-cell>
          <table:table-cell office:value-type="float" office:value="1731578728" calcext:value-type="float">
            <text:p>1731578728</text:p>
          </table:table-cell>
          <table:table-cell office:value-type="float" office:value="1731888008" calcext:value-type="float">
            <text:p>1731888008</text:p>
          </table:table-cell>
          <table:table-cell table:formula="of:=[.F71]-[.E71]" office:value-type="float" office:value="309280" calcext:value-type="float">
            <text:p>309280</text:p>
          </table:table-cell>
          <table:table-cell table:formula="of:=[.G71]/[.D71]" office:value-type="float" office:value="0.0149113380939561" calcext:value-type="float">
            <text:p>0.0149113380939561</text:p>
          </table:table-cell>
          <table:table-cell/>
          <table:table-cell office:value-type="string" calcext:value-type="string">
            <text:p>nr_vmscan_immediate_reclaim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L71]-[.K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</text:p>
          </table:table-cell>
          <table:table-cell office:value-type="float" office:value="499112" calcext:value-type="float">
            <text:p>499112</text:p>
          </table:table-cell>
          <table:table-cell office:value-type="float" office:value="506827" calcext:value-type="float">
            <text:p>506827</text:p>
          </table:table-cell>
          <table:table-cell table:formula="of:=[.C72]-[.B72]" office:value-type="float" office:value="7715" calcext:value-type="float">
            <text:p>7715</text:p>
          </table:table-cell>
          <table:table-cell office:value-type="float" office:value="499078" calcext:value-type="float">
            <text:p>499078</text:p>
          </table:table-cell>
          <table:table-cell office:value-type="float" office:value="499112" calcext:value-type="float">
            <text:p>499112</text:p>
          </table:table-cell>
          <table:table-cell table:formula="of:=[.F72]-[.E72]" office:value-type="float" office:value="34" calcext:value-type="float">
            <text:p>34</text:p>
          </table:table-cell>
          <table:table-cell table:formula="of:=[.G72]/[.D72]" office:value-type="float" office:value="0.00440699935191186" calcext:value-type="float">
            <text:p>0.00440699935191186</text:p>
          </table:table-cell>
          <table:table-cell/>
          <table:table-cell office:value-type="string" calcext:value-type="string">
            <text:p>nr_dirtied</text:p>
          </table:table-cell>
          <table:table-cell office:value-type="float" office:value="76408923" calcext:value-type="float">
            <text:p>76408923</text:p>
          </table:table-cell>
          <table:table-cell office:value-type="float" office:value="76409975" calcext:value-type="float">
            <text:p>76409975</text:p>
          </table:table-cell>
          <table:table-cell table:formula="of:=[.L72]-[.K72]" office:value-type="float" office:value="1052" calcext:value-type="float">
            <text:p>1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te_updates</text:p>
          </table:table-cell>
          <table:table-cell office:value-type="float" office:value="561469" calcext:value-type="float">
            <text:p>561469</text:p>
          </table:table-cell>
          <table:table-cell office:value-type="float" office:value="569403" calcext:value-type="float">
            <text:p>569403</text:p>
          </table:table-cell>
          <table:table-cell table:formula="of:=[.C73]-[.B73]" office:value-type="float" office:value="7934" calcext:value-type="float">
            <text:p>7934</text:p>
          </table:table-cell>
          <table:table-cell office:value-type="float" office:value="561448" calcext:value-type="float">
            <text:p>561448</text:p>
          </table:table-cell>
          <table:table-cell office:value-type="float" office:value="561469" calcext:value-type="float">
            <text:p>561469</text:p>
          </table:table-cell>
          <table:table-cell table:formula="of:=[.F73]-[.E73]" office:value-type="float" office:value="21" calcext:value-type="float">
            <text:p>21</text:p>
          </table:table-cell>
          <table:table-cell table:formula="of:=[.G73]/[.D73]" office:value-type="float" office:value="0.0026468364003025" calcext:value-type="float">
            <text:p>0.0026468364003025</text:p>
          </table:table-cell>
          <table:table-cell/>
          <table:table-cell office:value-type="string" calcext:value-type="string">
            <text:p>nr_written</text:p>
          </table:table-cell>
          <table:table-cell office:value-type="float" office:value="76408906" calcext:value-type="float">
            <text:p>76408906</text:p>
          </table:table-cell>
          <table:table-cell office:value-type="float" office:value="76409965" calcext:value-type="float">
            <text:p>76409965</text:p>
          </table:table-cell>
          <table:table-cell table:formula="of:=[.L73]-[.K73]" office:value-type="float" office:value="1059" calcext:value-type="float">
            <text:p>1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_local</text:p>
          </table:table-cell>
          <table:table-cell office:value-type="float" office:value="460316" calcext:value-type="float">
            <text:p>460316</text:p>
          </table:table-cell>
          <table:table-cell office:value-type="float" office:value="467926" calcext:value-type="float">
            <text:p>467926</text:p>
          </table:table-cell>
          <table:table-cell table:formula="of:=[.C74]-[.B74]" office:value-type="float" office:value="7610" calcext:value-type="float">
            <text:p>7610</text:p>
          </table:table-cell>
          <table:table-cell office:value-type="float" office:value="460296" calcext:value-type="float">
            <text:p>460296</text:p>
          </table:table-cell>
          <table:table-cell office:value-type="float" office:value="460316" calcext:value-type="float">
            <text:p>460316</text:p>
          </table:table-cell>
          <table:table-cell table:formula="of:=[.F74]-[.E74]" office:value-type="float" office:value="20" calcext:value-type="float">
            <text:p>20</text:p>
          </table:table-cell>
          <table:table-cell table:formula="of:=[.G74]/[.D74]" office:value-type="float" office:value="0.0026281208935611" calcext:value-type="float">
            <text:p>0.0026281208935611</text:p>
          </table:table-cell>
          <table:table-cell/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74]-[.K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ctivate</text:p>
          </table:table-cell>
          <table:table-cell office:value-type="float" office:value="81514815257" calcext:value-type="float">
            <text:p>81514815257</text:p>
          </table:table-cell>
          <table:table-cell office:value-type="float" office:value="82745245091" calcext:value-type="float">
            <text:p>82745245091</text:p>
          </table:table-cell>
          <table:table-cell table:formula="of:=[.C75]-[.B75]" office:value-type="float" office:value="1230429834" calcext:value-type="float">
            <text:p>1230429834</text:p>
          </table:table-cell>
          <table:table-cell office:value-type="float" office:value="81514213994" calcext:value-type="float">
            <text:p>81514213994</text:p>
          </table:table-cell>
          <table:table-cell office:value-type="float" office:value="81514815202" calcext:value-type="float">
            <text:p>81514815202</text:p>
          </table:table-cell>
          <table:table-cell table:formula="of:=[.F75]-[.E75]" office:value-type="float" office:value="601208" calcext:value-type="float">
            <text:p>601208</text:p>
          </table:table-cell>
          <table:table-cell table:formula="of:=[.G75]/[.D75]" office:value-type="float" office:value="0.000488616240753473" calcext:value-type="float">
            <text:p>0.000488616240753473</text:p>
          </table:table-cell>
          <table:table-cell/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75]-[.K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file</text:p>
          </table:table-cell>
          <table:table-cell office:value-type="float" office:value="28174" calcext:value-type="float">
            <text:p>28174</text:p>
          </table:table-cell>
          <table:table-cell office:value-type="float" office:value="15346020" calcext:value-type="float">
            <text:p>15346020</text:p>
          </table:table-cell>
          <table:table-cell table:formula="of:=[.C76]-[.B76]" office:value-type="float" office:value="15317846" calcext:value-type="float">
            <text:p>15317846</text:p>
          </table:table-cell>
          <table:table-cell office:value-type="float" office:value="27869" calcext:value-type="float">
            <text:p>27869</text:p>
          </table:table-cell>
          <table:table-cell office:value-type="float" office:value="28958" calcext:value-type="float">
            <text:p>28958</text:p>
          </table:table-cell>
          <table:table-cell table:formula="of:=[.F76]-[.E76]" office:value-type="float" office:value="1089" calcext:value-type="float">
            <text:p>1089</text:p>
          </table:table-cell>
          <table:table-cell table:formula="of:=[.G76]/[.D76]" office:value-type="float" office:value="0.0000710935467036292" calcext:value-type="float">
            <text:p>7.10935467036292E-05</text:p>
          </table:table-cell>
          <table:table-cell/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76]-[.K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file</text:p>
          </table:table-cell>
          <table:table-cell office:value-type="float" office:value="28174" calcext:value-type="float">
            <text:p>28174</text:p>
          </table:table-cell>
          <table:table-cell office:value-type="float" office:value="15346020" calcext:value-type="float">
            <text:p>15346020</text:p>
          </table:table-cell>
          <table:table-cell table:formula="of:=[.C77]-[.B77]" office:value-type="float" office:value="15317846" calcext:value-type="float">
            <text:p>15317846</text:p>
          </table:table-cell>
          <table:table-cell office:value-type="float" office:value="27869" calcext:value-type="float">
            <text:p>27869</text:p>
          </table:table-cell>
          <table:table-cell office:value-type="float" office:value="28958" calcext:value-type="float">
            <text:p>28958</text:p>
          </table:table-cell>
          <table:table-cell table:formula="of:=[.F77]-[.E77]" office:value-type="float" office:value="1089" calcext:value-type="float">
            <text:p>1089</text:p>
          </table:table-cell>
          <table:table-cell table:formula="of:=[.G77]/[.D77]" office:value-type="float" office:value="0.0000710935467036292" calcext:value-type="float">
            <text:p>7.10935467036292E-05</text:p>
          </table:table-cell>
          <table:table-cell/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77]-[.K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fill</text:p>
          </table:table-cell>
          <table:table-cell office:value-type="float" office:value="117912689955" calcext:value-type="float">
            <text:p>117912689955</text:p>
          </table:table-cell>
          <table:table-cell office:value-type="float" office:value="119827198472" calcext:value-type="float">
            <text:p>119827198472</text:p>
          </table:table-cell>
          <table:table-cell table:formula="of:=[.C78]-[.B78]" office:value-type="float" office:value="1914508517" calcext:value-type="float">
            <text:p>1914508517</text:p>
          </table:table-cell>
          <table:table-cell office:value-type="float" office:value="117912689952" calcext:value-type="float">
            <text:p>117912689952</text:p>
          </table:table-cell>
          <table:table-cell office:value-type="float" office:value="117912689955" calcext:value-type="float">
            <text:p>117912689955</text:p>
          </table:table-cell>
          <table:table-cell table:formula="of:=[.F78]-[.E78]" office:value-type="float" office:value="3" calcext:value-type="float">
            <text:p>3</text:p>
          </table:table-cell>
          <table:table-cell table:formula="of:=[.G78]/[.D78]" office:value-type="float" office:value="0.00000000156698179891" calcext:value-type="float">
            <text:p>1.56698179891147E-09</text:p>
          </table:table-cell>
          <table:table-cell/>
          <table:table-cell office:value-type="string" calcext:value-type="string">
            <text:p>nr_kernel_stack</text:p>
          </table:table-cell>
          <table:table-cell office:value-type="float" office:value="16896" calcext:value-type="float">
            <text:p>16896</text:p>
          </table:table-cell>
          <table:table-cell office:value-type="float" office:value="17776" calcext:value-type="float">
            <text:p>17776</text:p>
          </table:table-cell>
          <table:table-cell table:formula="of:=[.L78]-[.K78]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file</text:p>
          </table:table-cell>
          <table:table-cell office:value-type="float" office:value="37320224075" calcext:value-type="float">
            <text:p>37320224075</text:p>
          </table:table-cell>
          <table:table-cell office:value-type="float" office:value="38019587686" calcext:value-type="float">
            <text:p>38019587686</text:p>
          </table:table-cell>
          <table:table-cell table:formula="of:=[.C79]-[.B79]" office:value-type="float" office:value="699363611" calcext:value-type="float">
            <text:p>699363611</text:p>
          </table:table-cell>
          <table:table-cell table:number-columns-repeated="2" office:value-type="float" office:value="37320224075" calcext:value-type="float">
            <text:p>37320224075</text:p>
          </table:table-cell>
          <table:table-cell table:formula="of:=[.F79]-[.E79]" office:value-type="float" office:value="0" calcext:value-type="float">
            <text:p>0</text:p>
          </table:table-cell>
          <table:table-cell table:formula="of:=[.G79]/[.D79]" office:value-type="float" office:value="0" calcext:value-type="float">
            <text:p>0</text:p>
          </table:table-cell>
          <table:table-cell/>
          <table:table-cell office:value-type="string" calcext:value-type="string">
            <text:p>nr_page_table_pages</text:p>
          </table:table-cell>
          <table:table-cell office:value-type="float" office:value="2697" calcext:value-type="float">
            <text:p>2697</text:p>
          </table:table-cell>
          <table:table-cell office:value-type="float" office:value="2763" calcext:value-type="float">
            <text:p>2763</text:p>
          </table:table-cell>
          <table:table-cell table:formula="of:=[.L79]-[.K79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activate</text:p>
          </table:table-cell>
          <table:table-cell office:value-type="float" office:value="117371992795" calcext:value-type="float">
            <text:p>117371992795</text:p>
          </table:table-cell>
          <table:table-cell office:value-type="float" office:value="119286497002" calcext:value-type="float">
            <text:p>119286497002</text:p>
          </table:table-cell>
          <table:table-cell table:formula="of:=[.C80]-[.B80]" office:value-type="float" office:value="1914504207" calcext:value-type="float">
            <text:p>1914504207</text:p>
          </table:table-cell>
          <table:table-cell table:number-columns-repeated="2" office:value-type="float" office:value="117371992665" calcext:value-type="float">
            <text:p>117371992665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D80]" office:value-type="float" office:value="0" calcext:value-type="float">
            <text:p>0</text:p>
          </table:table-cell>
          <table:table-cell/>
          <table:table-cell office:value-type="string" calcext:value-type="string">
            <text:p>nr_swapcach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80]-[.K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anon</text:p>
          </table:table-cell>
          <table:table-cell office:value-type="float" office:value="20454" calcext:value-type="float">
            <text:p>20454</text:p>
          </table:table-cell>
          <table:table-cell office:value-type="float" office:value="20605" calcext:value-type="float">
            <text:p>20605</text:p>
          </table:table-cell>
          <table:table-cell table:formula="of:=[.C81]-[.B81]" office:value-type="float" office:value="151" calcext:value-type="float">
            <text:p>151</text:p>
          </table:table-cell>
          <table:table-cell office:value-type="float" office:value="20857" calcext:value-type="float">
            <text:p>20857</text:p>
          </table:table-cell>
          <table:table-cell office:value-type="float" office:value="20454" calcext:value-type="float">
            <text:p>20454</text:p>
          </table:table-cell>
          <table:table-cell table:formula="of:=[.F81]-[.E81]" office:value-type="float" office:value="-403" calcext:value-type="float">
            <text:p>-403</text:p>
          </table:table-cell>
          <table:table-cell table:formula="of:=[.G81]/[.D81]" office:value-type="float" office:value="-2.66887417218543" calcext:value-type="float">
            <text:p>-2.66887417218543</text:p>
          </table:table-cell>
          <table:table-cell/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81]-[.K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anon</text:p>
          </table:table-cell>
          <table:table-cell office:value-type="float" office:value="20454" calcext:value-type="float">
            <text:p>20454</text:p>
          </table:table-cell>
          <table:table-cell office:value-type="float" office:value="20605" calcext:value-type="float">
            <text:p>20605</text:p>
          </table:table-cell>
          <table:table-cell table:formula="of:=[.C82]-[.B82]" office:value-type="float" office:value="151" calcext:value-type="float">
            <text:p>151</text:p>
          </table:table-cell>
          <table:table-cell office:value-type="float" office:value="20857" calcext:value-type="float">
            <text:p>20857</text:p>
          </table:table-cell>
          <table:table-cell office:value-type="float" office:value="20454" calcext:value-type="float">
            <text:p>20454</text:p>
          </table:table-cell>
          <table:table-cell table:formula="of:=[.F82]-[.E82]" office:value-type="float" office:value="-403" calcext:value-type="float">
            <text:p>-403</text:p>
          </table:table-cell>
          <table:table-cell table:formula="of:=[.G82]/[.D82]" office:value-type="float" office:value="-2.66887417218543" calcext:value-type="float">
            <text:p>-2.66887417218543</text:p>
          </table:table-cell>
          <table:table-cell/>
          <table:table-cell office:value-type="string" calcext:value-type="string">
            <text:p>nr_dirty_threshold</text:p>
          </table:table-cell>
          <table:table-cell office:value-type="float" office:value="8415941" calcext:value-type="float">
            <text:p>8415941</text:p>
          </table:table-cell>
          <table:table-cell office:value-type="float" office:value="8393898" calcext:value-type="float">
            <text:p>8393898</text:p>
          </table:table-cell>
          <table:table-cell table:formula="of:=[.L82]-[.K82]" office:value-type="float" office:value="-22043" calcext:value-type="float">
            <text:p>-2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anon</text:p>
          </table:table-cell>
          <table:table-cell office:value-type="float" office:value="62625" calcext:value-type="float">
            <text:p>62625</text:p>
          </table:table-cell>
          <table:table-cell office:value-type="float" office:value="62539" calcext:value-type="float">
            <text:p>62539</text:p>
          </table:table-cell>
          <table:table-cell table:formula="of:=[.C83]-[.B83]" office:value-type="float" office:value="-86" calcext:value-type="float">
            <text:p>-86</text:p>
          </table:table-cell>
          <table:table-cell office:value-type="float" office:value="62382" calcext:value-type="float">
            <text:p>62382</text:p>
          </table:table-cell>
          <table:table-cell office:value-type="float" office:value="62651" calcext:value-type="float">
            <text:p>62651</text:p>
          </table:table-cell>
          <table:table-cell table:formula="of:=[.F83]-[.E83]" office:value-type="float" office:value="269" calcext:value-type="float">
            <text:p>269</text:p>
          </table:table-cell>
          <table:table-cell table:formula="of:=[.G83]/[.D83]" office:value-type="float" office:value="-3.12790697674419" calcext:value-type="float">
            <text:p>-3.12790697674419</text:p>
          </table:table-cell>
          <table:table-cell/>
          <table:table-cell office:value-type="string" calcext:value-type="string">
            <text:p>nr_dirty_background_threshold</text:p>
          </table:table-cell>
          <table:table-cell office:value-type="float" office:value="4202832" calcext:value-type="float">
            <text:p>4202832</text:p>
          </table:table-cell>
          <table:table-cell office:value-type="float" office:value="4191824" calcext:value-type="float">
            <text:p>4191824</text:p>
          </table:table-cell>
          <table:table-cell table:formula="of:=[.L83]-[.K83]" office:value-type="float" office:value="-11008" calcext:value-type="float">
            <text:p>-1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anon</text:p>
          </table:table-cell>
          <table:table-cell office:value-type="float" office:value="62625" calcext:value-type="float">
            <text:p>62625</text:p>
          </table:table-cell>
          <table:table-cell office:value-type="float" office:value="62539" calcext:value-type="float">
            <text:p>62539</text:p>
          </table:table-cell>
          <table:table-cell table:formula="of:=[.C84]-[.B84]" office:value-type="float" office:value="-86" calcext:value-type="float">
            <text:p>-86</text:p>
          </table:table-cell>
          <table:table-cell office:value-type="float" office:value="62382" calcext:value-type="float">
            <text:p>62382</text:p>
          </table:table-cell>
          <table:table-cell office:value-type="float" office:value="62651" calcext:value-type="float">
            <text:p>62651</text:p>
          </table:table-cell>
          <table:table-cell table:formula="of:=[.F84]-[.E84]" office:value-type="float" office:value="269" calcext:value-type="float">
            <text:p>269</text:p>
          </table:table-cell>
          <table:table-cell table:formula="of:=[.G84]/[.D84]" office:value-type="float" office:value="-3.12790697674419" calcext:value-type="float">
            <text:p>-3.12790697674419</text:p>
          </table:table-cell>
          <table:table-cell/>
          <table:table-cell office:value-type="string" calcext:value-type="string">
            <text:p>pgpgin</text:p>
          </table:table-cell>
          <table:table-cell office:value-type="float" office:value="977019541055" calcext:value-type="float">
            <text:p>977019541055</text:p>
          </table:table-cell>
          <table:table-cell office:value-type="float" office:value="982542537379" calcext:value-type="float">
            <text:p>982542537379</text:p>
          </table:table-cell>
          <table:table-cell table:formula="of:=[.L84]-[.K84]" office:value-type="float" office:value="5522996324" calcext:value-type="float">
            <text:p>5522996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unevictable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C85]-[.B85]" office:value-type="float" office:value="0" calcext:value-type="float">
            <text:p>0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D8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pgout</text:p>
          </table:table-cell>
          <table:table-cell office:value-type="float" office:value="323663228" calcext:value-type="float">
            <text:p>323663228</text:p>
          </table:table-cell>
          <table:table-cell office:value-type="float" office:value="323682360" calcext:value-type="float">
            <text:p>323682360</text:p>
          </table:table-cell>
          <table:table-cell table:formula="of:=[.L85]-[.K85]" office:value-type="float" office:value="19132" calcext:value-type="float">
            <text:p>19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lock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C86]-[.B86]" office:value-type="float" office:value="0" calcext:value-type="float">
            <text:p>0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D8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86]-[.K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D8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87]-[.K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D8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alloc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88]-[.K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D8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alloc_dma32</text:p>
          </table:table-cell>
          <table:table-cell office:value-type="float" office:value="1752629272" calcext:value-type="float">
            <text:p>1752629272</text:p>
          </table:table-cell>
          <table:table-cell office:value-type="float" office:value="1773471247" calcext:value-type="float">
            <text:p>1773471247</text:p>
          </table:table-cell>
          <table:table-cell table:formula="of:=[.L89]-[.K89]" office:value-type="float" office:value="20841975" calcext:value-type="float">
            <text:p>20841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interleave</text:p>
          </table:table-cell>
          <table:table-cell table:number-columns-repeated="2" office:value-type="float" office:value="5717" calcext:value-type="float">
            <text:p>5717</text:p>
          </table:table-cell>
          <table:table-cell table:formula="of:=[.C90]-[.B90]" office:value-type="float" office:value="0" calcext:value-type="float">
            <text:p>0</text:p>
          </table:table-cell>
          <table:table-cell table:number-columns-repeated="2" office:value-type="float" office:value="5717" calcext:value-type="float">
            <text:p>5717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D9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alloc_normal</text:p>
          </table:table-cell>
          <table:table-cell office:value-type="float" office:value="242865578819" calcext:value-type="float">
            <text:p>242865578819</text:p>
          </table:table-cell>
          <table:table-cell office:value-type="float" office:value="244225885984" calcext:value-type="float">
            <text:p>244225885984</text:p>
          </table:table-cell>
          <table:table-cell table:formula="of:=[.L90]-[.K90]" office:value-type="float" office:value="1360307165" calcext:value-type="float">
            <text:p>1360307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evictable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C91]-[.B91]" office:value-type="float" office:value="0" calcext:value-type="float">
            <text:p>0</text:p>
          </table:table-cell>
          <table:table-cell table:number-columns-repeated="2" office:value-type="float" office:value="4638" calcext:value-type="float">
            <text:p>4638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D9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1]-[.K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D9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2]-[.K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D9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3]-[.K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D9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locstall_normal</text:p>
          </table:table-cell>
          <table:table-cell office:value-type="float" office:value="2126" calcext:value-type="float">
            <text:p>2126</text:p>
          </table:table-cell>
          <table:table-cell office:value-type="float" office:value="2143" calcext:value-type="float">
            <text:p>2143</text:p>
          </table:table-cell>
          <table:table-cell table:formula="of:=[.L94]-[.K94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D9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llocstall_movable</text:p>
          </table:table-cell>
          <table:table-cell office:value-type="float" office:value="64232259" calcext:value-type="float">
            <text:p>64232259</text:p>
          </table:table-cell>
          <table:table-cell office:value-type="float" office:value="64869411" calcext:value-type="float">
            <text:p>64869411</text:p>
          </table:table-cell>
          <table:table-cell table:formula="of:=[.L95]-[.K95]" office:value-type="float" office:value="637152" calcext:value-type="float">
            <text:p>63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D9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6]-[.K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reclaim</text:p>
          </table:table-cell>
          <table:table-cell table:number-columns-repeated="2" office:value-type="float" office:value="1045" calcext:value-type="float">
            <text:p>1045</text:p>
          </table:table-cell>
          <table:table-cell table:formula="of:=[.C97]-[.B97]" office:value-type="float" office:value="0" calcext:value-type="float">
            <text:p>0</text:p>
          </table:table-cell>
          <table:table-cell table:number-columns-repeated="2" office:value-type="float" office:value="1045" calcext:value-type="float">
            <text:p>1045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D9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7]-[.K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D9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kip_norma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L98]-[.K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D9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99]-[.K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D10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free</text:p>
          </table:table-cell>
          <table:table-cell office:value-type="float" office:value="245077252492" calcext:value-type="float">
            <text:p>245077252492</text:p>
          </table:table-cell>
          <table:table-cell office:value-type="float" office:value="246437816038" calcext:value-type="float">
            <text:p>246437816038</text:p>
          </table:table-cell>
          <table:table-cell table:formula="of:=[.L100]-[.K100]" office:value-type="float" office:value="1360563546" calcext:value-type="float">
            <text:p>1360563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D10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activate</text:p>
          </table:table-cell>
          <table:table-cell office:value-type="float" office:value="82745246685" calcext:value-type="float">
            <text:p>82745246685</text:p>
          </table:table-cell>
          <table:table-cell office:value-type="float" office:value="83983357993" calcext:value-type="float">
            <text:p>83983357993</text:p>
          </table:table-cell>
          <table:table-cell table:formula="of:=[.L101]-[.K101]" office:value-type="float" office:value="1238111308" calcext:value-type="float">
            <text:p>1238111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D10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deactivate</text:p>
          </table:table-cell>
          <table:table-cell office:value-type="float" office:value="119286497145" calcext:value-type="float">
            <text:p>119286497145</text:p>
          </table:table-cell>
          <table:table-cell office:value-type="float" office:value="121212222054" calcext:value-type="float">
            <text:p>121212222054</text:p>
          </table:table-cell>
          <table:table-cell table:formula="of:=[.L102]-[.K102]" office:value-type="float" office:value="1925724909" calcext:value-type="float">
            <text:p>1925724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D10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lazyfree</text:p>
          </table:table-cell>
          <table:table-cell table:number-columns-repeated="2" office:value-type="float" office:value="6210" calcext:value-type="float">
            <text:p>6210</text:p>
          </table:table-cell>
          <table:table-cell table:formula="of:=[.L103]-[.K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D10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fault</text:p>
          </table:table-cell>
          <table:table-cell office:value-type="float" office:value="84606477" calcext:value-type="float">
            <text:p>84606477</text:p>
          </table:table-cell>
          <table:table-cell office:value-type="float" office:value="85208940" calcext:value-type="float">
            <text:p>85208940</text:p>
          </table:table-cell>
          <table:table-cell table:formula="of:=[.L104]-[.K104]" office:value-type="float" office:value="602463" calcext:value-type="float">
            <text:p>602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wri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-[.B10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D10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majfault</text:p>
          </table:table-cell>
          <table:table-cell office:value-type="float" office:value="20984" calcext:value-type="float">
            <text:p>20984</text:p>
          </table:table-cell>
          <table:table-cell office:value-type="float" office:value="21145" calcext:value-type="float">
            <text:p>21145</text:p>
          </table:table-cell>
          <table:table-cell table:formula="of:=[.L105]-[.K105]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immediate_reclaim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C106]-[.B106]" office:value-type="float" office:value="0" calcext:value-type="float">
            <text:p>0</text:p>
          </table:table-cell>
          <table:table-cell table:number-columns-repeated="2" office:value-type="float" office:value="92" calcext:value-type="float">
            <text:p>92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D10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lazyfreed</text:p>
          </table:table-cell>
          <table:table-cell table:number-columns-repeated="2" office:value-type="float" office:value="905" calcext:value-type="float">
            <text:p>905</text:p>
          </table:table-cell>
          <table:table-cell table:formula="of:=[.L106]-[.K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D10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refill</text:p>
          </table:table-cell>
          <table:table-cell office:value-type="float" office:value="119827198472" calcext:value-type="float">
            <text:p>119827198472</text:p>
          </table:table-cell>
          <table:table-cell office:value-type="float" office:value="121752927726" calcext:value-type="float">
            <text:p>121752927726</text:p>
          </table:table-cell>
          <table:table-cell table:formula="of:=[.L107]-[.K107]" office:value-type="float" office:value="1925729254" calcext:value-type="float">
            <text:p>192572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D10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reuse</text:p>
          </table:table-cell>
          <table:table-cell office:value-type="float" office:value="906623" calcext:value-type="float">
            <text:p>906623</text:p>
          </table:table-cell>
          <table:table-cell office:value-type="float" office:value="913827" calcext:value-type="float">
            <text:p>913827</text:p>
          </table:table-cell>
          <table:table-cell table:formula="of:=[.L108]-[.K108]" office:value-type="float" office:value="7204" calcext:value-type="float">
            <text:p>7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D10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teal_kswapd</text:p>
          </table:table-cell>
          <table:table-cell office:value-type="float" office:value="91644024507" calcext:value-type="float">
            <text:p>91644024507</text:p>
          </table:table-cell>
          <table:table-cell office:value-type="float" office:value="92227274712" calcext:value-type="float">
            <text:p>92227274712</text:p>
          </table:table-cell>
          <table:table-cell table:formula="of:=[.L109]-[.K109]" office:value-type="float" office:value="583250205" calcext:value-type="float">
            <text:p>583250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D11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teal_direct</text:p>
          </table:table-cell>
          <table:table-cell office:value-type="float" office:value="149846731423" calcext:value-type="float">
            <text:p>149846731423</text:p>
          </table:table-cell>
          <table:table-cell office:value-type="float" office:value="150623661993" calcext:value-type="float">
            <text:p>150623661993</text:p>
          </table:table-cell>
          <table:table-cell table:formula="of:=[.L110]-[.K110]" office:value-type="float" office:value="776930570" calcext:value-type="float">
            <text:p>776930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wapcach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D11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11]-[.K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D11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12]-[.K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D11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can_kswapd</text:p>
          </table:table-cell>
          <table:table-cell office:value-type="float" office:value="91646825547" calcext:value-type="float">
            <text:p>91646825547</text:p>
          </table:table-cell>
          <table:table-cell office:value-type="float" office:value="92230173553" calcext:value-type="float">
            <text:p>92230173553</text:p>
          </table:table-cell>
          <table:table-cell table:formula="of:=[.L113]-[.K113]" office:value-type="float" office:value="583348006" calcext:value-type="float">
            <text:p>583348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D11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can_direct</text:p>
          </table:table-cell>
          <table:table-cell office:value-type="float" office:value="149864669941" calcext:value-type="float">
            <text:p>149864669941</text:p>
          </table:table-cell>
          <table:table-cell office:value-type="float" office:value="150645253671" calcext:value-type="float">
            <text:p>150645253671</text:p>
          </table:table-cell>
          <table:table-cell table:formula="of:=[.L114]-[.K114]" office:value-type="float" office:value="780583730" calcext:value-type="float">
            <text:p>7805837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D11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15]-[.K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D11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can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16]-[.K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D11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can_file</text:p>
          </table:table-cell>
          <table:table-cell office:value-type="float" office:value="241511495488" calcext:value-type="float">
            <text:p>241511495488</text:p>
          </table:table-cell>
          <table:table-cell office:value-type="float" office:value="242875427224" calcext:value-type="float">
            <text:p>242875427224</text:p>
          </table:table-cell>
          <table:table-cell table:formula="of:=[.L117]-[.K117]" office:value-type="float" office:value="1363931736" calcext:value-type="float">
            <text:p>1363931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D11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teal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18]-[.K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D11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steal_file</text:p>
          </table:table-cell>
          <table:table-cell office:value-type="float" office:value="241490755930" calcext:value-type="float">
            <text:p>241490755930</text:p>
          </table:table-cell>
          <table:table-cell office:value-type="float" office:value="242850936705" calcext:value-type="float">
            <text:p>242850936705</text:p>
          </table:table-cell>
          <table:table-cell table:formula="of:=[.L119]-[.K119]" office:value-type="float" office:value="1360180775" calcext:value-type="float">
            <text:p>1360180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D12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20]-[.K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normal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21]-[.B121]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D12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21]-[.K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D12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labs_scanned</text:p>
          </table:table-cell>
          <table:table-cell office:value-type="float" office:value="2410669736" calcext:value-type="float">
            <text:p>2410669736</text:p>
          </table:table-cell>
          <table:table-cell office:value-type="float" office:value="2410673832" calcext:value-type="float">
            <text:p>2410673832</text:p>
          </table:table-cell>
          <table:table-cell table:formula="of:=[.L122]-[.K122]" office:value-type="float" office:value="4096" calcext:value-type="float">
            <text:p>4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</text:p>
          </table:table-cell>
          <table:table-cell table:number-columns-repeated="2" office:value-type="float" office:value="6210" calcext:value-type="float">
            <text:p>6210</text:p>
          </table:table-cell>
          <table:table-cell table:formula="of:=[.C123]-[.B123]" office:value-type="float" office:value="0" calcext:value-type="float">
            <text:p>0</text:p>
          </table:table-cell>
          <table:table-cell table:number-columns-repeated="2" office:value-type="float" office:value="6210" calcext:value-type="float">
            <text:p>621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D12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23]-[.K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d</text:p>
          </table:table-cell>
          <table:table-cell table:number-columns-repeated="2" office:value-type="float" office:value="905" calcext:value-type="float">
            <text:p>905</text:p>
          </table:table-cell>
          <table:table-cell table:formula="of:=[.C124]-[.B124]" office:value-type="float" office:value="0" calcext:value-type="float">
            <text:p>0</text:p>
          </table:table-cell>
          <table:table-cell table:number-columns-repeated="2" office:value-type="float" office:value="905" calcext:value-type="float">
            <text:p>905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D12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swapd_low_wmark_hit_quickly</text:p>
          </table:table-cell>
          <table:table-cell office:value-type="float" office:value="391468" calcext:value-type="float">
            <text:p>391468</text:p>
          </table:table-cell>
          <table:table-cell office:value-type="float" office:value="391469" calcext:value-type="float">
            <text:p>391469</text:p>
          </table:table-cell>
          <table:table-cell table:formula="of:=[.L124]-[.K12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5]-[.B12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D12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swapd_high_wmark_hit_quickly</text:p>
          </table:table-cell>
          <table:table-cell table:number-columns-repeated="2" office:value-type="float" office:value="62191" calcext:value-type="float">
            <text:p>62191</text:p>
          </table:table-cell>
          <table:table-cell table:formula="of:=[.L125]-[.K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B1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D12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ageoutrun</text:p>
          </table:table-cell>
          <table:table-cell office:value-type="float" office:value="517953" calcext:value-type="float">
            <text:p>517953</text:p>
          </table:table-cell>
          <table:table-cell office:value-type="float" office:value="517955" calcext:value-type="float">
            <text:p>517955</text:p>
          </table:table-cell>
          <table:table-cell table:formula="of:=[.L126]-[.K126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D12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rotated</text:p>
          </table:table-cell>
          <table:table-cell office:value-type="float" office:value="34232" calcext:value-type="float">
            <text:p>34232</text:p>
          </table:table-cell>
          <table:table-cell office:value-type="float" office:value="34234" calcext:value-type="float">
            <text:p>34234</text:p>
          </table:table-cell>
          <table:table-cell table:formula="of:=[.L127]-[.K12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D12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rop_pagecache</text:p>
          </table:table-cell>
          <table:table-cell table:number-columns-repeated="2" office:value-type="float" office:value="156" calcext:value-type="float">
            <text:p>156</text:p>
          </table:table-cell>
          <table:table-cell table:formula="of:=[.L128]-[.K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D12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rop_slab</text:p>
          </table:table-cell>
          <table:table-cell table:number-columns-repeated="2" office:value-type="float" office:value="156" calcext:value-type="float">
            <text:p>156</text:p>
          </table:table-cell>
          <table:table-cell table:formula="of:=[.L129]-[.K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D13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30]-[.K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D13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uma_pte_updates</text:p>
          </table:table-cell>
          <table:table-cell table:number-columns-repeated="2" office:value-type="float" office:value="570210" calcext:value-type="float">
            <text:p>570210</text:p>
          </table:table-cell>
          <table:table-cell table:formula="of:=[.L131]-[.K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D13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uma_huge_pte_updat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132]-[.K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high_wmark_hit_quickly</text:p>
          </table:table-cell>
          <table:table-cell table:number-columns-repeated="2" office:value-type="float" office:value="62191" calcext:value-type="float">
            <text:p>62191</text:p>
          </table:table-cell>
          <table:table-cell table:formula="of:=[.C133]-[.B133]" office:value-type="float" office:value="0" calcext:value-type="float">
            <text:p>0</text:p>
          </table:table-cell>
          <table:table-cell office:value-type="float" office:value="60864" calcext:value-type="float">
            <text:p>60864</text:p>
          </table:table-cell>
          <table:table-cell office:value-type="float" office:value="62191" calcext:value-type="float">
            <text:p>62191</text:p>
          </table:table-cell>
          <table:table-cell table:formula="of:=[.F133]-[.E133]" office:value-type="float" office:value="1327" calcext:value-type="float">
            <text:p>1327</text:p>
          </table:table-cell>
          <table:table-cell table:formula="of:=[.G133]/[.D13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uma_hint_faults</text:p>
          </table:table-cell>
          <table:table-cell office:value-type="float" office:value="507834" calcext:value-type="float">
            <text:p>507834</text:p>
          </table:table-cell>
          <table:table-cell office:value-type="float" office:value="507882" calcext:value-type="float">
            <text:p>507882</text:p>
          </table:table-cell>
          <table:table-cell table:formula="of:=[.L133]-[.K133]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pagecache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[.C134]-[.B134]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D13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uma_hint_faults_local</text:p>
          </table:table-cell>
          <table:table-cell office:value-type="float" office:value="468755" calcext:value-type="float">
            <text:p>468755</text:p>
          </table:table-cell>
          <table:table-cell office:value-type="float" office:value="468802" calcext:value-type="float">
            <text:p>468802</text:p>
          </table:table-cell>
          <table:table-cell table:formula="of:=[.L134]-[.K134]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slab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[.C135]-[.B135]"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D13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uma_pages_migrated</text:p>
          </table:table-cell>
          <table:table-cell table:number-columns-repeated="2" office:value-type="float" office:value="22992" calcext:value-type="float">
            <text:p>22992</text:p>
          </table:table-cell>
          <table:table-cell table:formula="of:=[.L135]-[.K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D13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migrate_success</text:p>
          </table:table-cell>
          <table:table-cell table:number-columns-repeated="2" office:value-type="float" office:value="409933389" calcext:value-type="float">
            <text:p>409933389</text:p>
          </table:table-cell>
          <table:table-cell table:formula="of:=[.L136]-[.K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uge_pte_update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7]-[.B137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D13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pgmigrate_fail</text:p>
          </table:table-cell>
          <table:table-cell table:number-columns-repeated="2" office:value-type="float" office:value="1735" calcext:value-type="float">
            <text:p>1735</text:p>
          </table:table-cell>
          <table:table-cell table:formula="of:=[.L137]-[.K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igrate_fail</text:p>
          </table:table-cell>
          <table:table-cell table:number-columns-repeated="2" office:value-type="float" office:value="1735" calcext:value-type="float">
            <text:p>1735</text:p>
          </table:table-cell>
          <table:table-cell table:formula="of:=[.C138]-[.B138]"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1735" calcext:value-type="float">
            <text:p>1735</text:p>
          </table:table-cell>
          <table:table-cell table:formula="of:=[.F138]-[.E138]" office:value-type="float" office:value="61" calcext:value-type="float">
            <text:p>61</text:p>
          </table:table-cell>
          <table:table-cell table:formula="of:=[.G138]/[.D13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38]-[.K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9]-[.B13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D13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39]-[.K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B14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D14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0]-[.K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D14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migrate_scanned</text:p>
          </table:table-cell>
          <table:table-cell table:number-columns-repeated="2" office:value-type="float" office:value="3890640696" calcext:value-type="float">
            <text:p>3890640696</text:p>
          </table:table-cell>
          <table:table-cell table:formula="of:=[.L141]-[.K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migrate_scanned</text:p>
          </table:table-cell>
          <table:table-cell table:number-columns-repeated="2" office:value-type="float" office:value="3882152016" calcext:value-type="float">
            <text:p>3882152016</text:p>
          </table:table-cell>
          <table:table-cell table:formula="of:=[.C142]-[.B142]" office:value-type="float" office:value="0" calcext:value-type="float">
            <text:p>0</text:p>
          </table:table-cell>
          <table:table-cell office:value-type="float" office:value="3827828381" calcext:value-type="float">
            <text:p>3827828381</text:p>
          </table:table-cell>
          <table:table-cell office:value-type="float" office:value="3869904393" calcext:value-type="float">
            <text:p>3869904393</text:p>
          </table:table-cell>
          <table:table-cell table:formula="of:=[.F142]-[.E142]" office:value-type="float" office:value="42076012" calcext:value-type="float">
            <text:p>42076012</text:p>
          </table:table-cell>
          <table:table-cell table:formula="of:=[.G142]/[.D14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free_scanned</text:p>
          </table:table-cell>
          <table:table-cell table:number-columns-repeated="2" office:value-type="float" office:value="35418152138" calcext:value-type="float">
            <text:p>35418152138</text:p>
          </table:table-cell>
          <table:table-cell table:formula="of:=[.L142]-[.K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ree_scanned</text:p>
          </table:table-cell>
          <table:table-cell table:number-columns-repeated="2" office:value-type="float" office:value="35412202101" calcext:value-type="float">
            <text:p>35412202101</text:p>
          </table:table-cell>
          <table:table-cell table:formula="of:=[.C143]-[.B143]" office:value-type="float" office:value="0" calcext:value-type="float">
            <text:p>0</text:p>
          </table:table-cell>
          <table:table-cell office:value-type="float" office:value="34808958665" calcext:value-type="float">
            <text:p>34808958665</text:p>
          </table:table-cell>
          <table:table-cell office:value-type="float" office:value="35407349564" calcext:value-type="float">
            <text:p>35407349564</text:p>
          </table:table-cell>
          <table:table-cell table:formula="of:=[.F143]-[.E143]" office:value-type="float" office:value="598390899" calcext:value-type="float">
            <text:p>598390899</text:p>
          </table:table-cell>
          <table:table-cell table:formula="of:=[.G143]/[.D14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isolated</text:p>
          </table:table-cell>
          <table:table-cell table:number-columns-repeated="2" office:value-type="float" office:value="822913654" calcext:value-type="float">
            <text:p>822913654</text:p>
          </table:table-cell>
          <table:table-cell table:formula="of:=[.L143]-[.K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isolated</text:p>
          </table:table-cell>
          <table:table-cell table:number-columns-repeated="2" office:value-type="float" office:value="820297712" calcext:value-type="float">
            <text:p>820297712</text:p>
          </table:table-cell>
          <table:table-cell table:formula="of:=[.C144]-[.B144]" office:value-type="float" office:value="0" calcext:value-type="float">
            <text:p>0</text:p>
          </table:table-cell>
          <table:table-cell office:value-type="float" office:value="807325097" calcext:value-type="float">
            <text:p>807325097</text:p>
          </table:table-cell>
          <table:table-cell office:value-type="float" office:value="817309548" calcext:value-type="float">
            <text:p>817309548</text:p>
          </table:table-cell>
          <table:table-cell table:formula="of:=[.F144]-[.E144]" office:value-type="float" office:value="9984451" calcext:value-type="float">
            <text:p>9984451</text:p>
          </table:table-cell>
          <table:table-cell table:formula="of:=[.G144]/[.D14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4]-[.K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D14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5]-[.K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/[.D14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46]-[.K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D14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daemon_wake</text:p>
          </table:table-cell>
          <table:table-cell office:value-type="float" office:value="33205" calcext:value-type="float">
            <text:p>33205</text:p>
          </table:table-cell>
          <table:table-cell office:value-type="float" office:value="33207" calcext:value-type="float">
            <text:p>33207</text:p>
          </table:table-cell>
          <table:table-cell table:formula="of:=[.L147]-[.K14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migrate_scanned</text:p>
          </table:table-cell>
          <table:table-cell table:number-columns-repeated="2" office:value-type="float" office:value="3484114" calcext:value-type="float">
            <text:p>3484114</text:p>
          </table:table-cell>
          <table:table-cell table:formula="of:=[.C148]-[.B148]" office:value-type="float" office:value="0" calcext:value-type="float">
            <text:p>0</text:p>
          </table:table-cell>
          <table:table-cell office:value-type="float" office:value="3483910" calcext:value-type="float">
            <text:p>3483910</text:p>
          </table:table-cell>
          <table:table-cell office:value-type="float" office:value="3484114" calcext:value-type="float">
            <text:p>3484114</text:p>
          </table:table-cell>
          <table:table-cell table:formula="of:=[.F148]-[.E148]" office:value-type="float" office:value="204" calcext:value-type="float">
            <text:p>204</text:p>
          </table:table-cell>
          <table:table-cell table:formula="of:=[.G148]/[.D14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daemon_migrate_scanned</text:p>
          </table:table-cell>
          <table:table-cell table:number-columns-repeated="2" office:value-type="float" office:value="3484114" calcext:value-type="float">
            <text:p>3484114</text:p>
          </table:table-cell>
          <table:table-cell table:formula="of:=[.L148]-[.K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free_scanned</text:p>
          </table:table-cell>
          <table:table-cell table:number-columns-repeated="2" office:value-type="float" office:value="231911" calcext:value-type="float">
            <text:p>231911</text:p>
          </table:table-cell>
          <table:table-cell table:formula="of:=[.C149]-[.B149]" office:value-type="float" office:value="0" calcext:value-type="float">
            <text:p>0</text:p>
          </table:table-cell>
          <table:table-cell table:number-columns-repeated="2" office:value-type="float" office:value="231911" calcext:value-type="float">
            <text:p>231911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/[.D14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mpact_daemon_free_scanned</text:p>
          </table:table-cell>
          <table:table-cell table:number-columns-repeated="2" office:value-type="float" office:value="231911" calcext:value-type="float">
            <text:p>231911</text:p>
          </table:table-cell>
          <table:table-cell table:formula="of:=[.L149]-[.K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D15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0]-[.K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/[.D15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1]-[.K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D15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ma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2]-[.K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a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D15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ma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3]-[.K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ulled</text:p>
          </table:table-cell>
          <table:table-cell table:number-columns-repeated="2" office:value-type="float" office:value="66552" calcext:value-type="float">
            <text:p>66552</text:p>
          </table:table-cell>
          <table:table-cell table:formula="of:=[.C154]-[.B154]" office:value-type="float" office:value="0" calcext:value-type="float">
            <text:p>0</text:p>
          </table:table-cell>
          <table:table-cell table:number-columns-repeated="2" office:value-type="float" office:value="66552" calcext:value-type="float">
            <text:p>66552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D15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culled</text:p>
          </table:table-cell>
          <table:table-cell table:number-columns-repeated="2" office:value-type="float" office:value="66552" calcext:value-type="float">
            <text:p>66552</text:p>
          </table:table-cell>
          <table:table-cell table:formula="of:=[.L154]-[.K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D15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5]-[.K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rescued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C156]-[.B156]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D15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rescued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L156]-[.K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locked</text:p>
          </table:table-cell>
          <table:table-cell table:number-columns-repeated="2" office:value-type="float" office:value="4667" calcext:value-type="float">
            <text:p>4667</text:p>
          </table:table-cell>
          <table:table-cell table:formula="of:=[.C157]-[.B157]" office:value-type="float" office:value="0" calcext:value-type="float">
            <text:p>0</text:p>
          </table:table-cell>
          <table:table-cell table:number-columns-repeated="2" office:value-type="float" office:value="4667" calcext:value-type="float">
            <text:p>4667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D15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mlocked</text:p>
          </table:table-cell>
          <table:table-cell table:number-columns-repeated="2" office:value-type="float" office:value="4667" calcext:value-type="float">
            <text:p>4667</text:p>
          </table:table-cell>
          <table:table-cell table:formula="of:=[.L157]-[.K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unlocked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C158]-[.B158]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D15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munlocked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L158]-[.K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D15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59]-[.K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D16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0]-[.K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D16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1]-[.K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D16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2]-[.K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D16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3]-[.K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64]-[.B164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D16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collapse_alloc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164]-[.K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D16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5]-[.K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D16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6]-[.K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D16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7]-[.K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D16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8]-[.K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D16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69]-[.K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0]-[.B17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D17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plit_pa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170]-[.K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D17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1]-[.K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deferred_split_pa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2]-[.B172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D17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deferred_split_pag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172]-[.K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m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3]-[.B173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D17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plit_pm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L173]-[.K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D17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4]-[.K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D17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5]-[.K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D17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6]-[.K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7]-[.B17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D17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7]-[.K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8]-[.B17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D17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8]-[.K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B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D17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79]-[.K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B18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D18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0]-[.K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1]-[.B1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1]-[.E181]" office:value-type="float" office:value="0" calcext:value-type="float">
            <text:p>0</text:p>
          </table:table-cell>
          <table:table-cell table:formula="of:=[.G181]/[.D18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1]-[.K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2]-[.B1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2]-[.E182]" office:value-type="float" office:value="0" calcext:value-type="float">
            <text:p>0</text:p>
          </table:table-cell>
          <table:table-cell table:formula="of:=[.G182]/[.D18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2]-[.K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3]-[.B1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3]-[.E183]" office:value-type="float" office:value="0" calcext:value-type="float">
            <text:p>0</text:p>
          </table:table-cell>
          <table:table-cell table:formula="of:=[.G183]/[.D18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3]-[.K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4]-[.B1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4]-[.E184]" office:value-type="float" office:value="0" calcext:value-type="float">
            <text:p>0</text:p>
          </table:table-cell>
          <table:table-cell table:formula="of:=[.G184]/[.D18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4]-[.K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5]-[.B1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5]-[.E185]" office:value-type="float" office:value="0" calcext:value-type="float">
            <text:p>0</text:p>
          </table:table-cell>
          <table:table-cell table:formula="of:=[.G185]/[.D18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wap_r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5]-[.K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_h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6]-[.B1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6]-[.E186]" office:value-type="float" office:value="0" calcext:value-type="float">
            <text:p>0</text:p>
          </table:table-cell>
          <table:table-cell table:formula="of:=[.G186]/[.D18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wap_ra_h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6]-[.K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7]-[.B1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7]-[.E187]" office:value-type="float" office:value="0" calcext:value-type="float">
            <text:p>0</text:p>
          </table:table-cell>
          <table:table-cell table:formula="of:=[.G187]/[.D18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7]-[.K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8]-[.B1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8]-[.E188]" office:value-type="float" office:value="0" calcext:value-type="float">
            <text:p>0</text:p>
          </table:table-cell>
          <table:table-cell table:formula="of:=[.G188]/[.D18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8]-[.K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9]-[.B1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9]-[.E189]" office:value-type="float" office:value="0" calcext:value-type="float">
            <text:p>0</text:p>
          </table:table-cell>
          <table:table-cell table:formula="of:=[.G189]/[.D189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89]-[.K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0]-[.B19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0]-[.E190]" office:value-type="float" office:value="0" calcext:value-type="float">
            <text:p>0</text:p>
          </table:table-cell>
          <table:table-cell table:formula="of:=[.G190]/[.D190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90]-[.K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2_splits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[.C191]-[.B191]"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[.F191]-[.E191]" office:value-type="float" office:value="0" calcext:value-type="float">
            <text:p>0</text:p>
          </table:table-cell>
          <table:table-cell table:formula="of:=[.G191]/[.D191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irect_map_level2_splits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[.L191]-[.K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3_spli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92]-[.B192]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192]-[.E192]" office:value-type="float" office:value="0" calcext:value-type="float">
            <text:p>0</text:p>
          </table:table-cell>
          <table:table-cell table:formula="of:=[.G192]/[.D19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irect_map_level3_spli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L192]-[.K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93]-[.B1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3]-[.E193]" office:value-type="float" office:value="0" calcext:value-type="float">
            <text:p>0</text:p>
          </table:table-cell>
          <table:table-cell table:formula="of:=[.G193]/[.D193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93]-[.K193]" office:value-type="float" office:value="0" calcext:value-type="float">
            <text:p>0</text:p>
          </table:table-cell>
          <table:table-cell table:number-columns-repeated="3"/>
        </table:table-row>
      </table:table>
      <table:table table:name="host_freq_down" table:style-name="ta1"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.exec_start <text:s text:c="31"/></text:p>
          </table:table-cell>
          <table:table-cell office:value-type="float" office:value="1966088.149549" calcext:value-type="float">
            <text:p>1966088.149549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3775885.931849" calcext:value-type="float">
            <text:p>3775885.931849</text:p>
          </table:table-cell>
          <table:table-cell table:formula="of:=[.E2]-[.C2]" office:value-type="float" office:value="1809797.7823" calcext:value-type="float">
            <text:p>1809797.7823</text:p>
          </table:table-cell>
          <table:table-cell/>
          <table:table-cell office:value-type="string" calcext:value-type="string">
            <text:p>se.exec_start <text:s text:c="31"/></text:p>
          </table:table-cell>
          <table:table-cell office:value-type="float" office:value="514.559179" calcext:value-type="float">
            <text:p>514.559179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1965883.809061" calcext:value-type="float">
            <text:p>1965883.809061</text:p>
          </table:table-cell>
          <table:table-cell table:formula="of:=[.K2]-[.I2]" office:value-type="float" office:value="1965369.249882" calcext:value-type="float">
            <text:p>1965369.249882</text:p>
          </table:table-cell>
        </table:table-row>
        <table:table-row table:style-name="ro1">
          <table:table-cell/>
          <table:table-cell office:value-type="string" calcext:value-type="string">
            <text:p>se.vruntime <text:s text:c="33"/></text:p>
          </table:table-cell>
          <table:table-cell office:value-type="float" office:value="594853.623701" calcext:value-type="float">
            <text:p>594853.623701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1177015.854101" calcext:value-type="float">
            <text:p>1177015.854101</text:p>
          </table:table-cell>
          <table:table-cell table:formula="of:=[.E3]-[.C3]" office:value-type="float" office:value="582162.2304" calcext:value-type="float">
            <text:p>582162.2304</text:p>
          </table:table-cell>
          <table:table-cell/>
          <table:table-cell office:value-type="string" calcext:value-type="string">
            <text:p>se.vruntime <text:s text:c="33"/></text:p>
          </table:table-cell>
          <table:table-cell office:value-type="float" office:value="10.965729" calcext:value-type="float">
            <text:p>10.965729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577158.776676" calcext:value-type="float">
            <text:p>577158.776676</text:p>
          </table:table-cell>
          <table:table-cell table:formula="of:=[.K3]-[.I3]" office:value-type="float" office:value="577147.810947" calcext:value-type="float">
            <text:p>577147.810947</text:p>
          </table:table-cell>
        </table:table-row>
        <table:table-row table:style-name="ro1"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114842.540034" calcext:value-type="float">
            <text:p>114842.540034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252672.292234" calcext:value-type="float">
            <text:p>252672.292234</text:p>
          </table:table-cell>
          <table:table-cell table:formula="of:=[.E4]-[.C4]" office:value-type="float" office:value="137829.7522" calcext:value-type="float">
            <text:p>137829.7522</text:p>
          </table:table-cell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0.014311" calcext:value-type="float">
            <text:p>0.014311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114840.773176" calcext:value-type="float">
            <text:p>114840.773176</text:p>
          </table:table-cell>
          <table:table-cell table:formula="of:=[.K4]-[.I4]" office:value-type="float" office:value="114840.758865" calcext:value-type="float">
            <text:p>114840.758865</text:p>
          </table:table-cell>
        </table:table-row>
        <table:table-row table:style-name="ro1"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3731" calcext:value-type="float">
            <text:p>3731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7604" calcext:value-type="float">
            <text:p>7604</text:p>
          </table:table-cell>
          <table:table-cell table:formula="of:=[.E5]-[.C5]" office:value-type="float" office:value="3873" calcext:value-type="float">
            <text:p>3873</text:p>
          </table:table-cell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3730" calcext:value-type="float">
            <text:p>3730</text:p>
          </table:table-cell>
          <table:table-cell table:formula="of:=[.K5]-[.I5]" office:value-type="float" office:value="3730" calcext:value-type="float">
            <text:p>37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L2]/[.F2]" office:value-type="float" office:value="1.08596069080397" calcext:value-type="float">
            <text:p>1.08596069080397</text:p>
          </table:table-cell>
        </table:table-row>
        <table:table-row table:style-name="ro1">
          <table:table-cell table:number-columns-repeated="11"/>
          <table:table-cell table:formula="of:=[.L3]/[.F3]" office:value-type="float" office:value="0.99138655998079" calcext:value-type="float">
            <text:p>0.99138655998079</text:p>
          </table:table-cell>
        </table:table-row>
        <table:table-row table:style-name="ro1">
          <table:table-cell table:number-columns-repeated="11"/>
          <table:table-cell table:formula="of:=[.L4]/[.F4]" office:value-type="float" office:value="0.833207323033989" calcext:value-type="float">
            <text:p>0.833207323033989</text:p>
          </table:table-cell>
        </table:table-row>
        <table:table-row table:style-name="ro1">
          <table:table-cell table:number-columns-repeated="11"/>
          <table:table-cell table:formula="of:=[.L5]/[.F5]" office:value-type="float" office:value="0.963077717531629" calcext:value-type="float">
            <text:p>0.96307771753162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kswapd_high_wmark_hit_quickly</text:p>
          </table:table-cell>
          <table:table-cell office:value-type="float" office:value="10573" calcext:value-type="float">
            <text:p>10573</text:p>
          </table:table-cell>
          <table:table-cell office:value-type="float" office:value="10798" calcext:value-type="float">
            <text:p>10798</text:p>
          </table:table-cell>
          <table:table-cell table:formula="of:=[.C12]-[.B12]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0572" calcext:value-type="float">
            <text:p>10572</text:p>
          </table:table-cell>
          <table:table-cell table:formula="of:=[.F12]-[.E12]" office:value-type="float" office:value="10572" calcext:value-type="float">
            <text:p>10572</text:p>
          </table:table-cell>
          <table:table-cell table:formula="of:=[.G12]/[.D12]" office:value-type="float" office:value="46.9866666666667" calcext:value-type="float">
            <text:p>46.98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store_file</text:p>
          </table:table-cell>
          <table:table-cell office:value-type="float" office:value="144599131" calcext:value-type="float">
            <text:p>144599131</text:p>
          </table:table-cell>
          <table:table-cell office:value-type="float" office:value="154957634" calcext:value-type="float">
            <text:p>154957634</text:p>
          </table:table-cell>
          <table:table-cell table:formula="of:=[.C13]-[.B13]" office:value-type="float" office:value="10358503" calcext:value-type="float">
            <text:p>10358503</text:p>
          </table:table-cell>
          <table:table-cell office:value-type="float" office:value="0" calcext:value-type="float">
            <text:p>0</text:p>
          </table:table-cell>
          <table:table-cell office:value-type="float" office:value="144598736" calcext:value-type="float">
            <text:p>144598736</text:p>
          </table:table-cell>
          <table:table-cell table:formula="of:=[.F13]-[.E13]" office:value-type="float" office:value="144598736" calcext:value-type="float">
            <text:p>144598736</text:p>
          </table:table-cell>
          <table:table-cell table:formula="of:=[.G13]/[.D13]" office:value-type="float" office:value="13.9594240596349" calcext:value-type="float">
            <text:p>13.9594240596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lazyfreed</text:p>
          </table:table-cell>
          <table:table-cell office:value-type="float" office:value="653" calcext:value-type="float">
            <text:p>653</text:p>
          </table:table-cell>
          <table:table-cell office:value-type="float" office:value="809" calcext:value-type="float">
            <text:p>809</text:p>
          </table:table-cell>
          <table:table-cell table:formula="of:=[.C14]-[.B14]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F14]-[.E14]" office:value-type="float" office:value="653" calcext:value-type="float">
            <text:p>653</text:p>
          </table:table-cell>
          <table:table-cell table:formula="of:=[.G14]/[.D14]" office:value-type="float" office:value="4.18589743589744" calcext:value-type="float">
            <text:p>4.18589743589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lazyfree</text:p>
          </table:table-cell>
          <table:table-cell office:value-type="float" office:value="3087" calcext:value-type="float">
            <text:p>3087</text:p>
          </table:table-cell>
          <table:table-cell office:value-type="float" office:value="3125" calcext:value-type="float">
            <text:p>3125</text:p>
          </table:table-cell>
          <table:table-cell table:formula="of:=[.C15]-[.B15]" office:value-type="float" office:value="38" calcext:value-type="float">
            <text:p>38</text:p>
          </table:table-cell>
          <table:table-cell office:value-type="float" office:value="2982" calcext:value-type="float">
            <text:p>2982</text:p>
          </table:table-cell>
          <table:table-cell office:value-type="float" office:value="3087" calcext:value-type="float">
            <text:p>3087</text:p>
          </table:table-cell>
          <table:table-cell table:formula="of:=[.F15]-[.E15]" office:value-type="float" office:value="105" calcext:value-type="float">
            <text:p>105</text:p>
          </table:table-cell>
          <table:table-cell table:formula="of:=[.G15]/[.D15]" office:value-type="float" office:value="2.76315789473684" calcext:value-type="float">
            <text:p>2.76315789473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lab_unreclaimable</text:p>
          </table:table-cell>
          <table:table-cell office:value-type="float" office:value="25378" calcext:value-type="float">
            <text:p>25378</text:p>
          </table:table-cell>
          <table:table-cell office:value-type="float" office:value="25903" calcext:value-type="float">
            <text:p>25903</text:p>
          </table:table-cell>
          <table:table-cell table:formula="of:=[.C16]-[.B16]" office:value-type="float" office:value="525" calcext:value-type="float">
            <text:p>525</text:p>
          </table:table-cell>
          <table:table-cell office:value-type="float" office:value="24790" calcext:value-type="float">
            <text:p>24790</text:p>
          </table:table-cell>
          <table:table-cell office:value-type="float" office:value="26139" calcext:value-type="float">
            <text:p>26139</text:p>
          </table:table-cell>
          <table:table-cell table:formula="of:=[.F16]-[.E16]" office:value-type="float" office:value="1349" calcext:value-type="float">
            <text:p>1349</text:p>
          </table:table-cell>
          <table:table-cell table:formula="of:=[.G16]/[.D16]" office:value-type="float" office:value="2.56952380952381" calcext:value-type="float">
            <text:p>2.56952380952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_background_threshold</text:p>
          </table:table-cell>
          <table:table-cell office:value-type="float" office:value="757892" calcext:value-type="float">
            <text:p>757892</text:p>
          </table:table-cell>
          <table:table-cell office:value-type="float" office:value="755983" calcext:value-type="float">
            <text:p>755983</text:p>
          </table:table-cell>
          <table:table-cell table:formula="of:=[.C17]-[.B17]" office:value-type="float" office:value="-1909" calcext:value-type="float">
            <text:p>-1909</text:p>
          </table:table-cell>
          <table:table-cell office:value-type="float" office:value="757950" calcext:value-type="float">
            <text:p>757950</text:p>
          </table:table-cell>
          <table:table-cell office:value-type="float" office:value="754060" calcext:value-type="float">
            <text:p>754060</text:p>
          </table:table-cell>
          <table:table-cell table:formula="of:=[.F17]-[.E17]" office:value-type="float" office:value="-3890" calcext:value-type="float">
            <text:p>-3890</text:p>
          </table:table-cell>
          <table:table-cell table:formula="of:=[.G17]/[.D17]" office:value-type="float" office:value="2.03771608171818" calcext:value-type="float">
            <text:p>2.037716081718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_threshold</text:p>
          </table:table-cell>
          <table:table-cell office:value-type="float" office:value="1517638" calcext:value-type="float">
            <text:p>1517638</text:p>
          </table:table-cell>
          <table:table-cell office:value-type="float" office:value="1513815" calcext:value-type="float">
            <text:p>1513815</text:p>
          </table:table-cell>
          <table:table-cell table:formula="of:=[.C18]-[.B18]" office:value-type="float" office:value="-3823" calcext:value-type="float">
            <text:p>-3823</text:p>
          </table:table-cell>
          <table:table-cell office:value-type="float" office:value="1517755" calcext:value-type="float">
            <text:p>1517755</text:p>
          </table:table-cell>
          <table:table-cell office:value-type="float" office:value="1509965" calcext:value-type="float">
            <text:p>1509965</text:p>
          </table:table-cell>
          <table:table-cell table:formula="of:=[.F18]-[.E18]" office:value-type="float" office:value="-7790" calcext:value-type="float">
            <text:p>-7790</text:p>
          </table:table-cell>
          <table:table-cell table:formula="of:=[.G18]/[.D18]" office:value-type="float" office:value="2.03766675385823" calcext:value-type="float">
            <text:p>2.037666753858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page_table_pages</text:p>
          </table:table-cell>
          <table:table-cell office:value-type="float" office:value="2123" calcext:value-type="float">
            <text:p>2123</text:p>
          </table:table-cell>
          <table:table-cell office:value-type="float" office:value="2338" calcext:value-type="float">
            <text:p>2338</text:p>
          </table:table-cell>
          <table:table-cell table:formula="of:=[.C19]-[.B19]" office:value-type="float" office:value="215" calcext:value-type="float">
            <text:p>215</text:p>
          </table:table-cell>
          <table:table-cell office:value-type="float" office:value="2107" calcext:value-type="float">
            <text:p>2107</text:p>
          </table:table-cell>
          <table:table-cell office:value-type="float" office:value="2470" calcext:value-type="float">
            <text:p>2470</text:p>
          </table:table-cell>
          <table:table-cell table:formula="of:=[.F19]-[.E19]" office:value-type="float" office:value="363" calcext:value-type="float">
            <text:p>363</text:p>
          </table:table-cell>
          <table:table-cell table:formula="of:=[.G19]/[.D19]" office:value-type="float" office:value="1.68837209302326" calcext:value-type="float">
            <text:p>1.68837209302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nactive_file</text:p>
          </table:table-cell>
          <table:table-cell office:value-type="float" office:value="916" calcext:value-type="float">
            <text:p>916</text:p>
          </table:table-cell>
          <table:table-cell office:value-type="float" office:value="4503411" calcext:value-type="float">
            <text:p>4503411</text:p>
          </table:table-cell>
          <table:table-cell table:formula="of:=[.C20]-[.B20]" office:value-type="float" office:value="4502495" calcext:value-type="float">
            <text:p>4502495</text:p>
          </table:table-cell>
          <table:table-cell office:value-type="float" office:value="6427" calcext:value-type="float">
            <text:p>6427</text:p>
          </table:table-cell>
          <table:table-cell office:value-type="float" office:value="7465381" calcext:value-type="float">
            <text:p>7465381</text:p>
          </table:table-cell>
          <table:table-cell table:formula="of:=[.F20]-[.E20]" office:value-type="float" office:value="7458954" calcext:value-type="float">
            <text:p>7458954</text:p>
          </table:table-cell>
          <table:table-cell table:formula="of:=[.G20]/[.D20]" office:value-type="float" office:value="1.65662682579325" calcext:value-type="float">
            <text:p>1.65662682579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inactive_file</text:p>
          </table:table-cell>
          <table:table-cell office:value-type="float" office:value="936" calcext:value-type="float">
            <text:p>936</text:p>
          </table:table-cell>
          <table:table-cell office:value-type="float" office:value="4503345" calcext:value-type="float">
            <text:p>4503345</text:p>
          </table:table-cell>
          <table:table-cell table:formula="of:=[.C21]-[.B21]" office:value-type="float" office:value="4502409" calcext:value-type="float">
            <text:p>4502409</text:p>
          </table:table-cell>
          <table:table-cell office:value-type="float" office:value="6427" calcext:value-type="float">
            <text:p>6427</text:p>
          </table:table-cell>
          <table:table-cell office:value-type="float" office:value="7464996" calcext:value-type="float">
            <text:p>7464996</text:p>
          </table:table-cell>
          <table:table-cell table:formula="of:=[.F21]-[.E21]" office:value-type="float" office:value="7458569" calcext:value-type="float">
            <text:p>7458569</text:p>
          </table:table-cell>
          <table:table-cell table:formula="of:=[.G21]/[.D21]" office:value-type="float" office:value="1.6565729590537" calcext:value-type="float">
            <text:p>1.6565729590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ied</text:p>
          </table:table-cell>
          <table:table-cell office:value-type="float" office:value="15080" calcext:value-type="float">
            <text:p>15080</text:p>
          </table:table-cell>
          <table:table-cell office:value-type="float" office:value="20364" calcext:value-type="float">
            <text:p>20364</text:p>
          </table:table-cell>
          <table:table-cell table:formula="of:=[.C22]-[.B22]" office:value-type="float" office:value="5284" calcext:value-type="float">
            <text:p>5284</text:p>
          </table:table-cell>
          <table:table-cell office:value-type="float" office:value="9125" calcext:value-type="float">
            <text:p>9125</text:p>
          </table:table-cell>
          <table:table-cell office:value-type="float" office:value="15002" calcext:value-type="float">
            <text:p>15002</text:p>
          </table:table-cell>
          <table:table-cell table:formula="of:=[.F22]-[.E22]" office:value-type="float" office:value="5877" calcext:value-type="float">
            <text:p>5877</text:p>
          </table:table-cell>
          <table:table-cell table:formula="of:=[.G22]/[.D22]" office:value-type="float" office:value="1.11222558667676" calcext:value-type="float">
            <text:p>1.112225586676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normal</text:p>
          </table:table-cell>
          <table:table-cell office:value-type="float" office:value="281573194" calcext:value-type="float">
            <text:p>281573194</text:p>
          </table:table-cell>
          <table:table-cell office:value-type="float" office:value="536356151" calcext:value-type="float">
            <text:p>536356151</text:p>
          </table:table-cell>
          <table:table-cell table:formula="of:=[.C23]-[.B23]" office:value-type="float" office:value="254782957" calcext:value-type="float">
            <text:p>254782957</text:p>
          </table:table-cell>
          <table:table-cell office:value-type="float" office:value="6434363" calcext:value-type="float">
            <text:p>6434363</text:p>
          </table:table-cell>
          <table:table-cell office:value-type="float" office:value="281325217" calcext:value-type="float">
            <text:p>281325217</text:p>
          </table:table-cell>
          <table:table-cell table:formula="of:=[.F23]-[.E23]" office:value-type="float" office:value="274890854" calcext:value-type="float">
            <text:p>274890854</text:p>
          </table:table-cell>
          <table:table-cell table:formula="of:=[.G23]/[.D23]" office:value-type="float" office:value="1.07892167214309" calcext:value-type="float">
            <text:p>1.07892167214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wake</text:p>
          </table:table-cell>
          <table:table-cell office:value-type="float" office:value="703" calcext:value-type="float">
            <text:p>703</text:p>
          </table:table-cell>
          <table:table-cell office:value-type="float" office:value="1370" calcext:value-type="float">
            <text:p>1370</text:p>
          </table:table-cell>
          <table:table-cell table:formula="of:=[.C24]-[.B24]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formula="of:=[.F24]-[.E24]" office:value-type="float" office:value="703" calcext:value-type="float">
            <text:p>703</text:p>
          </table:table-cell>
          <table:table-cell table:formula="of:=[.G24]/[.D24]" office:value-type="float" office:value="1.05397301349325" calcext:value-type="float">
            <text:p>1.05397301349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igrate_success</text:p>
          </table:table-cell>
          <table:table-cell office:value-type="float" office:value="717528" calcext:value-type="float">
            <text:p>717528</text:p>
          </table:table-cell>
          <table:table-cell office:value-type="float" office:value="738885" calcext:value-type="float">
            <text:p>738885</text:p>
          </table:table-cell>
          <table:table-cell table:formula="of:=[.C25]-[.B25]" office:value-type="float" office:value="21357" calcext:value-type="float">
            <text:p>21357</text:p>
          </table:table-cell>
          <table:table-cell office:value-type="float" office:value="0" calcext:value-type="float">
            <text:p>0</text:p>
          </table:table-cell>
          <table:table-cell office:value-type="float" office:value="22010" calcext:value-type="float">
            <text:p>22010</text:p>
          </table:table-cell>
          <table:table-cell table:formula="of:=[.F25]-[.E25]" office:value-type="float" office:value="22010" calcext:value-type="float">
            <text:p>22010</text:p>
          </table:table-cell>
          <table:table-cell table:formula="of:=[.G25]/[.D25]" office:value-type="float" office:value="1.03057545535422" calcext:value-type="float">
            <text:p>1.03057545535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euse</text:p>
          </table:table-cell>
          <table:table-cell office:value-type="float" office:value="393987" calcext:value-type="float">
            <text:p>393987</text:p>
          </table:table-cell>
          <table:table-cell office:value-type="float" office:value="669949" calcext:value-type="float">
            <text:p>669949</text:p>
          </table:table-cell>
          <table:table-cell table:formula="of:=[.C26]-[.B26]" office:value-type="float" office:value="275962" calcext:value-type="float">
            <text:p>275962</text:p>
          </table:table-cell>
          <table:table-cell office:value-type="float" office:value="116185" calcext:value-type="float">
            <text:p>116185</text:p>
          </table:table-cell>
          <table:table-cell office:value-type="float" office:value="393171" calcext:value-type="float">
            <text:p>393171</text:p>
          </table:table-cell>
          <table:table-cell table:formula="of:=[.F26]-[.E26]" office:value-type="float" office:value="276986" calcext:value-type="float">
            <text:p>276986</text:p>
          </table:table-cell>
          <table:table-cell table:formula="of:=[.G26]/[.D26]" office:value-type="float" office:value="1.00371065581493" calcext:value-type="float">
            <text:p>1.00371065581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lab_reclaimable</text:p>
          </table:table-cell>
          <table:table-cell office:value-type="float" office:value="11264" calcext:value-type="float">
            <text:p>11264</text:p>
          </table:table-cell>
          <table:table-cell office:value-type="float" office:value="57886" calcext:value-type="float">
            <text:p>57886</text:p>
          </table:table-cell>
          <table:table-cell table:formula="of:=[.C27]-[.B27]" office:value-type="float" office:value="46622" calcext:value-type="float">
            <text:p>46622</text:p>
          </table:table-cell>
          <table:table-cell office:value-type="float" office:value="11064" calcext:value-type="float">
            <text:p>11064</text:p>
          </table:table-cell>
          <table:table-cell office:value-type="float" office:value="57780" calcext:value-type="float">
            <text:p>57780</text:p>
          </table:table-cell>
          <table:table-cell table:formula="of:=[.F27]-[.E27]" office:value-type="float" office:value="46716" calcext:value-type="float">
            <text:p>46716</text:p>
          </table:table-cell>
          <table:table-cell table:formula="of:=[.G27]/[.D27]" office:value-type="float" office:value="1.00201621552057" calcext:value-type="float">
            <text:p>1.00201621552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ree_pages</text:p>
          </table:table-cell>
          <table:table-cell office:value-type="float" office:value="7577282" calcext:value-type="float">
            <text:p>7577282</text:p>
          </table:table-cell>
          <table:table-cell office:value-type="float" office:value="63849" calcext:value-type="float">
            <text:p>63849</text:p>
          </table:table-cell>
          <table:table-cell table:formula="of:=[.C28]-[.B28]" office:value-type="float" office:value="-7513433" calcext:value-type="float">
            <text:p>-7513433</text:p>
          </table:table-cell>
          <table:table-cell office:value-type="float" office:value="7576505" calcext:value-type="float">
            <text:p>7576505</text:p>
          </table:table-cell>
          <table:table-cell office:value-type="float" office:value="59297" calcext:value-type="float">
            <text:p>59297</text:p>
          </table:table-cell>
          <table:table-cell table:formula="of:=[.F28]-[.E28]" office:value-type="float" office:value="-7517208" calcext:value-type="float">
            <text:p>-7517208</text:p>
          </table:table-cell>
          <table:table-cell table:formula="of:=[.G28]/[.D28]" office:value-type="float" office:value="1.00050243344154" calcext:value-type="float">
            <text:p>1.00050243344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file</text:p>
          </table:table-cell>
          <table:table-cell office:value-type="float" office:value="169610043" calcext:value-type="float">
            <text:p>169610043</text:p>
          </table:table-cell>
          <table:table-cell office:value-type="float" office:value="339183251" calcext:value-type="float">
            <text:p>339183251</text:p>
          </table:table-cell>
          <table:table-cell table:formula="of:=[.C29]-[.B29]" office:value-type="float" office:value="169573208" calcext:value-type="float">
            <text:p>169573208</text:p>
          </table:table-cell>
          <table:table-cell office:value-type="float" office:value="0" calcext:value-type="float">
            <text:p>0</text:p>
          </table:table-cell>
          <table:table-cell office:value-type="float" office:value="169608208" calcext:value-type="float">
            <text:p>169608208</text:p>
          </table:table-cell>
          <table:table-cell table:formula="of:=[.F29]-[.E29]" office:value-type="float" office:value="169608208" calcext:value-type="float">
            <text:p>169608208</text:p>
          </table:table-cell>
          <table:table-cell table:formula="of:=[.G29]/[.D29]" office:value-type="float" office:value="1.00020640052997" calcext:value-type="float">
            <text:p>1.000206400529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fault_file</text:p>
          </table:table-cell>
          <table:table-cell office:value-type="float" office:value="156093628" calcext:value-type="float">
            <text:p>156093628</text:p>
          </table:table-cell>
          <table:table-cell office:value-type="float" office:value="312175374" calcext:value-type="float">
            <text:p>312175374</text:p>
          </table:table-cell>
          <table:table-cell table:formula="of:=[.C30]-[.B30]" office:value-type="float" office:value="156081746" calcext:value-type="float">
            <text:p>156081746</text:p>
          </table:table-cell>
          <table:table-cell office:value-type="float" office:value="0" calcext:value-type="float">
            <text:p>0</text:p>
          </table:table-cell>
          <table:table-cell office:value-type="float" office:value="156093207" calcext:value-type="float">
            <text:p>156093207</text:p>
          </table:table-cell>
          <table:table-cell table:formula="of:=[.F30]-[.E30]" office:value-type="float" office:value="156093207" calcext:value-type="float">
            <text:p>156093207</text:p>
          </table:table-cell>
          <table:table-cell table:formula="of:=[.G30]/[.D30]" office:value-type="float" office:value="1.00007342947073" calcext:value-type="float">
            <text:p>1.00007342947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gin</text:p>
          </table:table-cell>
          <table:table-cell office:value-type="float" office:value="709152268" calcext:value-type="float">
            <text:p>709152268</text:p>
          </table:table-cell>
          <table:table-cell office:value-type="float" office:value="1417431057" calcext:value-type="float">
            <text:p>1417431057</text:p>
          </table:table-cell>
          <table:table-cell table:formula="of:=[.C31]-[.B31]" office:value-type="float" office:value="708278789" calcext:value-type="float">
            <text:p>708278789</text:p>
          </table:table-cell>
          <table:table-cell office:value-type="float" office:value="824364" calcext:value-type="float">
            <text:p>824364</text:p>
          </table:table-cell>
          <table:table-cell office:value-type="float" office:value="709148116" calcext:value-type="float">
            <text:p>709148116</text:p>
          </table:table-cell>
          <table:table-cell table:formula="of:=[.F31]-[.E31]" office:value-type="float" office:value="708323752" calcext:value-type="float">
            <text:p>708323752</text:p>
          </table:table-cell>
          <table:table-cell table:formula="of:=[.G31]/[.D31]" office:value-type="float" office:value="1.00006348206483" calcext:value-type="float">
            <text:p>1.00006348206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kswapd</text:p>
          </table:table-cell>
          <table:table-cell office:value-type="float" office:value="169610343" calcext:value-type="float">
            <text:p>169610343</text:p>
          </table:table-cell>
          <table:table-cell office:value-type="float" office:value="339212517" calcext:value-type="float">
            <text:p>339212517</text:p>
          </table:table-cell>
          <table:table-cell table:formula="of:=[.C32]-[.B32]" office:value-type="float" office:value="169602174" calcext:value-type="float">
            <text:p>169602174</text:p>
          </table:table-cell>
          <table:table-cell office:value-type="float" office:value="0" calcext:value-type="float">
            <text:p>0</text:p>
          </table:table-cell>
          <table:table-cell office:value-type="float" office:value="169608508" calcext:value-type="float">
            <text:p>169608508</text:p>
          </table:table-cell>
          <table:table-cell table:formula="of:=[.F32]-[.E32]" office:value-type="float" office:value="169608508" calcext:value-type="float">
            <text:p>169608508</text:p>
          </table:table-cell>
          <table:table-cell table:formula="of:=[.G32]/[.D32]" office:value-type="float" office:value="1.00003734621939" calcext:value-type="float">
            <text:p>1.00003734621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fault</text:p>
          </table:table-cell>
          <table:table-cell office:value-type="float" office:value="104450545" calcext:value-type="float">
            <text:p>104450545</text:p>
          </table:table-cell>
          <table:table-cell office:value-type="float" office:value="202106889" calcext:value-type="float">
            <text:p>202106889</text:p>
          </table:table-cell>
          <table:table-cell table:formula="of:=[.C33]-[.B33]" office:value-type="float" office:value="97656344" calcext:value-type="float">
            <text:p>97656344</text:p>
          </table:table-cell>
          <table:table-cell office:value-type="float" office:value="6539836" calcext:value-type="float">
            <text:p>6539836</text:p>
          </table:table-cell>
          <table:table-cell office:value-type="float" office:value="104191987" calcext:value-type="float">
            <text:p>104191987</text:p>
          </table:table-cell>
          <table:table-cell table:formula="of:=[.F33]-[.E33]" office:value-type="float" office:value="97652151" calcext:value-type="float">
            <text:p>97652151</text:p>
          </table:table-cell>
          <table:table-cell table:formula="of:=[.G33]/[.D33]" office:value-type="float" office:value="0.999957063721329" calcext:value-type="float">
            <text:p>0.999957063721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free</text:p>
          </table:table-cell>
          <table:table-cell office:value-type="float" office:value="290782510" calcext:value-type="float">
            <text:p>290782510</text:p>
          </table:table-cell>
          <table:table-cell office:value-type="float" office:value="559100514" calcext:value-type="float">
            <text:p>559100514</text:p>
          </table:table-cell>
          <table:table-cell table:formula="of:=[.C34]-[.B34]" office:value-type="float" office:value="268318004" calcext:value-type="float">
            <text:p>268318004</text:p>
          </table:table-cell>
          <table:table-cell office:value-type="float" office:value="14047545" calcext:value-type="float">
            <text:p>14047545</text:p>
          </table:table-cell>
          <table:table-cell office:value-type="float" office:value="282352230" calcext:value-type="float">
            <text:p>282352230</text:p>
          </table:table-cell>
          <table:table-cell table:formula="of:=[.F34]-[.E34]" office:value-type="float" office:value="268304685" calcext:value-type="float">
            <text:p>268304685</text:p>
          </table:table-cell>
          <table:table-cell table:formula="of:=[.G34]/[.D34]" office:value-type="float" office:value="0.999950361139389" calcext:value-type="float">
            <text:p>0.999950361139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t</text:p>
          </table:table-cell>
          <table:table-cell office:value-type="float" office:value="282447127" calcext:value-type="float">
            <text:p>282447127</text:p>
          </table:table-cell>
          <table:table-cell office:value-type="float" office:value="558271149" calcext:value-type="float">
            <text:p>558271149</text:p>
          </table:table-cell>
          <table:table-cell table:formula="of:=[.C35]-[.B35]" office:value-type="float" office:value="275824022" calcext:value-type="float">
            <text:p>275824022</text:p>
          </table:table-cell>
          <table:table-cell office:value-type="float" office:value="6412579" calcext:value-type="float">
            <text:p>6412579</text:p>
          </table:table-cell>
          <table:table-cell office:value-type="float" office:value="282199150" calcext:value-type="float">
            <text:p>282199150</text:p>
          </table:table-cell>
          <table:table-cell table:formula="of:=[.F35]-[.E35]" office:value-type="float" office:value="275786571" calcext:value-type="float">
            <text:p>275786571</text:p>
          </table:table-cell>
          <table:table-cell table:formula="of:=[.G35]/[.D35]" office:value-type="float" office:value="0.999864221398381" calcext:value-type="float">
            <text:p>0.999864221398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local</text:p>
          </table:table-cell>
          <table:table-cell office:value-type="float" office:value="282449922" calcext:value-type="float">
            <text:p>282449922</text:p>
          </table:table-cell>
          <table:table-cell office:value-type="float" office:value="558288191" calcext:value-type="float">
            <text:p>558288191</text:p>
          </table:table-cell>
          <table:table-cell table:formula="of:=[.C36]-[.B36]" office:value-type="float" office:value="275838269" calcext:value-type="float">
            <text:p>275838269</text:p>
          </table:table-cell>
          <table:table-cell office:value-type="float" office:value="6412579" calcext:value-type="float">
            <text:p>6412579</text:p>
          </table:table-cell>
          <table:table-cell office:value-type="float" office:value="282201945" calcext:value-type="float">
            <text:p>282201945</text:p>
          </table:table-cell>
          <table:table-cell table:formula="of:=[.F36]-[.E36]" office:value-type="float" office:value="275789366" calcext:value-type="float">
            <text:p>275789366</text:p>
          </table:table-cell>
          <table:table-cell table:formula="of:=[.G36]/[.D36]" office:value-type="float" office:value="0.999822711329442" calcext:value-type="float">
            <text:p>0.9998227113294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file</text:p>
          </table:table-cell>
          <table:table-cell office:value-type="float" office:value="169614992" calcext:value-type="float">
            <text:p>169614992</text:p>
          </table:table-cell>
          <table:table-cell office:value-type="float" office:value="339269068" calcext:value-type="float">
            <text:p>339269068</text:p>
          </table:table-cell>
          <table:table-cell table:formula="of:=[.C37]-[.B37]" office:value-type="float" office:value="169654076" calcext:value-type="float">
            <text:p>169654076</text:p>
          </table:table-cell>
          <table:table-cell office:value-type="float" office:value="0" calcext:value-type="float">
            <text:p>0</text:p>
          </table:table-cell>
          <table:table-cell office:value-type="float" office:value="169613136" calcext:value-type="float">
            <text:p>169613136</text:p>
          </table:table-cell>
          <table:table-cell table:formula="of:=[.F37]-[.E37]" office:value-type="float" office:value="169613136" calcext:value-type="float">
            <text:p>169613136</text:p>
          </table:table-cell>
          <table:table-cell table:formula="of:=[.G37]/[.D37]" office:value-type="float" office:value="0.99975868543235" calcext:value-type="float">
            <text:p>0.99975868543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kswapd</text:p>
          </table:table-cell>
          <table:table-cell office:value-type="float" office:value="169615688" calcext:value-type="float">
            <text:p>169615688</text:p>
          </table:table-cell>
          <table:table-cell office:value-type="float" office:value="339367617" calcext:value-type="float">
            <text:p>339367617</text:p>
          </table:table-cell>
          <table:table-cell table:formula="of:=[.C38]-[.B38]" office:value-type="float" office:value="169751929" calcext:value-type="float">
            <text:p>169751929</text:p>
          </table:table-cell>
          <table:table-cell office:value-type="float" office:value="0" calcext:value-type="float">
            <text:p>0</text:p>
          </table:table-cell>
          <table:table-cell office:value-type="float" office:value="169613832" calcext:value-type="float">
            <text:p>169613832</text:p>
          </table:table-cell>
          <table:table-cell table:formula="of:=[.F38]-[.E38]" office:value-type="float" office:value="169613832" calcext:value-type="float">
            <text:p>169613832</text:p>
          </table:table-cell>
          <table:table-cell table:formula="of:=[.G38]/[.D38]" office:value-type="float" office:value="0.99918647758047" calcext:value-type="float">
            <text:p>0.99918647758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pages</text:p>
          </table:table-cell>
          <table:table-cell office:value-type="float" office:value="77502" calcext:value-type="float">
            <text:p>77502</text:p>
          </table:table-cell>
          <table:table-cell office:value-type="float" office:value="7571835" calcext:value-type="float">
            <text:p>7571835</text:p>
          </table:table-cell>
          <table:table-cell table:formula="of:=[.C39]-[.B39]" office:value-type="float" office:value="7494333" calcext:value-type="float">
            <text:p>7494333</text:p>
          </table:table-cell>
          <table:table-cell office:value-type="float" office:value="77732" calcext:value-type="float">
            <text:p>77732</text:p>
          </table:table-cell>
          <table:table-cell office:value-type="float" office:value="7551928" calcext:value-type="float">
            <text:p>7551928</text:p>
          </table:table-cell>
          <table:table-cell table:formula="of:=[.F39]-[.E39]" office:value-type="float" office:value="7474196" calcext:value-type="float">
            <text:p>7474196</text:p>
          </table:table-cell>
          <table:table-cell table:formula="of:=[.G39]/[.D39]" office:value-type="float" office:value="0.997313036396968" calcext:value-type="float">
            <text:p>0.997313036396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isolated</text:p>
          </table:table-cell>
          <table:table-cell office:value-type="float" office:value="1436281" calcext:value-type="float">
            <text:p>1436281</text:p>
          </table:table-cell>
          <table:table-cell office:value-type="float" office:value="1485547" calcext:value-type="float">
            <text:p>1485547</text:p>
          </table:table-cell>
          <table:table-cell table:formula="of:=[.C40]-[.B40]" office:value-type="float" office:value="49266" calcext:value-type="float">
            <text:p>49266</text:p>
          </table:table-cell>
          <table:table-cell office:value-type="float" office:value="0" calcext:value-type="float">
            <text:p>0</text:p>
          </table:table-cell>
          <table:table-cell office:value-type="float" office:value="44783" calcext:value-type="float">
            <text:p>44783</text:p>
          </table:table-cell>
          <table:table-cell table:formula="of:=[.F40]-[.E40]" office:value-type="float" office:value="44783" calcext:value-type="float">
            <text:p>44783</text:p>
          </table:table-cell>
          <table:table-cell table:formula="of:=[.G40]/[.D40]" office:value-type="float" office:value="0.909004181382698" calcext:value-type="float">
            <text:p>0.909004181382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outrun</text:p>
          </table:table-cell>
          <table:table-cell office:value-type="float" office:value="16840" calcext:value-type="float">
            <text:p>16840</text:p>
          </table:table-cell>
          <table:table-cell office:value-type="float" office:value="36298" calcext:value-type="float">
            <text:p>36298</text:p>
          </table:table-cell>
          <table:table-cell table:formula="of:=[.C41]-[.B41]" office:value-type="float" office:value="19458" calcext:value-type="float">
            <text:p>19458</text:p>
          </table:table-cell>
          <table:table-cell office:value-type="float" office:value="0" calcext:value-type="float">
            <text:p>0</text:p>
          </table:table-cell>
          <table:table-cell office:value-type="float" office:value="16839" calcext:value-type="float">
            <text:p>16839</text:p>
          </table:table-cell>
          <table:table-cell table:formula="of:=[.F41]-[.E41]" office:value-type="float" office:value="16839" calcext:value-type="float">
            <text:p>16839</text:p>
          </table:table-cell>
          <table:table-cell table:formula="of:=[.G41]/[.D41]" office:value-type="float" office:value="0.865402405180389" calcext:value-type="float">
            <text:p>0.8654024051803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wapcached</text:p>
          </table:table-cell>
          <table:table-cell office:value-type="float" office:value="147" calcext:value-type="float">
            <text:p>147</text:p>
          </table:table-cell>
          <table:table-cell office:value-type="float" office:value="587" calcext:value-type="float">
            <text:p>587</text:p>
          </table:table-cell>
          <table:table-cell table:formula="of:=[.C42]-[.B42]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F42]-[.E42]" office:value-type="float" office:value="147" calcext:value-type="float">
            <text:p>147</text:p>
          </table:table-cell>
          <table:table-cell table:formula="of:=[.G42]/[.D42]" office:value-type="float" office:value="0.334090909090909" calcext:value-type="float">
            <text:p>0.334090909090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wapd_low_wmark_hit_quickly</text:p>
          </table:table-cell>
          <table:table-cell office:value-type="float" office:value="6266" calcext:value-type="float">
            <text:p>6266</text:p>
          </table:table-cell>
          <table:table-cell office:value-type="float" office:value="25110" calcext:value-type="float">
            <text:p>25110</text:p>
          </table:table-cell>
          <table:table-cell table:formula="of:=[.C43]-[.B43]" office:value-type="float" office:value="18844" calcext:value-type="float">
            <text:p>18844</text:p>
          </table:table-cell>
          <table:table-cell office:value-type="float" office:value="0" calcext:value-type="float">
            <text:p>0</text:p>
          </table:table-cell>
          <table:table-cell office:value-type="float" office:value="6266" calcext:value-type="float">
            <text:p>6266</text:p>
          </table:table-cell>
          <table:table-cell table:formula="of:=[.F43]-[.E43]" office:value-type="float" office:value="6266" calcext:value-type="float">
            <text:p>6266</text:p>
          </table:table-cell>
          <table:table-cell table:formula="of:=[.G43]/[.D43]" office:value-type="float" office:value="0.332519634897049" calcext:value-type="float">
            <text:p>0.332519634897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nodes</text:p>
          </table:table-cell>
          <table:table-cell office:value-type="float" office:value="3" calcext:value-type="float">
            <text:p>3</text:p>
          </table:table-cell>
          <table:table-cell office:value-type="float" office:value="1054" calcext:value-type="float">
            <text:p>1054</text:p>
          </table:table-cell>
          <table:table-cell table:formula="of:=[.C44]-[.B44]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formula="of:=[.F44]-[.E44]" office:value-type="float" office:value="342" calcext:value-type="float">
            <text:p>342</text:p>
          </table:table-cell>
          <table:table-cell table:formula="of:=[.G44]/[.D44]" office:value-type="float" office:value="0.325404376784015" calcext:value-type="float">
            <text:p>0.32540437678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gout</text:p>
          </table:table-cell>
          <table:table-cell office:value-type="float" office:value="97584" calcext:value-type="float">
            <text:p>97584</text:p>
          </table:table-cell>
          <table:table-cell office:value-type="float" office:value="254168" calcext:value-type="float">
            <text:p>254168</text:p>
          </table:table-cell>
          <table:table-cell table:formula="of:=[.C45]-[.B45]" office:value-type="float" office:value="156584" calcext:value-type="float">
            <text:p>156584</text:p>
          </table:table-cell>
          <table:table-cell office:value-type="float" office:value="50888" calcext:value-type="float">
            <text:p>50888</text:p>
          </table:table-cell>
          <table:table-cell office:value-type="float" office:value="97184" calcext:value-type="float">
            <text:p>97184</text:p>
          </table:table-cell>
          <table:table-cell table:formula="of:=[.F45]-[.E45]" office:value-type="float" office:value="46296" calcext:value-type="float">
            <text:p>46296</text:p>
          </table:table-cell>
          <table:table-cell table:formula="of:=[.G45]/[.D45]" office:value-type="float" office:value="0.29566239207071" calcext:value-type="float">
            <text:p>0.29566239207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ten</text:p>
          </table:table-cell>
          <table:table-cell office:value-type="float" office:value="14377" calcext:value-type="float">
            <text:p>14377</text:p>
          </table:table-cell>
          <table:table-cell office:value-type="float" office:value="47989" calcext:value-type="float">
            <text:p>47989</text:p>
          </table:table-cell>
          <table:table-cell table:formula="of:=[.C46]-[.B46]" office:value-type="float" office:value="33612" calcext:value-type="float">
            <text:p>33612</text:p>
          </table:table-cell>
          <table:table-cell office:value-type="float" office:value="8702" calcext:value-type="float">
            <text:p>8702</text:p>
          </table:table-cell>
          <table:table-cell office:value-type="float" office:value="14361" calcext:value-type="float">
            <text:p>14361</text:p>
          </table:table-cell>
          <table:table-cell table:formula="of:=[.F46]-[.E46]" office:value-type="float" office:value="5659" calcext:value-type="float">
            <text:p>5659</text:p>
          </table:table-cell>
          <table:table-cell table:formula="of:=[.G46]/[.D46]" office:value-type="float" office:value="0.168362489587052" calcext:value-type="float">
            <text:p>0.168362489587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migrate_scanned</text:p>
          </table:table-cell>
          <table:table-cell office:value-type="float" office:value="1205339" calcext:value-type="float">
            <text:p>1205339</text:p>
          </table:table-cell>
          <table:table-cell office:value-type="float" office:value="2317744" calcext:value-type="float">
            <text:p>2317744</text:p>
          </table:table-cell>
          <table:table-cell table:formula="of:=[.C47]-[.B47]" office:value-type="float" office:value="1112405" calcext:value-type="float">
            <text:p>1112405</text:p>
          </table:table-cell>
          <table:table-cell office:value-type="float" office:value="0" calcext:value-type="float">
            <text:p>0</text:p>
          </table:table-cell>
          <table:table-cell office:value-type="float" office:value="186304" calcext:value-type="float">
            <text:p>186304</text:p>
          </table:table-cell>
          <table:table-cell table:formula="of:=[.F47]-[.E47]" office:value-type="float" office:value="186304" calcext:value-type="float">
            <text:p>186304</text:p>
          </table:table-cell>
          <table:table-cell table:formula="of:=[.G47]/[.D47]" office:value-type="float" office:value="0.167478571203833" calcext:value-type="float">
            <text:p>0.167478571203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ajfault</text:p>
          </table:table-cell>
          <table:table-cell office:value-type="float" office:value="5201" calcext:value-type="float">
            <text:p>5201</text:p>
          </table:table-cell>
          <table:table-cell office:value-type="float" office:value="8593" calcext:value-type="float">
            <text:p>8593</text:p>
          </table:table-cell>
          <table:table-cell table:formula="of:=[.C48]-[.B48]" office:value-type="float" office:value="3392" calcext:value-type="float">
            <text:p>3392</text:p>
          </table:table-cell>
          <table:table-cell office:value-type="float" office:value="4697" calcext:value-type="float">
            <text:p>4697</text:p>
          </table:table-cell>
          <table:table-cell office:value-type="float" office:value="5161" calcext:value-type="float">
            <text:p>5161</text:p>
          </table:table-cell>
          <table:table-cell table:formula="of:=[.F48]-[.E48]" office:value-type="float" office:value="464" calcext:value-type="float">
            <text:p>464</text:p>
          </table:table-cell>
          <table:table-cell table:formula="of:=[.G48]/[.D48]" office:value-type="float" office:value="0.136792452830189" calcext:value-type="float">
            <text:p>0.136792452830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store_anon</text:p>
          </table:table-cell>
          <table:table-cell office:value-type="float" office:value="20" calcext:value-type="float">
            <text:p>20</text:p>
          </table:table-cell>
          <table:table-cell office:value-type="float" office:value="173" calcext:value-type="float">
            <text:p>173</text:p>
          </table:table-cell>
          <table:table-cell table:formula="of:=[.C49]-[.B49]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F49]-[.E49]" office:value-type="float" office:value="20" calcext:value-type="float">
            <text:p>20</text:p>
          </table:table-cell>
          <table:table-cell table:formula="of:=[.G49]/[.D49]" office:value-type="float" office:value="0.130718954248366" calcext:value-type="float">
            <text:p>0.130718954248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igrate_fai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formula="of:=[.C50]-[.B50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50]-[.E50]" office:value-type="float" office:value="2" calcext:value-type="float">
            <text:p>2</text:p>
          </table:table-cell>
          <table:table-cell table:formula="of:=[.G50]/[.D50]" office:value-type="float" office:value="0.0769230769230769" calcext:value-type="float">
            <text:p>0.076923076923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</text:p>
          </table:table-cell>
          <table:table-cell office:value-type="float" office:value="422" calcext:value-type="float">
            <text:p>422</text:p>
          </table:table-cell>
          <table:table-cell office:value-type="float" office:value="214" calcext:value-type="float">
            <text:p>214</text:p>
          </table:table-cell>
          <table:table-cell table:formula="of:=[.C51]-[.B51]" office:value-type="float" office:value="-208" calcext:value-type="float">
            <text:p>-208</text:p>
          </table:table-cell>
          <table:table-cell office:value-type="float" office:value="488" calcext:value-type="float">
            <text:p>488</text:p>
          </table:table-cell>
          <table:table-cell office:value-type="float" office:value="473" calcext:value-type="float">
            <text:p>473</text:p>
          </table:table-cell>
          <table:table-cell table:formula="of:=[.F51]-[.E51]" office:value-type="float" office:value="-15" calcext:value-type="float">
            <text:p>-15</text:p>
          </table:table-cell>
          <table:table-cell table:formula="of:=[.G51]/[.D51]" office:value-type="float" office:value="0.0721153846153846" calcext:value-type="float">
            <text:p>0.07211538461538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non_pages</text:p>
          </table:table-cell>
          <table:table-cell office:value-type="float" office:value="67695" calcext:value-type="float">
            <text:p>67695</text:p>
          </table:table-cell>
          <table:table-cell office:value-type="float" office:value="43372" calcext:value-type="float">
            <text:p>43372</text:p>
          </table:table-cell>
          <table:table-cell table:formula="of:=[.C52]-[.B52]" office:value-type="float" office:value="-24323" calcext:value-type="float">
            <text:p>-24323</text:p>
          </table:table-cell>
          <table:table-cell office:value-type="float" office:value="68973" calcext:value-type="float">
            <text:p>68973</text:p>
          </table:table-cell>
          <table:table-cell office:value-type="float" office:value="67629" calcext:value-type="float">
            <text:p>67629</text:p>
          </table:table-cell>
          <table:table-cell table:formula="of:=[.F52]-[.E52]" office:value-type="float" office:value="-1344" calcext:value-type="float">
            <text:p>-1344</text:p>
          </table:table-cell>
          <table:table-cell table:formula="of:=[.G52]/[.D52]" office:value-type="float" office:value="0.0552563417341611" calcext:value-type="float">
            <text:p>0.055256341734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free_scanned</text:p>
          </table:table-cell>
          <table:table-cell office:value-type="float" office:value="8143596" calcext:value-type="float">
            <text:p>8143596</text:p>
          </table:table-cell>
          <table:table-cell office:value-type="float" office:value="22308730" calcext:value-type="float">
            <text:p>22308730</text:p>
          </table:table-cell>
          <table:table-cell table:formula="of:=[.C53]-[.B53]" office:value-type="float" office:value="14165134" calcext:value-type="float">
            <text:p>14165134</text:p>
          </table:table-cell>
          <table:table-cell office:value-type="float" office:value="0" calcext:value-type="float">
            <text:p>0</text:p>
          </table:table-cell>
          <table:table-cell office:value-type="float" office:value="772072" calcext:value-type="float">
            <text:p>772072</text:p>
          </table:table-cell>
          <table:table-cell table:formula="of:=[.F53]-[.E53]" office:value-type="float" office:value="772072" calcext:value-type="float">
            <text:p>772072</text:p>
          </table:table-cell>
          <table:table-cell table:formula="of:=[.G53]/[.D53]" office:value-type="float" office:value="0.0545050968102384" calcext:value-type="float">
            <text:p>0.054505096810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dma32</text:p>
          </table:table-cell>
          <table:table-cell office:value-type="float" office:value="877780" calcext:value-type="float">
            <text:p>877780</text:p>
          </table:table-cell>
          <table:table-cell office:value-type="float" office:value="21873539" calcext:value-type="float">
            <text:p>21873539</text:p>
          </table:table-cell>
          <table:table-cell table:formula="of:=[.C54]-[.B54]" office:value-type="float" office:value="20995759" calcext:value-type="float">
            <text:p>20995759</text:p>
          </table:table-cell>
          <table:table-cell office:value-type="float" office:value="1024" calcext:value-type="float">
            <text:p>1024</text:p>
          </table:table-cell>
          <table:table-cell office:value-type="float" office:value="877780" calcext:value-type="float">
            <text:p>877780</text:p>
          </table:table-cell>
          <table:table-cell table:formula="of:=[.F54]-[.E54]" office:value-type="float" office:value="876756" calcext:value-type="float">
            <text:p>876756</text:p>
          </table:table-cell>
          <table:table-cell table:formula="of:=[.G54]/[.D54]" office:value-type="float" office:value="0.0417587189870107" calcext:value-type="float">
            <text:p>0.0417587189870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wpin</text:p>
          </table:table-cell>
          <table:table-cell office:value-type="float" office:value="136" calcext:value-type="float">
            <text:p>136</text:p>
          </table:table-cell>
          <table:table-cell office:value-type="float" office:value="4189" calcext:value-type="float">
            <text:p>4189</text:p>
          </table:table-cell>
          <table:table-cell table:formula="of:=[.C55]-[.B55]" office:value-type="float" office:value="4053" calcext:value-type="float">
            <text:p>4053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formula="of:=[.F55]-[.E55]" office:value-type="float" office:value="136" calcext:value-type="float">
            <text:p>136</text:p>
          </table:table-cell>
          <table:table-cell table:formula="of:=[.G55]/[.D55]" office:value-type="float" office:value="0.0335553910683444" calcext:value-type="float">
            <text:p>0.0335553910683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otated</text:p>
          </table:table-cell>
          <table:table-cell office:value-type="float" office:value="1580" calcext:value-type="float">
            <text:p>1580</text:p>
          </table:table-cell>
          <table:table-cell office:value-type="float" office:value="30453" calcext:value-type="float">
            <text:p>30453</text:p>
          </table:table-cell>
          <table:table-cell table:formula="of:=[.C56]-[.B56]" office:value-type="float" office:value="28873" calcext:value-type="float">
            <text:p>28873</text:p>
          </table:table-cell>
          <table:table-cell office:value-type="float" office:value="607" calcext:value-type="float">
            <text:p>607</text:p>
          </table:table-cell>
          <table:table-cell office:value-type="float" office:value="1070" calcext:value-type="float">
            <text:p>1070</text:p>
          </table:table-cell>
          <table:table-cell table:formula="of:=[.F56]-[.E56]" office:value-type="float" office:value="463" calcext:value-type="float">
            <text:p>463</text:p>
          </table:table-cell>
          <table:table-cell table:formula="of:=[.G56]/[.D56]" office:value-type="float" office:value="0.0160357427354276" calcext:value-type="float">
            <text:p>0.0160357427354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_ra</text:p>
          </table:table-cell>
          <table:table-cell office:value-type="float" office:value="25" calcext:value-type="float">
            <text:p>25</text:p>
          </table:table-cell>
          <table:table-cell office:value-type="float" office:value="1736" calcext:value-type="float">
            <text:p>1736</text:p>
          </table:table-cell>
          <table:table-cell table:formula="of:=[.C57]-[.B57]"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F57]-[.E57]" office:value-type="float" office:value="25" calcext:value-type="float">
            <text:p>25</text:p>
          </table:table-cell>
          <table:table-cell table:formula="of:=[.G57]/[.D57]" office:value-type="float" office:value="0.0146113383985973" calcext:value-type="float">
            <text:p>0.0146113383985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vmscan_write</text:p>
          </table:table-cell>
          <table:table-cell office:value-type="float" office:value="387" calcext:value-type="float">
            <text:p>387</text:p>
          </table:table-cell>
          <table:table-cell office:value-type="float" office:value="29165" calcext:value-type="float">
            <text:p>29165</text:p>
          </table:table-cell>
          <table:table-cell table:formula="of:=[.C58]-[.B58]" office:value-type="float" office:value="28778" calcext:value-type="float">
            <text:p>2877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formula="of:=[.F58]-[.E58]" office:value-type="float" office:value="387" calcext:value-type="float">
            <text:p>387</text:p>
          </table:table-cell>
          <table:table-cell table:formula="of:=[.G58]/[.D58]" office:value-type="float" office:value="0.0134477726040726" calcext:value-type="float">
            <text:p>0.0134477726040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wpout</text:p>
          </table:table-cell>
          <table:table-cell office:value-type="float" office:value="387" calcext:value-type="float">
            <text:p>387</text:p>
          </table:table-cell>
          <table:table-cell office:value-type="float" office:value="29165" calcext:value-type="float">
            <text:p>29165</text:p>
          </table:table-cell>
          <table:table-cell table:formula="of:=[.C59]-[.B59]" office:value-type="float" office:value="28778" calcext:value-type="float">
            <text:p>28778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formula="of:=[.F59]-[.E59]" office:value-type="float" office:value="387" calcext:value-type="float">
            <text:p>387</text:p>
          </table:table-cell>
          <table:table-cell table:formula="of:=[.G59]/[.D59]" office:value-type="float" office:value="0.0134477726040726" calcext:value-type="float">
            <text:p>0.01344777260407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_ra_hit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formula="of:=[.C60]-[.B60]"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F60]-[.E60]" office:value-type="float" office:value="15" calcext:value-type="float">
            <text:p>15</text:p>
          </table:table-cell>
          <table:table-cell table:formula="of:=[.G60]/[.D60]" office:value-type="float" office:value="0.012396694214876" calcext:value-type="float">
            <text:p>0.0123966942148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anon</text:p>
          </table:table-cell>
          <table:table-cell office:value-type="float" office:value="300" calcext:value-type="float">
            <text:p>300</text:p>
          </table:table-cell>
          <table:table-cell office:value-type="float" office:value="29266" calcext:value-type="float">
            <text:p>29266</text:p>
          </table:table-cell>
          <table:table-cell table:formula="of:=[.C61]-[.B61]" office:value-type="float" office:value="28966" calcext:value-type="float">
            <text:p>2896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F61]-[.E61]" office:value-type="float" office:value="300" calcext:value-type="float">
            <text:p>300</text:p>
          </table:table-cell>
          <table:table-cell table:formula="of:=[.G61]/[.D61]" office:value-type="float" office:value="0.0103569702409722" calcext:value-type="float">
            <text:p>0.0103569702409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anon</text:p>
          </table:table-cell>
          <table:table-cell office:value-type="float" office:value="696" calcext:value-type="float">
            <text:p>696</text:p>
          </table:table-cell>
          <table:table-cell office:value-type="float" office:value="98549" calcext:value-type="float">
            <text:p>98549</text:p>
          </table:table-cell>
          <table:table-cell table:formula="of:=[.C62]-[.B62]" office:value-type="float" office:value="97853" calcext:value-type="float">
            <text:p>97853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 table:formula="of:=[.F62]-[.E62]" office:value-type="float" office:value="696" calcext:value-type="float">
            <text:p>696</text:p>
          </table:table-cell>
          <table:table-cell table:formula="of:=[.G62]/[.D62]" office:value-type="float" office:value="0.00711270988114825" calcext:value-type="float">
            <text:p>0.007112709881148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fault_anon</text:p>
          </table:table-cell>
          <table:table-cell office:value-type="float" office:value="20" calcext:value-type="float">
            <text:p>20</text:p>
          </table:table-cell>
          <table:table-cell office:value-type="float" office:value="3791" calcext:value-type="float">
            <text:p>3791</text:p>
          </table:table-cell>
          <table:table-cell table:formula="of:=[.C63]-[.B63]"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F63]-[.E63]" office:value-type="float" office:value="20" calcext:value-type="float">
            <text:p>20</text:p>
          </table:table-cell>
          <table:table-cell table:formula="of:=[.G63]/[.D63]" office:value-type="float" office:value="0.00530363298859719" calcext:value-type="float">
            <text:p>0.0053036329885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active_file</text:p>
          </table:table-cell>
          <table:table-cell office:value-type="float" office:value="76297" calcext:value-type="float">
            <text:p>76297</text:p>
          </table:table-cell>
          <table:table-cell office:value-type="float" office:value="3067469" calcext:value-type="float">
            <text:p>3067469</text:p>
          </table:table-cell>
          <table:table-cell table:formula="of:=[.C64]-[.B64]" office:value-type="float" office:value="2991172" calcext:value-type="float">
            <text:p>2991172</text:p>
          </table:table-cell>
          <table:table-cell office:value-type="float" office:value="72146" calcext:value-type="float">
            <text:p>72146</text:p>
          </table:table-cell>
          <table:table-cell office:value-type="float" office:value="86322" calcext:value-type="float">
            <text:p>86322</text:p>
          </table:table-cell>
          <table:table-cell table:formula="of:=[.F64]-[.E64]" office:value-type="float" office:value="14176" calcext:value-type="float">
            <text:p>14176</text:p>
          </table:table-cell>
          <table:table-cell table:formula="of:=[.G64]/[.D64]" office:value-type="float" office:value="0.00473927945300371" calcext:value-type="float">
            <text:p>0.00473927945300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ctive_file</text:p>
          </table:table-cell>
          <table:table-cell office:value-type="float" office:value="76297" calcext:value-type="float">
            <text:p>76297</text:p>
          </table:table-cell>
          <table:table-cell office:value-type="float" office:value="3067512" calcext:value-type="float">
            <text:p>3067512</text:p>
          </table:table-cell>
          <table:table-cell table:formula="of:=[.C65]-[.B65]" office:value-type="float" office:value="2991215" calcext:value-type="float">
            <text:p>2991215</text:p>
          </table:table-cell>
          <table:table-cell office:value-type="float" office:value="72146" calcext:value-type="float">
            <text:p>72146</text:p>
          </table:table-cell>
          <table:table-cell office:value-type="float" office:value="86287" calcext:value-type="float">
            <text:p>86287</text:p>
          </table:table-cell>
          <table:table-cell table:formula="of:=[.F65]-[.E65]" office:value-type="float" office:value="14141" calcext:value-type="float">
            <text:p>14141</text:p>
          </table:table-cell>
          <table:table-cell table:formula="of:=[.G65]/[.D65]" office:value-type="float" office:value="0.00472751039293398" calcext:value-type="float">
            <text:p>0.00472751039293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ctive_anon</text:p>
          </table:table-cell>
          <table:table-cell office:value-type="float" office:value="67276" calcext:value-type="float">
            <text:p>67276</text:p>
          </table:table-cell>
          <table:table-cell office:value-type="float" office:value="12446" calcext:value-type="float">
            <text:p>12446</text:p>
          </table:table-cell>
          <table:table-cell table:formula="of:=[.C66]-[.B66]" office:value-type="float" office:value="-54830" calcext:value-type="float">
            <text:p>-54830</text:p>
          </table:table-cell>
          <table:table-cell office:value-type="float" office:value="67578" calcext:value-type="float">
            <text:p>67578</text:p>
          </table:table-cell>
          <table:table-cell office:value-type="float" office:value="67354" calcext:value-type="float">
            <text:p>67354</text:p>
          </table:table-cell>
          <table:table-cell table:formula="of:=[.F66]-[.E66]" office:value-type="float" office:value="-224" calcext:value-type="float">
            <text:p>-224</text:p>
          </table:table-cell>
          <table:table-cell table:formula="of:=[.G66]/[.D66]" office:value-type="float" office:value="0.00408535473281051" calcext:value-type="float">
            <text:p>0.004085354732810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ctivate</text:p>
          </table:table-cell>
          <table:table-cell office:value-type="float" office:value="1743" calcext:value-type="float">
            <text:p>1743</text:p>
          </table:table-cell>
          <table:table-cell office:value-type="float" office:value="96500403" calcext:value-type="float">
            <text:p>96500403</text:p>
          </table:table-cell>
          <table:table-cell table:formula="of:=[.C67]-[.B67]" office:value-type="float" office:value="96498660" calcext:value-type="float">
            <text:p>96498660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495</text:p>
          </table:table-cell>
          <table:table-cell table:formula="of:=[.F67]-[.E67]" office:value-type="float" office:value="1495" calcext:value-type="float">
            <text:p>1495</text:p>
          </table:table-cell>
          <table:table-cell table:formula="of:=[.G67]/[.D67]" office:value-type="float" office:value="0.0000154924431075001" calcext:value-type="float">
            <text:p>1.5492443107500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efill</text:p>
          </table:table-cell>
          <table:table-cell office:value-type="float" office:value="517" calcext:value-type="float">
            <text:p>517</text:p>
          </table:table-cell>
          <table:table-cell office:value-type="float" office:value="115267731" calcext:value-type="float">
            <text:p>115267731</text:p>
          </table:table-cell>
          <table:table-cell table:formula="of:=[.C68]-[.B68]" office:value-type="float" office:value="115267214" calcext:value-type="float">
            <text:p>115267214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formula="of:=[.F68]-[.E68]" office:value-type="float" office:value="517" calcext:value-type="float">
            <text:p>517</text:p>
          </table:table-cell>
          <table:table-cell table:formula="of:=[.G68]/[.D68]" office:value-type="float" office:value="0.00000448523029280468" calcext:value-type="float">
            <text:p>4.48523029280468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activate_file</text:p>
          </table:table-cell>
          <table:table-cell office:value-type="float" office:value="14" calcext:value-type="float">
            <text:p>14</text:p>
          </table:table-cell>
          <table:table-cell office:value-type="float" office:value="21703394" calcext:value-type="float">
            <text:p>21703394</text:p>
          </table:table-cell>
          <table:table-cell table:formula="of:=[.C69]-[.B69]" office:value-type="float" office:value="21703380" calcext:value-type="float">
            <text:p>217033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F69]-[.E69]" office:value-type="float" office:value="14" calcext:value-type="float">
            <text:p>14</text:p>
          </table:table-cell>
          <table:table-cell table:formula="of:=[.G69]/[.D69]" office:value-type="float" office:value="0.00000064506081541216" calcext:value-type="float">
            <text:p>6.45060815412162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activate_anon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formula="of:=[.C70]-[.B70]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D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vmscan_immediate_reclaim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table:formula="of:=[.C71]-[.B71]"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D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activate</text:p>
          </table:table-cell>
          <table:table-cell office:value-type="float" office:value="469" calcext:value-type="float">
            <text:p>469</text:p>
          </table:table-cell>
          <table:table-cell office:value-type="float" office:value="115237113" calcext:value-type="float">
            <text:p>115237113</text:p>
          </table:table-cell>
          <table:table-cell table:formula="of:=[.C72]-[.B72]" office:value-type="float" office:value="115236644" calcext:value-type="float">
            <text:p>1152366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D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bs_scanned</text:p>
          </table:table-cell>
          <table:table-cell office:value-type="float" office:value="108836" calcext:value-type="float">
            <text:p>108836</text:p>
          </table:table-cell>
          <table:table-cell office:value-type="float" office:value="110884" calcext:value-type="float">
            <text:p>110884</text:p>
          </table:table-cell>
          <table:table-cell table:formula="of:=[.C73]-[.B73]" office:value-type="float" office:value="2048" calcext:value-type="float">
            <text:p>2048</text:p>
          </table:table-cell>
          <table:table-cell table:number-columns-repeated="2" office:value-type="float" office:value="96540" calcext:value-type="float">
            <text:p>9654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D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active_anon</text:p>
          </table:table-cell>
          <table:table-cell office:value-type="float" office:value="67276" calcext:value-type="float">
            <text:p>67276</text:p>
          </table:table-cell>
          <table:table-cell office:value-type="float" office:value="12514" calcext:value-type="float">
            <text:p>12514</text:p>
          </table:table-cell>
          <table:table-cell table:formula="of:=[.C74]-[.B74]" office:value-type="float" office:value="-54762" calcext:value-type="float">
            <text:p>-54762</text:p>
          </table:table-cell>
          <table:table-cell office:value-type="float" office:value="67578" calcext:value-type="float">
            <text:p>67578</text:p>
          </table:table-cell>
          <table:table-cell office:value-type="float" office:value="67683" calcext:value-type="float">
            <text:p>67683</text:p>
          </table:table-cell>
          <table:table-cell table:formula="of:=[.F74]-[.E74]" office:value-type="float" office:value="105" calcext:value-type="float">
            <text:p>105</text:p>
          </table:table-cell>
          <table:table-cell table:formula="of:=[.G74]/[.D74]" office:value-type="float" office:value="-0.00191738796976005" calcext:value-type="float">
            <text:p>-0.001917387969760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mapped</text:p>
          </table:table-cell>
          <table:table-cell office:value-type="float" office:value="76557" calcext:value-type="float">
            <text:p>76557</text:p>
          </table:table-cell>
          <table:table-cell office:value-type="float" office:value="23844" calcext:value-type="float">
            <text:p>23844</text:p>
          </table:table-cell>
          <table:table-cell table:formula="of:=[.C75]-[.B75]" office:value-type="float" office:value="-52713" calcext:value-type="float">
            <text:p>-52713</text:p>
          </table:table-cell>
          <table:table-cell office:value-type="float" office:value="76421" calcext:value-type="float">
            <text:p>76421</text:p>
          </table:table-cell>
          <table:table-cell office:value-type="float" office:value="76700" calcext:value-type="float">
            <text:p>76700</text:p>
          </table:table-cell>
          <table:table-cell table:formula="of:=[.F75]-[.E75]" office:value-type="float" office:value="279" calcext:value-type="float">
            <text:p>279</text:p>
          </table:table-cell>
          <table:table-cell table:formula="of:=[.G75]/[.D75]" office:value-type="float" office:value="-0.00529281201980536" calcext:value-type="float">
            <text:p>-0.0052928120198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inactive_anon</text:p>
          </table:table-cell>
          <table:table-cell office:value-type="float" office:value="622" calcext:value-type="float">
            <text:p>622</text:p>
          </table:table-cell>
          <table:table-cell office:value-type="float" office:value="31672" calcext:value-type="float">
            <text:p>31672</text:p>
          </table:table-cell>
          <table:table-cell table:formula="of:=[.C76]-[.B76]" office:value-type="float" office:value="31050" calcext:value-type="float">
            <text:p>31050</text:p>
          </table:table-cell>
          <table:table-cell office:value-type="float" office:value="538" calcext:value-type="float">
            <text:p>538</text:p>
          </table:table-cell>
          <table:table-cell office:value-type="float" office:value="357" calcext:value-type="float">
            <text:p>357</text:p>
          </table:table-cell>
          <table:table-cell table:formula="of:=[.F76]-[.E76]" office:value-type="float" office:value="-181" calcext:value-type="float">
            <text:p>-181</text:p>
          </table:table-cell>
          <table:table-cell table:formula="of:=[.G76]/[.D76]" office:value-type="float" office:value="-0.005829307568438" calcext:value-type="float">
            <text:p>-0.005829307568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nactive_anon</text:p>
          </table:table-cell>
          <table:table-cell office:value-type="float" office:value="622" calcext:value-type="float">
            <text:p>622</text:p>
          </table:table-cell>
          <table:table-cell office:value-type="float" office:value="31518" calcext:value-type="float">
            <text:p>31518</text:p>
          </table:table-cell>
          <table:table-cell table:formula="of:=[.C77]-[.B77]" office:value-type="float" office:value="30896" calcext:value-type="float">
            <text:p>30896</text:p>
          </table:table-cell>
          <table:table-cell office:value-type="float" office:value="538" calcext:value-type="float">
            <text:p>538</text:p>
          </table:table-cell>
          <table:table-cell office:value-type="float" office:value="357" calcext:value-type="float">
            <text:p>357</text:p>
          </table:table-cell>
          <table:table-cell table:formula="of:=[.F77]-[.E77]" office:value-type="float" office:value="-181" calcext:value-type="float">
            <text:p>-181</text:p>
          </table:table-cell>
          <table:table-cell table:formula="of:=[.G77]/[.D77]" office:value-type="float" office:value="-0.00585836354220611" calcext:value-type="float">
            <text:p>-0.00585836354220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write_pending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-62" calcext:value-type="float">
            <text:p>-6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F78]-[.E78]" office:value-type="float" office:value="9" calcext:value-type="float">
            <text:p>9</text:p>
          </table:table-cell>
          <table:table-cell table:formula="of:=[.G78]/[.D78]" office:value-type="float" office:value="-0.145161290322581" calcext:value-type="float">
            <text:p>-0.145161290322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-62" calcext:value-type="float">
            <text:p>-6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F79]-[.E79]" office:value-type="float" office:value="9" calcext:value-type="float">
            <text:p>9</text:p>
          </table:table-cell>
          <table:table-cell table:formula="of:=[.G79]/[.D79]" office:value-type="float" office:value="-0.145161290322581" calcext:value-type="float">
            <text:p>-0.1451612903225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kernel_stack</text:p>
          </table:table-cell>
          <table:table-cell office:value-type="float" office:value="8568" calcext:value-type="float">
            <text:p>8568</text:p>
          </table:table-cell>
          <table:table-cell office:value-type="float" office:value="8592" calcext:value-type="float">
            <text:p>8592</text:p>
          </table:table-cell>
          <table:table-cell table:formula="of:=[.C80]-[.B80]" office:value-type="float" office:value="24" calcext:value-type="float">
            <text:p>24</text:p>
          </table:table-cell>
          <table:table-cell office:value-type="float" office:value="8980" calcext:value-type="float">
            <text:p>8980</text:p>
          </table:table-cell>
          <table:table-cell office:value-type="float" office:value="8756" calcext:value-type="float">
            <text:p>8756</text:p>
          </table:table-cell>
          <table:table-cell table:formula="of:=[.F80]-[.E80]" office:value-type="float" office:value="-224" calcext:value-type="float">
            <text:p>-224</text:p>
          </table:table-cell>
          <table:table-cell table:formula="of:=[.G80]/[.D80]" office:value-type="float" office:value="-9.33333333333333" calcext:value-type="float">
            <text:p>-9.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D8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mlo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D8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D8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m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foreig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D8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interleave</text:p>
          </table:table-cell>
          <table:table-cell table:number-columns-repeated="2" office:value-type="float" office:value="1637" calcext:value-type="float">
            <text:p>1637</text:p>
          </table:table-cell>
          <table:table-cell table:formula="of:=[.C88]-[.B88]" office:value-type="float" office:value="0" calcext:value-type="float">
            <text:p>0</text:p>
          </table:table-cell>
          <table:table-cell table:number-columns-repeated="2" office:value-type="float" office:value="1637" calcext:value-type="float">
            <text:p>1637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ot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D8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D9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nodereclai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D9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D9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D9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D9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D10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D10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-[.B10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D10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dma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C106]-[.B106]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D10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D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D10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D11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D11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D1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D1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D11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D11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D11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D11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D11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D11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D12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B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D12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D12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D12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_pagecach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4]-[.B124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D12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_slab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5]-[.B1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D12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B1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D1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D12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uge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D12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nt_faul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D12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nt_faults_loc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D13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pages_migrat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D13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D1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-[.B1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D1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-[.B1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D1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-[.B1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D1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D1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B13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D13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migrate_scanned</text:p>
          </table:table-cell>
          <table:table-cell table:number-columns-repeated="2" office:value-type="float" office:value="12555" calcext:value-type="float">
            <text:p>12555</text:p>
          </table:table-cell>
          <table:table-cell table:formula="of:=[.C138]-[.B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55" calcext:value-type="float">
            <text:p>12555</text:p>
          </table:table-cell>
          <table:table-cell table:formula="of:=[.F138]-[.E138]" office:value-type="float" office:value="12555" calcext:value-type="float">
            <text:p>12555</text:p>
          </table:table-cell>
          <table:table-cell table:formula="of:=[.G138]/[.D1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free_scanned</text:p>
          </table:table-cell>
          <table:table-cell table:number-columns-repeated="2" office:value-type="float" office:value="244189" calcext:value-type="float">
            <text:p>244189</text:p>
          </table:table-cell>
          <table:table-cell table:formula="of:=[.C139]-[.B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189" calcext:value-type="float">
            <text:p>244189</text:p>
          </table:table-cell>
          <table:table-cell table:formula="of:=[.F139]-[.E139]" office:value-type="float" office:value="244189" calcext:value-type="float">
            <text:p>244189</text:p>
          </table:table-cell>
          <table:table-cell table:formula="of:=[.G139]/[.D13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B14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D1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D14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culled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C142]-[.B142]" office:value-type="float" office:value="0" calcext:value-type="float">
            <text:p>0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D1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B1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D14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rescu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B1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G144]/[.D1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m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D14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mun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/[.D1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D14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B1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D1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B1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/[.D1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D1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/[.D15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collaps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D1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D15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B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D1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D15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B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D1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B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D15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B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D1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D15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deferred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D1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m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D16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D1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D1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B16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D1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D1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D1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D1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D1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D16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0]-[.B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D1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D17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2]-[.B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D1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B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D17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D1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D17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D1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_map_level2_splits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[.C177]-[.B177]" office:value-type="float" office:value="0" calcext:value-type="float">
            <text:p>0</text:p>
          </table:table-cell>
          <table:table-cell table:number-columns-repeated="2" office:value-type="float" office:value="94" calcext:value-type="float">
            <text:p>94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D17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_map_level3_spli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8]-[.B17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D1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B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D179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host" table:style-name="ta1"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e.exec_start <text:s text:c="31"/></text:p>
          </table:table-cell>
          <table:table-cell office:value-type="float" office:value="1923420.457757" calcext:value-type="float">
            <text:p>1923420.457757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3733209.486793" calcext:value-type="float">
            <text:p>3733209.486793</text:p>
          </table:table-cell>
          <table:table-cell table:formula="of:=[.D2]-[.B2]" office:value-type="float" office:value="1809789.029036" calcext:value-type="float">
            <text:p>1809789.029036</text:p>
          </table:table-cell>
          <table:table-cell/>
          <table:table-cell office:value-type="string" calcext:value-type="string">
            <text:p>se.exec_start <text:s text:c="31"/></text:p>
          </table:table-cell>
          <table:table-cell office:value-type="float" office:value="506.57526" calcext:value-type="float">
            <text:p>506.57526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1923320.252167" calcext:value-type="float">
            <text:p>1923320.252167</text:p>
          </table:table-cell>
          <table:table-cell table:formula="of:=[.J2]-[.H2]" office:value-type="float" office:value="1922813.676907" calcext:value-type="float">
            <text:p>1922813.676907</text:p>
          </table:table-cell>
        </table:table-row>
        <table:table-row table:style-name="ro1">
          <table:table-cell office:value-type="string" calcext:value-type="string">
            <text:p>se.vruntime <text:s text:c="33"/></text:p>
          </table:table-cell>
          <table:table-cell office:value-type="float" office:value="602029.282748" calcext:value-type="float">
            <text:p>602029.282748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875837.340351" calcext:value-type="float">
            <text:p>875837.340351</text:p>
          </table:table-cell>
          <table:table-cell table:formula="of:=[.D3]-[.B3]" office:value-type="float" office:value="273808.057603" calcext:value-type="float">
            <text:p>273808.057603</text:p>
          </table:table-cell>
          <table:table-cell/>
          <table:table-cell office:value-type="string" calcext:value-type="string">
            <text:p>se.vruntime <text:s text:c="33"/></text:p>
          </table:table-cell>
          <table:table-cell office:value-type="float" office:value="10.967292" calcext:value-type="float">
            <text:p>10.967292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602029.278717" calcext:value-type="float">
            <text:p>602029.278717</text:p>
          </table:table-cell>
          <table:table-cell table:formula="of:=[.J3]-[.H3]" office:value-type="float" office:value="602018.311425" calcext:value-type="float">
            <text:p>602018.311425</text:p>
          </table:table-cell>
        </table:table-row>
        <table:table-row table:style-name="ro1">
          <table:table-cell office:value-type="string" calcext:value-type="string">
            <text:p>se.sum_exec_runtime <text:s text:c="25"/></text:p>
          </table:table-cell>
          <table:table-cell office:value-type="float" office:value="111288.880711" calcext:value-type="float">
            <text:p>111288.880711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246304.817477" calcext:value-type="float">
            <text:p>246304.817477</text:p>
          </table:table-cell>
          <table:table-cell table:formula="of:=[.D4]-[.B4]" office:value-type="float" office:value="135015.936766" calcext:value-type="float">
            <text:p>135015.936766</text:p>
          </table:table-cell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0.015874" calcext:value-type="float">
            <text:p>0.015874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111288.87668" calcext:value-type="float">
            <text:p>111288.87668</text:p>
          </table:table-cell>
          <table:table-cell table:formula="of:=[.J4]-[.H4]" office:value-type="float" office:value="111288.860806" calcext:value-type="float">
            <text:p>111288.860806</text:p>
          </table:table-cell>
        </table:table-row>
        <table:table-row table:style-name="ro1">
          <table:table-cell office:value-type="string" calcext:value-type="string">
            <text:p>se.nr_migrations <text:s text:c="28"/></text:p>
          </table:table-cell>
          <table:table-cell office:value-type="float" office:value="3217" calcext:value-type="float">
            <text:p>3217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6672" calcext:value-type="float">
            <text:p>6672</text:p>
          </table:table-cell>
          <table:table-cell table:formula="of:=[.D5]-[.B5]" office:value-type="float" office:value="3455" calcext:value-type="float">
            <text:p>3455</text:p>
          </table:table-cell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3217" calcext:value-type="float">
            <text:p>3217</text:p>
          </table:table-cell>
          <table:table-cell table:formula="of:=[.J5]-[.H5]" office:value-type="float" office:value="3217" calcext:value-type="float">
            <text:p>32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[.K2]/[.E2]" office:value-type="float" office:value="1.06245183612987" calcext:value-type="float">
            <text:p>1.06245183612987</text:p>
          </table:table-cell>
        </table:table-row>
        <table:table-row table:style-name="ro1">
          <table:table-cell table:number-columns-repeated="10"/>
          <table:table-cell table:formula="of:=[.K3]/[.E3]" office:value-type="float" office:value="2.19868734578249" calcext:value-type="float">
            <text:p>2.19868734578249</text:p>
          </table:table-cell>
        </table:table-row>
        <table:table-row table:style-name="ro1">
          <table:table-cell table:number-columns-repeated="10"/>
          <table:table-cell table:formula="of:=[.K4]/[.E4]" office:value-type="float" office:value="0.824264627359346" calcext:value-type="float">
            <text:p>0.824264627359346</text:p>
          </table:table-cell>
        </table:table-row>
        <table:table-row table:style-name="ro1">
          <table:table-cell table:number-columns-repeated="10"/>
          <table:table-cell table:formula="of:=[.K5]/[.E5]" office:value-type="float" office:value="0.931114327062229" calcext:value-type="float">
            <text:p>0.9311143270622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mpact_migrate_scanned</text:p>
          </table:table-cell>
          <table:table-cell office:value-type="float" office:value="20040460" calcext:value-type="float">
            <text:p>20040460</text:p>
          </table:table-cell>
          <table:table-cell office:value-type="float" office:value="20102536" calcext:value-type="float">
            <text:p>20102536</text:p>
          </table:table-cell>
          <table:table-cell table:formula="of:=[.C13]-[.B13]" office:value-type="float" office:value="62076" calcext:value-type="float">
            <text:p>62076</text:p>
          </table:table-cell>
          <table:table-cell office:value-type="float" office:value="0" calcext:value-type="float">
            <text:p>0</text:p>
          </table:table-cell>
          <table:table-cell office:value-type="float" office:value="19229157" calcext:value-type="float">
            <text:p>19229157</text:p>
          </table:table-cell>
          <table:table-cell table:formula="of:=[.F13]-[.E13]" office:value-type="float" office:value="19229157" calcext:value-type="float">
            <text:p>19229157</text:p>
          </table:table-cell>
          <table:table-cell table:formula="of:=[.G13]/[.D13]" office:value-type="float" office:value="309.767977962498" calcext:value-type="float">
            <text:p>309.767977962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igrate_fail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formula="of:=[.C14]-[.B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formula="of:=[.F14]-[.E14]" office:value-type="float" office:value="290" calcext:value-type="float">
            <text:p>290</text:p>
          </table:table-cell>
          <table:table-cell table:formula="of:=[.G14]/[.D14]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igrate_success</text:p>
          </table:table-cell>
          <table:table-cell office:value-type="float" office:value="2412904" calcext:value-type="float">
            <text:p>2412904</text:p>
          </table:table-cell>
          <table:table-cell office:value-type="float" office:value="2421982" calcext:value-type="float">
            <text:p>2421982</text:p>
          </table:table-cell>
          <table:table-cell table:formula="of:=[.C15]-[.B15]" office:value-type="float" office:value="9078" calcext:value-type="float">
            <text:p>9078</text:p>
          </table:table-cell>
          <table:table-cell office:value-type="float" office:value="0" calcext:value-type="float">
            <text:p>0</text:p>
          </table:table-cell>
          <table:table-cell office:value-type="float" office:value="1798363" calcext:value-type="float">
            <text:p>1798363</text:p>
          </table:table-cell>
          <table:table-cell table:formula="of:=[.F15]-[.E15]" office:value-type="float" office:value="1798363" calcext:value-type="float">
            <text:p>1798363</text:p>
          </table:table-cell>
          <table:table-cell table:formula="of:=[.G15]/[.D15]" office:value-type="float" office:value="198.101233751928" calcext:value-type="float">
            <text:p>198.101233751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isolated</text:p>
          </table:table-cell>
          <table:table-cell office:value-type="float" office:value="4919167" calcext:value-type="float">
            <text:p>4919167</text:p>
          </table:table-cell>
          <table:table-cell office:value-type="float" office:value="4937798" calcext:value-type="float">
            <text:p>4937798</text:p>
          </table:table-cell>
          <table:table-cell table:formula="of:=[.C16]-[.B16]" office:value-type="float" office:value="18631" calcext:value-type="float">
            <text:p>18631</text:p>
          </table:table-cell>
          <table:table-cell office:value-type="float" office:value="0" calcext:value-type="float">
            <text:p>0</text:p>
          </table:table-cell>
          <table:table-cell office:value-type="float" office:value="3689875" calcext:value-type="float">
            <text:p>3689875</text:p>
          </table:table-cell>
          <table:table-cell table:formula="of:=[.F16]-[.E16]" office:value-type="float" office:value="3689875" calcext:value-type="float">
            <text:p>3689875</text:p>
          </table:table-cell>
          <table:table-cell table:formula="of:=[.G16]/[.D16]" office:value-type="float" office:value="198.050292523214" calcext:value-type="float">
            <text:p>198.050292523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ree_scanned</text:p>
          </table:table-cell>
          <table:table-cell office:value-type="float" office:value="114802917" calcext:value-type="float">
            <text:p>114802917</text:p>
          </table:table-cell>
          <table:table-cell office:value-type="float" office:value="115855886" calcext:value-type="float">
            <text:p>115855886</text:p>
          </table:table-cell>
          <table:table-cell table:formula="of:=[.C17]-[.B17]" office:value-type="float" office:value="1052969" calcext:value-type="float">
            <text:p>1052969</text:p>
          </table:table-cell>
          <table:table-cell office:value-type="float" office:value="0" calcext:value-type="float">
            <text:p>0</text:p>
          </table:table-cell>
          <table:table-cell office:value-type="float" office:value="113014370" calcext:value-type="float">
            <text:p>113014370</text:p>
          </table:table-cell>
          <table:table-cell table:formula="of:=[.F17]-[.E17]" office:value-type="float" office:value="113014370" calcext:value-type="float">
            <text:p>113014370</text:p>
          </table:table-cell>
          <table:table-cell table:formula="of:=[.G17]/[.D17]" office:value-type="float" office:value="107.329247109839" calcext:value-type="float">
            <text:p>107.3292471098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high_wmark_hit_quickly</text:p>
          </table:table-cell>
          <table:table-cell office:value-type="float" office:value="10620" calcext:value-type="float">
            <text:p>10620</text:p>
          </table:table-cell>
          <table:table-cell office:value-type="float" office:value="10835" calcext:value-type="float">
            <text:p>10835</text:p>
          </table:table-cell>
          <table:table-cell table:formula="of:=[.C18]-[.B18]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0620" calcext:value-type="float">
            <text:p>10620</text:p>
          </table:table-cell>
          <table:table-cell table:formula="of:=[.F18]-[.E18]" office:value-type="float" office:value="10620" calcext:value-type="float">
            <text:p>10620</text:p>
          </table:table-cell>
          <table:table-cell table:formula="of:=[.G18]/[.D18]" office:value-type="float" office:value="49.3953488372093" calcext:value-type="float">
            <text:p>49.3953488372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file</text:p>
          </table:table-cell>
          <table:table-cell office:value-type="float" office:value="145531966" calcext:value-type="float">
            <text:p>145531966</text:p>
          </table:table-cell>
          <table:table-cell office:value-type="float" office:value="155942950" calcext:value-type="float">
            <text:p>155942950</text:p>
          </table:table-cell>
          <table:table-cell table:formula="of:=[.C19]-[.B19]" office:value-type="float" office:value="10410984" calcext:value-type="float">
            <text:p>10410984</text:p>
          </table:table-cell>
          <table:table-cell office:value-type="float" office:value="0" calcext:value-type="float">
            <text:p>0</text:p>
          </table:table-cell>
          <table:table-cell office:value-type="float" office:value="145531506" calcext:value-type="float">
            <text:p>145531506</text:p>
          </table:table-cell>
          <table:table-cell table:formula="of:=[.F19]-[.E19]" office:value-type="float" office:value="145531506" calcext:value-type="float">
            <text:p>145531506</text:p>
          </table:table-cell>
          <table:table-cell table:formula="of:=[.G19]/[.D19]" office:value-type="float" office:value="13.9786504330426" calcext:value-type="float">
            <text:p>13.9786504330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write_pending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0]-[.B20]" office:value-type="float" office:value="-24" calcext:value-type="float">
            <text:p>-24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F20]-[.E20]" office:value-type="float" office:value="-114" calcext:value-type="float">
            <text:p>-114</text:p>
          </table:table-cell>
          <table:table-cell table:formula="of:=[.G20]/[.D20]" office:value-type="float" office:value="4.75" calcext:value-type="float">
            <text:p>4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page_table_pages</text:p>
          </table:table-cell>
          <table:table-cell office:value-type="float" office:value="2115" calcext:value-type="float">
            <text:p>2115</text:p>
          </table:table-cell>
          <table:table-cell office:value-type="float" office:value="2219" calcext:value-type="float">
            <text:p>2219</text:p>
          </table:table-cell>
          <table:table-cell table:formula="of:=[.C21]-[.B21]" office:value-type="float" office:value="104" calcext:value-type="float">
            <text:p>104</text:p>
          </table:table-cell>
          <table:table-cell office:value-type="float" office:value="2076" calcext:value-type="float">
            <text:p>2076</text:p>
          </table:table-cell>
          <table:table-cell office:value-type="float" office:value="2500" calcext:value-type="float">
            <text:p>2500</text:p>
          </table:table-cell>
          <table:table-cell table:formula="of:=[.F21]-[.E21]" office:value-type="float" office:value="424" calcext:value-type="float">
            <text:p>424</text:p>
          </table:table-cell>
          <table:table-cell table:formula="of:=[.G21]/[.D21]" office:value-type="float" office:value="4.07692307692308" calcext:value-type="float">
            <text:p>4.076923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threshold</text:p>
          </table:table-cell>
          <table:table-cell office:value-type="float" office:value="1517060" calcext:value-type="float">
            <text:p>1517060</text:p>
          </table:table-cell>
          <table:table-cell office:value-type="float" office:value="1513975" calcext:value-type="float">
            <text:p>1513975</text:p>
          </table:table-cell>
          <table:table-cell table:formula="of:=[.C22]-[.B22]" office:value-type="float" office:value="-3085" calcext:value-type="float">
            <text:p>-3085</text:p>
          </table:table-cell>
          <table:table-cell office:value-type="float" office:value="1517507" calcext:value-type="float">
            <text:p>1517507</text:p>
          </table:table-cell>
          <table:table-cell office:value-type="float" office:value="1508434" calcext:value-type="float">
            <text:p>1508434</text:p>
          </table:table-cell>
          <table:table-cell table:formula="of:=[.F22]-[.E22]" office:value-type="float" office:value="-9073" calcext:value-type="float">
            <text:p>-9073</text:p>
          </table:table-cell>
          <table:table-cell table:formula="of:=[.G22]/[.D22]" office:value-type="float" office:value="2.94100486223663" calcext:value-type="float">
            <text:p>2.94100486223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background_threshold</text:p>
          </table:table-cell>
          <table:table-cell office:value-type="float" office:value="757604" calcext:value-type="float">
            <text:p>757604</text:p>
          </table:table-cell>
          <table:table-cell office:value-type="float" office:value="756063" calcext:value-type="float">
            <text:p>756063</text:p>
          </table:table-cell>
          <table:table-cell table:formula="of:=[.C23]-[.B23]" office:value-type="float" office:value="-1541" calcext:value-type="float">
            <text:p>-1541</text:p>
          </table:table-cell>
          <table:table-cell office:value-type="float" office:value="757827" calcext:value-type="float">
            <text:p>757827</text:p>
          </table:table-cell>
          <table:table-cell office:value-type="float" office:value="753296" calcext:value-type="float">
            <text:p>753296</text:p>
          </table:table-cell>
          <table:table-cell table:formula="of:=[.F23]-[.E23]" office:value-type="float" office:value="-4531" calcext:value-type="float">
            <text:p>-4531</text:p>
          </table:table-cell>
          <table:table-cell table:formula="of:=[.G23]/[.D23]" office:value-type="float" office:value="2.94029850746269" calcext:value-type="float">
            <text:p>2.940298507462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unreclaimable</text:p>
          </table:table-cell>
          <table:table-cell office:value-type="float" office:value="25275" calcext:value-type="float">
            <text:p>25275</text:p>
          </table:table-cell>
          <table:table-cell office:value-type="float" office:value="25792" calcext:value-type="float">
            <text:p>25792</text:p>
          </table:table-cell>
          <table:table-cell table:formula="of:=[.C24]-[.B24]" office:value-type="float" office:value="517" calcext:value-type="float">
            <text:p>517</text:p>
          </table:table-cell>
          <table:table-cell office:value-type="float" office:value="24482" calcext:value-type="float">
            <text:p>24482</text:p>
          </table:table-cell>
          <table:table-cell office:value-type="float" office:value="25950" calcext:value-type="float">
            <text:p>25950</text:p>
          </table:table-cell>
          <table:table-cell table:formula="of:=[.F24]-[.E24]" office:value-type="float" office:value="1468" calcext:value-type="float">
            <text:p>1468</text:p>
          </table:table-cell>
          <table:table-cell table:formula="of:=[.G24]/[.D24]" office:value-type="float" office:value="2.8394584139265" calcext:value-type="float">
            <text:p>2.8394584139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d</text:p>
          </table:table-cell>
          <table:table-cell office:value-type="float" office:value="566" calcext:value-type="float">
            <text:p>566</text:p>
          </table:table-cell>
          <table:table-cell office:value-type="float" office:value="789" calcext:value-type="float">
            <text:p>789</text:p>
          </table:table-cell>
          <table:table-cell table:formula="of:=[.C25]-[.B25]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table:formula="of:=[.F25]-[.E25]" office:value-type="float" office:value="566" calcext:value-type="float">
            <text:p>566</text:p>
          </table:table-cell>
          <table:table-cell table:formula="of:=[.G25]/[.D25]" office:value-type="float" office:value="2.53811659192825" calcext:value-type="float">
            <text:p>2.5381165919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6]-[.B26]" office:value-type="float" office:value="-24" calcext:value-type="float">
            <text:p>-2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table:formula="of:=[.F26]-[.E26]" office:value-type="float" office:value="-59" calcext:value-type="float">
            <text:p>-59</text:p>
          </table:table-cell>
          <table:table-cell table:formula="of:=[.G26]/[.D26]" office:value-type="float" office:value="2.45833333333333" calcext:value-type="float">
            <text:p>2.45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file</text:p>
          </table:table-cell>
          <table:table-cell office:value-type="float" office:value="899" calcext:value-type="float">
            <text:p>899</text:p>
          </table:table-cell>
          <table:table-cell office:value-type="float" office:value="4501231" calcext:value-type="float">
            <text:p>4501231</text:p>
          </table:table-cell>
          <table:table-cell table:formula="of:=[.C27]-[.B27]" office:value-type="float" office:value="4500332" calcext:value-type="float">
            <text:p>4500332</text:p>
          </table:table-cell>
          <table:table-cell office:value-type="float" office:value="6801" calcext:value-type="float">
            <text:p>6801</text:p>
          </table:table-cell>
          <table:table-cell office:value-type="float" office:value="7458658" calcext:value-type="float">
            <text:p>7458658</text:p>
          </table:table-cell>
          <table:table-cell table:formula="of:=[.F27]-[.E27]" office:value-type="float" office:value="7451857" calcext:value-type="float">
            <text:p>7451857</text:p>
          </table:table-cell>
          <table:table-cell table:formula="of:=[.G27]/[.D27]" office:value-type="float" office:value="1.65584605757975" calcext:value-type="float">
            <text:p>1.6558460575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file</text:p>
          </table:table-cell>
          <table:table-cell office:value-type="float" office:value="810" calcext:value-type="float">
            <text:p>810</text:p>
          </table:table-cell>
          <table:table-cell office:value-type="float" office:value="4501209" calcext:value-type="float">
            <text:p>4501209</text:p>
          </table:table-cell>
          <table:table-cell table:formula="of:=[.C28]-[.B28]" office:value-type="float" office:value="4500399" calcext:value-type="float">
            <text:p>4500399</text:p>
          </table:table-cell>
          <table:table-cell office:value-type="float" office:value="6801" calcext:value-type="float">
            <text:p>6801</text:p>
          </table:table-cell>
          <table:table-cell office:value-type="float" office:value="7458742" calcext:value-type="float">
            <text:p>7458742</text:p>
          </table:table-cell>
          <table:table-cell table:formula="of:=[.F28]-[.E28]" office:value-type="float" office:value="7451941" calcext:value-type="float">
            <text:p>7451941</text:p>
          </table:table-cell>
          <table:table-cell table:formula="of:=[.G28]/[.D28]" office:value-type="float" office:value="1.65584007106925" calcext:value-type="float">
            <text:p>1.65584007106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normal</text:p>
          </table:table-cell>
          <table:table-cell office:value-type="float" office:value="286242103" calcext:value-type="float">
            <text:p>286242103</text:p>
          </table:table-cell>
          <table:table-cell office:value-type="float" office:value="545057944" calcext:value-type="float">
            <text:p>545057944</text:p>
          </table:table-cell>
          <table:table-cell table:formula="of:=[.C29]-[.B29]" office:value-type="float" office:value="258815841" calcext:value-type="float">
            <text:p>258815841</text:p>
          </table:table-cell>
          <table:table-cell office:value-type="float" office:value="5630114" calcext:value-type="float">
            <text:p>5630114</text:p>
          </table:table-cell>
          <table:table-cell office:value-type="float" office:value="285988810" calcext:value-type="float">
            <text:p>285988810</text:p>
          </table:table-cell>
          <table:table-cell table:formula="of:=[.F29]-[.E29]" office:value-type="float" office:value="280358696" calcext:value-type="float">
            <text:p>280358696</text:p>
          </table:table-cell>
          <table:table-cell table:formula="of:=[.G29]/[.D29]" office:value-type="float" office:value="1.08323623050569" calcext:value-type="float">
            <text:p>1.083236230505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reclaimable</text:p>
          </table:table-cell>
          <table:table-cell office:value-type="float" office:value="12699" calcext:value-type="float">
            <text:p>12699</text:p>
          </table:table-cell>
          <table:table-cell office:value-type="float" office:value="57837" calcext:value-type="float">
            <text:p>57837</text:p>
          </table:table-cell>
          <table:table-cell table:formula="of:=[.C30]-[.B30]" office:value-type="float" office:value="45138" calcext:value-type="float">
            <text:p>45138</text:p>
          </table:table-cell>
          <table:table-cell office:value-type="float" office:value="10855" calcext:value-type="float">
            <text:p>10855</text:p>
          </table:table-cell>
          <table:table-cell office:value-type="float" office:value="57665" calcext:value-type="float">
            <text:p>57665</text:p>
          </table:table-cell>
          <table:table-cell table:formula="of:=[.F30]-[.E30]" office:value-type="float" office:value="46810" calcext:value-type="float">
            <text:p>46810</text:p>
          </table:table-cell>
          <table:table-cell table:formula="of:=[.G30]/[.D30]" office:value-type="float" office:value="1.03704196021091" calcext:value-type="float">
            <text:p>1.03704196021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ree</text:p>
          </table:table-cell>
          <table:table-cell office:value-type="float" office:value="297170108" calcext:value-type="float">
            <text:p>297170108</text:p>
          </table:table-cell>
          <table:table-cell office:value-type="float" office:value="569924661" calcext:value-type="float">
            <text:p>569924661</text:p>
          </table:table-cell>
          <table:table-cell table:formula="of:=[.C31]-[.B31]" office:value-type="float" office:value="272754553" calcext:value-type="float">
            <text:p>272754553</text:p>
          </table:table-cell>
          <table:table-cell office:value-type="float" office:value="13242430" calcext:value-type="float">
            <text:p>13242430</text:p>
          </table:table-cell>
          <table:table-cell office:value-type="float" office:value="288823431" calcext:value-type="float">
            <text:p>288823431</text:p>
          </table:table-cell>
          <table:table-cell table:formula="of:=[.F31]-[.E31]" office:value-type="float" office:value="275581001" calcext:value-type="float">
            <text:p>275581001</text:p>
          </table:table-cell>
          <table:table-cell table:formula="of:=[.G31]/[.D31]" office:value-type="float" office:value="1.01036260611936" calcext:value-type="float">
            <text:p>1.010362606119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use</text:p>
          </table:table-cell>
          <table:table-cell office:value-type="float" office:value="413422" calcext:value-type="float">
            <text:p>413422</text:p>
          </table:table-cell>
          <table:table-cell office:value-type="float" office:value="699305" calcext:value-type="float">
            <text:p>699305</text:p>
          </table:table-cell>
          <table:table-cell table:formula="of:=[.C32]-[.B32]" office:value-type="float" office:value="285883" calcext:value-type="float">
            <text:p>285883</text:p>
          </table:table-cell>
          <table:table-cell office:value-type="float" office:value="124195" calcext:value-type="float">
            <text:p>124195</text:p>
          </table:table-cell>
          <table:table-cell office:value-type="float" office:value="412638" calcext:value-type="float">
            <text:p>412638</text:p>
          </table:table-cell>
          <table:table-cell table:formula="of:=[.F32]-[.E32]" office:value-type="float" office:value="288443" calcext:value-type="float">
            <text:p>288443</text:p>
          </table:table-cell>
          <table:table-cell table:formula="of:=[.G32]/[.D32]" office:value-type="float" office:value="1.00895471224242" calcext:value-type="float">
            <text:p>1.00895471224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ault</text:p>
          </table:table-cell>
          <table:table-cell office:value-type="float" office:value="108014643" calcext:value-type="float">
            <text:p>108014643</text:p>
          </table:table-cell>
          <table:table-cell office:value-type="float" office:value="209326686" calcext:value-type="float">
            <text:p>209326686</text:p>
          </table:table-cell>
          <table:table-cell table:formula="of:=[.C33]-[.B33]" office:value-type="float" office:value="101312043" calcext:value-type="float">
            <text:p>101312043</text:p>
          </table:table-cell>
          <table:table-cell office:value-type="float" office:value="5683896" calcext:value-type="float">
            <text:p>5683896</text:p>
          </table:table-cell>
          <table:table-cell office:value-type="float" office:value="107750696" calcext:value-type="float">
            <text:p>107750696</text:p>
          </table:table-cell>
          <table:table-cell table:formula="of:=[.F33]-[.E33]" office:value-type="float" office:value="102066800" calcext:value-type="float">
            <text:p>102066800</text:p>
          </table:table-cell>
          <table:table-cell table:formula="of:=[.G33]/[.D33]" office:value-type="float" office:value="1.00744982509138" calcext:value-type="float">
            <text:p>1.00744982509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t</text:p>
          </table:table-cell>
          <table:table-cell office:value-type="float" office:value="287160595" calcext:value-type="float">
            <text:p>287160595</text:p>
          </table:table-cell>
          <table:table-cell office:value-type="float" office:value="567397692" calcext:value-type="float">
            <text:p>567397692</text:p>
          </table:table-cell>
          <table:table-cell table:formula="of:=[.C34]-[.B34]" office:value-type="float" office:value="280237097" calcext:value-type="float">
            <text:p>280237097</text:p>
          </table:table-cell>
          <table:table-cell office:value-type="float" office:value="5608330" calcext:value-type="float">
            <text:p>5608330</text:p>
          </table:table-cell>
          <table:table-cell office:value-type="float" office:value="286907302" calcext:value-type="float">
            <text:p>286907302</text:p>
          </table:table-cell>
          <table:table-cell table:formula="of:=[.F34]-[.E34]" office:value-type="float" office:value="281298972" calcext:value-type="float">
            <text:p>281298972</text:p>
          </table:table-cell>
          <table:table-cell table:formula="of:=[.G34]/[.D34]" office:value-type="float" office:value="1.00378920211267" calcext:value-type="float">
            <text:p>1.00378920211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local</text:p>
          </table:table-cell>
          <table:table-cell office:value-type="float" office:value="287137156" calcext:value-type="float">
            <text:p>287137156</text:p>
          </table:table-cell>
          <table:table-cell office:value-type="float" office:value="567427316" calcext:value-type="float">
            <text:p>567427316</text:p>
          </table:table-cell>
          <table:table-cell table:formula="of:=[.C35]-[.B35]" office:value-type="float" office:value="280290160" calcext:value-type="float">
            <text:p>280290160</text:p>
          </table:table-cell>
          <table:table-cell office:value-type="float" office:value="5608330" calcext:value-type="float">
            <text:p>5608330</text:p>
          </table:table-cell>
          <table:table-cell office:value-type="float" office:value="286883863" calcext:value-type="float">
            <text:p>286883863</text:p>
          </table:table-cell>
          <table:table-cell table:formula="of:=[.F35]-[.E35]" office:value-type="float" office:value="281275533" calcext:value-type="float">
            <text:p>281275533</text:p>
          </table:table-cell>
          <table:table-cell table:formula="of:=[.G35]/[.D35]" office:value-type="float" office:value="1.00351554617543" calcext:value-type="float">
            <text:p>1.00351554617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file</text:p>
          </table:table-cell>
          <table:table-cell office:value-type="float" office:value="170550058" calcext:value-type="float">
            <text:p>170550058</text:p>
          </table:table-cell>
          <table:table-cell office:value-type="float" office:value="341042869" calcext:value-type="float">
            <text:p>341042869</text:p>
          </table:table-cell>
          <table:table-cell table:formula="of:=[.C36]-[.B36]" office:value-type="float" office:value="170492811" calcext:value-type="float">
            <text:p>170492811</text:p>
          </table:table-cell>
          <table:table-cell office:value-type="float" office:value="0" calcext:value-type="float">
            <text:p>0</text:p>
          </table:table-cell>
          <table:table-cell office:value-type="float" office:value="170550058" calcext:value-type="float">
            <text:p>170550058</text:p>
          </table:table-cell>
          <table:table-cell table:formula="of:=[.F36]-[.E36]" office:value-type="float" office:value="170550058" calcext:value-type="float">
            <text:p>170550058</text:p>
          </table:table-cell>
          <table:table-cell table:formula="of:=[.G36]/[.D36]" office:value-type="float" office:value="1.00033577368843" calcext:value-type="float">
            <text:p>1.00033577368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file</text:p>
          </table:table-cell>
          <table:table-cell office:value-type="float" office:value="157030697" calcext:value-type="float">
            <text:p>157030697</text:p>
          </table:table-cell>
          <table:table-cell office:value-type="float" office:value="314030078" calcext:value-type="float">
            <text:p>314030078</text:p>
          </table:table-cell>
          <table:table-cell table:formula="of:=[.C37]-[.B37]" office:value-type="float" office:value="156999381" calcext:value-type="float">
            <text:p>156999381</text:p>
          </table:table-cell>
          <table:table-cell office:value-type="float" office:value="0" calcext:value-type="float">
            <text:p>0</text:p>
          </table:table-cell>
          <table:table-cell office:value-type="float" office:value="157030204" calcext:value-type="float">
            <text:p>157030204</text:p>
          </table:table-cell>
          <table:table-cell table:formula="of:=[.F37]-[.E37]" office:value-type="float" office:value="157030204" calcext:value-type="float">
            <text:p>157030204</text:p>
          </table:table-cell>
          <table:table-cell table:formula="of:=[.G37]/[.D37]" office:value-type="float" office:value="1.00019632561481" calcext:value-type="float">
            <text:p>1.0001963256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kswapd</text:p>
          </table:table-cell>
          <table:table-cell office:value-type="float" office:value="170550363" calcext:value-type="float">
            <text:p>170550363</text:p>
          </table:table-cell>
          <table:table-cell office:value-type="float" office:value="341073073" calcext:value-type="float">
            <text:p>341073073</text:p>
          </table:table-cell>
          <table:table-cell table:formula="of:=[.C38]-[.B38]" office:value-type="float" office:value="170522710" calcext:value-type="float">
            <text:p>170522710</text:p>
          </table:table-cell>
          <table:table-cell office:value-type="float" office:value="0" calcext:value-type="float">
            <text:p>0</text:p>
          </table:table-cell>
          <table:table-cell office:value-type="float" office:value="170550363" calcext:value-type="float">
            <text:p>170550363</text:p>
          </table:table-cell>
          <table:table-cell table:formula="of:=[.F38]-[.E38]" office:value-type="float" office:value="170550363" calcext:value-type="float">
            <text:p>170550363</text:p>
          </table:table-cell>
          <table:table-cell table:formula="of:=[.G38]/[.D38]" office:value-type="float" office:value="1.00016216608333" calcext:value-type="float">
            <text:p>1.000162166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in</text:p>
          </table:table-cell>
          <table:table-cell office:value-type="float" office:value="712873303" calcext:value-type="float">
            <text:p>712873303</text:p>
          </table:table-cell>
          <table:table-cell office:value-type="float" office:value="1424831336" calcext:value-type="float">
            <text:p>1424831336</text:p>
          </table:table-cell>
          <table:table-cell table:formula="of:=[.C39]-[.B39]" office:value-type="float" office:value="711958033" calcext:value-type="float">
            <text:p>711958033</text:p>
          </table:table-cell>
          <table:table-cell office:value-type="float" office:value="809407" calcext:value-type="float">
            <text:p>809407</text:p>
          </table:table-cell>
          <table:table-cell office:value-type="float" office:value="712869851" calcext:value-type="float">
            <text:p>712869851</text:p>
          </table:table-cell>
          <table:table-cell table:formula="of:=[.F39]-[.E39]" office:value-type="float" office:value="712060444" calcext:value-type="float">
            <text:p>712060444</text:p>
          </table:table-cell>
          <table:table-cell table:formula="of:=[.G39]/[.D39]" office:value-type="float" office:value="1.00014384415268" calcext:value-type="float">
            <text:p>1.00014384415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pages</text:p>
          </table:table-cell>
          <table:table-cell office:value-type="float" office:value="7575722" calcext:value-type="float">
            <text:p>7575722</text:p>
          </table:table-cell>
          <table:table-cell office:value-type="float" office:value="65806" calcext:value-type="float">
            <text:p>65806</text:p>
          </table:table-cell>
          <table:table-cell table:formula="of:=[.C40]-[.B40]" office:value-type="float" office:value="-7509916" calcext:value-type="float">
            <text:p>-7509916</text:p>
          </table:table-cell>
          <table:table-cell office:value-type="float" office:value="7576429" calcext:value-type="float">
            <text:p>7576429</text:p>
          </table:table-cell>
          <table:table-cell office:value-type="float" office:value="65484" calcext:value-type="float">
            <text:p>65484</text:p>
          </table:table-cell>
          <table:table-cell table:formula="of:=[.F40]-[.E40]" office:value-type="float" office:value="-7510945" calcext:value-type="float">
            <text:p>-7510945</text:p>
          </table:table-cell>
          <table:table-cell table:formula="of:=[.G40]/[.D40]" office:value-type="float" office:value="1.00013701884282" calcext:value-type="float">
            <text:p>1.00013701884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file</text:p>
          </table:table-cell>
          <table:table-cell office:value-type="float" office:value="170554930" calcext:value-type="float">
            <text:p>170554930</text:p>
          </table:table-cell>
          <table:table-cell office:value-type="float" office:value="341355905" calcext:value-type="float">
            <text:p>341355905</text:p>
          </table:table-cell>
          <table:table-cell table:formula="of:=[.C41]-[.B41]" office:value-type="float" office:value="170800975" calcext:value-type="float">
            <text:p>170800975</text:p>
          </table:table-cell>
          <table:table-cell office:value-type="float" office:value="0" calcext:value-type="float">
            <text:p>0</text:p>
          </table:table-cell>
          <table:table-cell office:value-type="float" office:value="170554930" calcext:value-type="float">
            <text:p>170554930</text:p>
          </table:table-cell>
          <table:table-cell table:formula="of:=[.F41]-[.E41]" office:value-type="float" office:value="170554930" calcext:value-type="float">
            <text:p>170554930</text:p>
          </table:table-cell>
          <table:table-cell table:formula="of:=[.G41]/[.D41]" office:value-type="float" office:value="0.998559463726715" calcext:value-type="float">
            <text:p>0.998559463726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kswapd</text:p>
          </table:table-cell>
          <table:table-cell office:value-type="float" office:value="170555629" calcext:value-type="float">
            <text:p>170555629</text:p>
          </table:table-cell>
          <table:table-cell office:value-type="float" office:value="341454433" calcext:value-type="float">
            <text:p>341454433</text:p>
          </table:table-cell>
          <table:table-cell table:formula="of:=[.C42]-[.B42]" office:value-type="float" office:value="170898804" calcext:value-type="float">
            <text:p>170898804</text:p>
          </table:table-cell>
          <table:table-cell office:value-type="float" office:value="0" calcext:value-type="float">
            <text:p>0</text:p>
          </table:table-cell>
          <table:table-cell office:value-type="float" office:value="170555629" calcext:value-type="float">
            <text:p>170555629</text:p>
          </table:table-cell>
          <table:table-cell table:formula="of:=[.F42]-[.E42]" office:value-type="float" office:value="170555629" calcext:value-type="float">
            <text:p>170555629</text:p>
          </table:table-cell>
          <table:table-cell table:formula="of:=[.G42]/[.D42]" office:value-type="float" office:value="0.997991940306381" calcext:value-type="float">
            <text:p>0.997991940306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ages</text:p>
          </table:table-cell>
          <table:table-cell office:value-type="float" office:value="76068" calcext:value-type="float">
            <text:p>76068</text:p>
          </table:table-cell>
          <table:table-cell office:value-type="float" office:value="7571298" calcext:value-type="float">
            <text:p>7571298</text:p>
          </table:table-cell>
          <table:table-cell table:formula="of:=[.C43]-[.B43]" office:value-type="float" office:value="7495230" calcext:value-type="float">
            <text:p>7495230</text:p>
          </table:table-cell>
          <table:table-cell office:value-type="float" office:value="76591" calcext:value-type="float">
            <text:p>76591</text:p>
          </table:table-cell>
          <table:table-cell office:value-type="float" office:value="7543047" calcext:value-type="float">
            <text:p>7543047</text:p>
          </table:table-cell>
          <table:table-cell table:formula="of:=[.F43]-[.E43]" office:value-type="float" office:value="7466456" calcext:value-type="float">
            <text:p>7466456</text:p>
          </table:table-cell>
          <table:table-cell table:formula="of:=[.G43]/[.D43]" office:value-type="float" office:value="0.996161025078617" calcext:value-type="float">
            <text:p>0.996161025078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outrun</text:p>
          </table:table-cell>
          <table:table-cell office:value-type="float" office:value="16922" calcext:value-type="float">
            <text:p>16922</text:p>
          </table:table-cell>
          <table:table-cell office:value-type="float" office:value="36625" calcext:value-type="float">
            <text:p>36625</text:p>
          </table:table-cell>
          <table:table-cell table:formula="of:=[.C44]-[.B44]" office:value-type="float" office:value="19703" calcext:value-type="float">
            <text:p>19703</text:p>
          </table:table-cell>
          <table:table-cell office:value-type="float" office:value="0" calcext:value-type="float">
            <text:p>0</text:p>
          </table:table-cell>
          <table:table-cell office:value-type="float" office:value="16922" calcext:value-type="float">
            <text:p>16922</text:p>
          </table:table-cell>
          <table:table-cell table:formula="of:=[.F44]-[.E44]" office:value-type="float" office:value="16922" calcext:value-type="float">
            <text:p>16922</text:p>
          </table:table-cell>
          <table:table-cell table:formula="of:=[.G44]/[.D44]" office:value-type="float" office:value="0.858853981627163" calcext:value-type="float">
            <text:p>0.858853981627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ied</text:p>
          </table:table-cell>
          <table:table-cell office:value-type="float" office:value="16076" calcext:value-type="float">
            <text:p>16076</text:p>
          </table:table-cell>
          <table:table-cell office:value-type="float" office:value="22326" calcext:value-type="float">
            <text:p>22326</text:p>
          </table:table-cell>
          <table:table-cell table:formula="of:=[.C45]-[.B45]" office:value-type="float" office:value="6250" calcext:value-type="float">
            <text:p>6250</text:p>
          </table:table-cell>
          <table:table-cell office:value-type="float" office:value="11138" calcext:value-type="float">
            <text:p>11138</text:p>
          </table:table-cell>
          <table:table-cell office:value-type="float" office:value="16066" calcext:value-type="float">
            <text:p>16066</text:p>
          </table:table-cell>
          <table:table-cell table:formula="of:=[.F45]-[.E45]" office:value-type="float" office:value="4928" calcext:value-type="float">
            <text:p>4928</text:p>
          </table:table-cell>
          <table:table-cell table:formula="of:=[.G45]/[.D45]" office:value-type="float" office:value="0.78848" calcext:value-type="float">
            <text:p>0.78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stack</text:p>
          </table:table-cell>
          <table:table-cell office:value-type="float" office:value="8692" calcext:value-type="float">
            <text:p>8692</text:p>
          </table:table-cell>
          <table:table-cell office:value-type="float" office:value="8520" calcext:value-type="float">
            <text:p>8520</text:p>
          </table:table-cell>
          <table:table-cell table:formula="of:=[.C46]-[.B46]" office:value-type="float" office:value="-172" calcext:value-type="float">
            <text:p>-172</text:p>
          </table:table-cell>
          <table:table-cell office:value-type="float" office:value="8764" calcext:value-type="float">
            <text:p>8764</text:p>
          </table:table-cell>
          <table:table-cell office:value-type="float" office:value="8632" calcext:value-type="float">
            <text:p>8632</text:p>
          </table:table-cell>
          <table:table-cell table:formula="of:=[.F46]-[.E46]" office:value-type="float" office:value="-132" calcext:value-type="float">
            <text:p>-132</text:p>
          </table:table-cell>
          <table:table-cell table:formula="of:=[.G46]/[.D46]" office:value-type="float" office:value="0.767441860465116" calcext:value-type="float">
            <text:p>0.767441860465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wapcached</text:p>
          </table:table-cell>
          <table:table-cell office:value-type="float" office:value="162" calcext:value-type="float">
            <text:p>162</text:p>
          </table:table-cell>
          <table:table-cell office:value-type="float" office:value="447" calcext:value-type="float">
            <text:p>447</text:p>
          </table:table-cell>
          <table:table-cell table:formula="of:=[.C47]-[.B47]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[.F47]-[.E47]" office:value-type="float" office:value="162" calcext:value-type="float">
            <text:p>162</text:p>
          </table:table-cell>
          <table:table-cell table:formula="of:=[.G47]/[.D47]" office:value-type="float" office:value="0.568421052631579" calcext:value-type="float">
            <text:p>0.56842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low_wmark_hit_quickly</text:p>
          </table:table-cell>
          <table:table-cell office:value-type="float" office:value="6301" calcext:value-type="float">
            <text:p>6301</text:p>
          </table:table-cell>
          <table:table-cell office:value-type="float" office:value="25463" calcext:value-type="float">
            <text:p>25463</text:p>
          </table:table-cell>
          <table:table-cell table:formula="of:=[.C48]-[.B48]" office:value-type="float" office:value="19162" calcext:value-type="float">
            <text:p>19162</text:p>
          </table:table-cell>
          <table:table-cell office:value-type="float" office:value="0" calcext:value-type="float">
            <text:p>0</text:p>
          </table:table-cell>
          <table:table-cell office:value-type="float" office:value="6301" calcext:value-type="float">
            <text:p>6301</text:p>
          </table:table-cell>
          <table:table-cell table:formula="of:=[.F48]-[.E48]" office:value-type="float" office:value="6301" calcext:value-type="float">
            <text:p>6301</text:p>
          </table:table-cell>
          <table:table-cell table:formula="of:=[.G48]/[.D48]" office:value-type="float" office:value="0.328827888529381" calcext:value-type="float">
            <text:p>0.3288278885293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out</text:p>
          </table:table-cell>
          <table:table-cell office:value-type="float" office:value="100752" calcext:value-type="float">
            <text:p>100752</text:p>
          </table:table-cell>
          <table:table-cell office:value-type="float" office:value="263940" calcext:value-type="float">
            <text:p>263940</text:p>
          </table:table-cell>
          <table:table-cell table:formula="of:=[.C49]-[.B49]" office:value-type="float" office:value="163188" calcext:value-type="float">
            <text:p>163188</text:p>
          </table:table-cell>
          <table:table-cell office:value-type="float" office:value="61772" calcext:value-type="float">
            <text:p>61772</text:p>
          </table:table-cell>
          <table:table-cell office:value-type="float" office:value="100676" calcext:value-type="float">
            <text:p>100676</text:p>
          </table:table-cell>
          <table:table-cell table:formula="of:=[.F49]-[.E49]" office:value-type="float" office:value="38904" calcext:value-type="float">
            <text:p>38904</text:p>
          </table:table-cell>
          <table:table-cell table:formula="of:=[.G49]/[.D49]" office:value-type="float" office:value="0.23839988234429" calcext:value-type="float">
            <text:p>0.23839988234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s</text:p>
          </table:table-cell>
          <table:table-cell office:value-type="float" office:value="7" calcext:value-type="float">
            <text:p>7</text:p>
          </table:table-cell>
          <table:table-cell office:value-type="float" office:value="1099" calcext:value-type="float">
            <text:p>1099</text:p>
          </table:table-cell>
          <table:table-cell table:formula="of:=[.C50]-[.B50]"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formula="of:=[.F50]-[.E50]" office:value-type="float" office:value="259" calcext:value-type="float">
            <text:p>259</text:p>
          </table:table-cell>
          <table:table-cell table:formula="of:=[.G50]/[.D50]" office:value-type="float" office:value="0.237179487179487" calcext:value-type="float">
            <text:p>0.2371794871794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wake</text:p>
          </table:table-cell>
          <table:table-cell office:value-type="float" office:value="321" calcext:value-type="float">
            <text:p>321</text:p>
          </table:table-cell>
          <table:table-cell office:value-type="float" office:value="1834" calcext:value-type="float">
            <text:p>1834</text:p>
          </table:table-cell>
          <table:table-cell table:formula="of:=[.C51]-[.B51]"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table:formula="of:=[.F51]-[.E51]" office:value-type="float" office:value="320" calcext:value-type="float">
            <text:p>320</text:p>
          </table:table-cell>
          <table:table-cell table:formula="of:=[.G51]/[.D51]" office:value-type="float" office:value="0.211500330469266" calcext:value-type="float">
            <text:p>0.211500330469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ten</text:p>
          </table:table-cell>
          <table:table-cell office:value-type="float" office:value="15669" calcext:value-type="float">
            <text:p>15669</text:p>
          </table:table-cell>
          <table:table-cell office:value-type="float" office:value="51275" calcext:value-type="float">
            <text:p>51275</text:p>
          </table:table-cell>
          <table:table-cell table:formula="of:=[.C52]-[.B52]" office:value-type="float" office:value="35606" calcext:value-type="float">
            <text:p>35606</text:p>
          </table:table-cell>
          <table:table-cell office:value-type="float" office:value="10570" calcext:value-type="float">
            <text:p>10570</text:p>
          </table:table-cell>
          <table:table-cell office:value-type="float" office:value="15669" calcext:value-type="float">
            <text:p>15669</text:p>
          </table:table-cell>
          <table:table-cell table:formula="of:=[.F52]-[.E52]" office:value-type="float" office:value="5099" calcext:value-type="float">
            <text:p>5099</text:p>
          </table:table-cell>
          <table:table-cell table:formula="of:=[.G52]/[.D52]" office:value-type="float" office:value="0.143206201202045" calcext:value-type="float">
            <text:p>0.143206201202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anon</text:p>
          </table:table-cell>
          <table:table-cell office:value-type="float" office:value="39" calcext:value-type="float">
            <text:p>39</text:p>
          </table:table-cell>
          <table:table-cell office:value-type="float" office:value="318" calcext:value-type="float">
            <text:p>318</text:p>
          </table:table-cell>
          <table:table-cell table:formula="of:=[.C53]-[.B53]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F53]-[.E53]" office:value-type="float" office:value="39" calcext:value-type="float">
            <text:p>39</text:p>
          </table:table-cell>
          <table:table-cell table:formula="of:=[.G53]/[.D53]" office:value-type="float" office:value="0.139784946236559" calcext:value-type="float">
            <text:p>0.139784946236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ajfault</text:p>
          </table:table-cell>
          <table:table-cell office:value-type="float" office:value="4967" calcext:value-type="float">
            <text:p>4967</text:p>
          </table:table-cell>
          <table:table-cell office:value-type="float" office:value="8497" calcext:value-type="float">
            <text:p>8497</text:p>
          </table:table-cell>
          <table:table-cell table:formula="of:=[.C54]-[.B54]" office:value-type="float" office:value="3530" calcext:value-type="float">
            <text:p>3530</text:p>
          </table:table-cell>
          <table:table-cell office:value-type="float" office:value="4568" calcext:value-type="float">
            <text:p>4568</text:p>
          </table:table-cell>
          <table:table-cell office:value-type="float" office:value="4942" calcext:value-type="float">
            <text:p>4942</text:p>
          </table:table-cell>
          <table:table-cell table:formula="of:=[.F54]-[.E54]" office:value-type="float" office:value="374" calcext:value-type="float">
            <text:p>374</text:p>
          </table:table-cell>
          <table:table-cell table:formula="of:=[.G54]/[.D54]" office:value-type="float" office:value="0.105949008498584" calcext:value-type="float">
            <text:p>0.105949008498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</text:p>
          </table:table-cell>
          <table:table-cell office:value-type="float" office:value="420" calcext:value-type="float">
            <text:p>420</text:p>
          </table:table-cell>
          <table:table-cell office:value-type="float" office:value="224" calcext:value-type="float">
            <text:p>224</text:p>
          </table:table-cell>
          <table:table-cell table:formula="of:=[.C55]-[.B55]" office:value-type="float" office:value="-196" calcext:value-type="float">
            <text:p>-196</text:p>
          </table:table-cell>
          <table:table-cell office:value-type="float" office:value="486" calcext:value-type="float">
            <text:p>486</text:p>
          </table:table-cell>
          <table:table-cell office:value-type="float" office:value="471" calcext:value-type="float">
            <text:p>471</text:p>
          </table:table-cell>
          <table:table-cell table:formula="of:=[.F55]-[.E55]" office:value-type="float" office:value="-15" calcext:value-type="float">
            <text:p>-15</text:p>
          </table:table-cell>
          <table:table-cell table:formula="of:=[.G55]/[.D55]" office:value-type="float" office:value="0.076530612244898" calcext:value-type="float">
            <text:p>0.076530612244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</text:p>
          </table:table-cell>
          <table:table-cell office:value-type="float" office:value="71" calcext:value-type="float">
            <text:p>71</text:p>
          </table:table-cell>
          <table:table-cell office:value-type="float" office:value="1542" calcext:value-type="float">
            <text:p>1542</text:p>
          </table:table-cell>
          <table:table-cell table:formula="of:=[.C56]-[.B56]"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F56]-[.E56]" office:value-type="float" office:value="71" calcext:value-type="float">
            <text:p>71</text:p>
          </table:table-cell>
          <table:table-cell table:formula="of:=[.G56]/[.D56]" office:value-type="float" office:value="0.0482664853840925" calcext:value-type="float">
            <text:p>0.0482664853840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_hit</text:p>
          </table:table-cell>
          <table:table-cell office:value-type="float" office:value="50" calcext:value-type="float">
            <text:p>50</text:p>
          </table:table-cell>
          <table:table-cell office:value-type="float" office:value="1086" calcext:value-type="float">
            <text:p>1086</text:p>
          </table:table-cell>
          <table:table-cell table:formula="of:=[.C57]-[.B57]"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F57]-[.E57]" office:value-type="float" office:value="50" calcext:value-type="float">
            <text:p>50</text:p>
          </table:table-cell>
          <table:table-cell table:formula="of:=[.G57]/[.D57]" office:value-type="float" office:value="0.0482625482625483" calcext:value-type="float">
            <text:p>0.0482625482625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pages</text:p>
          </table:table-cell>
          <table:table-cell office:value-type="float" office:value="69799" calcext:value-type="float">
            <text:p>69799</text:p>
          </table:table-cell>
          <table:table-cell office:value-type="float" office:value="44428" calcext:value-type="float">
            <text:p>44428</text:p>
          </table:table-cell>
          <table:table-cell table:formula="of:=[.C58]-[.B58]" office:value-type="float" office:value="-25371" calcext:value-type="float">
            <text:p>-25371</text:p>
          </table:table-cell>
          <table:table-cell office:value-type="float" office:value="71151" calcext:value-type="float">
            <text:p>71151</text:p>
          </table:table-cell>
          <table:table-cell office:value-type="float" office:value="70031" calcext:value-type="float">
            <text:p>70031</text:p>
          </table:table-cell>
          <table:table-cell table:formula="of:=[.F58]-[.E58]" office:value-type="float" office:value="-1120" calcext:value-type="float">
            <text:p>-1120</text:p>
          </table:table-cell>
          <table:table-cell table:formula="of:=[.G58]/[.D58]" office:value-type="float" office:value="0.0441448898348508" calcext:value-type="float">
            <text:p>0.0441448898348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32</text:p>
          </table:table-cell>
          <table:table-cell office:value-type="float" office:value="898540" calcext:value-type="float">
            <text:p>898540</text:p>
          </table:table-cell>
          <table:table-cell office:value-type="float" office:value="22309805" calcext:value-type="float">
            <text:p>22309805</text:p>
          </table:table-cell>
          <table:table-cell table:formula="of:=[.C59]-[.B59]" office:value-type="float" office:value="21411265" calcext:value-type="float">
            <text:p>21411265</text:p>
          </table:table-cell>
          <table:table-cell office:value-type="float" office:value="1024" calcext:value-type="float">
            <text:p>1024</text:p>
          </table:table-cell>
          <table:table-cell office:value-type="float" office:value="898540" calcext:value-type="float">
            <text:p>898540</text:p>
          </table:table-cell>
          <table:table-cell table:formula="of:=[.F59]-[.E59]" office:value-type="float" office:value="897516" calcext:value-type="float">
            <text:p>897516</text:p>
          </table:table-cell>
          <table:table-cell table:formula="of:=[.G59]/[.D59]" office:value-type="float" office:value="0.0419179343210221" calcext:value-type="float">
            <text:p>0.0419179343210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in</text:p>
          </table:table-cell>
          <table:table-cell office:value-type="float" office:value="154" calcext:value-type="float">
            <text:p>154</text:p>
          </table:table-cell>
          <table:table-cell office:value-type="float" office:value="4113" calcext:value-type="float">
            <text:p>4113</text:p>
          </table:table-cell>
          <table:table-cell table:formula="of:=[.C60]-[.B60]" office:value-type="float" office:value="3959" calcext:value-type="float">
            <text:p>395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F60]-[.E60]" office:value-type="float" office:value="154" calcext:value-type="float">
            <text:p>154</text:p>
          </table:table-cell>
          <table:table-cell table:formula="of:=[.G60]/[.D60]" office:value-type="float" office:value="0.0388987117959081" calcext:value-type="float">
            <text:p>0.0388987117959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otated</text:p>
          </table:table-cell>
          <table:table-cell office:value-type="float" office:value="1348" calcext:value-type="float">
            <text:p>1348</text:p>
          </table:table-cell>
          <table:table-cell office:value-type="float" office:value="31304" calcext:value-type="float">
            <text:p>31304</text:p>
          </table:table-cell>
          <table:table-cell table:formula="of:=[.C61]-[.B61]" office:value-type="float" office:value="29956" calcext:value-type="float">
            <text:p>29956</text:p>
          </table:table-cell>
          <table:table-cell office:value-type="float" office:value="522" calcext:value-type="float">
            <text:p>522</text:p>
          </table:table-cell>
          <table:table-cell office:value-type="float" office:value="993" calcext:value-type="float">
            <text:p>993</text:p>
          </table:table-cell>
          <table:table-cell table:formula="of:=[.F61]-[.E61]" office:value-type="float" office:value="471" calcext:value-type="float">
            <text:p>471</text:p>
          </table:table-cell>
          <table:table-cell table:formula="of:=[.G61]/[.D61]" office:value-type="float" office:value="0.0157230604887168" calcext:value-type="float">
            <text:p>0.0157230604887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write</text:p>
          </table:table-cell>
          <table:table-cell office:value-type="float" office:value="385" calcext:value-type="float">
            <text:p>385</text:p>
          </table:table-cell>
          <table:table-cell office:value-type="float" office:value="30109" calcext:value-type="float">
            <text:p>30109</text:p>
          </table:table-cell>
          <table:table-cell table:formula="of:=[.C62]-[.B62]" office:value-type="float" office:value="29724" calcext:value-type="float">
            <text:p>2972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formula="of:=[.F62]-[.E62]" office:value-type="float" office:value="385" calcext:value-type="float">
            <text:p>385</text:p>
          </table:table-cell>
          <table:table-cell table:formula="of:=[.G62]/[.D62]" office:value-type="float" office:value="0.0129524962992868" calcext:value-type="float">
            <text:p>0.0129524962992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out</text:p>
          </table:table-cell>
          <table:table-cell office:value-type="float" office:value="385" calcext:value-type="float">
            <text:p>385</text:p>
          </table:table-cell>
          <table:table-cell office:value-type="float" office:value="30109" calcext:value-type="float">
            <text:p>30109</text:p>
          </table:table-cell>
          <table:table-cell table:formula="of:=[.C63]-[.B63]" office:value-type="float" office:value="29724" calcext:value-type="float">
            <text:p>29724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formula="of:=[.F63]-[.E63]" office:value-type="float" office:value="385" calcext:value-type="float">
            <text:p>385</text:p>
          </table:table-cell>
          <table:table-cell table:formula="of:=[.G63]/[.D63]" office:value-type="float" office:value="0.0129524962992868" calcext:value-type="float">
            <text:p>0.0129524962992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anon</text:p>
          </table:table-cell>
          <table:table-cell office:value-type="float" office:value="39" calcext:value-type="float">
            <text:p>39</text:p>
          </table:table-cell>
          <table:table-cell office:value-type="float" office:value="3849" calcext:value-type="float">
            <text:p>3849</text:p>
          </table:table-cell>
          <table:table-cell table:formula="of:=[.C64]-[.B64]" office:value-type="float" office:value="3810" calcext:value-type="float">
            <text:p>381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F64]-[.E64]" office:value-type="float" office:value="39" calcext:value-type="float">
            <text:p>39</text:p>
          </table:table-cell>
          <table:table-cell table:formula="of:=[.G64]/[.D64]" office:value-type="float" office:value="0.0102362204724409" calcext:value-type="float">
            <text:p>0.0102362204724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anon</text:p>
          </table:table-cell>
          <table:table-cell office:value-type="float" office:value="305" calcext:value-type="float">
            <text:p>305</text:p>
          </table:table-cell>
          <table:table-cell office:value-type="float" office:value="30204" calcext:value-type="float">
            <text:p>30204</text:p>
          </table:table-cell>
          <table:table-cell table:formula="of:=[.C65]-[.B65]" office:value-type="float" office:value="29899" calcext:value-type="float">
            <text:p>29899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formula="of:=[.F65]-[.E65]" office:value-type="float" office:value="305" calcext:value-type="float">
            <text:p>305</text:p>
          </table:table-cell>
          <table:table-cell table:formula="of:=[.G65]/[.D65]" office:value-type="float" office:value="0.0102010100672263" calcext:value-type="float">
            <text:p>0.0102010100672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anon</text:p>
          </table:table-cell>
          <table:table-cell office:value-type="float" office:value="699" calcext:value-type="float">
            <text:p>699</text:p>
          </table:table-cell>
          <table:table-cell office:value-type="float" office:value="98528" calcext:value-type="float">
            <text:p>98528</text:p>
          </table:table-cell>
          <table:table-cell table:formula="of:=[.C66]-[.B66]" office:value-type="float" office:value="97829" calcext:value-type="float">
            <text:p>97829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formula="of:=[.F66]-[.E66]" office:value-type="float" office:value="699" calcext:value-type="float">
            <text:p>699</text:p>
          </table:table-cell>
          <table:table-cell table:formula="of:=[.G66]/[.D66]" office:value-type="float" office:value="0.00714512056752088" calcext:value-type="float">
            <text:p>0.00714512056752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file</text:p>
          </table:table-cell>
          <table:table-cell office:value-type="float" office:value="75073" calcext:value-type="float">
            <text:p>75073</text:p>
          </table:table-cell>
          <table:table-cell office:value-type="float" office:value="3069158" calcext:value-type="float">
            <text:p>3069158</text:p>
          </table:table-cell>
          <table:table-cell table:formula="of:=[.C67]-[.B67]" office:value-type="float" office:value="2994085" calcext:value-type="float">
            <text:p>2994085</text:p>
          </table:table-cell>
          <table:table-cell office:value-type="float" office:value="70610" calcext:value-type="float">
            <text:p>70610</text:p>
          </table:table-cell>
          <table:table-cell office:value-type="float" office:value="84237" calcext:value-type="float">
            <text:p>84237</text:p>
          </table:table-cell>
          <table:table-cell table:formula="of:=[.F67]-[.E67]" office:value-type="float" office:value="13627" calcext:value-type="float">
            <text:p>13627</text:p>
          </table:table-cell>
          <table:table-cell table:formula="of:=[.G67]/[.D67]" office:value-type="float" office:value="0.00455130699362243" calcext:value-type="float">
            <text:p>0.00455130699362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file</text:p>
          </table:table-cell>
          <table:table-cell office:value-type="float" office:value="75073" calcext:value-type="float">
            <text:p>75073</text:p>
          </table:table-cell>
          <table:table-cell office:value-type="float" office:value="3068973" calcext:value-type="float">
            <text:p>3068973</text:p>
          </table:table-cell>
          <table:table-cell table:formula="of:=[.C68]-[.B68]" office:value-type="float" office:value="2993900" calcext:value-type="float">
            <text:p>2993900</text:p>
          </table:table-cell>
          <table:table-cell office:value-type="float" office:value="70610" calcext:value-type="float">
            <text:p>70610</text:p>
          </table:table-cell>
          <table:table-cell office:value-type="float" office:value="84181" calcext:value-type="float">
            <text:p>84181</text:p>
          </table:table-cell>
          <table:table-cell table:formula="of:=[.F68]-[.E68]" office:value-type="float" office:value="13571" calcext:value-type="float">
            <text:p>13571</text:p>
          </table:table-cell>
          <table:table-cell table:formula="of:=[.G68]/[.D68]" office:value-type="float" office:value="0.00453288352984402" calcext:value-type="float">
            <text:p>0.00453288352984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anon</text:p>
          </table:table-cell>
          <table:table-cell office:value-type="float" office:value="69278" calcext:value-type="float">
            <text:p>69278</text:p>
          </table:table-cell>
          <table:table-cell office:value-type="float" office:value="13159" calcext:value-type="float">
            <text:p>13159</text:p>
          </table:table-cell>
          <table:table-cell table:formula="of:=[.C69]-[.B69]" office:value-type="float" office:value="-56119" calcext:value-type="float">
            <text:p>-56119</text:p>
          </table:table-cell>
          <table:table-cell office:value-type="float" office:value="69696" calcext:value-type="float">
            <text:p>69696</text:p>
          </table:table-cell>
          <table:table-cell office:value-type="float" office:value="69527" calcext:value-type="float">
            <text:p>69527</text:p>
          </table:table-cell>
          <table:table-cell table:formula="of:=[.F69]-[.E69]" office:value-type="float" office:value="-169" calcext:value-type="float">
            <text:p>-169</text:p>
          </table:table-cell>
          <table:table-cell table:formula="of:=[.G69]/[.D69]" office:value-type="float" office:value="0.00301145779504268" calcext:value-type="float">
            <text:p>0.00301145779504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ctivate</text:p>
          </table:table-cell>
          <table:table-cell office:value-type="float" office:value="1590" calcext:value-type="float">
            <text:p>1590</text:p>
          </table:table-cell>
          <table:table-cell office:value-type="float" office:value="97233362" calcext:value-type="float">
            <text:p>97233362</text:p>
          </table:table-cell>
          <table:table-cell table:formula="of:=[.C70]-[.B70]" office:value-type="float" office:value="97231772" calcext:value-type="float">
            <text:p>97231772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 table:formula="of:=[.F70]-[.E70]" office:value-type="float" office:value="1337" calcext:value-type="float">
            <text:p>1337</text:p>
          </table:table-cell>
          <table:table-cell table:formula="of:=[.G70]/[.D70]" office:value-type="float" office:value="0.0000137506493247907" calcext:value-type="float">
            <text:p>1.3750649324790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fill</text:p>
          </table:table-cell>
          <table:table-cell office:value-type="float" office:value="493" calcext:value-type="float">
            <text:p>493</text:p>
          </table:table-cell>
          <table:table-cell office:value-type="float" office:value="116109604" calcext:value-type="float">
            <text:p>116109604</text:p>
          </table:table-cell>
          <table:table-cell table:formula="of:=[.C71]-[.B71]" office:value-type="float" office:value="116109111" calcext:value-type="float">
            <text:p>116109111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 table:formula="of:=[.F71]-[.E71]" office:value-type="float" office:value="493" calcext:value-type="float">
            <text:p>493</text:p>
          </table:table-cell>
          <table:table-cell table:formula="of:=[.G71]/[.D71]" office:value-type="float" office:value="0.00000424600615536536" calcext:value-type="float">
            <text:p>4.24600615536536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file</text:p>
          </table:table-cell>
          <table:table-cell office:value-type="float" office:value="16" calcext:value-type="float">
            <text:p>16</text:p>
          </table:table-cell>
          <table:table-cell office:value-type="float" office:value="21814467" calcext:value-type="float">
            <text:p>21814467</text:p>
          </table:table-cell>
          <table:table-cell table:formula="of:=[.C72]-[.B72]" office:value-type="float" office:value="21814451" calcext:value-type="float">
            <text:p>2181445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F72]-[.E72]" office:value-type="float" office:value="16" calcext:value-type="float">
            <text:p>16</text:p>
          </table:table-cell>
          <table:table-cell table:formula="of:=[.G72]/[.D72]" office:value-type="float" office:value="0.0000007334587517238" calcext:value-type="float">
            <text:p>7.334587517238E-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anon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formula="of:=[.C73]-[.B73]"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D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reclaim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formula="of:=[.C74]-[.B74]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D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immediate_reclaim</text:p>
          </table:table-cell>
          <table:table-cell office:value-type="float" office:value="0" calcext:value-type="float">
            <text:p>0</text:p>
          </table:table-cell>
          <table:table-cell office:value-type="float" office:value="2066" calcext:value-type="float">
            <text:p>2066</text:p>
          </table:table-cell>
          <table:table-cell table:formula="of:=[.C75]-[.B75]" office:value-type="float" office:value="2066" calcext:value-type="float">
            <text:p>20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5]-[.E75]" office:value-type="float" office:value="0" calcext:value-type="float">
            <text:p>0</text:p>
          </table:table-cell>
          <table:table-cell table:formula="of:=[.G75]/[.D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activate</text:p>
          </table:table-cell>
          <table:table-cell office:value-type="float" office:value="424" calcext:value-type="float">
            <text:p>424</text:p>
          </table:table-cell>
          <table:table-cell office:value-type="float" office:value="116079076" calcext:value-type="float">
            <text:p>116079076</text:p>
          </table:table-cell>
          <table:table-cell table:formula="of:=[.C76]-[.B76]" office:value-type="float" office:value="116078652" calcext:value-type="float">
            <text:p>1160786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6]-[.E76]" office:value-type="float" office:value="0" calcext:value-type="float">
            <text:p>0</text:p>
          </table:table-cell>
          <table:table-cell table:formula="of:=[.G76]/[.D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bs_scanned</text:p>
          </table:table-cell>
          <table:table-cell office:value-type="float" office:value="107836" calcext:value-type="float">
            <text:p>107836</text:p>
          </table:table-cell>
          <table:table-cell office:value-type="float" office:value="110012" calcext:value-type="float">
            <text:p>110012</text:p>
          </table:table-cell>
          <table:table-cell table:formula="of:=[.C77]-[.B77]" office:value-type="float" office:value="2176" calcext:value-type="float">
            <text:p>2176</text:p>
          </table:table-cell>
          <table:table-cell table:number-columns-repeated="2" office:value-type="float" office:value="96687" calcext:value-type="float">
            <text:p>96687</text:p>
          </table:table-cell>
          <table:table-cell table:formula="of:=[.F77]-[.E77]" office:value-type="float" office:value="0" calcext:value-type="float">
            <text:p>0</text:p>
          </table:table-cell>
          <table:table-cell table:formula="of:=[.G77]/[.D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apped</text:p>
          </table:table-cell>
          <table:table-cell office:value-type="float" office:value="75234" calcext:value-type="float">
            <text:p>75234</text:p>
          </table:table-cell>
          <table:table-cell office:value-type="float" office:value="24330" calcext:value-type="float">
            <text:p>24330</text:p>
          </table:table-cell>
          <table:table-cell table:formula="of:=[.C78]-[.B78]" office:value-type="float" office:value="-50904" calcext:value-type="float">
            <text:p>-50904</text:p>
          </table:table-cell>
          <table:table-cell office:value-type="float" office:value="75154" calcext:value-type="float">
            <text:p>75154</text:p>
          </table:table-cell>
          <table:table-cell office:value-type="float" office:value="75280" calcext:value-type="float">
            <text:p>75280</text:p>
          </table:table-cell>
          <table:table-cell table:formula="of:=[.F78]-[.E78]" office:value-type="float" office:value="126" calcext:value-type="float">
            <text:p>126</text:p>
          </table:table-cell>
          <table:table-cell table:formula="of:=[.G78]/[.D78]" office:value-type="float" office:value="-0.00247524752475248" calcext:value-type="float">
            <text:p>-0.00247524752475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anon</text:p>
          </table:table-cell>
          <table:table-cell office:value-type="float" office:value="438" calcext:value-type="float">
            <text:p>438</text:p>
          </table:table-cell>
          <table:table-cell office:value-type="float" office:value="31995" calcext:value-type="float">
            <text:p>31995</text:p>
          </table:table-cell>
          <table:table-cell table:formula="of:=[.C79]-[.B79]" office:value-type="float" office:value="31557" calcext:value-type="float">
            <text:p>31557</text:p>
          </table:table-cell>
          <table:table-cell office:value-type="float" office:value="533" calcext:value-type="float">
            <text:p>533</text:p>
          </table:table-cell>
          <table:table-cell office:value-type="float" office:value="381" calcext:value-type="float">
            <text:p>381</text:p>
          </table:table-cell>
          <table:table-cell table:formula="of:=[.F79]-[.E79]" office:value-type="float" office:value="-152" calcext:value-type="float">
            <text:p>-152</text:p>
          </table:table-cell>
          <table:table-cell table:formula="of:=[.G79]/[.D79]" office:value-type="float" office:value="-0.0048166809265773" calcext:value-type="float">
            <text:p>-0.004816680926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anon</text:p>
          </table:table-cell>
          <table:table-cell office:value-type="float" office:value="438" calcext:value-type="float">
            <text:p>438</text:p>
          </table:table-cell>
          <table:table-cell office:value-type="float" office:value="31995" calcext:value-type="float">
            <text:p>31995</text:p>
          </table:table-cell>
          <table:table-cell table:formula="of:=[.C80]-[.B80]" office:value-type="float" office:value="31557" calcext:value-type="float">
            <text:p>31557</text:p>
          </table:table-cell>
          <table:table-cell office:value-type="float" office:value="533" calcext:value-type="float">
            <text:p>533</text:p>
          </table:table-cell>
          <table:table-cell office:value-type="float" office:value="381" calcext:value-type="float">
            <text:p>381</text:p>
          </table:table-cell>
          <table:table-cell table:formula="of:=[.F80]-[.E80]" office:value-type="float" office:value="-152" calcext:value-type="float">
            <text:p>-152</text:p>
          </table:table-cell>
          <table:table-cell table:formula="of:=[.G80]/[.D80]" office:value-type="float" office:value="-0.0048166809265773" calcext:value-type="float">
            <text:p>-0.00481668092657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anon</text:p>
          </table:table-cell>
          <table:table-cell office:value-type="float" office:value="69278" calcext:value-type="float">
            <text:p>69278</text:p>
          </table:table-cell>
          <table:table-cell office:value-type="float" office:value="13271" calcext:value-type="float">
            <text:p>13271</text:p>
          </table:table-cell>
          <table:table-cell table:formula="of:=[.C81]-[.B81]" office:value-type="float" office:value="-56007" calcext:value-type="float">
            <text:p>-56007</text:p>
          </table:table-cell>
          <table:table-cell office:value-type="float" office:value="69696" calcext:value-type="float">
            <text:p>69696</text:p>
          </table:table-cell>
          <table:table-cell office:value-type="float" office:value="69982" calcext:value-type="float">
            <text:p>69982</text:p>
          </table:table-cell>
          <table:table-cell table:formula="of:=[.F81]-[.E81]" office:value-type="float" office:value="286" calcext:value-type="float">
            <text:p>286</text:p>
          </table:table-cell>
          <table:table-cell table:formula="of:=[.G81]/[.D81]" office:value-type="float" office:value="-0.00510650454407485" calcext:value-type="float">
            <text:p>-0.00510650454407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D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lo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D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D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D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D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m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D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foreig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D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interleave</text:p>
          </table:table-cell>
          <table:table-cell table:number-columns-repeated="2" office:value-type="float" office:value="1638" calcext:value-type="float">
            <text:p>1638</text:p>
          </table:table-cell>
          <table:table-cell table:formula="of:=[.C89]-[.B89]" office:value-type="float" office:value="0" calcext:value-type="float">
            <text:p>0</text:p>
          </table:table-cell>
          <table:table-cell table:number-columns-repeated="2" office:value-type="float" office:value="1638" calcext:value-type="float">
            <text:p>1638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D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ot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D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D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D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D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F94]-[.E94]" office:value-type="float" office:value="-55" calcext:value-type="float">
            <text:p>-55</text:p>
          </table:table-cell>
          <table:table-cell table:formula="of:=[.G94]/[.D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D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D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D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D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D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D1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D1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D1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D1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D1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-[.B10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D1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C106]-[.B106]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D1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D1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D1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D1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D1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D1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D1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D1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D1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D1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</text:p>
          </table:table-cell>
          <table:table-cell table:number-columns-repeated="2" office:value-type="float" office:value="2732" calcext:value-type="float">
            <text:p>2732</text:p>
          </table:table-cell>
          <table:table-cell table:formula="of:=[.C116]-[.B116]" office:value-type="float" office:value="0" calcext:value-type="float">
            <text:p>0</text:p>
          </table:table-cell>
          <table:table-cell office:value-type="float" office:value="2675" calcext:value-type="float">
            <text:p>2675</text:p>
          </table:table-cell>
          <table:table-cell office:value-type="float" office:value="2732" calcext:value-type="float">
            <text:p>2732</text:p>
          </table:table-cell>
          <table:table-cell table:formula="of:=[.F116]-[.E116]" office:value-type="float" office:value="57" calcext:value-type="float">
            <text:p>57</text:p>
          </table:table-cell>
          <table:table-cell table:formula="of:=[.G116]/[.D1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D1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D1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D1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D1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B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D1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D1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D1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4]-[.B12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D1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pagecach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5]-[.B1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D1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slab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6]-[.B126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D1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D1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D1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uge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D1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D1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_loc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D1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ages_migrat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D1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-[.B1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D1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-[.B1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D1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-[.B1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D1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D1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B13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D1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8]-[.B13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D1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migrate_scanned</text:p>
          </table:table-cell>
          <table:table-cell table:number-columns-repeated="2" office:value-type="float" office:value="48551" calcext:value-type="float">
            <text:p>48551</text:p>
          </table:table-cell>
          <table:table-cell table:formula="of:=[.C139]-[.B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8551" calcext:value-type="float">
            <text:p>48551</text:p>
          </table:table-cell>
          <table:table-cell table:formula="of:=[.F139]-[.E139]" office:value-type="float" office:value="48551" calcext:value-type="float">
            <text:p>48551</text:p>
          </table:table-cell>
          <table:table-cell table:formula="of:=[.G139]/[.D1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free_scanned</text:p>
          </table:table-cell>
          <table:table-cell table:number-columns-repeated="2" office:value-type="float" office:value="403736" calcext:value-type="float">
            <text:p>403736</text:p>
          </table:table-cell>
          <table:table-cell table:formula="of:=[.C140]-[.B1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3736" calcext:value-type="float">
            <text:p>403736</text:p>
          </table:table-cell>
          <table:table-cell table:formula="of:=[.F140]-[.E140]" office:value-type="float" office:value="403736" calcext:value-type="float">
            <text:p>403736</text:p>
          </table:table-cell>
          <table:table-cell table:formula="of:=[.G140]/[.D1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D1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2]-[.B14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D1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ulled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C143]-[.B143]" office:value-type="float" office:value="0" calcext:value-type="float">
            <text:p>0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D1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B1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G144]/[.D1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rescu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D1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/[.D1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un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D1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B1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D1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B1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/[.D1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D1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/[.D1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D1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D1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B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D1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D1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B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D1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B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D1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B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D1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D1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D1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deferred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D1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m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D1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D1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B16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D1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D1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D1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D1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D1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D1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0]-[.B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D1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D1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2]-[.B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D1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B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D1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D1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D1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D1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7]-[.B17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D1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2_splits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C178]-[.B178]" office:value-type="float" office:value="0" calcext:value-type="float">
            <text:p>0</text:p>
          </table:table-cell>
          <table:table-cell table:number-columns-repeated="2" office:value-type="float" office:value="107" calcext:value-type="float">
            <text:p>107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D1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3_spli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9]-[.B17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D17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80]-[.B18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0]-[.E180]" office:value-type="float" office:value="0" calcext:value-type="float">
            <text:p>0</text:p>
          </table:table-cell>
          <table:table-cell table:formula="of:=[.G180]/[.D180]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host_c2_norm_1" table:style-name="ta1"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.exec_start <text:s text:c="31"/></text:p>
          </table:table-cell>
          <table:table-cell office:value-type="float" office:value="4118314.607641" calcext:value-type="float">
            <text:p>4118314.607641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5928022.689308" calcext:value-type="float">
            <text:p>5928022.689308</text:p>
          </table:table-cell>
          <table:table-cell table:formula="of:=[.E2]-[.C2]" office:value-type="float" office:value="1809708.081667" calcext:value-type="float">
            <text:p>1809708.081667</text:p>
          </table:table-cell>
          <table:table-cell/>
          <table:table-cell office:value-type="string" calcext:value-type="string">
            <text:p>se.exec_start <text:s text:c="31"/></text:p>
          </table:table-cell>
          <table:table-cell office:value-type="float" office:value="2308738.152599" calcext:value-type="float">
            <text:p>2308738.152599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4118210.965173" calcext:value-type="float">
            <text:p>4118210.965173</text:p>
          </table:table-cell>
          <table:table-cell table:formula="of:=[.K2]-[.I2]" office:value-type="float" office:value="1809472.812574" calcext:value-type="float">
            <text:p>1809472.812574</text:p>
          </table:table-cell>
        </table:table-row>
        <table:table-row table:style-name="ro1">
          <table:table-cell/>
          <table:table-cell office:value-type="string" calcext:value-type="string">
            <text:p>se.vruntime <text:s text:c="33"/></text:p>
          </table:table-cell>
          <table:table-cell office:value-type="float" office:value="899977.709288" calcext:value-type="float">
            <text:p>899977.709288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3491949.501016" calcext:value-type="float">
            <text:p>3491949.501016</text:p>
          </table:table-cell>
          <table:table-cell table:formula="of:=[.E3]-[.C3]" office:value-type="float" office:value="2591971.791728" calcext:value-type="float">
            <text:p>2591971.791728</text:p>
          </table:table-cell>
          <table:table-cell/>
          <table:table-cell office:value-type="string" calcext:value-type="string">
            <text:p>se.vruntime <text:s text:c="33"/></text:p>
          </table:table-cell>
          <table:table-cell office:value-type="float" office:value="526514.094083" calcext:value-type="float">
            <text:p>526514.094083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899955.58093" calcext:value-type="float">
            <text:p>899955.58093</text:p>
          </table:table-cell>
          <table:table-cell table:formula="of:=[.K3]-[.I3]" office:value-type="float" office:value="373441.486847" calcext:value-type="float">
            <text:p>373441.486847</text:p>
          </table:table-cell>
        </table:table-row>
        <table:table-row table:style-name="ro1"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232607.857076" calcext:value-type="float">
            <text:p>232607.857076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426300.396108" calcext:value-type="float">
            <text:p>426300.396108</text:p>
          </table:table-cell>
          <table:table-cell table:formula="of:=[.E4]-[.C4]" office:value-type="float" office:value="193692.539032" calcext:value-type="float">
            <text:p>193692.539032</text:p>
          </table:table-cell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118058.121499" calcext:value-type="float">
            <text:p>118058.121499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232607.831278" calcext:value-type="float">
            <text:p>232607.831278</text:p>
          </table:table-cell>
          <table:table-cell table:formula="of:=[.K4]-[.I4]" office:value-type="float" office:value="114549.709779" calcext:value-type="float">
            <text:p>114549.709779</text:p>
          </table:table-cell>
        </table:table-row>
        <table:table-row table:style-name="ro1"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7076" calcext:value-type="float">
            <text:p>7076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16918" calcext:value-type="float">
            <text:p>16918</text:p>
          </table:table-cell>
          <table:table-cell table:formula="of:=[.E5]-[.C5]" office:value-type="float" office:value="9842" calcext:value-type="float">
            <text:p>9842</text:p>
          </table:table-cell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7076" calcext:value-type="float">
            <text:p>7076</text:p>
          </table:table-cell>
          <table:table-cell table:formula="of:=[.K5]-[.I5]" office:value-type="float" office:value="3519" calcext:value-type="float">
            <text:p>35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[.L2]/[.F2]" office:value-type="float" office:value="0.999869996108553" calcext:value-type="float">
            <text:p>0.999869996108553</text:p>
          </table:table-cell>
        </table:table-row>
        <table:table-row table:style-name="ro1">
          <table:table-cell table:number-columns-repeated="11"/>
          <table:table-cell table:formula="of:=[.L3]/[.F3]" office:value-type="float" office:value="0.144076215658982" calcext:value-type="float">
            <text:p>0.144076215658982</text:p>
          </table:table-cell>
        </table:table-row>
        <table:table-row table:style-name="ro1">
          <table:table-cell table:number-columns-repeated="11"/>
          <table:table-cell table:formula="of:=[.L4]/[.F4]" office:value-type="float" office:value="0.591399701565558" calcext:value-type="float">
            <text:p>0.591399701565558</text:p>
          </table:table-cell>
        </table:table-row>
        <table:table-row table:style-name="ro1">
          <table:table-cell table:number-columns-repeated="11"/>
          <table:table-cell table:formula="of:=[.L5]/[.F5]" office:value-type="float" office:value="0.35754927860191" calcext:value-type="float">
            <text:p>0.3575492786019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r_dirtied</text:p>
          </table:table-cell>
          <table:table-cell office:value-type="float" office:value="12667350" calcext:value-type="float">
            <text:p>12667350</text:p>
          </table:table-cell>
          <table:table-cell office:value-type="float" office:value="12672921" calcext:value-type="float">
            <text:p>12672921</text:p>
          </table:table-cell>
          <table:table-cell table:formula="of:=[.C12]-[.B12]" office:value-type="float" office:value="5571" calcext:value-type="float">
            <text:p>5571</text:p>
          </table:table-cell>
          <table:table-cell office:value-type="float" office:value="12599705" calcext:value-type="float">
            <text:p>12599705</text:p>
          </table:table-cell>
          <table:table-cell office:value-type="float" office:value="12667336" calcext:value-type="float">
            <text:p>12667336</text:p>
          </table:table-cell>
          <table:table-cell table:formula="of:=[.F12]-[.E12]" office:value-type="float" office:value="67631" calcext:value-type="float">
            <text:p>67631</text:p>
          </table:table-cell>
          <table:table-cell table:formula="of:=[.G12]/[.D12]" office:value-type="float" office:value="12.139831269072" calcext:value-type="float">
            <text:p>12.139831269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store_file</text:p>
          </table:table-cell>
          <table:table-cell office:value-type="float" office:value="300861324" calcext:value-type="float">
            <text:p>300861324</text:p>
          </table:table-cell>
          <table:table-cell office:value-type="float" office:value="323469989" calcext:value-type="float">
            <text:p>323469989</text:p>
          </table:table-cell>
          <table:table-cell table:formula="of:=[.C13]-[.B13]" office:value-type="float" office:value="22608665" calcext:value-type="float">
            <text:p>22608665</text:p>
          </table:table-cell>
          <table:table-cell office:value-type="float" office:value="150339033" calcext:value-type="float">
            <text:p>150339033</text:p>
          </table:table-cell>
          <table:table-cell office:value-type="float" office:value="300860614" calcext:value-type="float">
            <text:p>300860614</text:p>
          </table:table-cell>
          <table:table-cell table:formula="of:=[.F13]-[.E13]" office:value-type="float" office:value="150521581" calcext:value-type="float">
            <text:p>150521581</text:p>
          </table:table-cell>
          <table:table-cell table:formula="of:=[.G13]/[.D13]" office:value-type="float" office:value="6.65769433975867" calcext:value-type="float">
            <text:p>6.65769433975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page_table_pages</text:p>
          </table:table-cell>
          <table:table-cell office:value-type="float" office:value="2222" calcext:value-type="float">
            <text:p>2222</text:p>
          </table:table-cell>
          <table:table-cell office:value-type="float" office:value="2319" calcext:value-type="float">
            <text:p>2319</text:p>
          </table:table-cell>
          <table:table-cell table:formula="of:=[.C14]-[.B14]" office:value-type="float" office:value="97" calcext:value-type="float">
            <text:p>97</text:p>
          </table:table-cell>
          <table:table-cell office:value-type="float" office:value="2093" calcext:value-type="float">
            <text:p>2093</text:p>
          </table:table-cell>
          <table:table-cell office:value-type="float" office:value="2601" calcext:value-type="float">
            <text:p>2601</text:p>
          </table:table-cell>
          <table:table-cell table:formula="of:=[.F14]-[.E14]" office:value-type="float" office:value="508" calcext:value-type="float">
            <text:p>508</text:p>
          </table:table-cell>
          <table:table-cell table:formula="of:=[.G14]/[.D14]" office:value-type="float" office:value="5.23711340206186" calcext:value-type="float">
            <text:p>5.23711340206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nactive_file</text:p>
          </table:table-cell>
          <table:table-cell office:value-type="float" office:value="384" calcext:value-type="float">
            <text:p>384</text:p>
          </table:table-cell>
          <table:table-cell office:value-type="float" office:value="2931249" calcext:value-type="float">
            <text:p>2931249</text:p>
          </table:table-cell>
          <table:table-cell table:formula="of:=[.C15]-[.B15]" office:value-type="float" office:value="2930865" calcext:value-type="float">
            <text:p>2930865</text:p>
          </table:table-cell>
          <table:table-cell office:value-type="float" office:value="830" calcext:value-type="float">
            <text:p>830</text:p>
          </table:table-cell>
          <table:table-cell office:value-type="float" office:value="7348521" calcext:value-type="float">
            <text:p>7348521</text:p>
          </table:table-cell>
          <table:table-cell table:formula="of:=[.F15]-[.E15]" office:value-type="float" office:value="7347691" calcext:value-type="float">
            <text:p>7347691</text:p>
          </table:table-cell>
          <table:table-cell table:formula="of:=[.G15]/[.D15]" office:value-type="float" office:value="2.50700424618671" calcext:value-type="float">
            <text:p>2.50700424618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inactive_file</text:p>
          </table:table-cell>
          <table:table-cell office:value-type="float" office:value="439" calcext:value-type="float">
            <text:p>439</text:p>
          </table:table-cell>
          <table:table-cell office:value-type="float" office:value="2931301" calcext:value-type="float">
            <text:p>2931301</text:p>
          </table:table-cell>
          <table:table-cell table:formula="of:=[.C16]-[.B16]" office:value-type="float" office:value="2930862" calcext:value-type="float">
            <text:p>2930862</text:p>
          </table:table-cell>
          <table:table-cell office:value-type="float" office:value="879" calcext:value-type="float">
            <text:p>879</text:p>
          </table:table-cell>
          <table:table-cell office:value-type="float" office:value="7348437" calcext:value-type="float">
            <text:p>7348437</text:p>
          </table:table-cell>
          <table:table-cell table:formula="of:=[.F16]-[.E16]" office:value-type="float" office:value="7347558" calcext:value-type="float">
            <text:p>7347558</text:p>
          </table:table-cell>
          <table:table-cell table:formula="of:=[.G16]/[.D16]" office:value-type="float" office:value="2.50696143318928" calcext:value-type="float">
            <text:p>2.50696143318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_background_threshold</text:p>
          </table:table-cell>
          <table:table-cell office:value-type="float" office:value="757723" calcext:value-type="float">
            <text:p>757723</text:p>
          </table:table-cell>
          <table:table-cell office:value-type="float" office:value="755192" calcext:value-type="float">
            <text:p>755192</text:p>
          </table:table-cell>
          <table:table-cell table:formula="of:=[.C17]-[.B17]" office:value-type="float" office:value="-2531" calcext:value-type="float">
            <text:p>-2531</text:p>
          </table:table-cell>
          <table:table-cell office:value-type="float" office:value="757876" calcext:value-type="float">
            <text:p>757876</text:p>
          </table:table-cell>
          <table:table-cell office:value-type="float" office:value="751637" calcext:value-type="float">
            <text:p>751637</text:p>
          </table:table-cell>
          <table:table-cell table:formula="of:=[.F17]-[.E17]" office:value-type="float" office:value="-6239" calcext:value-type="float">
            <text:p>-6239</text:p>
          </table:table-cell>
          <table:table-cell table:formula="of:=[.G17]/[.D17]" office:value-type="float" office:value="2.46503358356381" calcext:value-type="float">
            <text:p>2.46503358356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_threshold</text:p>
          </table:table-cell>
          <table:table-cell office:value-type="float" office:value="1517300" calcext:value-type="float">
            <text:p>1517300</text:p>
          </table:table-cell>
          <table:table-cell office:value-type="float" office:value="1512230" calcext:value-type="float">
            <text:p>1512230</text:p>
          </table:table-cell>
          <table:table-cell table:formula="of:=[.C18]-[.B18]" office:value-type="float" office:value="-5070" calcext:value-type="float">
            <text:p>-5070</text:p>
          </table:table-cell>
          <table:table-cell office:value-type="float" office:value="1517606" calcext:value-type="float">
            <text:p>1517606</text:p>
          </table:table-cell>
          <table:table-cell office:value-type="float" office:value="1505112" calcext:value-type="float">
            <text:p>1505112</text:p>
          </table:table-cell>
          <table:table-cell table:formula="of:=[.F18]-[.E18]" office:value-type="float" office:value="-12494" calcext:value-type="float">
            <text:p>-12494</text:p>
          </table:table-cell>
          <table:table-cell table:formula="of:=[.G18]/[.D18]" office:value-type="float" office:value="2.46429980276134" calcext:value-type="float">
            <text:p>2.46429980276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lab_unreclaimable</text:p>
          </table:table-cell>
          <table:table-cell office:value-type="float" office:value="25736" calcext:value-type="float">
            <text:p>25736</text:p>
          </table:table-cell>
          <table:table-cell office:value-type="float" office:value="26479" calcext:value-type="float">
            <text:p>26479</text:p>
          </table:table-cell>
          <table:table-cell table:formula="of:=[.C19]-[.B19]" office:value-type="float" office:value="743" calcext:value-type="float">
            <text:p>743</text:p>
          </table:table-cell>
          <table:table-cell office:value-type="float" office:value="25315" calcext:value-type="float">
            <text:p>25315</text:p>
          </table:table-cell>
          <table:table-cell office:value-type="float" office:value="27057" calcext:value-type="float">
            <text:p>27057</text:p>
          </table:table-cell>
          <table:table-cell table:formula="of:=[.F19]-[.E19]" office:value-type="float" office:value="1742" calcext:value-type="float">
            <text:p>1742</text:p>
          </table:table-cell>
          <table:table-cell table:formula="of:=[.G19]/[.D19]" office:value-type="float" office:value="2.34454912516824" calcext:value-type="float">
            <text:p>2.344549125168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wapd_high_wmark_hit_quickly</text:p>
          </table:table-cell>
          <table:table-cell office:value-type="float" office:value="21580" calcext:value-type="float">
            <text:p>21580</text:p>
          </table:table-cell>
          <table:table-cell office:value-type="float" office:value="26580" calcext:value-type="float">
            <text:p>26580</text:p>
          </table:table-cell>
          <table:table-cell table:formula="of:=[.C20]-[.B20]" office:value-type="float" office:value="5000" calcext:value-type="float">
            <text:p>5000</text:p>
          </table:table-cell>
          <table:table-cell office:value-type="float" office:value="10861" calcext:value-type="float">
            <text:p>10861</text:p>
          </table:table-cell>
          <table:table-cell office:value-type="float" office:value="21580" calcext:value-type="float">
            <text:p>21580</text:p>
          </table:table-cell>
          <table:table-cell table:formula="of:=[.F20]-[.E20]" office:value-type="float" office:value="10719" calcext:value-type="float">
            <text:p>10719</text:p>
          </table:table-cell>
          <table:table-cell table:formula="of:=[.G20]/[.D20]" office:value-type="float" office:value="2.1438" calcext:value-type="float">
            <text:p>2.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gout</text:p>
          </table:table-cell>
          <table:table-cell office:value-type="float" office:value="50723444" calcext:value-type="float">
            <text:p>50723444</text:p>
          </table:table-cell>
          <table:table-cell office:value-type="float" office:value="50936968" calcext:value-type="float">
            <text:p>50936968</text:p>
          </table:table-cell>
          <table:table-cell table:formula="of:=[.C21]-[.B21]" office:value-type="float" office:value="213524" calcext:value-type="float">
            <text:p>213524</text:p>
          </table:table-cell>
          <table:table-cell office:value-type="float" office:value="50438620" calcext:value-type="float">
            <text:p>50438620</text:p>
          </table:table-cell>
          <table:table-cell office:value-type="float" office:value="50723328" calcext:value-type="float">
            <text:p>50723328</text:p>
          </table:table-cell>
          <table:table-cell table:formula="of:=[.F21]-[.E21]" office:value-type="float" office:value="284708" calcext:value-type="float">
            <text:p>284708</text:p>
          </table:table-cell>
          <table:table-cell table:formula="of:=[.G21]/[.D21]" office:value-type="float" office:value="1.33337704426669" calcext:value-type="float">
            <text:p>1.33337704426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ten</text:p>
          </table:table-cell>
          <table:table-cell office:value-type="float" office:value="12662158" calcext:value-type="float">
            <text:p>12662158</text:p>
          </table:table-cell>
          <table:table-cell office:value-type="float" office:value="12709941" calcext:value-type="float">
            <text:p>12709941</text:p>
          </table:table-cell>
          <table:table-cell table:formula="of:=[.C22]-[.B22]" office:value-type="float" office:value="47783" calcext:value-type="float">
            <text:p>47783</text:p>
          </table:table-cell>
          <table:table-cell office:value-type="float" office:value="12599262" calcext:value-type="float">
            <text:p>12599262</text:p>
          </table:table-cell>
          <table:table-cell office:value-type="float" office:value="12662151" calcext:value-type="float">
            <text:p>12662151</text:p>
          </table:table-cell>
          <table:table-cell table:formula="of:=[.F22]-[.E22]" office:value-type="float" office:value="62889" calcext:value-type="float">
            <text:p>62889</text:p>
          </table:table-cell>
          <table:table-cell table:formula="of:=[.G22]/[.D22]" office:value-type="float" office:value="1.3161375384551" calcext:value-type="float">
            <text:p>1.3161375384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euse</text:p>
          </table:table-cell>
          <table:table-cell office:value-type="float" office:value="738775" calcext:value-type="float">
            <text:p>738775</text:p>
          </table:table-cell>
          <table:table-cell office:value-type="float" office:value="957328" calcext:value-type="float">
            <text:p>957328</text:p>
          </table:table-cell>
          <table:table-cell table:formula="of:=[.C23]-[.B23]" office:value-type="float" office:value="218553" calcext:value-type="float">
            <text:p>218553</text:p>
          </table:table-cell>
          <table:table-cell office:value-type="float" office:value="454224" calcext:value-type="float">
            <text:p>454224</text:p>
          </table:table-cell>
          <table:table-cell office:value-type="float" office:value="738025" calcext:value-type="float">
            <text:p>738025</text:p>
          </table:table-cell>
          <table:table-cell table:formula="of:=[.F23]-[.E23]" office:value-type="float" office:value="283801" calcext:value-type="float">
            <text:p>283801</text:p>
          </table:table-cell>
          <table:table-cell table:formula="of:=[.G23]/[.D23]" office:value-type="float" office:value="1.29854543291559" calcext:value-type="float">
            <text:p>1.2985454329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fault</text:p>
          </table:table-cell>
          <table:table-cell office:value-type="float" office:value="206413321" calcext:value-type="float">
            <text:p>206413321</text:p>
          </table:table-cell>
          <table:table-cell office:value-type="float" office:value="283994043" calcext:value-type="float">
            <text:p>283994043</text:p>
          </table:table-cell>
          <table:table-cell table:formula="of:=[.C24]-[.B24]" office:value-type="float" office:value="77580722" calcext:value-type="float">
            <text:p>77580722</text:p>
          </table:table-cell>
          <table:table-cell office:value-type="float" office:value="114569745" calcext:value-type="float">
            <text:p>114569745</text:p>
          </table:table-cell>
          <table:table-cell office:value-type="float" office:value="206172673" calcext:value-type="float">
            <text:p>206172673</text:p>
          </table:table-cell>
          <table:table-cell table:formula="of:=[.F24]-[.E24]" office:value-type="float" office:value="91602928" calcext:value-type="float">
            <text:p>91602928</text:p>
          </table:table-cell>
          <table:table-cell table:formula="of:=[.G24]/[.D24]" office:value-type="float" office:value="1.1807434326275" calcext:value-type="float">
            <text:p>1.1807434326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normal</text:p>
          </table:table-cell>
          <table:table-cell office:value-type="float" office:value="583473878" calcext:value-type="float">
            <text:p>583473878</text:p>
          </table:table-cell>
          <table:table-cell office:value-type="float" office:value="823129306" calcext:value-type="float">
            <text:p>823129306</text:p>
          </table:table-cell>
          <table:table-cell table:formula="of:=[.C25]-[.B25]" office:value-type="float" office:value="239655428" calcext:value-type="float">
            <text:p>239655428</text:p>
          </table:table-cell>
          <table:table-cell office:value-type="float" office:value="309084333" calcext:value-type="float">
            <text:p>309084333</text:p>
          </table:table-cell>
          <table:table-cell office:value-type="float" office:value="583241598" calcext:value-type="float">
            <text:p>583241598</text:p>
          </table:table-cell>
          <table:table-cell table:formula="of:=[.F25]-[.E25]" office:value-type="float" office:value="274157265" calcext:value-type="float">
            <text:p>274157265</text:p>
          </table:table-cell>
          <table:table-cell table:formula="of:=[.G25]/[.D25]" office:value-type="float" office:value="1.14396434617788" calcext:value-type="float">
            <text:p>1.14396434617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free</text:p>
          </table:table-cell>
          <table:table-cell office:value-type="float" office:value="594478508" calcext:value-type="float">
            <text:p>594478508</text:p>
          </table:table-cell>
          <table:table-cell office:value-type="float" office:value="846460618" calcext:value-type="float">
            <text:p>846460618</text:p>
          </table:table-cell>
          <table:table-cell table:formula="of:=[.C26]-[.B26]" office:value-type="float" office:value="251982110" calcext:value-type="float">
            <text:p>251982110</text:p>
          </table:table-cell>
          <table:table-cell office:value-type="float" office:value="318727593" calcext:value-type="float">
            <text:p>318727593</text:p>
          </table:table-cell>
          <table:table-cell office:value-type="float" office:value="586308304" calcext:value-type="float">
            <text:p>586308304</text:p>
          </table:table-cell>
          <table:table-cell table:formula="of:=[.F26]-[.E26]" office:value-type="float" office:value="267580711" calcext:value-type="float">
            <text:p>267580711</text:p>
          </table:table-cell>
          <table:table-cell table:formula="of:=[.G26]/[.D26]" office:value-type="float" office:value="1.06190360498212" calcext:value-type="float">
            <text:p>1.06190360498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t</text:p>
          </table:table-cell>
          <table:table-cell office:value-type="float" office:value="585357205" calcext:value-type="float">
            <text:p>585357205</text:p>
          </table:table-cell>
          <table:table-cell office:value-type="float" office:value="844826830" calcext:value-type="float">
            <text:p>844826830</text:p>
          </table:table-cell>
          <table:table-cell table:formula="of:=[.C27]-[.B27]" office:value-type="float" office:value="259469625" calcext:value-type="float">
            <text:p>259469625</text:p>
          </table:table-cell>
          <table:table-cell office:value-type="float" office:value="310025772" calcext:value-type="float">
            <text:p>310025772</text:p>
          </table:table-cell>
          <table:table-cell office:value-type="float" office:value="585124925" calcext:value-type="float">
            <text:p>585124925</text:p>
          </table:table-cell>
          <table:table-cell table:formula="of:=[.F27]-[.E27]" office:value-type="float" office:value="275099153" calcext:value-type="float">
            <text:p>275099153</text:p>
          </table:table-cell>
          <table:table-cell table:formula="of:=[.G27]/[.D27]" office:value-type="float" office:value="1.06023644578821" calcext:value-type="float">
            <text:p>1.06023644578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local</text:p>
          </table:table-cell>
          <table:table-cell office:value-type="float" office:value="585303772" calcext:value-type="float">
            <text:p>585303772</text:p>
          </table:table-cell>
          <table:table-cell office:value-type="float" office:value="844740901" calcext:value-type="float">
            <text:p>844740901</text:p>
          </table:table-cell>
          <table:table-cell table:formula="of:=[.C28]-[.B28]" office:value-type="float" office:value="259437129" calcext:value-type="float">
            <text:p>259437129</text:p>
          </table:table-cell>
          <table:table-cell office:value-type="float" office:value="310018857" calcext:value-type="float">
            <text:p>310018857</text:p>
          </table:table-cell>
          <table:table-cell office:value-type="float" office:value="585071492" calcext:value-type="float">
            <text:p>585071492</text:p>
          </table:table-cell>
          <table:table-cell table:formula="of:=[.F28]-[.E28]" office:value-type="float" office:value="275052635" calcext:value-type="float">
            <text:p>275052635</text:p>
          </table:table-cell>
          <table:table-cell table:formula="of:=[.G28]/[.D28]" office:value-type="float" office:value="1.06018994297459" calcext:value-type="float">
            <text:p>1.060189942974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lab_reclaimable</text:p>
          </table:table-cell>
          <table:table-cell office:value-type="float" office:value="11346" calcext:value-type="float">
            <text:p>11346</text:p>
          </table:table-cell>
          <table:table-cell office:value-type="float" office:value="67203" calcext:value-type="float">
            <text:p>67203</text:p>
          </table:table-cell>
          <table:table-cell table:formula="of:=[.C29]-[.B29]" office:value-type="float" office:value="55857" calcext:value-type="float">
            <text:p>55857</text:p>
          </table:table-cell>
          <table:table-cell office:value-type="float" office:value="10942" calcext:value-type="float">
            <text:p>10942</text:p>
          </table:table-cell>
          <table:table-cell office:value-type="float" office:value="69756" calcext:value-type="float">
            <text:p>69756</text:p>
          </table:table-cell>
          <table:table-cell table:formula="of:=[.F29]-[.E29]" office:value-type="float" office:value="58814" calcext:value-type="float">
            <text:p>58814</text:p>
          </table:table-cell>
          <table:table-cell table:formula="of:=[.G29]/[.D29]" office:value-type="float" office:value="1.05293875431906" calcext:value-type="float">
            <text:p>1.0529387543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fault_file</text:p>
          </table:table-cell>
          <table:table-cell office:value-type="float" office:value="319359768" calcext:value-type="float">
            <text:p>319359768</text:p>
          </table:table-cell>
          <table:table-cell office:value-type="float" office:value="478080843" calcext:value-type="float">
            <text:p>478080843</text:p>
          </table:table-cell>
          <table:table-cell table:formula="of:=[.C30]-[.B30]" office:value-type="float" office:value="158721075" calcext:value-type="float">
            <text:p>158721075</text:p>
          </table:table-cell>
          <table:table-cell office:value-type="float" office:value="159755797" calcext:value-type="float">
            <text:p>159755797</text:p>
          </table:table-cell>
          <table:table-cell office:value-type="float" office:value="319359087" calcext:value-type="float">
            <text:p>319359087</text:p>
          </table:table-cell>
          <table:table-cell table:formula="of:=[.F30]-[.E30]" office:value-type="float" office:value="159603290" calcext:value-type="float">
            <text:p>159603290</text:p>
          </table:table-cell>
          <table:table-cell table:formula="of:=[.G30]/[.D30]" office:value-type="float" office:value="1.00555827258604" calcext:value-type="float">
            <text:p>1.00555827258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file</text:p>
          </table:table-cell>
          <table:table-cell office:value-type="float" office:value="340544986" calcext:value-type="float">
            <text:p>340544986</text:p>
          </table:table-cell>
          <table:table-cell office:value-type="float" office:value="510194510" calcext:value-type="float">
            <text:p>510194510</text:p>
          </table:table-cell>
          <table:table-cell table:formula="of:=[.C31]-[.B31]" office:value-type="float" office:value="169649524" calcext:value-type="float">
            <text:p>169649524</text:p>
          </table:table-cell>
          <table:table-cell office:value-type="float" office:value="170386479" calcext:value-type="float">
            <text:p>170386479</text:p>
          </table:table-cell>
          <table:table-cell office:value-type="float" office:value="340544986" calcext:value-type="float">
            <text:p>340544986</text:p>
          </table:table-cell>
          <table:table-cell table:formula="of:=[.F31]-[.E31]" office:value-type="float" office:value="170158507" calcext:value-type="float">
            <text:p>170158507</text:p>
          </table:table-cell>
          <table:table-cell table:formula="of:=[.G31]/[.D31]" office:value-type="float" office:value="1.00300020293602" calcext:value-type="float">
            <text:p>1.00300020293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kswapd</text:p>
          </table:table-cell>
          <table:table-cell office:value-type="float" office:value="340545221" calcext:value-type="float">
            <text:p>340545221</text:p>
          </table:table-cell>
          <table:table-cell office:value-type="float" office:value="510239175" calcext:value-type="float">
            <text:p>510239175</text:p>
          </table:table-cell>
          <table:table-cell table:formula="of:=[.C32]-[.B32]" office:value-type="float" office:value="169693954" calcext:value-type="float">
            <text:p>169693954</text:p>
          </table:table-cell>
          <table:table-cell office:value-type="float" office:value="170386714" calcext:value-type="float">
            <text:p>170386714</text:p>
          </table:table-cell>
          <table:table-cell office:value-type="float" office:value="340545221" calcext:value-type="float">
            <text:p>340545221</text:p>
          </table:table-cell>
          <table:table-cell table:formula="of:=[.F32]-[.E32]" office:value-type="float" office:value="170158507" calcext:value-type="float">
            <text:p>170158507</text:p>
          </table:table-cell>
          <table:table-cell table:formula="of:=[.G32]/[.D32]" office:value-type="float" office:value="1.00273759311425" calcext:value-type="float">
            <text:p>1.00273759311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gin</text:p>
          </table:table-cell>
          <table:table-cell office:value-type="float" office:value="1421821540" calcext:value-type="float">
            <text:p>1421821540</text:p>
          </table:table-cell>
          <table:table-cell office:value-type="float" office:value="2130386182" calcext:value-type="float">
            <text:p>2130386182</text:p>
          </table:table-cell>
          <table:table-cell table:formula="of:=[.C33]-[.B33]" office:value-type="float" office:value="708564642" calcext:value-type="float">
            <text:p>708564642</text:p>
          </table:table-cell>
          <table:table-cell office:value-type="float" office:value="711458008" calcext:value-type="float">
            <text:p>711458008</text:p>
          </table:table-cell>
          <table:table-cell office:value-type="float" office:value="1421818116" calcext:value-type="float">
            <text:p>1421818116</text:p>
          </table:table-cell>
          <table:table-cell table:formula="of:=[.F33]-[.E33]" office:value-type="float" office:value="710360108" calcext:value-type="float">
            <text:p>710360108</text:p>
          </table:table-cell>
          <table:table-cell table:formula="of:=[.G33]/[.D33]" office:value-type="float" office:value="1.00253394806003" calcext:value-type="float">
            <text:p>1.00253394806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file</text:p>
          </table:table-cell>
          <table:table-cell office:value-type="float" office:value="340550488" calcext:value-type="float">
            <text:p>340550488</text:p>
          </table:table-cell>
          <table:table-cell office:value-type="float" office:value="510322110" calcext:value-type="float">
            <text:p>510322110</text:p>
          </table:table-cell>
          <table:table-cell table:formula="of:=[.C34]-[.B34]" office:value-type="float" office:value="169771622" calcext:value-type="float">
            <text:p>169771622</text:p>
          </table:table-cell>
          <table:table-cell office:value-type="float" office:value="170391533" calcext:value-type="float">
            <text:p>170391533</text:p>
          </table:table-cell>
          <table:table-cell office:value-type="float" office:value="340550488" calcext:value-type="float">
            <text:p>340550488</text:p>
          </table:table-cell>
          <table:table-cell table:formula="of:=[.F34]-[.E34]" office:value-type="float" office:value="170158955" calcext:value-type="float">
            <text:p>170158955</text:p>
          </table:table-cell>
          <table:table-cell table:formula="of:=[.G34]/[.D34]" office:value-type="float" office:value="1.0022814943713" calcext:value-type="float">
            <text:p>1.0022814943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kswapd</text:p>
          </table:table-cell>
          <table:table-cell office:value-type="float" office:value="340551047" calcext:value-type="float">
            <text:p>340551047</text:p>
          </table:table-cell>
          <table:table-cell office:value-type="float" office:value="510537004" calcext:value-type="float">
            <text:p>510537004</text:p>
          </table:table-cell>
          <table:table-cell table:formula="of:=[.C35]-[.B35]" office:value-type="float" office:value="169985957" calcext:value-type="float">
            <text:p>169985957</text:p>
          </table:table-cell>
          <table:table-cell office:value-type="float" office:value="170392089" calcext:value-type="float">
            <text:p>170392089</text:p>
          </table:table-cell>
          <table:table-cell office:value-type="float" office:value="340551047" calcext:value-type="float">
            <text:p>340551047</text:p>
          </table:table-cell>
          <table:table-cell table:formula="of:=[.F35]-[.E35]" office:value-type="float" office:value="170158958" calcext:value-type="float">
            <text:p>170158958</text:p>
          </table:table-cell>
          <table:table-cell table:formula="of:=[.G35]/[.D35]" office:value-type="float" office:value="1.00101773701224" calcext:value-type="float">
            <text:p>1.00101773701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ree_pages</text:p>
          </table:table-cell>
          <table:table-cell office:value-type="float" office:value="7573294" calcext:value-type="float">
            <text:p>7573294</text:p>
          </table:table-cell>
          <table:table-cell office:value-type="float" office:value="64306" calcext:value-type="float">
            <text:p>64306</text:p>
          </table:table-cell>
          <table:table-cell table:formula="of:=[.C36]-[.B36]" office:value-type="float" office:value="-7508988" calcext:value-type="float">
            <text:p>-7508988</text:p>
          </table:table-cell>
          <table:table-cell office:value-type="float" office:value="7574832" calcext:value-type="float">
            <text:p>7574832</text:p>
          </table:table-cell>
          <table:table-cell office:value-type="float" office:value="68089" calcext:value-type="float">
            <text:p>68089</text:p>
          </table:table-cell>
          <table:table-cell table:formula="of:=[.F36]-[.E36]" office:value-type="float" office:value="-7506743" calcext:value-type="float">
            <text:p>-7506743</text:p>
          </table:table-cell>
          <table:table-cell table:formula="of:=[.G36]/[.D36]" office:value-type="float" office:value="0.999701024958357" calcext:value-type="float">
            <text:p>0.999701024958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pages</text:p>
          </table:table-cell>
          <table:table-cell office:value-type="float" office:value="79897" calcext:value-type="float">
            <text:p>79897</text:p>
          </table:table-cell>
          <table:table-cell office:value-type="float" office:value="7565882" calcext:value-type="float">
            <text:p>7565882</text:p>
          </table:table-cell>
          <table:table-cell table:formula="of:=[.C37]-[.B37]" office:value-type="float" office:value="7485985" calcext:value-type="float">
            <text:p>7485985</text:p>
          </table:table-cell>
          <table:table-cell office:value-type="float" office:value="79884" calcext:value-type="float">
            <text:p>79884</text:p>
          </table:table-cell>
          <table:table-cell office:value-type="float" office:value="7524055" calcext:value-type="float">
            <text:p>7524055</text:p>
          </table:table-cell>
          <table:table-cell table:formula="of:=[.F37]-[.E37]" office:value-type="float" office:value="7444171" calcext:value-type="float">
            <text:p>7444171</text:p>
          </table:table-cell>
          <table:table-cell table:formula="of:=[.G37]/[.D37]" office:value-type="float" office:value="0.994414362305027" calcext:value-type="float">
            <text:p>0.994414362305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outrun</text:p>
          </table:table-cell>
          <table:table-cell office:value-type="float" office:value="33508" calcext:value-type="float">
            <text:p>33508</text:p>
          </table:table-cell>
          <table:table-cell office:value-type="float" office:value="50671" calcext:value-type="float">
            <text:p>50671</text:p>
          </table:table-cell>
          <table:table-cell table:formula="of:=[.C38]-[.B38]" office:value-type="float" office:value="17163" calcext:value-type="float">
            <text:p>17163</text:p>
          </table:table-cell>
          <table:table-cell office:value-type="float" office:value="16730" calcext:value-type="float">
            <text:p>16730</text:p>
          </table:table-cell>
          <table:table-cell office:value-type="float" office:value="33508" calcext:value-type="float">
            <text:p>33508</text:p>
          </table:table-cell>
          <table:table-cell table:formula="of:=[.F38]-[.E38]" office:value-type="float" office:value="16778" calcext:value-type="float">
            <text:p>16778</text:p>
          </table:table-cell>
          <table:table-cell table:formula="of:=[.G38]/[.D38]" office:value-type="float" office:value="0.977568024238187" calcext:value-type="float">
            <text:p>0.977568024238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igrate_success</text:p>
          </table:table-cell>
          <table:table-cell office:value-type="float" office:value="1613732" calcext:value-type="float">
            <text:p>1613732</text:p>
          </table:table-cell>
          <table:table-cell office:value-type="float" office:value="1624038" calcext:value-type="float">
            <text:p>1624038</text:p>
          </table:table-cell>
          <table:table-cell table:formula="of:=[.C39]-[.B39]" office:value-type="float" office:value="10306" calcext:value-type="float">
            <text:p>10306</text:p>
          </table:table-cell>
          <table:table-cell office:value-type="float" office:value="1127011" calcext:value-type="float">
            <text:p>1127011</text:p>
          </table:table-cell>
          <table:table-cell office:value-type="float" office:value="1136342" calcext:value-type="float">
            <text:p>1136342</text:p>
          </table:table-cell>
          <table:table-cell table:formula="of:=[.F39]-[.E39]" office:value-type="float" office:value="9331" calcext:value-type="float">
            <text:p>9331</text:p>
          </table:table-cell>
          <table:table-cell table:formula="of:=[.G39]/[.D39]" office:value-type="float" office:value="0.905394915583155" calcext:value-type="float">
            <text:p>0.905394915583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isolated</text:p>
          </table:table-cell>
          <table:table-cell office:value-type="float" office:value="3253371" calcext:value-type="float">
            <text:p>3253371</text:p>
          </table:table-cell>
          <table:table-cell office:value-type="float" office:value="3275463" calcext:value-type="float">
            <text:p>3275463</text:p>
          </table:table-cell>
          <table:table-cell table:formula="of:=[.C40]-[.B40]" office:value-type="float" office:value="22092" calcext:value-type="float">
            <text:p>22092</text:p>
          </table:table-cell>
          <table:table-cell office:value-type="float" office:value="2279270" calcext:value-type="float">
            <text:p>2279270</text:p>
          </table:table-cell>
          <table:table-cell office:value-type="float" office:value="2298243" calcext:value-type="float">
            <text:p>2298243</text:p>
          </table:table-cell>
          <table:table-cell table:formula="of:=[.F40]-[.E40]" office:value-type="float" office:value="18973" calcext:value-type="float">
            <text:p>18973</text:p>
          </table:table-cell>
          <table:table-cell table:formula="of:=[.G40]/[.D40]" office:value-type="float" office:value="0.858817671555314" calcext:value-type="float">
            <text:p>0.858817671555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wapd_low_wmark_hit_quickly</text:p>
          </table:table-cell>
          <table:table-cell office:value-type="float" office:value="11920" calcext:value-type="float">
            <text:p>11920</text:p>
          </table:table-cell>
          <table:table-cell office:value-type="float" office:value="19112" calcext:value-type="float">
            <text:p>19112</text:p>
          </table:table-cell>
          <table:table-cell table:formula="of:=[.C41]-[.B41]" office:value-type="float" office:value="7192" calcext:value-type="float">
            <text:p>7192</text:p>
          </table:table-cell>
          <table:table-cell office:value-type="float" office:value="5867" calcext:value-type="float">
            <text:p>5867</text:p>
          </table:table-cell>
          <table:table-cell office:value-type="float" office:value="11920" calcext:value-type="float">
            <text:p>11920</text:p>
          </table:table-cell>
          <table:table-cell table:formula="of:=[.F41]-[.E41]" office:value-type="float" office:value="6053" calcext:value-type="float">
            <text:p>6053</text:p>
          </table:table-cell>
          <table:table-cell table:formula="of:=[.G41]/[.D41]" office:value-type="float" office:value="0.841629588431591" calcext:value-type="float">
            <text:p>0.841629588431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wake</text:p>
          </table:table-cell>
          <table:table-cell office:value-type="float" office:value="1065" calcext:value-type="float">
            <text:p>1065</text:p>
          </table:table-cell>
          <table:table-cell office:value-type="float" office:value="2038" calcext:value-type="float">
            <text:p>2038</text:p>
          </table:table-cell>
          <table:table-cell table:formula="of:=[.C42]-[.B42]" office:value-type="float" office:value="973" calcext:value-type="float">
            <text:p>973</text:p>
          </table:table-cell>
          <table:table-cell office:value-type="float" office:value="459" calcext:value-type="float">
            <text:p>459</text:p>
          </table:table-cell>
          <table:table-cell office:value-type="float" office:value="1065" calcext:value-type="float">
            <text:p>1065</text:p>
          </table:table-cell>
          <table:table-cell table:formula="of:=[.F42]-[.E42]" office:value-type="float" office:value="606" calcext:value-type="float">
            <text:p>606</text:p>
          </table:table-cell>
          <table:table-cell table:formula="of:=[.G42]/[.D42]" office:value-type="float" office:value="0.622816032887975" calcext:value-type="float">
            <text:p>0.622816032887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migrate_scanned</text:p>
          </table:table-cell>
          <table:table-cell office:value-type="float" office:value="6619172" calcext:value-type="float">
            <text:p>6619172</text:p>
          </table:table-cell>
          <table:table-cell office:value-type="float" office:value="6929062" calcext:value-type="float">
            <text:p>6929062</text:p>
          </table:table-cell>
          <table:table-cell table:formula="of:=[.C43]-[.B43]" office:value-type="float" office:value="309890" calcext:value-type="float">
            <text:p>309890</text:p>
          </table:table-cell>
          <table:table-cell office:value-type="float" office:value="5714198" calcext:value-type="float">
            <text:p>5714198</text:p>
          </table:table-cell>
          <table:table-cell office:value-type="float" office:value="5773623" calcext:value-type="float">
            <text:p>5773623</text:p>
          </table:table-cell>
          <table:table-cell table:formula="of:=[.F43]-[.E43]" office:value-type="float" office:value="59425" calcext:value-type="float">
            <text:p>59425</text:p>
          </table:table-cell>
          <table:table-cell table:formula="of:=[.G43]/[.D43]" office:value-type="float" office:value="0.19176159282326" calcext:value-type="float">
            <text:p>0.19176159282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igrate_fail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table:formula="of:=[.C44]-[.B44]"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[.F44]-[.E44]" office:value-type="float" office:value="1" calcext:value-type="float">
            <text:p>1</text:p>
          </table:table-cell>
          <table:table-cell table:formula="of:=[.G44]/[.D44]" office:value-type="float" office:value="0.166666666666667" calcext:value-type="float">
            <text:p>0.1666666666666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free_scanned</text:p>
          </table:table-cell>
          <table:table-cell office:value-type="float" office:value="31030473" calcext:value-type="float">
            <text:p>31030473</text:p>
          </table:table-cell>
          <table:table-cell office:value-type="float" office:value="35731854" calcext:value-type="float">
            <text:p>35731854</text:p>
          </table:table-cell>
          <table:table-cell table:formula="of:=[.C45]-[.B45]" office:value-type="float" office:value="4701381" calcext:value-type="float">
            <text:p>4701381</text:p>
          </table:table-cell>
          <table:table-cell office:value-type="float" office:value="28133948" calcext:value-type="float">
            <text:p>28133948</text:p>
          </table:table-cell>
          <table:table-cell office:value-type="float" office:value="28747784" calcext:value-type="float">
            <text:p>28747784</text:p>
          </table:table-cell>
          <table:table-cell table:formula="of:=[.F45]-[.E45]" office:value-type="float" office:value="613836" calcext:value-type="float">
            <text:p>613836</text:p>
          </table:table-cell>
          <table:table-cell table:formula="of:=[.G45]/[.D45]" office:value-type="float" office:value="0.130565040357291" calcext:value-type="float">
            <text:p>0.130565040357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majfault</text:p>
          </table:table-cell>
          <table:table-cell office:value-type="float" office:value="5556" calcext:value-type="float">
            <text:p>5556</text:p>
          </table:table-cell>
          <table:table-cell office:value-type="float" office:value="14695" calcext:value-type="float">
            <text:p>14695</text:p>
          </table:table-cell>
          <table:table-cell table:formula="of:=[.C46]-[.B46]" office:value-type="float" office:value="9139" calcext:value-type="float">
            <text:p>9139</text:p>
          </table:table-cell>
          <table:table-cell office:value-type="float" office:value="5028" calcext:value-type="float">
            <text:p>5028</text:p>
          </table:table-cell>
          <table:table-cell office:value-type="float" office:value="5531" calcext:value-type="float">
            <text:p>5531</text:p>
          </table:table-cell>
          <table:table-cell table:formula="of:=[.F46]-[.E46]" office:value-type="float" office:value="503" calcext:value-type="float">
            <text:p>503</text:p>
          </table:table-cell>
          <table:table-cell table:formula="of:=[.G46]/[.D46]" office:value-type="float" office:value="0.0550388445125287" calcext:value-type="float">
            <text:p>0.055038844512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dma32</text:p>
          </table:table-cell>
          <table:table-cell office:value-type="float" office:value="1780012" calcext:value-type="float">
            <text:p>1780012</text:p>
          </table:table-cell>
          <table:table-cell office:value-type="float" office:value="21561714" calcext:value-type="float">
            <text:p>21561714</text:p>
          </table:table-cell>
          <table:table-cell table:formula="of:=[.C47]-[.B47]" office:value-type="float" office:value="19781702" calcext:value-type="float">
            <text:p>19781702</text:p>
          </table:table-cell>
          <table:table-cell office:value-type="float" office:value="904289" calcext:value-type="float">
            <text:p>904289</text:p>
          </table:table-cell>
          <table:table-cell office:value-type="float" office:value="1780012" calcext:value-type="float">
            <text:p>1780012</text:p>
          </table:table-cell>
          <table:table-cell table:formula="of:=[.F47]-[.E47]" office:value-type="float" office:value="875723" calcext:value-type="float">
            <text:p>875723</text:p>
          </table:table-cell>
          <table:table-cell table:formula="of:=[.G47]/[.D47]" office:value-type="float" office:value="0.0442693454789684" calcext:value-type="float">
            <text:p>0.0442693454789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nodes</text:p>
          </table:table-cell>
          <table:table-cell office:value-type="float" office:value="2" calcext:value-type="float">
            <text:p>2</text:p>
          </table:table-cell>
          <table:table-cell office:value-type="float" office:value="1389" calcext:value-type="float">
            <text:p>1389</text:p>
          </table:table-cell>
          <table:table-cell table:formula="of:=[.C48]-[.B48]" office:value-type="float" office:value="1387" calcext:value-type="float">
            <text:p>1387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F48]-[.E48]" office:value-type="float" office:value="55" calcext:value-type="float">
            <text:p>55</text:p>
          </table:table-cell>
          <table:table-cell table:formula="of:=[.G48]/[.D48]" office:value-type="float" office:value="0.0396539293439077" calcext:value-type="float">
            <text:p>0.0396539293439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ctive_file</text:p>
          </table:table-cell>
          <table:table-cell office:value-type="float" office:value="79124" calcext:value-type="float">
            <text:p>79124</text:p>
          </table:table-cell>
          <table:table-cell office:value-type="float" office:value="4631749" calcext:value-type="float">
            <text:p>4631749</text:p>
          </table:table-cell>
          <table:table-cell table:formula="of:=[.C49]-[.B49]" office:value-type="float" office:value="4552625" calcext:value-type="float">
            <text:p>4552625</text:p>
          </table:table-cell>
          <table:table-cell office:value-type="float" office:value="78671" calcext:value-type="float">
            <text:p>78671</text:p>
          </table:table-cell>
          <table:table-cell office:value-type="float" office:value="175239" calcext:value-type="float">
            <text:p>175239</text:p>
          </table:table-cell>
          <table:table-cell table:formula="of:=[.F49]-[.E49]" office:value-type="float" office:value="96568" calcext:value-type="float">
            <text:p>96568</text:p>
          </table:table-cell>
          <table:table-cell table:formula="of:=[.G49]/[.D49]" office:value-type="float" office:value="0.0212114988605475" calcext:value-type="float">
            <text:p>0.0212114988605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active_file</text:p>
          </table:table-cell>
          <table:table-cell office:value-type="float" office:value="79124" calcext:value-type="float">
            <text:p>79124</text:p>
          </table:table-cell>
          <table:table-cell office:value-type="float" office:value="4631790" calcext:value-type="float">
            <text:p>4631790</text:p>
          </table:table-cell>
          <table:table-cell table:formula="of:=[.C50]-[.B50]" office:value-type="float" office:value="4552666" calcext:value-type="float">
            <text:p>4552666</text:p>
          </table:table-cell>
          <table:table-cell office:value-type="float" office:value="78671" calcext:value-type="float">
            <text:p>78671</text:p>
          </table:table-cell>
          <table:table-cell office:value-type="float" office:value="175183" calcext:value-type="float">
            <text:p>175183</text:p>
          </table:table-cell>
          <table:table-cell table:formula="of:=[.F50]-[.E50]" office:value-type="float" office:value="96512" calcext:value-type="float">
            <text:p>96512</text:p>
          </table:table-cell>
          <table:table-cell table:formula="of:=[.G50]/[.D50]" office:value-type="float" office:value="0.0211990073508577" calcext:value-type="float">
            <text:p>0.0211990073508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otated</text:p>
          </table:table-cell>
          <table:table-cell office:value-type="float" office:value="1329" calcext:value-type="float">
            <text:p>1329</text:p>
          </table:table-cell>
          <table:table-cell office:value-type="float" office:value="44074" calcext:value-type="float">
            <text:p>44074</text:p>
          </table:table-cell>
          <table:table-cell table:formula="of:=[.C51]-[.B51]" office:value-type="float" office:value="42745" calcext:value-type="float">
            <text:p>42745</text:p>
          </table:table-cell>
          <table:table-cell office:value-type="float" office:value="807" calcext:value-type="float">
            <text:p>807</text:p>
          </table:table-cell>
          <table:table-cell office:value-type="float" office:value="853" calcext:value-type="float">
            <text:p>853</text:p>
          </table:table-cell>
          <table:table-cell table:formula="of:=[.F51]-[.E51]" office:value-type="float" office:value="46" calcext:value-type="float">
            <text:p>46</text:p>
          </table:table-cell>
          <table:table-cell table:formula="of:=[.G51]/[.D51]" office:value-type="float" office:value="0.00107614925722307" calcext:value-type="float">
            <text:p>0.0010761492572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store_anon</text:p>
          </table:table-cell>
          <table:table-cell office:value-type="float" office:value="25" calcext:value-type="float">
            <text:p>25</text:p>
          </table:table-cell>
          <table:table-cell office:value-type="float" office:value="2187" calcext:value-type="float">
            <text:p>2187</text:p>
          </table:table-cell>
          <table:table-cell table:formula="of:=[.C52]-[.B52]" office:value-type="float" office:value="2162" calcext:value-type="float">
            <text:p>216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F52]-[.E52]" office:value-type="float" office:value="2" calcext:value-type="float">
            <text:p>2</text:p>
          </table:table-cell>
          <table:table-cell table:formula="of:=[.G52]/[.D52]" office:value-type="float" office:value="0.000925069380203515" calcext:value-type="float">
            <text:p>0.0009250693802035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wapcached</text:p>
          </table:table-cell>
          <table:table-cell office:value-type="float" office:value="172" calcext:value-type="float">
            <text:p>172</text:p>
          </table:table-cell>
          <table:table-cell office:value-type="float" office:value="2631" calcext:value-type="float">
            <text:p>2631</text:p>
          </table:table-cell>
          <table:table-cell table:formula="of:=[.C53]-[.B53]" office:value-type="float" office:value="2459" calcext:value-type="float">
            <text:p>2459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formula="of:=[.F53]-[.E53]" office:value-type="float" office:value="1" calcext:value-type="float">
            <text:p>1</text:p>
          </table:table-cell>
          <table:table-cell table:formula="of:=[.G53]/[.D53]" office:value-type="float" office:value="0.000406669377795852" calcext:value-type="float">
            <text:p>0.000406669377795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_ra</text:p>
          </table:table-cell>
          <table:table-cell office:value-type="float" office:value="29" calcext:value-type="float">
            <text:p>29</text:p>
          </table:table-cell>
          <table:table-cell office:value-type="float" office:value="2572" calcext:value-type="float">
            <text:p>2572</text:p>
          </table:table-cell>
          <table:table-cell table:formula="of:=[.C54]-[.B54]" office:value-type="float" office:value="2543" calcext:value-type="float">
            <text:p>254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[.F54]-[.E54]" office:value-type="float" office:value="1" calcext:value-type="float">
            <text:p>1</text:p>
          </table:table-cell>
          <table:table-cell table:formula="of:=[.G54]/[.D54]" office:value-type="float" office:value="0.000393236335037357" calcext:value-type="float">
            <text:p>0.00039323633503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refault_anon</text:p>
          </table:table-cell>
          <table:table-cell office:value-type="float" office:value="25" calcext:value-type="float">
            <text:p>25</text:p>
          </table:table-cell>
          <table:table-cell office:value-type="float" office:value="10159" calcext:value-type="float">
            <text:p>10159</text:p>
          </table:table-cell>
          <table:table-cell table:formula="of:=[.C55]-[.B55]" office:value-type="float" office:value="10134" calcext:value-type="float">
            <text:p>1013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[.F55]-[.E55]" office:value-type="float" office:value="2" calcext:value-type="float">
            <text:p>2</text:p>
          </table:table-cell>
          <table:table-cell table:formula="of:=[.G55]/[.D55]" office:value-type="float" office:value="0.000197355437142293" calcext:value-type="float">
            <text:p>0.000197355437142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wpin</text:p>
          </table:table-cell>
          <table:table-cell office:value-type="float" office:value="128" calcext:value-type="float">
            <text:p>128</text:p>
          </table:table-cell>
          <table:table-cell office:value-type="float" office:value="10538" calcext:value-type="float">
            <text:p>10538</text:p>
          </table:table-cell>
          <table:table-cell table:formula="of:=[.C56]-[.B56]" office:value-type="float" office:value="10410" calcext:value-type="float">
            <text:p>1041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formula="of:=[.F56]-[.E56]" office:value-type="float" office:value="2" calcext:value-type="float">
            <text:p>2</text:p>
          </table:table-cell>
          <table:table-cell table:formula="of:=[.G56]/[.D56]" office:value-type="float" office:value="0.000192122958693564" calcext:value-type="float">
            <text:p>0.0001921229586935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activate_file</text:p>
          </table:table-cell>
          <table:table-cell office:value-type="float" office:value="49116" calcext:value-type="float">
            <text:p>49116</text:p>
          </table:table-cell>
          <table:table-cell office:value-type="float" office:value="40940134" calcext:value-type="float">
            <text:p>40940134</text:p>
          </table:table-cell>
          <table:table-cell table:formula="of:=[.C57]-[.B57]" office:value-type="float" office:value="40891018" calcext:value-type="float">
            <text:p>40891018</text:p>
          </table:table-cell>
          <table:table-cell office:value-type="float" office:value="48421" calcext:value-type="float">
            <text:p>48421</text:p>
          </table:table-cell>
          <table:table-cell office:value-type="float" office:value="49116" calcext:value-type="float">
            <text:p>49116</text:p>
          </table:table-cell>
          <table:table-cell table:formula="of:=[.F57]-[.E57]" office:value-type="float" office:value="695" calcext:value-type="float">
            <text:p>695</text:p>
          </table:table-cell>
          <table:table-cell table:formula="of:=[.G57]/[.D57]" office:value-type="float" office:value="0.0000169963975951883" calcext:value-type="float">
            <text:p>1.69963975951883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anon</text:p>
          </table:table-cell>
          <table:table-cell office:value-type="float" office:value="559" calcext:value-type="float">
            <text:p>559</text:p>
          </table:table-cell>
          <table:table-cell office:value-type="float" office:value="214894" calcext:value-type="float">
            <text:p>214894</text:p>
          </table:table-cell>
          <table:table-cell table:formula="of:=[.C58]-[.B58]" office:value-type="float" office:value="214335" calcext:value-type="float">
            <text:p>214335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table:formula="of:=[.F58]-[.E58]" office:value-type="float" office:value="3" calcext:value-type="float">
            <text:p>3</text:p>
          </table:table-cell>
          <table:table-cell table:formula="of:=[.G58]/[.D58]" office:value-type="float" office:value="0.0000139967807404297" calcext:value-type="float">
            <text:p>1.39967807404297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refill</text:p>
          </table:table-cell>
          <table:table-cell office:value-type="float" office:value="49715" calcext:value-type="float">
            <text:p>49715</text:p>
          </table:table-cell>
          <table:table-cell office:value-type="float" office:value="230091730" calcext:value-type="float">
            <text:p>230091730</text:p>
          </table:table-cell>
          <table:table-cell table:formula="of:=[.C59]-[.B59]" office:value-type="float" office:value="230042015" calcext:value-type="float">
            <text:p>230042015</text:p>
          </table:table-cell>
          <table:table-cell office:value-type="float" office:value="48869" calcext:value-type="float">
            <text:p>48869</text:p>
          </table:table-cell>
          <table:table-cell office:value-type="float" office:value="49715" calcext:value-type="float">
            <text:p>49715</text:p>
          </table:table-cell>
          <table:table-cell table:formula="of:=[.F59]-[.E59]" office:value-type="float" office:value="846" calcext:value-type="float">
            <text:p>846</text:p>
          </table:table-cell>
          <table:table-cell table:formula="of:=[.G59]/[.D59]" office:value-type="float" office:value="0.00000367758906997924" calcext:value-type="float">
            <text:p>3.67758906997924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ctivate</text:p>
          </table:table-cell>
          <table:table-cell office:value-type="float" office:value="1829" calcext:value-type="float">
            <text:p>1829</text:p>
          </table:table-cell>
          <table:table-cell office:value-type="float" office:value="193593814" calcext:value-type="float">
            <text:p>193593814</text:p>
          </table:table-cell>
          <table:table-cell table:formula="of:=[.C60]-[.B60]" office:value-type="float" office:value="193591985" calcext:value-type="float">
            <text:p>193591985</text:p>
          </table:table-cell>
          <table:table-cell office:value-type="float" office:value="1421" calcext:value-type="float">
            <text:p>1421</text:p>
          </table:table-cell>
          <table:table-cell office:value-type="float" office:value="1598" calcext:value-type="float">
            <text:p>1598</text:p>
          </table:table-cell>
          <table:table-cell table:formula="of:=[.F60]-[.E60]" office:value-type="float" office:value="177" calcext:value-type="float">
            <text:p>177</text:p>
          </table:table-cell>
          <table:table-cell table:formula="of:=[.G60]/[.D60]" office:value-type="float" office:value="0.00000091429404993187" calcext:value-type="float">
            <text:p>9.14294049931871E-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activate_anon</text:p>
          </table:table-cell>
          <table:table-cell office:value-type="float" office:value="0" calcext:value-type="float">
            <text:p>0</text:p>
          </table:table-cell>
          <table:table-cell office:value-type="float" office:value="2171" calcext:value-type="float">
            <text:p>2171</text:p>
          </table:table-cell>
          <table:table-cell table:formula="of:=[.C61]-[.B61]" office:value-type="float" office:value="2171" calcext:value-type="float">
            <text:p>217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1]-[.E61]" office:value-type="float" office:value="0" calcext:value-type="float">
            <text:p>0</text:p>
          </table:table-cell>
          <table:table-cell table:formula="of:=[.G61]/[.D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vmscan_write</text:p>
          </table:table-cell>
          <table:table-cell office:value-type="float" office:value="311" calcext:value-type="float">
            <text:p>311</text:p>
          </table:table-cell>
          <table:table-cell office:value-type="float" office:value="43047" calcext:value-type="float">
            <text:p>43047</text:p>
          </table:table-cell>
          <table:table-cell table:formula="of:=[.C62]-[.B62]" office:value-type="float" office:value="42736" calcext:value-type="float">
            <text:p>42736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F62]-[.E62]" office:value-type="float" office:value="0" calcext:value-type="float">
            <text:p>0</text:p>
          </table:table-cell>
          <table:table-cell table:formula="of:=[.G62]/[.D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vmscan_immediate_reclaim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C63]-[.B63]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3]-[.E63]" office:value-type="float" office:value="0" calcext:value-type="float">
            <text:p>0</text:p>
          </table:table-cell>
          <table:table-cell table:formula="of:=[.G63]/[.D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wpout</text:p>
          </table:table-cell>
          <table:table-cell office:value-type="float" office:value="311" calcext:value-type="float">
            <text:p>311</text:p>
          </table:table-cell>
          <table:table-cell office:value-type="float" office:value="43047" calcext:value-type="float">
            <text:p>43047</text:p>
          </table:table-cell>
          <table:table-cell table:formula="of:=[.C64]-[.B64]" office:value-type="float" office:value="42736" calcext:value-type="float">
            <text:p>42736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F64]-[.E64]" office:value-type="float" office:value="0" calcext:value-type="float">
            <text:p>0</text:p>
          </table:table-cell>
          <table:table-cell table:formula="of:=[.G64]/[.D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activate</text:p>
          </table:table-cell>
          <table:table-cell office:value-type="float" office:value="591" calcext:value-type="float">
            <text:p>591</text:p>
          </table:table-cell>
          <table:table-cell office:value-type="float" office:value="229996365" calcext:value-type="float">
            <text:p>229996365</text:p>
          </table:table-cell>
          <table:table-cell table:formula="of:=[.C65]-[.B65]" office:value-type="float" office:value="229995774" calcext:value-type="float">
            <text:p>2299957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5]-[.E65]" office:value-type="float" office:value="0" calcext:value-type="float">
            <text:p>0</text:p>
          </table:table-cell>
          <table:table-cell table:formula="of:=[.G65]/[.D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lazyfree</text:p>
          </table:table-cell>
          <table:table-cell office:value-type="float" office:value="3117" calcext:value-type="float">
            <text:p>3117</text:p>
          </table:table-cell>
          <table:table-cell office:value-type="float" office:value="3161" calcext:value-type="float">
            <text:p>3161</text:p>
          </table:table-cell>
          <table:table-cell table:formula="of:=[.C66]-[.B66]" office:value-type="float" office:value="44" calcext:value-type="float">
            <text:p>44</text:p>
          </table:table-cell>
          <table:table-cell table:number-columns-repeated="2" office:value-type="float" office:value="3117" calcext:value-type="float">
            <text:p>3117</text:p>
          </table:table-cell>
          <table:table-cell table:formula="of:=[.F66]-[.E66]" office:value-type="float" office:value="0" calcext:value-type="float">
            <text:p>0</text:p>
          </table:table-cell>
          <table:table-cell table:formula="of:=[.G66]/[.D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lazyfreed</text:p>
          </table:table-cell>
          <table:table-cell office:value-type="float" office:value="885" calcext:value-type="float">
            <text:p>885</text:p>
          </table:table-cell>
          <table:table-cell office:value-type="float" office:value="892" calcext:value-type="float">
            <text:p>892</text:p>
          </table:table-cell>
          <table:table-cell table:formula="of:=[.C67]-[.B67]" office:value-type="float" office:value="7" calcext:value-type="float">
            <text:p>7</text:p>
          </table:table-cell>
          <table:table-cell table:number-columns-repeated="2" office:value-type="float" office:value="885" calcext:value-type="float">
            <text:p>885</text:p>
          </table:table-cell>
          <table:table-cell table:formula="of:=[.F67]-[.E67]" office:value-type="float" office:value="0" calcext:value-type="float">
            <text:p>0</text:p>
          </table:table-cell>
          <table:table-cell table:formula="of:=[.G67]/[.D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anon</text:p>
          </table:table-cell>
          <table:table-cell office:value-type="float" office:value="235" calcext:value-type="float">
            <text:p>235</text:p>
          </table:table-cell>
          <table:table-cell office:value-type="float" office:value="44665" calcext:value-type="float">
            <text:p>44665</text:p>
          </table:table-cell>
          <table:table-cell table:formula="of:=[.C68]-[.B68]" office:value-type="float" office:value="44430" calcext:value-type="float">
            <text:p>44430</text:p>
          </table:table-cell>
          <table:table-cell table:number-columns-repeated="2" office:value-type="float" office:value="235" calcext:value-type="float">
            <text:p>235</text:p>
          </table:table-cell>
          <table:table-cell table:formula="of:=[.F68]-[.E68]" office:value-type="float" office:value="0" calcext:value-type="float">
            <text:p>0</text:p>
          </table:table-cell>
          <table:table-cell table:formula="of:=[.G68]/[.D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p_ra_hit</text:p>
          </table:table-cell>
          <table:table-cell office:value-type="float" office:value="20" calcext:value-type="float">
            <text:p>20</text:p>
          </table:table-cell>
          <table:table-cell office:value-type="float" office:value="1840" calcext:value-type="float">
            <text:p>1840</text:p>
          </table:table-cell>
          <table:table-cell table:formula="of:=[.C69]-[.B69]" office:value-type="float" office:value="1820" calcext:value-type="float">
            <text:p>18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F69]-[.E69]" office:value-type="float" office:value="0" calcext:value-type="float">
            <text:p>0</text:p>
          </table:table-cell>
          <table:table-cell table:formula="of:=[.G69]/[.D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nactive_anon</text:p>
          </table:table-cell>
          <table:table-cell office:value-type="float" office:value="503" calcext:value-type="float">
            <text:p>503</text:p>
          </table:table-cell>
          <table:table-cell office:value-type="float" office:value="27336" calcext:value-type="float">
            <text:p>27336</text:p>
          </table:table-cell>
          <table:table-cell table:formula="of:=[.C70]-[.B70]" office:value-type="float" office:value="26833" calcext:value-type="float">
            <text:p>26833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[.F70]-[.E70]" office:value-type="float" office:value="-3" calcext:value-type="float">
            <text:p>-3</text:p>
          </table:table-cell>
          <table:table-cell table:formula="of:=[.G70]/[.D70]" office:value-type="float" office:value="-0.000111802631088585" calcext:value-type="float">
            <text:p>-0.000111802631088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inactive_anon</text:p>
          </table:table-cell>
          <table:table-cell office:value-type="float" office:value="503" calcext:value-type="float">
            <text:p>503</text:p>
          </table:table-cell>
          <table:table-cell office:value-type="float" office:value="27281" calcext:value-type="float">
            <text:p>27281</text:p>
          </table:table-cell>
          <table:table-cell table:formula="of:=[.C71]-[.B71]" office:value-type="float" office:value="26778" calcext:value-type="float">
            <text:p>2677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formula="of:=[.F71]-[.E71]" office:value-type="float" office:value="-3" calcext:value-type="float">
            <text:p>-3</text:p>
          </table:table-cell>
          <table:table-cell table:formula="of:=[.G71]/[.D71]" office:value-type="float" office:value="-0.000112032265292404" calcext:value-type="float">
            <text:p>-0.0001120322652924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mapped</text:p>
          </table:table-cell>
          <table:table-cell office:value-type="float" office:value="78990" calcext:value-type="float">
            <text:p>78990</text:p>
          </table:table-cell>
          <table:table-cell office:value-type="float" office:value="19346" calcext:value-type="float">
            <text:p>19346</text:p>
          </table:table-cell>
          <table:table-cell table:formula="of:=[.C72]-[.B72]" office:value-type="float" office:value="-59644" calcext:value-type="float">
            <text:p>-59644</text:p>
          </table:table-cell>
          <table:table-cell office:value-type="float" office:value="78531" calcext:value-type="float">
            <text:p>78531</text:p>
          </table:table-cell>
          <table:table-cell office:value-type="float" office:value="79113" calcext:value-type="float">
            <text:p>79113</text:p>
          </table:table-cell>
          <table:table-cell table:formula="of:=[.F72]-[.E72]" office:value-type="float" office:value="582" calcext:value-type="float">
            <text:p>582</text:p>
          </table:table-cell>
          <table:table-cell table:formula="of:=[.G72]/[.D72]" office:value-type="float" office:value="-0.00975789685467105" calcext:value-type="float">
            <text:p>-0.00975789685467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</text:p>
          </table:table-cell>
          <table:table-cell office:value-type="float" office:value="428" calcext:value-type="float">
            <text:p>428</text:p>
          </table:table-cell>
          <table:table-cell office:value-type="float" office:value="259" calcext:value-type="float">
            <text:p>259</text:p>
          </table:table-cell>
          <table:table-cell table:formula="of:=[.C73]-[.B73]" office:value-type="float" office:value="-169" calcext:value-type="float">
            <text:p>-169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table:formula="of:=[.F73]-[.E73]" office:value-type="float" office:value="3" calcext:value-type="float">
            <text:p>3</text:p>
          </table:table-cell>
          <table:table-cell table:formula="of:=[.G73]/[.D73]" office:value-type="float" office:value="-0.0177514792899408" calcext:value-type="float">
            <text:p>-0.0177514792899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ctive_anon</text:p>
          </table:table-cell>
          <table:table-cell office:value-type="float" office:value="69593" calcext:value-type="float">
            <text:p>69593</text:p>
          </table:table-cell>
          <table:table-cell office:value-type="float" office:value="10272" calcext:value-type="float">
            <text:p>10272</text:p>
          </table:table-cell>
          <table:table-cell table:formula="of:=[.C74]-[.B74]" office:value-type="float" office:value="-59321" calcext:value-type="float">
            <text:p>-59321</text:p>
          </table:table-cell>
          <table:table-cell office:value-type="float" office:value="69228" calcext:value-type="float">
            <text:p>69228</text:p>
          </table:table-cell>
          <table:table-cell office:value-type="float" office:value="70321" calcext:value-type="float">
            <text:p>70321</text:p>
          </table:table-cell>
          <table:table-cell table:formula="of:=[.F74]-[.E74]" office:value-type="float" office:value="1093" calcext:value-type="float">
            <text:p>1093</text:p>
          </table:table-cell>
          <table:table-cell table:formula="of:=[.G74]/[.D74]" office:value-type="float" office:value="-0.0184251782673927" calcext:value-type="float">
            <text:p>-0.0184251782673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active_anon</text:p>
          </table:table-cell>
          <table:table-cell office:value-type="float" office:value="69593" calcext:value-type="float">
            <text:p>69593</text:p>
          </table:table-cell>
          <table:table-cell office:value-type="float" office:value="10245" calcext:value-type="float">
            <text:p>10245</text:p>
          </table:table-cell>
          <table:table-cell table:formula="of:=[.C75]-[.B75]" office:value-type="float" office:value="-59348" calcext:value-type="float">
            <text:p>-59348</text:p>
          </table:table-cell>
          <table:table-cell office:value-type="float" office:value="69228" calcext:value-type="float">
            <text:p>69228</text:p>
          </table:table-cell>
          <table:table-cell office:value-type="float" office:value="70482" calcext:value-type="float">
            <text:p>70482</text:p>
          </table:table-cell>
          <table:table-cell table:formula="of:=[.F75]-[.E75]" office:value-type="float" office:value="1254" calcext:value-type="float">
            <text:p>1254</text:p>
          </table:table-cell>
          <table:table-cell table:formula="of:=[.G75]/[.D75]" office:value-type="float" office:value="-0.0211296084114039" calcext:value-type="float">
            <text:p>-0.021129608411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non_pages</text:p>
          </table:table-cell>
          <table:table-cell office:value-type="float" office:value="69938" calcext:value-type="float">
            <text:p>69938</text:p>
          </table:table-cell>
          <table:table-cell office:value-type="float" office:value="37278" calcext:value-type="float">
            <text:p>37278</text:p>
          </table:table-cell>
          <table:table-cell table:formula="of:=[.C76]-[.B76]" office:value-type="float" office:value="-32660" calcext:value-type="float">
            <text:p>-32660</text:p>
          </table:table-cell>
          <table:table-cell office:value-type="float" office:value="69160" calcext:value-type="float">
            <text:p>69160</text:p>
          </table:table-cell>
          <table:table-cell office:value-type="float" office:value="70207" calcext:value-type="float">
            <text:p>70207</text:p>
          </table:table-cell>
          <table:table-cell table:formula="of:=[.F76]-[.E76]" office:value-type="float" office:value="1047" calcext:value-type="float">
            <text:p>1047</text:p>
          </table:table-cell>
          <table:table-cell table:formula="of:=[.G76]/[.D76]" office:value-type="float" office:value="-0.0320575627679118" calcext:value-type="float">
            <text:p>-0.0320575627679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kernel_stack</text:p>
          </table:table-cell>
          <table:table-cell office:value-type="float" office:value="8860" calcext:value-type="float">
            <text:p>8860</text:p>
          </table:table-cell>
          <table:table-cell office:value-type="float" office:value="8728" calcext:value-type="float">
            <text:p>8728</text:p>
          </table:table-cell>
          <table:table-cell table:formula="of:=[.C77]-[.B77]" office:value-type="float" office:value="-132" calcext:value-type="float">
            <text:p>-132</text:p>
          </table:table-cell>
          <table:table-cell office:value-type="float" office:value="8736" calcext:value-type="float">
            <text:p>8736</text:p>
          </table:table-cell>
          <table:table-cell office:value-type="float" office:value="8780" calcext:value-type="float">
            <text:p>8780</text:p>
          </table:table-cell>
          <table:table-cell table:formula="of:=[.F77]-[.E77]" office:value-type="float" office:value="44" calcext:value-type="float">
            <text:p>44</text:p>
          </table:table-cell>
          <table:table-cell table:formula="of:=[.G77]/[.D77]" office:value-type="float" office:value="-0.333333333333333" calcext:value-type="float">
            <text:p>-0.333333333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write_pending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C78]-[.B78]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F78]-[.E78]" office:value-type="float" office:value="28" calcext:value-type="float">
            <text:p>28</text:p>
          </table:table-cell>
          <table:table-cell table:formula="of:=[.G78]/[.D7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dirty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C79]-[.B79]"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[.F79]-[.E79]" office:value-type="float" office:value="28" calcext:value-type="float">
            <text:p>28</text:p>
          </table:table-cell>
          <table:table-cell table:formula="of:=[.G79]/[.D79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one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0]-[.B8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0]-[.E80]" office:value-type="float" office:value="0" calcext:value-type="float">
            <text:p>0</text:p>
          </table:table-cell>
          <table:table-cell table:formula="of:=[.G80]/[.D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mlo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1]-[.B8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1]-[.E81]" office:value-type="float" office:value="0" calcext:value-type="float">
            <text:p>0</text:p>
          </table:table-cell>
          <table:table-cell table:formula="of:=[.G81]/[.D8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D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D8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D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m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D8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foreig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D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interleave</text:p>
          </table:table-cell>
          <table:table-cell table:number-columns-repeated="2" office:value-type="float" office:value="1638" calcext:value-type="float">
            <text:p>1638</text:p>
          </table:table-cell>
          <table:table-cell table:formula="of:=[.C87]-[.B87]" office:value-type="float" office:value="0" calcext:value-type="float">
            <text:p>0</text:p>
          </table:table-cell>
          <table:table-cell table:number-columns-repeated="2" office:value-type="float" office:value="1638" calcext:value-type="float">
            <text:p>1638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D8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ot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D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9]-[.B8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D8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D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D9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rkingset_nodereclaim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92]-[.B92]"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D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D9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D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D9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D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D9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D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D9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D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D10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D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D10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D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dma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C105]-[.B105]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D10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6]-[.B10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D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D10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D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D10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cstall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D11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D11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D1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D1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D11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teal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D11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D11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D11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D11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D11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D12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B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D12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abs_scanned</text:p>
          </table:table-cell>
          <table:table-cell table:number-columns-repeated="2" office:value-type="float" office:value="155024" calcext:value-type="float">
            <text:p>155024</text:p>
          </table:table-cell>
          <table:table-cell table:formula="of:=[.C122]-[.B122]" office:value-type="float" office:value="0" calcext:value-type="float">
            <text:p>0</text:p>
          </table:table-cell>
          <table:table-cell office:value-type="float" office:value="105694" calcext:value-type="float">
            <text:p>105694</text:p>
          </table:table-cell>
          <table:table-cell office:value-type="float" office:value="107742" calcext:value-type="float">
            <text:p>107742</text:p>
          </table:table-cell>
          <table:table-cell table:formula="of:=[.F122]-[.E122]" office:value-type="float" office:value="2048" calcext:value-type="float">
            <text:p>2048</text:p>
          </table:table-cell>
          <table:table-cell table:formula="of:=[.G122]/[.D12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D12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_pagecach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4]-[.B124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D12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op_slab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5]-[.B1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D12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B1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D1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D12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uge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D12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nt_faul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D12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hint_faults_loc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D13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a_pages_migrat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D13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D1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-[.B1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D1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-[.B1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D1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-[.B1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D1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D1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B13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D13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migrate_scanned</text:p>
          </table:table-cell>
          <table:table-cell table:number-columns-repeated="2" office:value-type="float" office:value="32727" calcext:value-type="float">
            <text:p>32727</text:p>
          </table:table-cell>
          <table:table-cell table:formula="of:=[.C138]-[.B138]" office:value-type="float" office:value="0" calcext:value-type="float">
            <text:p>0</text:p>
          </table:table-cell>
          <table:table-cell table:number-columns-repeated="2" office:value-type="float" office:value="32727" calcext:value-type="float">
            <text:p>32727</text:p>
          </table:table-cell>
          <table:table-cell table:formula="of:=[.F138]-[.E138]" office:value-type="float" office:value="0" calcext:value-type="float">
            <text:p>0</text:p>
          </table:table-cell>
          <table:table-cell table:formula="of:=[.G138]/[.D1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act_daemon_free_scanned</text:p>
          </table:table-cell>
          <table:table-cell table:number-columns-repeated="2" office:value-type="float" office:value="262704" calcext:value-type="float">
            <text:p>262704</text:p>
          </table:table-cell>
          <table:table-cell table:formula="of:=[.C139]-[.B139]" office:value-type="float" office:value="0" calcext:value-type="float">
            <text:p>0</text:p>
          </table:table-cell>
          <table:table-cell table:number-columns-repeated="2" office:value-type="float" office:value="262704" calcext:value-type="float">
            <text:p>262704</text:p>
          </table:table-cell>
          <table:table-cell table:formula="of:=[.F139]-[.E139]" office:value-type="float" office:value="0" calcext:value-type="float">
            <text:p>0</text:p>
          </table:table-cell>
          <table:table-cell table:formula="of:=[.G139]/[.D13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B14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D1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D14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culled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C142]-[.B142]" office:value-type="float" office:value="0" calcext:value-type="float">
            <text:p>0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D1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B1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D14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rescu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B1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G144]/[.D1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m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D14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mun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/[.D1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D14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B1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D1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B1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/[.D1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D1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/[.D15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collaps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D1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D15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B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D1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D15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B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D1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B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D15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B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D1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D15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deferred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D1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m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D16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D1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D1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B16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D1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D1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D1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D1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D1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D16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0]-[.B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D1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D17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2]-[.B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D1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B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D17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D1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D17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D1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_map_level2_splits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77]-[.B177]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D17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rect_map_level3_spli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8]-[.B17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D1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B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D179]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host_c2_norm_2" table:style-name="ta1"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se.exec_start <text:s text:c="31"/></text:p>
          </table:table-cell>
          <table:table-cell office:value-type="float" office:value="1884727.847359" calcext:value-type="float">
            <text:p>1884727.847359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3694410.064143" calcext:value-type="float">
            <text:p>3694410.064143</text:p>
          </table:table-cell>
          <table:table-cell table:formula="of:=[.D1]-[.B1]" office:value-type="float" office:value="1809682.216784" calcext:value-type="float">
            <text:p>1809682.216784</text:p>
          </table:table-cell>
          <table:table-cell/>
          <table:table-cell office:value-type="string" calcext:value-type="string">
            <text:p>se.exec_start <text:s text:c="31"/></text:p>
          </table:table-cell>
          <table:table-cell office:value-type="float" office:value="514.52866" calcext:value-type="float">
            <text:p>514.52866</text:p>
          </table:table-cell>
          <table:table-cell office:value-type="string" calcext:value-type="string">
            <text:p>se.exec_start <text:s text:c="31"/></text:p>
          </table:table-cell>
          <table:table-cell office:value-type="float" office:value="1884627.414681" calcext:value-type="float">
            <text:p>1884627.414681</text:p>
          </table:table-cell>
          <table:table-cell table:formula="of:=[.J1]-[.H1]" office:value-type="float" office:value="1884112.886021" calcext:value-type="float">
            <text:p>1884112.886021</text:p>
          </table:table-cell>
        </table:table-row>
        <table:table-row table:style-name="ro1">
          <table:table-cell office:value-type="string" calcext:value-type="string">
            <text:p>se.vruntime <text:s text:c="33"/></text:p>
          </table:table-cell>
          <table:table-cell office:value-type="float" office:value="438824.756927" calcext:value-type="float">
            <text:p>438824.756927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4512564.014105" calcext:value-type="float">
            <text:p>4512564.014105</text:p>
          </table:table-cell>
          <table:table-cell table:formula="of:=[.D2]-[.B2]" office:value-type="float" office:value="4073739.257178" calcext:value-type="float">
            <text:p>4073739.257178</text:p>
          </table:table-cell>
          <table:table-cell/>
          <table:table-cell office:value-type="string" calcext:value-type="string">
            <text:p>se.vruntime <text:s text:c="33"/></text:p>
          </table:table-cell>
          <table:table-cell office:value-type="float" office:value="10.965758" calcext:value-type="float">
            <text:p>10.965758</text:p>
          </table:table-cell>
          <table:table-cell office:value-type="string" calcext:value-type="string">
            <text:p>se.vruntime <text:s text:c="33"/></text:p>
          </table:table-cell>
          <table:table-cell office:value-type="float" office:value="438799.038195" calcext:value-type="float">
            <text:p>438799.038195</text:p>
          </table:table-cell>
          <table:table-cell table:formula="of:=[.J2]-[.H2]" office:value-type="float" office:value="438788.072437" calcext:value-type="float">
            <text:p>438788.072437</text:p>
          </table:table-cell>
        </table:table-row>
        <table:table-row table:style-name="ro1">
          <table:table-cell office:value-type="string" calcext:value-type="string">
            <text:p>se.sum_exec_runtime <text:s text:c="25"/></text:p>
          </table:table-cell>
          <table:table-cell office:value-type="float" office:value="114909.317076" calcext:value-type="float">
            <text:p>114909.317076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346679.513318" calcext:value-type="float">
            <text:p>346679.513318</text:p>
          </table:table-cell>
          <table:table-cell table:formula="of:=[.D3]-[.B3]" office:value-type="float" office:value="231770.196242" calcext:value-type="float">
            <text:p>231770.196242</text:p>
          </table:table-cell>
          <table:table-cell/>
          <table:table-cell office:value-type="string" calcext:value-type="string">
            <text:p>se.sum_exec_runtime <text:s text:c="25"/></text:p>
          </table:table-cell>
          <table:table-cell office:value-type="float" office:value="0.01434" calcext:value-type="float">
            <text:p>0.01434</text:p>
          </table:table-cell>
          <table:table-cell office:value-type="string" calcext:value-type="string">
            <text:p>se.sum_exec_runtime <text:s text:c="25"/></text:p>
          </table:table-cell>
          <table:table-cell office:value-type="float" office:value="114909.312759" calcext:value-type="float">
            <text:p>114909.312759</text:p>
          </table:table-cell>
          <table:table-cell table:formula="of:=[.J3]-[.H3]" office:value-type="float" office:value="114909.298419" calcext:value-type="float">
            <text:p>114909.298419</text:p>
          </table:table-cell>
        </table:table-row>
        <table:table-row table:style-name="ro1">
          <table:table-cell office:value-type="string" calcext:value-type="string">
            <text:p>se.nr_migrations <text:s text:c="28"/>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15363" calcext:value-type="float">
            <text:p>15363</text:p>
          </table:table-cell>
          <table:table-cell table:formula="of:=[.D4]-[.B4]" office:value-type="float" office:value="11767" calcext:value-type="float">
            <text:p>11767</text:p>
          </table:table-cell>
          <table:table-cell/>
          <table:table-cell office:value-type="string" calcext:value-type="string">
            <text:p>se.nr_migrations <text:s text:c="28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.nr_migrations <text:s text:c="28"/></text:p>
          </table:table-cell>
          <table:table-cell office:value-type="float" office:value="3596" calcext:value-type="float">
            <text:p>3596</text:p>
          </table:table-cell>
          <table:table-cell table:formula="of:=[.J4]-[.H4]" office:value-type="float" office:value="3596" calcext:value-type="float">
            <text:p>359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table:formula="of:=[.K1]/[.E1]" office:value-type="float" office:value="1.04112913778269" calcext:value-type="float">
            <text:p>1.04112913778269</text:p>
          </table:table-cell>
        </table:table-row>
        <table:table-row table:style-name="ro1">
          <table:table-cell table:number-columns-repeated="10"/>
          <table:table-cell table:formula="of:=[.K2]/[.E2]" office:value-type="float" office:value="0.107711378842877" calcext:value-type="float">
            <text:p>0.107711378842877</text:p>
          </table:table-cell>
        </table:table-row>
        <table:table-row table:style-name="ro1">
          <table:table-cell table:number-columns-repeated="10"/>
          <table:table-cell table:formula="of:=[.K3]/[.E3]" office:value-type="float" office:value="0.495789796454324" calcext:value-type="float">
            <text:p>0.495789796454324</text:p>
          </table:table-cell>
        </table:table-row>
        <table:table-row table:style-name="ro1">
          <table:table-cell table:number-columns-repeated="10"/>
          <table:table-cell table:formula="of:=[.K4]/[.E4]" office:value-type="float" office:value="0.305600407920455" calcext:value-type="float">
            <text:p>0.30560040792045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mpact_isolated</text:p>
          </table:table-cell>
          <table:table-cell office:value-type="float" office:value="1712463" calcext:value-type="float">
            <text:p>1712463</text:p>
          </table:table-cell>
          <table:table-cell office:value-type="float" office:value="1722533" calcext:value-type="float">
            <text:p>1722533</text:p>
          </table:table-cell>
          <table:table-cell table:formula="of:=[.C12]-[.B12]" office:value-type="float" office:value="10070" calcext:value-type="float">
            <text:p>10070</text:p>
          </table:table-cell>
          <table:table-cell office:value-type="float" office:value="0" calcext:value-type="float">
            <text:p>0</text:p>
          </table:table-cell>
          <table:table-cell office:value-type="float" office:value="290101" calcext:value-type="float">
            <text:p>290101</text:p>
          </table:table-cell>
          <table:table-cell table:formula="of:=[.F12]-[.E12]" office:value-type="float" office:value="290101" calcext:value-type="float">
            <text:p>290101</text:p>
          </table:table-cell>
          <table:table-cell table:formula="of:=[.G12]/[.D12]" office:value-type="float" office:value="28.8084409136048" calcext:value-type="float">
            <text:p>28.8084409136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igrate_success</text:p>
          </table:table-cell>
          <table:table-cell office:value-type="float" office:value="851585" calcext:value-type="float">
            <text:p>851585</text:p>
          </table:table-cell>
          <table:table-cell office:value-type="float" office:value="856519" calcext:value-type="float">
            <text:p>856519</text:p>
          </table:table-cell>
          <table:table-cell table:formula="of:=[.C13]-[.B13]" office:value-type="float" office:value="4934" calcext:value-type="float">
            <text:p>4934</text:p>
          </table:table-cell>
          <table:table-cell office:value-type="float" office:value="0" calcext:value-type="float">
            <text:p>0</text:p>
          </table:table-cell>
          <table:table-cell office:value-type="float" office:value="140606" calcext:value-type="float">
            <text:p>140606</text:p>
          </table:table-cell>
          <table:table-cell table:formula="of:=[.F13]-[.E13]" office:value-type="float" office:value="140606" calcext:value-type="float">
            <text:p>140606</text:p>
          </table:table-cell>
          <table:table-cell table:formula="of:=[.G13]/[.D13]" office:value-type="float" office:value="28.4973652209161" calcext:value-type="float">
            <text:p>28.4973652209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igrate_fai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C14]-[.B1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F14]-[.E14]" office:value-type="float" office:value="19" calcext:value-type="float">
            <text:p>19</text:p>
          </table:table-cell>
          <table:table-cell table:formula="of:=[.G14]/[.D14]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high_wmark_hit_quickly</text:p>
          </table:table-cell>
          <table:table-cell office:value-type="float" office:value="10624" calcext:value-type="float">
            <text:p>10624</text:p>
          </table:table-cell>
          <table:table-cell office:value-type="float" office:value="11247" calcext:value-type="float">
            <text:p>11247</text:p>
          </table:table-cell>
          <table:table-cell table:formula="of:=[.C15]-[.B15]"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  <table:table-cell office:value-type="float" office:value="10624" calcext:value-type="float">
            <text:p>10624</text:p>
          </table:table-cell>
          <table:table-cell table:formula="of:=[.F15]-[.E15]" office:value-type="float" office:value="10624" calcext:value-type="float">
            <text:p>10624</text:p>
          </table:table-cell>
          <table:table-cell table:formula="of:=[.G15]/[.D15]" office:value-type="float" office:value="17.0529695024077" calcext:value-type="float">
            <text:p>17.0529695024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migrate_scanned</text:p>
          </table:table-cell>
          <table:table-cell office:value-type="float" office:value="2662567" calcext:value-type="float">
            <text:p>2662567</text:p>
          </table:table-cell>
          <table:table-cell office:value-type="float" office:value="2740428" calcext:value-type="float">
            <text:p>2740428</text:p>
          </table:table-cell>
          <table:table-cell table:formula="of:=[.C16]-[.B16]" office:value-type="float" office:value="77861" calcext:value-type="float">
            <text:p>77861</text:p>
          </table:table-cell>
          <table:table-cell office:value-type="float" office:value="0" calcext:value-type="float">
            <text:p>0</text:p>
          </table:table-cell>
          <table:table-cell office:value-type="float" office:value="1301372" calcext:value-type="float">
            <text:p>1301372</text:p>
          </table:table-cell>
          <table:table-cell table:formula="of:=[.F16]-[.E16]" office:value-type="float" office:value="1301372" calcext:value-type="float">
            <text:p>1301372</text:p>
          </table:table-cell>
          <table:table-cell table:formula="of:=[.G16]/[.D16]" office:value-type="float" office:value="16.7140416896778" calcext:value-type="float">
            <text:p>16.7140416896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file</text:p>
          </table:table-cell>
          <table:table-cell office:value-type="float" office:value="150399854" calcext:value-type="float">
            <text:p>150399854</text:p>
          </table:table-cell>
          <table:table-cell office:value-type="float" office:value="169964715" calcext:value-type="float">
            <text:p>169964715</text:p>
          </table:table-cell>
          <table:table-cell table:formula="of:=[.C17]-[.B17]" office:value-type="float" office:value="19564861" calcext:value-type="float">
            <text:p>19564861</text:p>
          </table:table-cell>
          <table:table-cell office:value-type="float" office:value="0" calcext:value-type="float">
            <text:p>0</text:p>
          </table:table-cell>
          <table:table-cell office:value-type="float" office:value="150399158" calcext:value-type="float">
            <text:p>150399158</text:p>
          </table:table-cell>
          <table:table-cell table:formula="of:=[.F17]-[.E17]" office:value-type="float" office:value="150399158" calcext:value-type="float">
            <text:p>150399158</text:p>
          </table:table-cell>
          <table:table-cell table:formula="of:=[.G17]/[.D17]" office:value-type="float" office:value="7.68720810232181" calcext:value-type="float">
            <text:p>7.68720810232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page_table_pages</text:p>
          </table:table-cell>
          <table:table-cell office:value-type="float" office:value="2166" calcext:value-type="float">
            <text:p>2166</text:p>
          </table:table-cell>
          <table:table-cell office:value-type="float" office:value="2298" calcext:value-type="float">
            <text:p>2298</text:p>
          </table:table-cell>
          <table:table-cell table:formula="of:=[.C18]-[.B18]" office:value-type="float" office:value="132" calcext:value-type="float">
            <text:p>132</text:p>
          </table:table-cell>
          <table:table-cell office:value-type="float" office:value="2088" calcext:value-type="float">
            <text:p>2088</text:p>
          </table:table-cell>
          <table:table-cell office:value-type="float" office:value="2941" calcext:value-type="float">
            <text:p>2941</text:p>
          </table:table-cell>
          <table:table-cell table:formula="of:=[.F18]-[.E18]" office:value-type="float" office:value="853" calcext:value-type="float">
            <text:p>853</text:p>
          </table:table-cell>
          <table:table-cell table:formula="of:=[.G18]/[.D18]" office:value-type="float" office:value="6.46212121212121" calcext:value-type="float">
            <text:p>6.46212121212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ree_scanned</text:p>
          </table:table-cell>
          <table:table-cell office:value-type="float" office:value="9239835" calcext:value-type="float">
            <text:p>9239835</text:p>
          </table:table-cell>
          <table:table-cell office:value-type="float" office:value="10549944" calcext:value-type="float">
            <text:p>10549944</text:p>
          </table:table-cell>
          <table:table-cell table:formula="of:=[.C19]-[.B19]" office:value-type="float" office:value="1310109" calcext:value-type="float">
            <text:p>1310109</text:p>
          </table:table-cell>
          <table:table-cell office:value-type="float" office:value="0" calcext:value-type="float">
            <text:p>0</text:p>
          </table:table-cell>
          <table:table-cell office:value-type="float" office:value="5910719" calcext:value-type="float">
            <text:p>5910719</text:p>
          </table:table-cell>
          <table:table-cell table:formula="of:=[.F19]-[.E19]" office:value-type="float" office:value="5910719" calcext:value-type="float">
            <text:p>5910719</text:p>
          </table:table-cell>
          <table:table-cell table:formula="of:=[.G19]/[.D19]" office:value-type="float" office:value="4.51162384198567" calcext:value-type="float">
            <text:p>4.511623841985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d</text:p>
          </table:table-cell>
          <table:table-cell office:value-type="float" office:value="640" calcext:value-type="float">
            <text:p>640</text:p>
          </table:table-cell>
          <table:table-cell office:value-type="float" office:value="812" calcext:value-type="float">
            <text:p>812</text:p>
          </table:table-cell>
          <table:table-cell table:formula="of:=[.C20]-[.B20]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[.F20]-[.E20]" office:value-type="float" office:value="640" calcext:value-type="float">
            <text:p>640</text:p>
          </table:table-cell>
          <table:table-cell table:formula="of:=[.G20]/[.D20]" office:value-type="float" office:value="3.72093023255814" calcext:value-type="float">
            <text:p>3.72093023255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background_threshold</text:p>
          </table:table-cell>
          <table:table-cell office:value-type="float" office:value="757926" calcext:value-type="float">
            <text:p>757926</text:p>
          </table:table-cell>
          <table:table-cell office:value-type="float" office:value="756103" calcext:value-type="float">
            <text:p>756103</text:p>
          </table:table-cell>
          <table:table-cell table:formula="of:=[.C21]-[.B21]" office:value-type="float" office:value="-1823" calcext:value-type="float">
            <text:p>-1823</text:p>
          </table:table-cell>
          <table:table-cell office:value-type="float" office:value="757963" calcext:value-type="float">
            <text:p>757963</text:p>
          </table:table-cell>
          <table:table-cell office:value-type="float" office:value="751915" calcext:value-type="float">
            <text:p>751915</text:p>
          </table:table-cell>
          <table:table-cell table:formula="of:=[.F21]-[.E21]" office:value-type="float" office:value="-6048" calcext:value-type="float">
            <text:p>-6048</text:p>
          </table:table-cell>
          <table:table-cell table:formula="of:=[.G21]/[.D21]" office:value-type="float" office:value="3.31760833790455" calcext:value-type="float">
            <text:p>3.31760833790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_threshold</text:p>
          </table:table-cell>
          <table:table-cell office:value-type="float" office:value="1517706" calcext:value-type="float">
            <text:p>1517706</text:p>
          </table:table-cell>
          <table:table-cell office:value-type="float" office:value="1514055" calcext:value-type="float">
            <text:p>1514055</text:p>
          </table:table-cell>
          <table:table-cell table:formula="of:=[.C22]-[.B22]" office:value-type="float" office:value="-3651" calcext:value-type="float">
            <text:p>-3651</text:p>
          </table:table-cell>
          <table:table-cell office:value-type="float" office:value="1517780" calcext:value-type="float">
            <text:p>1517780</text:p>
          </table:table-cell>
          <table:table-cell office:value-type="float" office:value="1505670" calcext:value-type="float">
            <text:p>1505670</text:p>
          </table:table-cell>
          <table:table-cell table:formula="of:=[.F22]-[.E22]" office:value-type="float" office:value="-12110" calcext:value-type="float">
            <text:p>-12110</text:p>
          </table:table-cell>
          <table:table-cell table:formula="of:=[.G22]/[.D22]" office:value-type="float" office:value="3.31689947959463" calcext:value-type="float">
            <text:p>3.31689947959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file</text:p>
          </table:table-cell>
          <table:table-cell office:value-type="float" office:value="400" calcext:value-type="float">
            <text:p>400</text:p>
          </table:table-cell>
          <table:table-cell office:value-type="float" office:value="2355304" calcext:value-type="float">
            <text:p>2355304</text:p>
          </table:table-cell>
          <table:table-cell table:formula="of:=[.C23]-[.B23]" office:value-type="float" office:value="2354904" calcext:value-type="float">
            <text:p>2354904</text:p>
          </table:table-cell>
          <table:table-cell office:value-type="float" office:value="6795" calcext:value-type="float">
            <text:p>6795</text:p>
          </table:table-cell>
          <table:table-cell office:value-type="float" office:value="7440327" calcext:value-type="float">
            <text:p>7440327</text:p>
          </table:table-cell>
          <table:table-cell table:formula="of:=[.F23]-[.E23]" office:value-type="float" office:value="7433532" calcext:value-type="float">
            <text:p>7433532</text:p>
          </table:table-cell>
          <table:table-cell table:formula="of:=[.G23]/[.D23]" office:value-type="float" office:value="3.15661784939004" calcext:value-type="float">
            <text:p>3.15661784939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file</text:p>
          </table:table-cell>
          <table:table-cell office:value-type="float" office:value="424" calcext:value-type="float">
            <text:p>424</text:p>
          </table:table-cell>
          <table:table-cell office:value-type="float" office:value="2355378" calcext:value-type="float">
            <text:p>2355378</text:p>
          </table:table-cell>
          <table:table-cell table:formula="of:=[.C24]-[.B24]" office:value-type="float" office:value="2354954" calcext:value-type="float">
            <text:p>2354954</text:p>
          </table:table-cell>
          <table:table-cell office:value-type="float" office:value="6795" calcext:value-type="float">
            <text:p>6795</text:p>
          </table:table-cell>
          <table:table-cell office:value-type="float" office:value="7440145" calcext:value-type="float">
            <text:p>7440145</text:p>
          </table:table-cell>
          <table:table-cell table:formula="of:=[.F24]-[.E24]" office:value-type="float" office:value="7433350" calcext:value-type="float">
            <text:p>7433350</text:p>
          </table:table-cell>
          <table:table-cell table:formula="of:=[.G24]/[.D24]" office:value-type="float" office:value="3.15647354470618" calcext:value-type="float">
            <text:p>3.1564735447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unreclaimable</text:p>
          </table:table-cell>
          <table:table-cell office:value-type="float" office:value="25406" calcext:value-type="float">
            <text:p>25406</text:p>
          </table:table-cell>
          <table:table-cell office:value-type="float" office:value="26419" calcext:value-type="float">
            <text:p>26419</text:p>
          </table:table-cell>
          <table:table-cell table:formula="of:=[.C25]-[.B25]" office:value-type="float" office:value="1013" calcext:value-type="float">
            <text:p>1013</text:p>
          </table:table-cell>
          <table:table-cell office:value-type="float" office:value="24866" calcext:value-type="float">
            <text:p>24866</text:p>
          </table:table-cell>
          <table:table-cell office:value-type="float" office:value="26744" calcext:value-type="float">
            <text:p>26744</text:p>
          </table:table-cell>
          <table:table-cell table:formula="of:=[.F25]-[.E25]" office:value-type="float" office:value="1878" calcext:value-type="float">
            <text:p>1878</text:p>
          </table:table-cell>
          <table:table-cell table:formula="of:=[.G25]/[.D25]" office:value-type="float" office:value="1.85389930898322" calcext:value-type="float">
            <text:p>1.853899308983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lazyfree</text:p>
          </table:table-cell>
          <table:table-cell office:value-type="float" office:value="3154" calcext:value-type="float">
            <text:p>3154</text:p>
          </table:table-cell>
          <table:table-cell office:value-type="float" office:value="3190" calcext:value-type="float">
            <text:p>3190</text:p>
          </table:table-cell>
          <table:table-cell table:formula="of:=[.C26]-[.B26]" office:value-type="float" office:value="36" calcext:value-type="float">
            <text:p>36</text:p>
          </table:table-cell>
          <table:table-cell office:value-type="float" office:value="3109" calcext:value-type="float">
            <text:p>3109</text:p>
          </table:table-cell>
          <table:table-cell office:value-type="float" office:value="3154" calcext:value-type="float">
            <text:p>3154</text:p>
          </table:table-cell>
          <table:table-cell table:formula="of:=[.F26]-[.E26]" office:value-type="float" office:value="45" calcext:value-type="float">
            <text:p>45</text:p>
          </table:table-cell>
          <table:table-cell table:formula="of:=[.G26]/[.D26]"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use</text:p>
          </table:table-cell>
          <table:table-cell office:value-type="float" office:value="364819" calcext:value-type="float">
            <text:p>364819</text:p>
          </table:table-cell>
          <table:table-cell office:value-type="float" office:value="574173" calcext:value-type="float">
            <text:p>574173</text:p>
          </table:table-cell>
          <table:table-cell table:formula="of:=[.C27]-[.B27]" office:value-type="float" office:value="209354" calcext:value-type="float">
            <text:p>209354</text:p>
          </table:table-cell>
          <table:table-cell office:value-type="float" office:value="106096" calcext:value-type="float">
            <text:p>106096</text:p>
          </table:table-cell>
          <table:table-cell office:value-type="float" office:value="364014" calcext:value-type="float">
            <text:p>364014</text:p>
          </table:table-cell>
          <table:table-cell table:formula="of:=[.F27]-[.E27]" office:value-type="float" office:value="257918" calcext:value-type="float">
            <text:p>257918</text:p>
          </table:table-cell>
          <table:table-cell table:formula="of:=[.G27]/[.D27]" office:value-type="float" office:value="1.23197072900446" calcext:value-type="float">
            <text:p>1.23197072900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ault</text:p>
          </table:table-cell>
          <table:table-cell office:value-type="float" office:value="95109546" calcext:value-type="float">
            <text:p>95109546</text:p>
          </table:table-cell>
          <table:table-cell office:value-type="float" office:value="169498399" calcext:value-type="float">
            <text:p>169498399</text:p>
          </table:table-cell>
          <table:table-cell table:formula="of:=[.C28]-[.B28]" office:value-type="float" office:value="74388853" calcext:value-type="float">
            <text:p>74388853</text:p>
          </table:table-cell>
          <table:table-cell office:value-type="float" office:value="3363030" calcext:value-type="float">
            <text:p>3363030</text:p>
          </table:table-cell>
          <table:table-cell office:value-type="float" office:value="94868867" calcext:value-type="float">
            <text:p>94868867</text:p>
          </table:table-cell>
          <table:table-cell table:formula="of:=[.F28]-[.E28]" office:value-type="float" office:value="91505837" calcext:value-type="float">
            <text:p>91505837</text:p>
          </table:table-cell>
          <table:table-cell table:formula="of:=[.G28]/[.D28]" office:value-type="float" office:value="1.23010146426105" calcext:value-type="float">
            <text:p>1.23010146426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normal</text:p>
          </table:table-cell>
          <table:table-cell office:value-type="float" office:value="277199657" calcext:value-type="float">
            <text:p>277199657</text:p>
          </table:table-cell>
          <table:table-cell office:value-type="float" office:value="512827949" calcext:value-type="float">
            <text:p>512827949</text:p>
          </table:table-cell>
          <table:table-cell table:formula="of:=[.C29]-[.B29]" office:value-type="float" office:value="235628292" calcext:value-type="float">
            <text:p>235628292</text:p>
          </table:table-cell>
          <table:table-cell office:value-type="float" office:value="3448446" calcext:value-type="float">
            <text:p>3448446</text:p>
          </table:table-cell>
          <table:table-cell office:value-type="float" office:value="276970502" calcext:value-type="float">
            <text:p>276970502</text:p>
          </table:table-cell>
          <table:table-cell table:formula="of:=[.F29]-[.E29]" office:value-type="float" office:value="273522056" calcext:value-type="float">
            <text:p>273522056</text:p>
          </table:table-cell>
          <table:table-cell table:formula="of:=[.G29]/[.D29]" office:value-type="float" office:value="1.16082009370929" calcext:value-type="float">
            <text:p>1.16082009370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free</text:p>
          </table:table-cell>
          <table:table-cell office:value-type="float" office:value="286537287" calcext:value-type="float">
            <text:p>286537287</text:p>
          </table:table-cell>
          <table:table-cell office:value-type="float" office:value="534175449" calcext:value-type="float">
            <text:p>534175449</text:p>
          </table:table-cell>
          <table:table-cell table:formula="of:=[.C30]-[.B30]" office:value-type="float" office:value="247638162" calcext:value-type="float">
            <text:p>247638162</text:p>
          </table:table-cell>
          <table:table-cell office:value-type="float" office:value="11057477" calcext:value-type="float">
            <text:p>11057477</text:p>
          </table:table-cell>
          <table:table-cell office:value-type="float" office:value="278132622" calcext:value-type="float">
            <text:p>278132622</text:p>
          </table:table-cell>
          <table:table-cell table:formula="of:=[.F30]-[.E30]" office:value-type="float" office:value="267075145" calcext:value-type="float">
            <text:p>267075145</text:p>
          </table:table-cell>
          <table:table-cell table:formula="of:=[.G30]/[.D30]" office:value-type="float" office:value="1.07848944945731" calcext:value-type="float">
            <text:p>1.07848944945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local</text:p>
          </table:table-cell>
          <table:table-cell office:value-type="float" office:value="278084958" calcext:value-type="float">
            <text:p>278084958</text:p>
          </table:table-cell>
          <table:table-cell office:value-type="float" office:value="533206957" calcext:value-type="float">
            <text:p>533206957</text:p>
          </table:table-cell>
          <table:table-cell table:formula="of:=[.C31]-[.B31]" office:value-type="float" office:value="255121999" calcext:value-type="float">
            <text:p>255121999</text:p>
          </table:table-cell>
          <table:table-cell office:value-type="float" office:value="3426662" calcext:value-type="float">
            <text:p>3426662</text:p>
          </table:table-cell>
          <table:table-cell office:value-type="float" office:value="277855803" calcext:value-type="float">
            <text:p>277855803</text:p>
          </table:table-cell>
          <table:table-cell table:formula="of:=[.F31]-[.E31]" office:value-type="float" office:value="274429141" calcext:value-type="float">
            <text:p>274429141</text:p>
          </table:table-cell>
          <table:table-cell table:formula="of:=[.G31]/[.D31]" office:value-type="float" office:value="1.075678075884" calcext:value-type="float">
            <text:p>1.07567807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t</text:p>
          </table:table-cell>
          <table:table-cell office:value-type="float" office:value="278061713" calcext:value-type="float">
            <text:p>278061713</text:p>
          </table:table-cell>
          <table:table-cell office:value-type="float" office:value="533197457" calcext:value-type="float">
            <text:p>533197457</text:p>
          </table:table-cell>
          <table:table-cell table:formula="of:=[.C32]-[.B32]" office:value-type="float" office:value="255135744" calcext:value-type="float">
            <text:p>255135744</text:p>
          </table:table-cell>
          <table:table-cell office:value-type="float" office:value="3426662" calcext:value-type="float">
            <text:p>3426662</text:p>
          </table:table-cell>
          <table:table-cell office:value-type="float" office:value="277832558" calcext:value-type="float">
            <text:p>277832558</text:p>
          </table:table-cell>
          <table:table-cell table:formula="of:=[.F32]-[.E32]" office:value-type="float" office:value="274405896" calcext:value-type="float">
            <text:p>274405896</text:p>
          </table:table-cell>
          <table:table-cell table:formula="of:=[.G32]/[.D32]" office:value-type="float" office:value="1.07552901721211" calcext:value-type="float">
            <text:p>1.07552901721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file</text:p>
          </table:table-cell>
          <table:table-cell office:value-type="float" office:value="159571679" calcext:value-type="float">
            <text:p>159571679</text:p>
          </table:table-cell>
          <table:table-cell office:value-type="float" office:value="317972285" calcext:value-type="float">
            <text:p>317972285</text:p>
          </table:table-cell>
          <table:table-cell table:formula="of:=[.C33]-[.B33]" office:value-type="float" office:value="158400606" calcext:value-type="float">
            <text:p>158400606</text:p>
          </table:table-cell>
          <table:table-cell office:value-type="float" office:value="0" calcext:value-type="float">
            <text:p>0</text:p>
          </table:table-cell>
          <table:table-cell office:value-type="float" office:value="159570991" calcext:value-type="float">
            <text:p>159570991</text:p>
          </table:table-cell>
          <table:table-cell table:formula="of:=[.F33]-[.E33]" office:value-type="float" office:value="159570991" calcext:value-type="float">
            <text:p>159570991</text:p>
          </table:table-cell>
          <table:table-cell table:formula="of:=[.G33]/[.D33]" office:value-type="float" office:value="1.00738876592429" calcext:value-type="float">
            <text:p>1.00738876592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lab_reclaimable</text:p>
          </table:table-cell>
          <table:table-cell office:value-type="float" office:value="11466" calcext:value-type="float">
            <text:p>11466</text:p>
          </table:table-cell>
          <table:table-cell office:value-type="float" office:value="67569" calcext:value-type="float">
            <text:p>67569</text:p>
          </table:table-cell>
          <table:table-cell table:formula="of:=[.C34]-[.B34]" office:value-type="float" office:value="56103" calcext:value-type="float">
            <text:p>56103</text:p>
          </table:table-cell>
          <table:table-cell office:value-type="float" office:value="11151" calcext:value-type="float">
            <text:p>11151</text:p>
          </table:table-cell>
          <table:table-cell office:value-type="float" office:value="67425" calcext:value-type="float">
            <text:p>67425</text:p>
          </table:table-cell>
          <table:table-cell table:formula="of:=[.F34]-[.E34]" office:value-type="float" office:value="56274" calcext:value-type="float">
            <text:p>56274</text:p>
          </table:table-cell>
          <table:table-cell table:formula="of:=[.G34]/[.D34]" office:value-type="float" office:value="1.00304796534945" calcext:value-type="float">
            <text:p>1.00304796534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file</text:p>
          </table:table-cell>
          <table:table-cell office:value-type="float" office:value="170044492" calcext:value-type="float">
            <text:p>170044492</text:p>
          </table:table-cell>
          <table:table-cell office:value-type="float" office:value="339577407" calcext:value-type="float">
            <text:p>339577407</text:p>
          </table:table-cell>
          <table:table-cell table:formula="of:=[.C35]-[.B35]" office:value-type="float" office:value="169532915" calcext:value-type="float">
            <text:p>169532915</text:p>
          </table:table-cell>
          <table:table-cell office:value-type="float" office:value="0" calcext:value-type="float">
            <text:p>0</text:p>
          </table:table-cell>
          <table:table-cell office:value-type="float" office:value="170044492" calcext:value-type="float">
            <text:p>170044492</text:p>
          </table:table-cell>
          <table:table-cell table:formula="of:=[.F35]-[.E35]" office:value-type="float" office:value="170044492" calcext:value-type="float">
            <text:p>170044492</text:p>
          </table:table-cell>
          <table:table-cell table:formula="of:=[.G35]/[.D35]" office:value-type="float" office:value="1.00301756741456" calcext:value-type="float">
            <text:p>1.00301756741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kswapd</text:p>
          </table:table-cell>
          <table:table-cell office:value-type="float" office:value="170044807" calcext:value-type="float">
            <text:p>170044807</text:p>
          </table:table-cell>
          <table:table-cell office:value-type="float" office:value="339629262" calcext:value-type="float">
            <text:p>339629262</text:p>
          </table:table-cell>
          <table:table-cell table:formula="of:=[.C36]-[.B36]" office:value-type="float" office:value="169584455" calcext:value-type="float">
            <text:p>169584455</text:p>
          </table:table-cell>
          <table:table-cell office:value-type="float" office:value="0" calcext:value-type="float">
            <text:p>0</text:p>
          </table:table-cell>
          <table:table-cell office:value-type="float" office:value="170044807" calcext:value-type="float">
            <text:p>170044807</text:p>
          </table:table-cell>
          <table:table-cell table:formula="of:=[.F36]-[.E36]" office:value-type="float" office:value="170044807" calcext:value-type="float">
            <text:p>170044807</text:p>
          </table:table-cell>
          <table:table-cell table:formula="of:=[.G36]/[.D36]" office:value-type="float" office:value="1.00271458843324" calcext:value-type="float">
            <text:p>1.00271458843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in</text:p>
          </table:table-cell>
          <table:table-cell office:value-type="float" office:value="710805352" calcext:value-type="float">
            <text:p>710805352</text:p>
          </table:table-cell>
          <table:table-cell office:value-type="float" office:value="1418947305" calcext:value-type="float">
            <text:p>1418947305</text:p>
          </table:table-cell>
          <table:table-cell table:formula="of:=[.C37]-[.B37]" office:value-type="float" office:value="708141953" calcext:value-type="float">
            <text:p>708141953</text:p>
          </table:table-cell>
          <table:table-cell office:value-type="float" office:value="834212" calcext:value-type="float">
            <text:p>834212</text:p>
          </table:table-cell>
          <table:table-cell office:value-type="float" office:value="710802068" calcext:value-type="float">
            <text:p>710802068</text:p>
          </table:table-cell>
          <table:table-cell table:formula="of:=[.F37]-[.E37]" office:value-type="float" office:value="709967856" calcext:value-type="float">
            <text:p>709967856</text:p>
          </table:table-cell>
          <table:table-cell table:formula="of:=[.G37]/[.D37]" office:value-type="float" office:value="1.00257844206556" calcext:value-type="float">
            <text:p>1.00257844206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file</text:p>
          </table:table-cell>
          <table:table-cell office:value-type="float" office:value="170049826" calcext:value-type="float">
            <text:p>170049826</text:p>
          </table:table-cell>
          <table:table-cell office:value-type="float" office:value="339884333" calcext:value-type="float">
            <text:p>339884333</text:p>
          </table:table-cell>
          <table:table-cell table:formula="of:=[.C38]-[.B38]" office:value-type="float" office:value="169834507" calcext:value-type="float">
            <text:p>169834507</text:p>
          </table:table-cell>
          <table:table-cell office:value-type="float" office:value="0" calcext:value-type="float">
            <text:p>0</text:p>
          </table:table-cell>
          <table:table-cell office:value-type="float" office:value="170049826" calcext:value-type="float">
            <text:p>170049826</text:p>
          </table:table-cell>
          <table:table-cell table:formula="of:=[.F38]-[.E38]" office:value-type="float" office:value="170049826" calcext:value-type="float">
            <text:p>170049826</text:p>
          </table:table-cell>
          <table:table-cell table:formula="of:=[.G38]/[.D38]" office:value-type="float" office:value="1.00126781655744" calcext:value-type="float">
            <text:p>1.001267816557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pages</text:p>
          </table:table-cell>
          <table:table-cell office:value-type="float" office:value="7574168" calcext:value-type="float">
            <text:p>7574168</text:p>
          </table:table-cell>
          <table:table-cell office:value-type="float" office:value="64977" calcext:value-type="float">
            <text:p>64977</text:p>
          </table:table-cell>
          <table:table-cell table:formula="of:=[.C39]-[.B39]" office:value-type="float" office:value="-7509191" calcext:value-type="float">
            <text:p>-7509191</text:p>
          </table:table-cell>
          <table:table-cell office:value-type="float" office:value="7573130" calcext:value-type="float">
            <text:p>7573130</text:p>
          </table:table-cell>
          <table:table-cell office:value-type="float" office:value="64376" calcext:value-type="float">
            <text:p>64376</text:p>
          </table:table-cell>
          <table:table-cell table:formula="of:=[.F39]-[.E39]" office:value-type="float" office:value="-7508754" calcext:value-type="float">
            <text:p>-7508754</text:p>
          </table:table-cell>
          <table:table-cell table:formula="of:=[.G39]/[.D39]" office:value-type="float" office:value="0.999941804649795" calcext:value-type="float">
            <text:p>0.999941804649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kswapd</text:p>
          </table:table-cell>
          <table:table-cell office:value-type="float" office:value="170050581" calcext:value-type="float">
            <text:p>170050581</text:p>
          </table:table-cell>
          <table:table-cell office:value-type="float" office:value="340140835" calcext:value-type="float">
            <text:p>340140835</text:p>
          </table:table-cell>
          <table:table-cell table:formula="of:=[.C40]-[.B40]" office:value-type="float" office:value="170090254" calcext:value-type="float">
            <text:p>170090254</text:p>
          </table:table-cell>
          <table:table-cell office:value-type="float" office:value="0" calcext:value-type="float">
            <text:p>0</text:p>
          </table:table-cell>
          <table:table-cell office:value-type="float" office:value="170050581" calcext:value-type="float">
            <text:p>170050581</text:p>
          </table:table-cell>
          <table:table-cell table:formula="of:=[.F40]-[.E40]" office:value-type="float" office:value="170050581" calcext:value-type="float">
            <text:p>170050581</text:p>
          </table:table-cell>
          <table:table-cell table:formula="of:=[.G40]/[.D40]" office:value-type="float" office:value="0.99976675324384" calcext:value-type="float">
            <text:p>0.99976675324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ages</text:p>
          </table:table-cell>
          <table:table-cell office:value-type="float" office:value="80845" calcext:value-type="float">
            <text:p>80845</text:p>
          </table:table-cell>
          <table:table-cell office:value-type="float" office:value="7575281" calcext:value-type="float">
            <text:p>7575281</text:p>
          </table:table-cell>
          <table:table-cell table:formula="of:=[.C41]-[.B41]" office:value-type="float" office:value="7494436" calcext:value-type="float">
            <text:p>7494436</text:p>
          </table:table-cell>
          <table:table-cell office:value-type="float" office:value="81298" calcext:value-type="float">
            <text:p>81298</text:p>
          </table:table-cell>
          <table:table-cell office:value-type="float" office:value="7530355" calcext:value-type="float">
            <text:p>7530355</text:p>
          </table:table-cell>
          <table:table-cell table:formula="of:=[.F41]-[.E41]" office:value-type="float" office:value="7449057" calcext:value-type="float">
            <text:p>7449057</text:p>
          </table:table-cell>
          <table:table-cell table:formula="of:=[.G41]/[.D41]" office:value-type="float" office:value="0.99394497464519" calcext:value-type="float">
            <text:p>0.99394497464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outrun</text:p>
          </table:table-cell>
          <table:table-cell office:value-type="float" office:value="16842" calcext:value-type="float">
            <text:p>16842</text:p>
          </table:table-cell>
          <table:table-cell office:value-type="float" office:value="34040" calcext:value-type="float">
            <text:p>34040</text:p>
          </table:table-cell>
          <table:table-cell table:formula="of:=[.C42]-[.B42]" office:value-type="float" office:value="17198" calcext:value-type="float">
            <text:p>17198</text:p>
          </table:table-cell>
          <table:table-cell office:value-type="float" office:value="0" calcext:value-type="float">
            <text:p>0</text:p>
          </table:table-cell>
          <table:table-cell office:value-type="float" office:value="16842" calcext:value-type="float">
            <text:p>16842</text:p>
          </table:table-cell>
          <table:table-cell table:formula="of:=[.F42]-[.E42]" office:value-type="float" office:value="16842" calcext:value-type="float">
            <text:p>16842</text:p>
          </table:table-cell>
          <table:table-cell table:formula="of:=[.G42]/[.D42]" office:value-type="float" office:value="0.979299918595186" calcext:value-type="float">
            <text:p>0.979299918595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ied</text:p>
          </table:table-cell>
          <table:table-cell office:value-type="float" office:value="15070" calcext:value-type="float">
            <text:p>15070</text:p>
          </table:table-cell>
          <table:table-cell office:value-type="float" office:value="21634" calcext:value-type="float">
            <text:p>21634</text:p>
          </table:table-cell>
          <table:table-cell table:formula="of:=[.C43]-[.B43]" office:value-type="float" office:value="6564" calcext:value-type="float">
            <text:p>6564</text:p>
          </table:table-cell>
          <table:table-cell office:value-type="float" office:value="9623" calcext:value-type="float">
            <text:p>9623</text:p>
          </table:table-cell>
          <table:table-cell office:value-type="float" office:value="15061" calcext:value-type="float">
            <text:p>15061</text:p>
          </table:table-cell>
          <table:table-cell table:formula="of:=[.F43]-[.E43]" office:value-type="float" office:value="5438" calcext:value-type="float">
            <text:p>5438</text:p>
          </table:table-cell>
          <table:table-cell table:formula="of:=[.G43]/[.D43]" office:value-type="float" office:value="0.828458257160268" calcext:value-type="float">
            <text:p>0.8284582571602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low_wmark_hit_quickly</text:p>
          </table:table-cell>
          <table:table-cell office:value-type="float" office:value="6216" calcext:value-type="float">
            <text:p>6216</text:p>
          </table:table-cell>
          <table:table-cell office:value-type="float" office:value="20197" calcext:value-type="float">
            <text:p>20197</text:p>
          </table:table-cell>
          <table:table-cell table:formula="of:=[.C44]-[.B44]" office:value-type="float" office:value="13981" calcext:value-type="float">
            <text:p>13981</text:p>
          </table:table-cell>
          <table:table-cell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table:formula="of:=[.F44]-[.E44]" office:value-type="float" office:value="6216" calcext:value-type="float">
            <text:p>6216</text:p>
          </table:table-cell>
          <table:table-cell table:formula="of:=[.G44]/[.D44]" office:value-type="float" office:value="0.444603390315428" calcext:value-type="float">
            <text:p>0.444603390315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wake</text:p>
          </table:table-cell>
          <table:table-cell office:value-type="float" office:value="578" calcext:value-type="float">
            <text:p>578</text:p>
          </table:table-cell>
          <table:table-cell office:value-type="float" office:value="2047" calcext:value-type="float">
            <text:p>2047</text:p>
          </table:table-cell>
          <table:table-cell table:formula="of:=[.C45]-[.B45]"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table:formula="of:=[.F45]-[.E45]" office:value-type="float" office:value="578" calcext:value-type="float">
            <text:p>578</text:p>
          </table:table-cell>
          <table:table-cell table:formula="of:=[.G45]/[.D45]" office:value-type="float" office:value="0.393464942137508" calcext:value-type="float">
            <text:p>0.393464942137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gout</text:p>
          </table:table-cell>
          <table:table-cell office:value-type="float" office:value="93844" calcext:value-type="float">
            <text:p>93844</text:p>
          </table:table-cell>
          <table:table-cell office:value-type="float" office:value="327084" calcext:value-type="float">
            <text:p>327084</text:p>
          </table:table-cell>
          <table:table-cell table:formula="of:=[.C46]-[.B46]" office:value-type="float" office:value="233240" calcext:value-type="float">
            <text:p>233240</text:p>
          </table:table-cell>
          <table:table-cell office:value-type="float" office:value="51676" calcext:value-type="float">
            <text:p>51676</text:p>
          </table:table-cell>
          <table:table-cell office:value-type="float" office:value="93772" calcext:value-type="float">
            <text:p>93772</text:p>
          </table:table-cell>
          <table:table-cell table:formula="of:=[.F46]-[.E46]" office:value-type="float" office:value="42096" calcext:value-type="float">
            <text:p>42096</text:p>
          </table:table-cell>
          <table:table-cell table:formula="of:=[.G46]/[.D46]" office:value-type="float" office:value="0.180483622020237" calcext:value-type="float">
            <text:p>0.180483622020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s</text:p>
          </table:table-cell>
          <table:table-cell office:value-type="float" office:value="0" calcext:value-type="float">
            <text:p>0</text:p>
          </table:table-cell>
          <table:table-cell office:value-type="float" office:value="1441" calcext:value-type="float">
            <text:p>1441</text:p>
          </table:table-cell>
          <table:table-cell table:formula="of:=[.C47]-[.B47]"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[.F47]-[.E47]" office:value-type="float" office:value="256" calcext:value-type="float">
            <text:p>256</text:p>
          </table:table-cell>
          <table:table-cell table:formula="of:=[.G47]/[.D47]" office:value-type="float" office:value="0.17765440666204" calcext:value-type="float">
            <text:p>0.17765440666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table:formula="of:=[.C48]-[.B48]" office:value-type="float" office:value="-413" calcext:value-type="float">
            <text:p>-413</text:p>
          </table:table-cell>
          <table:table-cell office:value-type="float" office:value="488" calcext:value-type="float">
            <text:p>488</text:p>
          </table:table-cell>
          <table:table-cell office:value-type="float" office:value="424" calcext:value-type="float">
            <text:p>424</text:p>
          </table:table-cell>
          <table:table-cell table:formula="of:=[.F48]-[.E48]" office:value-type="float" office:value="-64" calcext:value-type="float">
            <text:p>-64</text:p>
          </table:table-cell>
          <table:table-cell table:formula="of:=[.G48]/[.D48]" office:value-type="float" office:value="0.154963680387409" calcext:value-type="float">
            <text:p>0.154963680387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ten</text:p>
          </table:table-cell>
          <table:table-cell office:value-type="float" office:value="14585" calcext:value-type="float">
            <text:p>14585</text:p>
          </table:table-cell>
          <table:table-cell office:value-type="float" office:value="67779" calcext:value-type="float">
            <text:p>67779</text:p>
          </table:table-cell>
          <table:table-cell table:formula="of:=[.C49]-[.B49]" office:value-type="float" office:value="53194" calcext:value-type="float">
            <text:p>53194</text:p>
          </table:table-cell>
          <table:table-cell office:value-type="float" office:value="9233" calcext:value-type="float">
            <text:p>9233</text:p>
          </table:table-cell>
          <table:table-cell office:value-type="float" office:value="14585" calcext:value-type="float">
            <text:p>14585</text:p>
          </table:table-cell>
          <table:table-cell table:formula="of:=[.F49]-[.E49]" office:value-type="float" office:value="5352" calcext:value-type="float">
            <text:p>5352</text:p>
          </table:table-cell>
          <table:table-cell table:formula="of:=[.G49]/[.D49]" office:value-type="float" office:value="0.100612851073429" calcext:value-type="float">
            <text:p>0.100612851073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32</text:p>
          </table:table-cell>
          <table:table-cell office:value-type="float" office:value="874848" calcext:value-type="float">
            <text:p>874848</text:p>
          </table:table-cell>
          <table:table-cell office:value-type="float" office:value="20350821" calcext:value-type="float">
            <text:p>20350821</text:p>
          </table:table-cell>
          <table:table-cell table:formula="of:=[.C50]-[.B50]" office:value-type="float" office:value="19475973" calcext:value-type="float">
            <text:p>19475973</text:p>
          </table:table-cell>
          <table:table-cell office:value-type="float" office:value="1024" calcext:value-type="float">
            <text:p>1024</text:p>
          </table:table-cell>
          <table:table-cell office:value-type="float" office:value="874848" calcext:value-type="float">
            <text:p>874848</text:p>
          </table:table-cell>
          <table:table-cell table:formula="of:=[.F50]-[.E50]" office:value-type="float" office:value="873824" calcext:value-type="float">
            <text:p>873824</text:p>
          </table:table-cell>
          <table:table-cell table:formula="of:=[.G50]/[.D50]" office:value-type="float" office:value="0.0448667699426365" calcext:value-type="float">
            <text:p>0.0448667699426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wapcached</text:p>
          </table:table-cell>
          <table:table-cell office:value-type="float" office:value="146" calcext:value-type="float">
            <text:p>146</text:p>
          </table:table-cell>
          <table:table-cell office:value-type="float" office:value="3428" calcext:value-type="float">
            <text:p>3428</text:p>
          </table:table-cell>
          <table:table-cell table:formula="of:=[.C51]-[.B51]" office:value-type="float" office:value="3282" calcext:value-type="float">
            <text:p>3282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formula="of:=[.F51]-[.E51]" office:value-type="float" office:value="146" calcext:value-type="float">
            <text:p>146</text:p>
          </table:table-cell>
          <table:table-cell table:formula="of:=[.G51]/[.D51]" office:value-type="float" office:value="0.04448507007922" calcext:value-type="float">
            <text:p>0.04448507007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store_anon</text:p>
          </table:table-cell>
          <table:table-cell office:value-type="float" office:value="95" calcext:value-type="float">
            <text:p>95</text:p>
          </table:table-cell>
          <table:table-cell office:value-type="float" office:value="2990" calcext:value-type="float">
            <text:p>2990</text:p>
          </table:table-cell>
          <table:table-cell table:formula="of:=[.C52]-[.B52]"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F52]-[.E52]" office:value-type="float" office:value="95" calcext:value-type="float">
            <text:p>95</text:p>
          </table:table-cell>
          <table:table-cell table:formula="of:=[.G52]/[.D52]" office:value-type="float" office:value="0.0328151986183074" calcext:value-type="float">
            <text:p>0.0328151986183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majfault</text:p>
          </table:table-cell>
          <table:table-cell office:value-type="float" office:value="5210" calcext:value-type="float">
            <text:p>5210</text:p>
          </table:table-cell>
          <table:table-cell office:value-type="float" office:value="19121" calcext:value-type="float">
            <text:p>19121</text:p>
          </table:table-cell>
          <table:table-cell table:formula="of:=[.C53]-[.B53]" office:value-type="float" office:value="13911" calcext:value-type="float">
            <text:p>13911</text:p>
          </table:table-cell>
          <table:table-cell office:value-type="float" office:value="4758" calcext:value-type="float">
            <text:p>4758</text:p>
          </table:table-cell>
          <table:table-cell office:value-type="float" office:value="5187" calcext:value-type="float">
            <text:p>5187</text:p>
          </table:table-cell>
          <table:table-cell table:formula="of:=[.F53]-[.E53]" office:value-type="float" office:value="429" calcext:value-type="float">
            <text:p>429</text:p>
          </table:table-cell>
          <table:table-cell table:formula="of:=[.G53]/[.D53]" office:value-type="float" office:value="0.0308389044640932" calcext:value-type="float">
            <text:p>0.0308389044640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pages</text:p>
          </table:table-cell>
          <table:table-cell office:value-type="float" office:value="68140" calcext:value-type="float">
            <text:p>68140</text:p>
          </table:table-cell>
          <table:table-cell office:value-type="float" office:value="33395" calcext:value-type="float">
            <text:p>33395</text:p>
          </table:table-cell>
          <table:table-cell table:formula="of:=[.C54]-[.B54]" office:value-type="float" office:value="-34745" calcext:value-type="float">
            <text:p>-34745</text:p>
          </table:table-cell>
          <table:table-cell office:value-type="float" office:value="69428" calcext:value-type="float">
            <text:p>69428</text:p>
          </table:table-cell>
          <table:table-cell office:value-type="float" office:value="68403" calcext:value-type="float">
            <text:p>68403</text:p>
          </table:table-cell>
          <table:table-cell table:formula="of:=[.F54]-[.E54]" office:value-type="float" office:value="-1025" calcext:value-type="float">
            <text:p>-1025</text:p>
          </table:table-cell>
          <table:table-cell table:formula="of:=[.G54]/[.D54]" office:value-type="float" office:value="0.0295006475751907" calcext:value-type="float">
            <text:p>0.0295006475751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otated</text:p>
          </table:table-cell>
          <table:table-cell office:value-type="float" office:value="1676" calcext:value-type="float">
            <text:p>1676</text:p>
          </table:table-cell>
          <table:table-cell office:value-type="float" office:value="49150" calcext:value-type="float">
            <text:p>49150</text:p>
          </table:table-cell>
          <table:table-cell table:formula="of:=[.C55]-[.B55]" office:value-type="float" office:value="47474" calcext:value-type="float">
            <text:p>47474</text:p>
          </table:table-cell>
          <table:table-cell office:value-type="float" office:value="712" calcext:value-type="float">
            <text:p>712</text:p>
          </table:table-cell>
          <table:table-cell office:value-type="float" office:value="1170" calcext:value-type="float">
            <text:p>1170</text:p>
          </table:table-cell>
          <table:table-cell table:formula="of:=[.F55]-[.E55]" office:value-type="float" office:value="458" calcext:value-type="float">
            <text:p>458</text:p>
          </table:table-cell>
          <table:table-cell table:formula="of:=[.G55]/[.D55]" office:value-type="float" office:value="0.00964738593756582" calcext:value-type="float">
            <text:p>0.009647385937565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in</text:p>
          </table:table-cell>
          <table:table-cell office:value-type="float" office:value="133" calcext:value-type="float">
            <text:p>133</text:p>
          </table:table-cell>
          <table:table-cell office:value-type="float" office:value="15294" calcext:value-type="float">
            <text:p>15294</text:p>
          </table:table-cell>
          <table:table-cell table:formula="of:=[.C56]-[.B56]" office:value-type="float" office:value="15161" calcext:value-type="float">
            <text:p>15161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formula="of:=[.F56]-[.E56]" office:value-type="float" office:value="133" calcext:value-type="float">
            <text:p>133</text:p>
          </table:table-cell>
          <table:table-cell table:formula="of:=[.G56]/[.D56]" office:value-type="float" office:value="0.00877250840973551" calcext:value-type="float">
            <text:p>0.008772508409735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write</text:p>
          </table:table-cell>
          <table:table-cell office:value-type="float" office:value="408" calcext:value-type="float">
            <text:p>408</text:p>
          </table:table-cell>
          <table:table-cell office:value-type="float" office:value="47425" calcext:value-type="float">
            <text:p>47425</text:p>
          </table:table-cell>
          <table:table-cell table:formula="of:=[.C57]-[.B57]" office:value-type="float" office:value="47017" calcext:value-type="float">
            <text:p>47017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formula="of:=[.F57]-[.E57]" office:value-type="float" office:value="408" calcext:value-type="float">
            <text:p>408</text:p>
          </table:table-cell>
          <table:table-cell table:formula="of:=[.G57]/[.D57]" office:value-type="float" office:value="0.00867771231682158" calcext:value-type="float">
            <text:p>0.00867771231682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wpout</text:p>
          </table:table-cell>
          <table:table-cell office:value-type="float" office:value="408" calcext:value-type="float">
            <text:p>408</text:p>
          </table:table-cell>
          <table:table-cell office:value-type="float" office:value="47425" calcext:value-type="float">
            <text:p>47425</text:p>
          </table:table-cell>
          <table:table-cell table:formula="of:=[.C58]-[.B58]" office:value-type="float" office:value="47017" calcext:value-type="float">
            <text:p>47017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 table:formula="of:=[.F58]-[.E58]" office:value-type="float" office:value="408" calcext:value-type="float">
            <text:p>408</text:p>
          </table:table-cell>
          <table:table-cell table:formula="of:=[.G58]/[.D58]" office:value-type="float" office:value="0.00867771231682158" calcext:value-type="float">
            <text:p>0.00867771231682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</text:p>
          </table:table-cell>
          <table:table-cell office:value-type="float" office:value="24" calcext:value-type="float">
            <text:p>24</text:p>
          </table:table-cell>
          <table:table-cell office:value-type="float" office:value="3337" calcext:value-type="float">
            <text:p>3337</text:p>
          </table:table-cell>
          <table:table-cell table:formula="of:=[.C59]-[.B59]" office:value-type="float" office:value="3313" calcext:value-type="float">
            <text:p>331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F59]-[.E59]" office:value-type="float" office:value="24" calcext:value-type="float">
            <text:p>24</text:p>
          </table:table-cell>
          <table:table-cell table:formula="of:=[.G59]/[.D59]" office:value-type="float" office:value="0.00724418955629339" calcext:value-type="float">
            <text:p>0.00724418955629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refault_anon</text:p>
          </table:table-cell>
          <table:table-cell office:value-type="float" office:value="95" calcext:value-type="float">
            <text:p>95</text:p>
          </table:table-cell>
          <table:table-cell office:value-type="float" office:value="14961" calcext:value-type="float">
            <text:p>14961</text:p>
          </table:table-cell>
          <table:table-cell table:formula="of:=[.C60]-[.B60]" office:value-type="float" office:value="14866" calcext:value-type="float">
            <text:p>1486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F60]-[.E60]" office:value-type="float" office:value="95" calcext:value-type="float">
            <text:p>95</text:p>
          </table:table-cell>
          <table:table-cell table:formula="of:=[.G60]/[.D60]" office:value-type="float" office:value="0.00639042109511637" calcext:value-type="float">
            <text:p>0.00639042109511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p_ra_hit</text:p>
          </table:table-cell>
          <table:table-cell office:value-type="float" office:value="15" calcext:value-type="float">
            <text:p>15</text:p>
          </table:table-cell>
          <table:table-cell office:value-type="float" office:value="2384" calcext:value-type="float">
            <text:p>2384</text:p>
          </table:table-cell>
          <table:table-cell table:formula="of:=[.C61]-[.B61]" office:value-type="float" office:value="2369" calcext:value-type="float">
            <text:p>236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F61]-[.E61]" office:value-type="float" office:value="15" calcext:value-type="float">
            <text:p>15</text:p>
          </table:table-cell>
          <table:table-cell table:formula="of:=[.G61]/[.D61]" office:value-type="float" office:value="0.00633178556352892" calcext:value-type="float">
            <text:p>0.006331785563528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anon</text:p>
          </table:table-cell>
          <table:table-cell office:value-type="float" office:value="315" calcext:value-type="float">
            <text:p>315</text:p>
          </table:table-cell>
          <table:table-cell office:value-type="float" office:value="51855" calcext:value-type="float">
            <text:p>51855</text:p>
          </table:table-cell>
          <table:table-cell table:formula="of:=[.C62]-[.B62]" office:value-type="float" office:value="51540" calcext:value-type="float">
            <text:p>5154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[.F62]-[.E62]" office:value-type="float" office:value="315" calcext:value-type="float">
            <text:p>315</text:p>
          </table:table-cell>
          <table:table-cell table:formula="of:=[.G62]/[.D62]" office:value-type="float" office:value="0.00611175785797439" calcext:value-type="float">
            <text:p>0.00611175785797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anon</text:p>
          </table:table-cell>
          <table:table-cell office:value-type="float" office:value="755" calcext:value-type="float">
            <text:p>755</text:p>
          </table:table-cell>
          <table:table-cell office:value-type="float" office:value="256502" calcext:value-type="float">
            <text:p>256502</text:p>
          </table:table-cell>
          <table:table-cell table:formula="of:=[.C63]-[.B63]" office:value-type="float" office:value="255747" calcext:value-type="float">
            <text:p>255747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 table:formula="of:=[.F63]-[.E63]" office:value-type="float" office:value="755" calcext:value-type="float">
            <text:p>755</text:p>
          </table:table-cell>
          <table:table-cell table:formula="of:=[.G63]/[.D63]" office:value-type="float" office:value="0.00295213629094378" calcext:value-type="float">
            <text:p>0.002952136290943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file</text:p>
          </table:table-cell>
          <table:table-cell office:value-type="float" office:value="80269" calcext:value-type="float">
            <text:p>80269</text:p>
          </table:table-cell>
          <table:table-cell office:value-type="float" office:value="5216293" calcext:value-type="float">
            <text:p>5216293</text:p>
          </table:table-cell>
          <table:table-cell table:formula="of:=[.C64]-[.B64]" office:value-type="float" office:value="5136024" calcext:value-type="float">
            <text:p>5136024</text:p>
          </table:table-cell>
          <table:table-cell office:value-type="float" office:value="75280" calcext:value-type="float">
            <text:p>75280</text:p>
          </table:table-cell>
          <table:table-cell office:value-type="float" office:value="89862" calcext:value-type="float">
            <text:p>89862</text:p>
          </table:table-cell>
          <table:table-cell table:formula="of:=[.F64]-[.E64]" office:value-type="float" office:value="14582" calcext:value-type="float">
            <text:p>14582</text:p>
          </table:table-cell>
          <table:table-cell table:formula="of:=[.G64]/[.D64]" office:value-type="float" office:value="0.00283916118772031" calcext:value-type="float">
            <text:p>0.00283916118772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file</text:p>
          </table:table-cell>
          <table:table-cell office:value-type="float" office:value="80269" calcext:value-type="float">
            <text:p>80269</text:p>
          </table:table-cell>
          <table:table-cell office:value-type="float" office:value="5216223" calcext:value-type="float">
            <text:p>5216223</text:p>
          </table:table-cell>
          <table:table-cell table:formula="of:=[.C65]-[.B65]" office:value-type="float" office:value="5135954" calcext:value-type="float">
            <text:p>5135954</text:p>
          </table:table-cell>
          <table:table-cell office:value-type="float" office:value="75280" calcext:value-type="float">
            <text:p>75280</text:p>
          </table:table-cell>
          <table:table-cell office:value-type="float" office:value="89806" calcext:value-type="float">
            <text:p>89806</text:p>
          </table:table-cell>
          <table:table-cell table:formula="of:=[.F65]-[.E65]" office:value-type="float" office:value="14526" calcext:value-type="float">
            <text:p>14526</text:p>
          </table:table-cell>
          <table:table-cell table:formula="of:=[.G65]/[.D65]" office:value-type="float" office:value="0.00282829635935213" calcext:value-type="float">
            <text:p>0.00282829635935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ctive_anon</text:p>
          </table:table-cell>
          <table:table-cell office:value-type="float" office:value="67711" calcext:value-type="float">
            <text:p>67711</text:p>
          </table:table-cell>
          <table:table-cell office:value-type="float" office:value="9298" calcext:value-type="float">
            <text:p>9298</text:p>
          </table:table-cell>
          <table:table-cell table:formula="of:=[.C66]-[.B66]" office:value-type="float" office:value="-58413" calcext:value-type="float">
            <text:p>-58413</text:p>
          </table:table-cell>
          <table:table-cell office:value-type="float" office:value="68015" calcext:value-type="float">
            <text:p>68015</text:p>
          </table:table-cell>
          <table:table-cell office:value-type="float" office:value="67908" calcext:value-type="float">
            <text:p>67908</text:p>
          </table:table-cell>
          <table:table-cell table:formula="of:=[.F66]-[.E66]" office:value-type="float" office:value="-107" calcext:value-type="float">
            <text:p>-107</text:p>
          </table:table-cell>
          <table:table-cell table:formula="of:=[.G66]/[.D66]" office:value-type="float" office:value="0.00183178402068033" calcext:value-type="float">
            <text:p>0.0018317840206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file</text:p>
          </table:table-cell>
          <table:table-cell office:value-type="float" office:value="50839" calcext:value-type="float">
            <text:p>50839</text:p>
          </table:table-cell>
          <table:table-cell office:value-type="float" office:value="37983718" calcext:value-type="float">
            <text:p>37983718</text:p>
          </table:table-cell>
          <table:table-cell table:formula="of:=[.C67]-[.B67]" office:value-type="float" office:value="37932879" calcext:value-type="float">
            <text:p>37932879</text:p>
          </table:table-cell>
          <table:table-cell office:value-type="float" office:value="0" calcext:value-type="float">
            <text:p>0</text:p>
          </table:table-cell>
          <table:table-cell office:value-type="float" office:value="50839" calcext:value-type="float">
            <text:p>50839</text:p>
          </table:table-cell>
          <table:table-cell table:formula="of:=[.F67]-[.E67]" office:value-type="float" office:value="50839" calcext:value-type="float">
            <text:p>50839</text:p>
          </table:table-cell>
          <table:table-cell table:formula="of:=[.G67]/[.D67]" office:value-type="float" office:value="0.00134023573586387" calcext:value-type="float">
            <text:p>0.001340235735863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refill</text:p>
          </table:table-cell>
          <table:table-cell office:value-type="float" office:value="51384" calcext:value-type="float">
            <text:p>51384</text:p>
          </table:table-cell>
          <table:table-cell office:value-type="float" office:value="292800168" calcext:value-type="float">
            <text:p>292800168</text:p>
          </table:table-cell>
          <table:table-cell table:formula="of:=[.C68]-[.B68]" office:value-type="float" office:value="292748784" calcext:value-type="float">
            <text:p>292748784</text:p>
          </table:table-cell>
          <table:table-cell office:value-type="float" office:value="0" calcext:value-type="float">
            <text:p>0</text:p>
          </table:table-cell>
          <table:table-cell office:value-type="float" office:value="51384" calcext:value-type="float">
            <text:p>51384</text:p>
          </table:table-cell>
          <table:table-cell table:formula="of:=[.F68]-[.E68]" office:value-type="float" office:value="51384" calcext:value-type="float">
            <text:p>51384</text:p>
          </table:table-cell>
          <table:table-cell table:formula="of:=[.G68]/[.D68]" office:value-type="float" office:value="0.000175522505330031" calcext:value-type="float">
            <text:p>0.000175522505330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ctivate</text:p>
          </table:table-cell>
          <table:table-cell office:value-type="float" office:value="1687" calcext:value-type="float">
            <text:p>1687</text:p>
          </table:table-cell>
          <table:table-cell office:value-type="float" office:value="259829900" calcext:value-type="float">
            <text:p>259829900</text:p>
          </table:table-cell>
          <table:table-cell table:formula="of:=[.C69]-[.B69]" office:value-type="float" office:value="259828213" calcext:value-type="float">
            <text:p>259828213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table:formula="of:=[.F69]-[.E69]" office:value-type="float" office:value="1479" calcext:value-type="float">
            <text:p>1479</text:p>
          </table:table-cell>
          <table:table-cell table:formula="of:=[.G69]/[.D69]" office:value-type="float" office:value="0.00000569222249933267" calcext:value-type="float">
            <text:p>5.69222249933267E-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activate_anon</text:p>
          </table:table-cell>
          <table:table-cell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table:formula="of:=[.C70]-[.B70]" office:value-type="float" office:value="3003" calcext:value-type="float">
            <text:p>300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0]-[.E70]" office:value-type="float" office:value="0" calcext:value-type="float">
            <text:p>0</text:p>
          </table:table-cell>
          <table:table-cell table:formula="of:=[.G70]/[.D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kingset_nodereclaim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[.C71]-[.B71]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1]-[.E71]" office:value-type="float" office:value="0" calcext:value-type="float">
            <text:p>0</text:p>
          </table:table-cell>
          <table:table-cell table:formula="of:=[.G71]/[.D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vmscan_immediate_reclaim</text:p>
          </table:table-cell>
          <table:table-cell office:value-type="float" office:value="0" calcext:value-type="float">
            <text:p>0</text:p>
          </table:table-cell>
          <table:table-cell office:value-type="float" office:value="6523" calcext:value-type="float">
            <text:p>6523</text:p>
          </table:table-cell>
          <table:table-cell table:formula="of:=[.C72]-[.B72]" office:value-type="float" office:value="6523" calcext:value-type="float">
            <text:p>65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2]-[.E72]" office:value-type="float" office:value="0" calcext:value-type="float">
            <text:p>0</text:p>
          </table:table-cell>
          <table:table-cell table:formula="of:=[.G72]/[.D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activate</text:p>
          </table:table-cell>
          <table:table-cell office:value-type="float" office:value="465" calcext:value-type="float">
            <text:p>465</text:p>
          </table:table-cell>
          <table:table-cell office:value-type="float" office:value="292695554" calcext:value-type="float">
            <text:p>292695554</text:p>
          </table:table-cell>
          <table:table-cell table:formula="of:=[.C73]-[.B73]" office:value-type="float" office:value="292695089" calcext:value-type="float">
            <text:p>2926950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3]-[.E73]" office:value-type="float" office:value="0" calcext:value-type="float">
            <text:p>0</text:p>
          </table:table-cell>
          <table:table-cell table:formula="of:=[.G73]/[.D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bs_scanned</text:p>
          </table:table-cell>
          <table:table-cell office:value-type="float" office:value="110162" calcext:value-type="float">
            <text:p>110162</text:p>
          </table:table-cell>
          <table:table-cell office:value-type="float" office:value="112340" calcext:value-type="float">
            <text:p>112340</text:p>
          </table:table-cell>
          <table:table-cell table:formula="of:=[.C74]-[.B74]" office:value-type="float" office:value="2178" calcext:value-type="float">
            <text:p>2178</text:p>
          </table:table-cell>
          <table:table-cell table:number-columns-repeated="2" office:value-type="float" office:value="97819" calcext:value-type="float">
            <text:p>97819</text:p>
          </table:table-cell>
          <table:table-cell table:formula="of:=[.F74]-[.E74]" office:value-type="float" office:value="0" calcext:value-type="float">
            <text:p>0</text:p>
          </table:table-cell>
          <table:table-cell table:formula="of:=[.G74]/[.D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active_anon</text:p>
          </table:table-cell>
          <table:table-cell office:value-type="float" office:value="67711" calcext:value-type="float">
            <text:p>67711</text:p>
          </table:table-cell>
          <table:table-cell office:value-type="float" office:value="9115" calcext:value-type="float">
            <text:p>9115</text:p>
          </table:table-cell>
          <table:table-cell table:formula="of:=[.C75]-[.B75]" office:value-type="float" office:value="-58596" calcext:value-type="float">
            <text:p>-58596</text:p>
          </table:table-cell>
          <table:table-cell office:value-type="float" office:value="68015" calcext:value-type="float">
            <text:p>68015</text:p>
          </table:table-cell>
          <table:table-cell office:value-type="float" office:value="68321" calcext:value-type="float">
            <text:p>68321</text:p>
          </table:table-cell>
          <table:table-cell table:formula="of:=[.F75]-[.E75]" office:value-type="float" office:value="306" calcext:value-type="float">
            <text:p>306</text:p>
          </table:table-cell>
          <table:table-cell table:formula="of:=[.G75]/[.D75]" office:value-type="float" office:value="-0.00522219946754045" calcext:value-type="float">
            <text:p>-0.00522219946754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inactive_anon</text:p>
          </table:table-cell>
          <table:table-cell office:value-type="float" office:value="408" calcext:value-type="float">
            <text:p>408</text:p>
          </table:table-cell>
          <table:table-cell office:value-type="float" office:value="24872" calcext:value-type="float">
            <text:p>24872</text:p>
          </table:table-cell>
          <table:table-cell table:formula="of:=[.C76]-[.B76]" office:value-type="float" office:value="24464" calcext:value-type="float">
            <text:p>24464</text:p>
          </table:table-cell>
          <table:table-cell office:value-type="float" office:value="534" calcext:value-type="float">
            <text:p>534</text:p>
          </table:table-cell>
          <table:table-cell office:value-type="float" office:value="388" calcext:value-type="float">
            <text:p>388</text:p>
          </table:table-cell>
          <table:table-cell table:formula="of:=[.F76]-[.E76]" office:value-type="float" office:value="-146" calcext:value-type="float">
            <text:p>-146</text:p>
          </table:table-cell>
          <table:table-cell table:formula="of:=[.G76]/[.D76]" office:value-type="float" office:value="-0.00596795291039895" calcext:value-type="float">
            <text:p>-0.00596795291039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nactive_anon</text:p>
          </table:table-cell>
          <table:table-cell office:value-type="float" office:value="408" calcext:value-type="float">
            <text:p>408</text:p>
          </table:table-cell>
          <table:table-cell office:value-type="float" office:value="24587" calcext:value-type="float">
            <text:p>24587</text:p>
          </table:table-cell>
          <table:table-cell table:formula="of:=[.C77]-[.B77]" office:value-type="float" office:value="24179" calcext:value-type="float">
            <text:p>24179</text:p>
          </table:table-cell>
          <table:table-cell office:value-type="float" office:value="534" calcext:value-type="float">
            <text:p>534</text:p>
          </table:table-cell>
          <table:table-cell office:value-type="float" office:value="388" calcext:value-type="float">
            <text:p>388</text:p>
          </table:table-cell>
          <table:table-cell table:formula="of:=[.F77]-[.E77]" office:value-type="float" office:value="-146" calcext:value-type="float">
            <text:p>-146</text:p>
          </table:table-cell>
          <table:table-cell table:formula="of:=[.G77]/[.D77]" office:value-type="float" office:value="-0.00603829769634807" calcext:value-type="float">
            <text:p>-0.006038297696348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apped</text:p>
          </table:table-cell>
          <table:table-cell office:value-type="float" office:value="80023" calcext:value-type="float">
            <text:p>80023</text:p>
          </table:table-cell>
          <table:table-cell office:value-type="float" office:value="19718" calcext:value-type="float">
            <text:p>19718</text:p>
          </table:table-cell>
          <table:table-cell table:formula="of:=[.C78]-[.B78]" office:value-type="float" office:value="-60305" calcext:value-type="float">
            <text:p>-60305</text:p>
          </table:table-cell>
          <table:table-cell office:value-type="float" office:value="79862" calcext:value-type="float">
            <text:p>79862</text:p>
          </table:table-cell>
          <table:table-cell office:value-type="float" office:value="80266" calcext:value-type="float">
            <text:p>80266</text:p>
          </table:table-cell>
          <table:table-cell table:formula="of:=[.F78]-[.E78]" office:value-type="float" office:value="404" calcext:value-type="float">
            <text:p>404</text:p>
          </table:table-cell>
          <table:table-cell table:formula="of:=[.G78]/[.D78]" office:value-type="float" office:value="-0.00669927866677722" calcext:value-type="float">
            <text:p>-0.00669927866677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write_pending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F79]-[.E79]" office:value-type="float" office:value="8" calcext:value-type="float">
            <text:p>8</text:p>
          </table:table-cell>
          <table:table-cell table:formula="of:=[.G79]/[.D79]" office:value-type="float" office:value="-0.228571428571429" calcext:value-type="float">
            <text:p>-0.22857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dirty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[.F80]-[.E80]" office:value-type="float" office:value="8" calcext:value-type="float">
            <text:p>8</text:p>
          </table:table-cell>
          <table:table-cell table:formula="of:=[.G80]/[.D80]" office:value-type="float" office:value="-0.228571428571429" calcext:value-type="float">
            <text:p>-0.22857142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stack</text:p>
          </table:table-cell>
          <table:table-cell office:value-type="float" office:value="8872" calcext:value-type="float">
            <text:p>8872</text:p>
          </table:table-cell>
          <table:table-cell office:value-type="float" office:value="8624" calcext:value-type="float">
            <text:p>8624</text:p>
          </table:table-cell>
          <table:table-cell table:formula="of:=[.C81]-[.B81]" office:value-type="float" office:value="-248" calcext:value-type="float">
            <text:p>-248</text:p>
          </table:table-cell>
          <table:table-cell office:value-type="float" office:value="8712" calcext:value-type="float">
            <text:p>8712</text:p>
          </table:table-cell>
          <table:table-cell office:value-type="float" office:value="8944" calcext:value-type="float">
            <text:p>8944</text:p>
          </table:table-cell>
          <table:table-cell table:formula="of:=[.F81]-[.E81]" office:value-type="float" office:value="232" calcext:value-type="float">
            <text:p>232</text:p>
          </table:table-cell>
          <table:table-cell table:formula="of:=[.G81]/[.D81]" office:value-type="float" office:value="-0.935483870967742" calcext:value-type="float">
            <text:p>-0.935483870967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one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2]-[.B8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2]-[.E82]" office:value-type="float" office:value="0" calcext:value-type="float">
            <text:p>0</text:p>
          </table:table-cell>
          <table:table-cell table:formula="of:=[.G82]/[.D8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mlo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3]-[.B8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3]-[.E83]" office:value-type="float" office:value="0" calcext:value-type="float">
            <text:p>0</text:p>
          </table:table-cell>
          <table:table-cell table:formula="of:=[.G83]/[.D8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bounc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4]-[.B8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4]-[.E84]" office:value-type="float" office:value="0" calcext:value-type="float">
            <text:p>0</text:p>
          </table:table-cell>
          <table:table-cell table:formula="of:=[.G84]/[.D8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zs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5]-[.B8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5]-[.E85]" office:value-type="float" office:value="0" calcext:value-type="float">
            <text:p>0</text:p>
          </table:table-cell>
          <table:table-cell table:formula="of:=[.G85]/[.D8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ree_c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6]-[.B8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6]-[.E86]" office:value-type="float" office:value="0" calcext:value-type="float">
            <text:p>0</text:p>
          </table:table-cell>
          <table:table-cell table:formula="of:=[.G86]/[.D8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mi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7]-[.B8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7]-[.E87]" office:value-type="float" office:value="0" calcext:value-type="float">
            <text:p>0</text:p>
          </table:table-cell>
          <table:table-cell table:formula="of:=[.G87]/[.D8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foreig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88]-[.B8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8]-[.E88]" office:value-type="float" office:value="0" calcext:value-type="float">
            <text:p>0</text:p>
          </table:table-cell>
          <table:table-cell table:formula="of:=[.G88]/[.D8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interleave</text:p>
          </table:table-cell>
          <table:table-cell table:number-columns-repeated="2" office:value-type="float" office:value="1645" calcext:value-type="float">
            <text:p>1645</text:p>
          </table:table-cell>
          <table:table-cell table:formula="of:=[.C89]-[.B89]" office:value-type="float" office:value="0" calcext:value-type="float">
            <text:p>0</text:p>
          </table:table-cell>
          <table:table-cell table:number-columns-repeated="2" office:value-type="float" office:value="1645" calcext:value-type="float">
            <text:p>1645</text:p>
          </table:table-cell>
          <table:table-cell table:formula="of:=[.F89]-[.E89]" office:value-type="float" office:value="0" calcext:value-type="float">
            <text:p>0</text:p>
          </table:table-cell>
          <table:table-cell table:formula="of:=[.G89]/[.D8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othe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0]-[.B9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0]-[.E90]" office:value-type="float" office:value="0" calcext:value-type="float">
            <text:p>0</text:p>
          </table:table-cell>
          <table:table-cell table:formula="of:=[.G90]/[.D9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evic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1]-[.B9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1]-[.E91]" office:value-type="float" office:value="0" calcext:value-type="float">
            <text:p>0</text:p>
          </table:table-cell>
          <table:table-cell table:formula="of:=[.G91]/[.D9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an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2]-[.B9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2]-[.E92]" office:value-type="float" office:value="0" calcext:value-type="float">
            <text:p>0</text:p>
          </table:table-cell>
          <table:table-cell table:formula="of:=[.G92]/[.D9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isolated_f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3]-[.B9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3]-[.E93]" office:value-type="float" office:value="0" calcext:value-type="float">
            <text:p>0</text:p>
          </table:table-cell>
          <table:table-cell table:formula="of:=[.G93]/[.D9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4]-[.B9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4]-[.E94]" office:value-type="float" office:value="0" calcext:value-type="float">
            <text:p>0</text:p>
          </table:table-cell>
          <table:table-cell table:formula="of:=[.G94]/[.D9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writeback_temp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5]-[.B9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5]-[.E95]" office:value-type="float" office:value="0" calcext:value-type="float">
            <text:p>0</text:p>
          </table:table-cell>
          <table:table-cell table:formula="of:=[.G95]/[.D9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6]-[.B9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6]-[.E96]" office:value-type="float" office:value="0" calcext:value-type="float">
            <text:p>0</text:p>
          </table:table-cell>
          <table:table-cell table:formula="of:=[.G96]/[.D9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shmem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7]-[.B9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7]-[.E97]" office:value-type="float" office:value="0" calcext:value-type="float">
            <text:p>0</text:p>
          </table:table-cell>
          <table:table-cell table:formula="of:=[.G97]/[.D9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8]-[.B9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8]-[.E98]" office:value-type="float" office:value="0" calcext:value-type="float">
            <text:p>0</text:p>
          </table:table-cell>
          <table:table-cell table:formula="of:=[.G98]/[.D9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ile_pmd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]-[.B9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9]-[.E99]" office:value-type="float" office:value="0" calcext:value-type="float">
            <text:p>0</text:p>
          </table:table-cell>
          <table:table-cell table:formula="of:=[.G99]/[.D9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anon_transparent_hugepag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]-[.B10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0]-[.E100]" office:value-type="float" office:value="0" calcext:value-type="float">
            <text:p>0</text:p>
          </table:table-cell>
          <table:table-cell table:formula="of:=[.G100]/[.D10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throttled_writte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1]-[.B10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1]-[.E101]" office:value-type="float" office:value="0" calcext:value-type="float">
            <text:p>0</text:p>
          </table:table-cell>
          <table:table-cell table:formula="of:=[.G101]/[.D10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kernel_misc_reclaim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2]-[.B10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2]-[.E102]" office:value-type="float" office:value="0" calcext:value-type="float">
            <text:p>0</text:p>
          </table:table-cell>
          <table:table-cell table:formula="of:=[.G102]/[.D10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acqui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3]-[.B10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3]-[.E103]" office:value-type="float" office:value="0" calcext:value-type="float">
            <text:p>0</text:p>
          </table:table-cell>
          <table:table-cell table:formula="of:=[.G103]/[.D10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foll_pin_releas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4]-[.B10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4]-[.E104]" office:value-type="float" office:value="0" calcext:value-type="float">
            <text:p>0</text:p>
          </table:table-cell>
          <table:table-cell table:formula="of:=[.G104]/[.D10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promote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5]-[.B10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5]-[.E105]" office:value-type="float" office:value="0" calcext:value-type="float">
            <text:p>0</text:p>
          </table:table-cell>
          <table:table-cell table:formula="of:=[.G105]/[.D10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dma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C106]-[.B106]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F106]-[.E106]" office:value-type="float" office:value="0" calcext:value-type="float">
            <text:p>0</text:p>
          </table:table-cell>
          <table:table-cell table:formula="of:=[.G106]/[.D10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alloc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7]-[.B10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7]-[.E107]" office:value-type="float" office:value="0" calcext:value-type="float">
            <text:p>0</text:p>
          </table:table-cell>
          <table:table-cell table:formula="of:=[.G107]/[.D10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8]-[.B10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8]-[.E108]" office:value-type="float" office:value="0" calcext:value-type="float">
            <text:p>0</text:p>
          </table:table-cell>
          <table:table-cell table:formula="of:=[.G108]/[.D10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9]-[.B10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9]-[.E109]" office:value-type="float" office:value="0" calcext:value-type="float">
            <text:p>0</text:p>
          </table:table-cell>
          <table:table-cell table:formula="of:=[.G109]/[.D10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0]-[.B11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0]-[.E110]" office:value-type="float" office:value="0" calcext:value-type="float">
            <text:p>0</text:p>
          </table:table-cell>
          <table:table-cell table:formula="of:=[.G110]/[.D1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ocstall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1]-[.B11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1]-[.E111]" office:value-type="float" office:value="0" calcext:value-type="float">
            <text:p>0</text:p>
          </table:table-cell>
          <table:table-cell table:formula="of:=[.G111]/[.D1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2]-[.B11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2]-[.E112]" office:value-type="float" office:value="0" calcext:value-type="float">
            <text:p>0</text:p>
          </table:table-cell>
          <table:table-cell table:formula="of:=[.G112]/[.D1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dma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3]-[.B11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3]-[.E113]" office:value-type="float" office:value="0" calcext:value-type="float">
            <text:p>0</text:p>
          </table:table-cell>
          <table:table-cell table:formula="of:=[.G113]/[.D1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norm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4]-[.B11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4]-[.E114]" office:value-type="float" office:value="0" calcext:value-type="float">
            <text:p>0</text:p>
          </table:table-cell>
          <table:table-cell table:formula="of:=[.G114]/[.D1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kip_mov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5]-[.B11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5]-[.E115]" office:value-type="float" office:value="0" calcext:value-type="float">
            <text:p>0</text:p>
          </table:table-cell>
          <table:table-cell table:formula="of:=[.G115]/[.D1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teal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6]-[.B11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6]-[.E116]" office:value-type="float" office:value="0" calcext:value-type="float">
            <text:p>0</text:p>
          </table:table-cell>
          <table:table-cell table:formula="of:=[.G116]/[.D1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kswap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7]-[.B11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7]-[.E117]" office:value-type="float" office:value="0" calcext:value-type="float">
            <text:p>0</text:p>
          </table:table-cell>
          <table:table-cell table:formula="of:=[.G117]/[.D1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demote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8]-[.B11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8]-[.E118]" office:value-type="float" office:value="0" calcext:value-type="float">
            <text:p>0</text:p>
          </table:table-cell>
          <table:table-cell table:formula="of:=[.G118]/[.D1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19]-[.B11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9]-[.E119]" office:value-type="float" office:value="0" calcext:value-type="float">
            <text:p>0</text:p>
          </table:table-cell>
          <table:table-cell table:formula="of:=[.G119]/[.D1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scan_direct_thrott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0]-[.B12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0]-[.E120]" office:value-type="float" office:value="0" calcext:value-type="float">
            <text:p>0</text:p>
          </table:table-cell>
          <table:table-cell table:formula="of:=[.G120]/[.D1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_reclaim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1]-[.B12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1]-[.E121]" office:value-type="float" office:value="0" calcext:value-type="float">
            <text:p>0</text:p>
          </table:table-cell>
          <table:table-cell table:formula="of:=[.G121]/[.D1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2]-[.B12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2]-[.E122]" office:value-type="float" office:value="0" calcext:value-type="float">
            <text:p>0</text:p>
          </table:table-cell>
          <table:table-cell table:formula="of:=[.G122]/[.D1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wapd_inodeste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3]-[.B12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3]-[.E123]" office:value-type="float" office:value="0" calcext:value-type="float">
            <text:p>0</text:p>
          </table:table-cell>
          <table:table-cell table:formula="of:=[.G123]/[.D1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pagecach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4]-[.B124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4]-[.E124]" office:value-type="float" office:value="0" calcext:value-type="float">
            <text:p>0</text:p>
          </table:table-cell>
          <table:table-cell table:formula="of:=[.G124]/[.D1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p_slab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125]-[.B125]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5]-[.E125]" office:value-type="float" office:value="0" calcext:value-type="float">
            <text:p>0</text:p>
          </table:table-cell>
          <table:table-cell table:formula="of:=[.G125]/[.D1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om_ki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6]-[.B12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6]-[.E126]" office:value-type="float" office:value="0" calcext:value-type="float">
            <text:p>0</text:p>
          </table:table-cell>
          <table:table-cell table:formula="of:=[.G126]/[.D1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7]-[.B12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7]-[.E127]" office:value-type="float" office:value="0" calcext:value-type="float">
            <text:p>0</text:p>
          </table:table-cell>
          <table:table-cell table:formula="of:=[.G127]/[.D1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uge_pte_update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8]-[.B12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8]-[.E128]" office:value-type="float" office:value="0" calcext:value-type="float">
            <text:p>0</text:p>
          </table:table-cell>
          <table:table-cell table:formula="of:=[.G128]/[.D1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29]-[.B12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9]-[.E129]" office:value-type="float" office:value="0" calcext:value-type="float">
            <text:p>0</text:p>
          </table:table-cell>
          <table:table-cell table:formula="of:=[.G129]/[.D1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hint_faults_loca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0]-[.B13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0]-[.E130]" office:value-type="float" office:value="0" calcext:value-type="float">
            <text:p>0</text:p>
          </table:table-cell>
          <table:table-cell table:formula="of:=[.G130]/[.D1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a_pages_migrat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1]-[.B13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1]-[.E131]" office:value-type="float" office:value="0" calcext:value-type="float">
            <text:p>0</text:p>
          </table:table-cell>
          <table:table-cell table:formula="of:=[.G131]/[.D1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2]-[.B13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2]-[.E132]" office:value-type="float" office:value="0" calcext:value-type="float">
            <text:p>0</text:p>
          </table:table-cell>
          <table:table-cell table:formula="of:=[.G132]/[.D1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3]-[.B13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3]-[.E133]" office:value-type="float" office:value="0" calcext:value-type="float">
            <text:p>0</text:p>
          </table:table-cell>
          <table:table-cell table:formula="of:=[.G133]/[.D1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migration_spli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4]-[.B13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4]-[.E134]" office:value-type="float" office:value="0" calcext:value-type="float">
            <text:p>0</text:p>
          </table:table-cell>
          <table:table-cell table:formula="of:=[.G134]/[.D1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tal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5]-[.B13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5]-[.E135]" office:value-type="float" office:value="0" calcext:value-type="float">
            <text:p>0</text:p>
          </table:table-cell>
          <table:table-cell table:formula="of:=[.G135]/[.D1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6]-[.B13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6]-[.E136]" office:value-type="float" office:value="0" calcext:value-type="float">
            <text:p>0</text:p>
          </table:table-cell>
          <table:table-cell table:formula="of:=[.G136]/[.D1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37]-[.B13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7]-[.E137]" office:value-type="float" office:value="0" calcext:value-type="float">
            <text:p>0</text:p>
          </table:table-cell>
          <table:table-cell table:formula="of:=[.G137]/[.D1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migrate_scanned</text:p>
          </table:table-cell>
          <table:table-cell table:number-columns-repeated="2" office:value-type="float" office:value="21233" calcext:value-type="float">
            <text:p>21233</text:p>
          </table:table-cell>
          <table:table-cell table:formula="of:=[.C138]-[.B1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233" calcext:value-type="float">
            <text:p>21233</text:p>
          </table:table-cell>
          <table:table-cell table:formula="of:=[.F138]-[.E138]" office:value-type="float" office:value="21233" calcext:value-type="float">
            <text:p>21233</text:p>
          </table:table-cell>
          <table:table-cell table:formula="of:=[.G138]/[.D1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_daemon_free_scanned</text:p>
          </table:table-cell>
          <table:table-cell table:number-columns-repeated="2" office:value-type="float" office:value="276791" calcext:value-type="float">
            <text:p>276791</text:p>
          </table:table-cell>
          <table:table-cell table:formula="of:=[.C139]-[.B1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76791" calcext:value-type="float">
            <text:p>276791</text:p>
          </table:table-cell>
          <table:table-cell table:formula="of:=[.F139]-[.E139]" office:value-type="float" office:value="276791" calcext:value-type="float">
            <text:p>276791</text:p>
          </table:table-cell>
          <table:table-cell table:formula="of:=[.G139]/[.D1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success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0]-[.B14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0]-[.E140]" office:value-type="float" office:value="0" calcext:value-type="float">
            <text:p>0</text:p>
          </table:table-cell>
          <table:table-cell table:formula="of:=[.G140]/[.D1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lb_buddy_alloc_fai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1]-[.B14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1]-[.E141]" office:value-type="float" office:value="0" calcext:value-type="float">
            <text:p>0</text:p>
          </table:table-cell>
          <table:table-cell table:formula="of:=[.G141]/[.D1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ulled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C142]-[.B142]" office:value-type="float" office:value="0" calcext:value-type="float">
            <text:p>0</text:p>
          </table:table-cell>
          <table:table-cell table:number-columns-repeated="2" office:value-type="float" office:value="46739" calcext:value-type="float">
            <text:p>46739</text:p>
          </table:table-cell>
          <table:table-cell table:formula="of:=[.F142]-[.E142]" office:value-type="float" office:value="0" calcext:value-type="float">
            <text:p>0</text:p>
          </table:table-cell>
          <table:table-cell table:formula="of:=[.G142]/[.D1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cann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3]-[.B14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3]-[.E143]" office:value-type="float" office:value="0" calcext:value-type="float">
            <text:p>0</text:p>
          </table:table-cell>
          <table:table-cell table:formula="of:=[.G143]/[.D1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rescu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4]-[.B14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4]-[.E144]" office:value-type="float" office:value="0" calcext:value-type="float">
            <text:p>0</text:p>
          </table:table-cell>
          <table:table-cell table:formula="of:=[.G144]/[.D1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5]-[.B14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5]-[.E145]" office:value-type="float" office:value="0" calcext:value-type="float">
            <text:p>0</text:p>
          </table:table-cell>
          <table:table-cell table:formula="of:=[.G145]/[.D1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munlock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6]-[.B14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6]-[.E146]" office:value-type="float" office:value="0" calcext:value-type="float">
            <text:p>0</text:p>
          </table:table-cell>
          <table:table-cell table:formula="of:=[.G146]/[.D1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clear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7]-[.B14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7]-[.E147]" office:value-type="float" office:value="0" calcext:value-type="float">
            <text:p>0</text:p>
          </table:table-cell>
          <table:table-cell table:formula="of:=[.G147]/[.D1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victable_pgs_strand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8]-[.B14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8]-[.E148]" office:value-type="float" office:value="0" calcext:value-type="float">
            <text:p>0</text:p>
          </table:table-cell>
          <table:table-cell table:formula="of:=[.G148]/[.D1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49]-[.B14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9]-[.E149]" office:value-type="float" office:value="0" calcext:value-type="float">
            <text:p>0</text:p>
          </table:table-cell>
          <table:table-cell table:formula="of:=[.G149]/[.D1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0]-[.B15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0]-[.E150]" office:value-type="float" office:value="0" calcext:value-type="float">
            <text:p>0</text:p>
          </table:table-cell>
          <table:table-cell table:formula="of:=[.G150]/[.D1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ault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1]-[.B15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1]-[.E151]" office:value-type="float" office:value="0" calcext:value-type="float">
            <text:p>0</text:p>
          </table:table-cell>
          <table:table-cell table:formula="of:=[.G151]/[.D1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2]-[.B15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2]-[.E152]" office:value-type="float" office:value="0" calcext:value-type="float">
            <text:p>0</text:p>
          </table:table-cell>
          <table:table-cell table:formula="of:=[.G152]/[.D1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collaps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3]-[.B15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3]-[.E153]" office:value-type="float" office:value="0" calcext:value-type="float">
            <text:p>0</text:p>
          </table:table-cell>
          <table:table-cell table:formula="of:=[.G153]/[.D15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4]-[.B15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4]-[.E154]" office:value-type="float" office:value="0" calcext:value-type="float">
            <text:p>0</text:p>
          </table:table-cell>
          <table:table-cell table:formula="of:=[.G154]/[.D15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5]-[.B15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5]-[.E155]" office:value-type="float" office:value="0" calcext:value-type="float">
            <text:p>0</text:p>
          </table:table-cell>
          <table:table-cell table:formula="of:=[.G155]/[.D15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fallback_char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6]-[.B15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6]-[.E156]" office:value-type="float" office:value="0" calcext:value-type="float">
            <text:p>0</text:p>
          </table:table-cell>
          <table:table-cell table:formula="of:=[.G156]/[.D15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file_mapp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7]-[.B15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7]-[.E157]" office:value-type="float" office:value="0" calcext:value-type="float">
            <text:p>0</text:p>
          </table:table-cell>
          <table:table-cell table:formula="of:=[.G157]/[.D15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8]-[.B15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8]-[.E158]" office:value-type="float" office:value="0" calcext:value-type="float">
            <text:p>0</text:p>
          </table:table-cell>
          <table:table-cell table:formula="of:=[.G158]/[.D15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age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59]-[.B15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9]-[.E159]" office:value-type="float" office:value="0" calcext:value-type="float">
            <text:p>0</text:p>
          </table:table-cell>
          <table:table-cell table:formula="of:=[.G159]/[.D15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deferred_split_pag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0]-[.B16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0]-[.E160]" office:value-type="float" office:value="0" calcext:value-type="float">
            <text:p>0</text:p>
          </table:table-cell>
          <table:table-cell table:formula="of:=[.G160]/[.D16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m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1]-[.B16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1]-[.E161]" office:value-type="float" office:value="0" calcext:value-type="float">
            <text:p>0</text:p>
          </table:table-cell>
          <table:table-cell table:formula="of:=[.G161]/[.D16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non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2]-[.B16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2]-[.E162]" office:value-type="float" office:value="0" calcext:value-type="float">
            <text:p>0</text:p>
          </table:table-cell>
          <table:table-cell table:formula="of:=[.G162]/[.D16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wap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3]-[.B16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3]-[.E163]" office:value-type="float" office:value="0" calcext:value-type="float">
            <text:p>0</text:p>
          </table:table-cell>
          <table:table-cell table:formula="of:=[.G163]/[.D16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can_exceed_share_p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4]-[.B16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4]-[.E164]" office:value-type="float" office:value="0" calcext:value-type="float">
            <text:p>0</text:p>
          </table:table-cell>
          <table:table-cell table:formula="of:=[.G164]/[.D16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plit_pu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5]-[.B16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5]-[.E165]" office:value-type="float" office:value="0" calcext:value-type="float">
            <text:p>0</text:p>
          </table:table-cell>
          <table:table-cell table:formula="of:=[.G165]/[.D16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6]-[.B16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6]-[.E166]" office:value-type="float" office:value="0" calcext:value-type="float">
            <text:p>0</text:p>
          </table:table-cell>
          <table:table-cell table:formula="of:=[.G166]/[.D16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zero_page_alloc_failed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-[.B167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7]-[.E167]" office:value-type="float" office:value="0" calcext:value-type="float">
            <text:p>0</text:p>
          </table:table-cell>
          <table:table-cell table:formula="of:=[.G167]/[.D16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-[.B168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8]-[.E168]" office:value-type="float" office:value="0" calcext:value-type="float">
            <text:p>0</text:p>
          </table:table-cell>
          <table:table-cell table:formula="of:=[.G168]/[.D16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p_swpout_fallback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-[.B16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9]-[.E169]" office:value-type="float" office:value="0" calcext:value-type="float">
            <text:p>0</text:p>
          </table:table-cell>
          <table:table-cell table:formula="of:=[.G169]/[.D16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in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0]-[.B170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0]-[.E170]" office:value-type="float" office:value="0" calcext:value-type="float">
            <text:p>0</text:p>
          </table:table-cell>
          <table:table-cell table:formula="of:=[.G170]/[.D17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defl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1]-[.B171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1]-[.E171]" office:value-type="float" office:value="0" calcext:value-type="float">
            <text:p>0</text:p>
          </table:table-cell>
          <table:table-cell table:formula="of:=[.G171]/[.D17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oon_migrat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2]-[.B172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2]-[.E172]" office:value-type="float" office:value="0" calcext:value-type="float">
            <text:p>0</text:p>
          </table:table-cell>
          <table:table-cell table:formula="of:=[.G172]/[.D17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sm_swpin_copy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3]-[.B173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3]-[.E173]" office:value-type="float" office:value="0" calcext:value-type="float">
            <text:p>0</text:p>
          </table:table-cell>
          <table:table-cell table:formula="of:=[.G173]/[.D17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w_ks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4]-[.B17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4]-[.E174]" office:value-type="float" office:value="0" calcext:value-type="float">
            <text:p>0</text:p>
          </table:table-cell>
          <table:table-cell table:formula="of:=[.G174]/[.D17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i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5]-[.B17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5]-[.E175]" office:value-type="float" office:value="0" calcext:value-type="float">
            <text:p>0</text:p>
          </table:table-cell>
          <table:table-cell table:formula="of:=[.G175]/[.D17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wpout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6]-[.B17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6]-[.E176]" office:value-type="float" office:value="0" calcext:value-type="float">
            <text:p>0</text:p>
          </table:table-cell>
          <table:table-cell table:formula="of:=[.G176]/[.D17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2_splits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[.C177]-[.B177]"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  <table:table-cell table:formula="of:=[.F177]-[.E177]" office:value-type="float" office:value="0" calcext:value-type="float">
            <text:p>0</text:p>
          </table:table-cell>
          <table:table-cell table:formula="of:=[.G177]/[.D17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ect_map_level3_split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78]-[.B17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F178]-[.E178]" office:value-type="float" office:value="0" calcext:value-type="float">
            <text:p>0</text:p>
          </table:table-cell>
          <table:table-cell table:formula="of:=[.G178]/[.D17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_unstab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79]-[.B17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9]-[.E179]" office:value-type="float" office:value="0" calcext:value-type="float">
            <text:p>0</text:p>
          </table:table-cell>
          <table:table-cell table:formula="of:=[.G179]/[.D179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pm server'.A39:'pm server'.H20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host_freq_down.A13:host_freq_down.H180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host.A15:host.H18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3" table:target-range-address="host_c2_norm_1.A17:host_c2_norm_1.H184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4" table:target-range-address="host_c2_norm_2.A11:host_c2_norm_2.H17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4:36:16.2494192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3:08:44.552583914</meta:creation-date>
    <dc:date>2022-08-18T16:57:33.644124171</dc:date>
    <meta:editing-duration>PT2H53M34S</meta:editing-duration>
    <meta:editing-cycles>6</meta:editing-cycles>
    <meta:generator>LibreOffice/7.3.2.2$Linux_X86_64 LibreOffice_project/30$Build-2</meta:generator>
    <meta:document-statistic meta:table-count="5" meta:cell-count="7662" meta:object-count="0"/>
  </office:meta>
</office:document-meta>
</file>